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font-pitch="variable" style:name="Wingdings" svg:font-family="Wingdings"/>
    <style:font-face style:name="Lohit Hindi1" svg:font-family="'Lohit Hindi'"/>
    <style:font-face style:name="OpenSymbol" svg:font-family="OpenSymbol"/>
    <style:font-face style:font-adornments="Normal" style:name="Segoe UI" svg:font-family="'Segoe UI'"/>
    <style:font-face style:name="StarSymbol" svg:font-family="StarSymbol"/>
    <style:font-face style:font-family-generic="modern" style:name="Courier New" svg:font-family="'Courier New'"/>
    <style:font-face style:font-family-generic="swiss" style:name="DejaVu Sans1" svg:font-family="'DejaVu Sans'"/>
    <style:font-face style:font-family-generic="swiss" style:name="Ubuntu1" svg:font-family="Ubuntu"/>
    <style:font-face style:font-family-generic="modern" style:font-pitch="fixed" style:name="Courier New1" svg:font-family="'Courier New'"/>
    <style:font-face style:font-pitch="variable" style:name="DejaVu Sans" svg:font-family="'DejaVu Sans'"/>
    <style:font-face style:font-pitch="variable" style:name="Lucida Sans Unicode" svg:font-family="'Lucida Sans Unicode'"/>
    <style:font-face style:font-pitch="variable" style:name="Tahoma1" svg:font-family="Tahoma"/>
    <style:font-face style:font-family-generic="roman" style:font-pitch="variable" style:name="Liberation Serif" svg:font-family="'Liberation Serif'"/>
    <style:font-face style:font-family-generic="roman" style:font-pitch="variable" style:name="Symbol" svg:font-family="Symbol"/>
    <style:font-face style:font-family-generic="roman" style:font-pitch="variable" style:name="Times" svg:font-family="Times"/>
    <style:font-face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1" svg:font-family="Arial"/>
    <style:font-face style:font-adornments="Normal" style:font-family-generic="swiss" style:font-pitch="variable" style:name="Arial2"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Tahoma" svg:font-family="Tahoma"/>
    <style:font-face style:font-family-generic="swiss" style:font-pitch="variable" style:name="Times New Roman1" svg:font-family="'Times New Roman'"/>
    <style:font-face style:font-family-generic="swiss" style:font-pitch="variable" style:name="Ubuntu" svg:font-family="Ubuntu"/>
    <style:font-face style:font-family-generic="system" style:font-pitch="variable" style:name="DejaVu Sans3" svg:font-family="'DejaVu Sans'"/>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WenQuanYi Micro Hei" svg:font-family="'WenQuanYi Micro Hei'"/>
  </office:font-face-decls>
  <office:automatic-styles>
    <style:style style:family="paragraph" style:name="P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font-size="10pt" style:font-name="Arial" style:font-size-asian="10pt" style:font-size-complex="10pt"/>
    </style:style>
    <style:style style:family="paragraph" style:name="P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style:font-name="Arial" style:font-size-asian="10pt" style:font-size-complex="10pt"/>
    </style:style>
    <style:style style:family="paragraph" style:name="P4"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4e5865" style:font-name="Arial" style:font-size-asian="10pt" style:font-size-complex="10pt"/>
    </style:style>
    <style:style style:family="paragraph" style:name="P5"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178de4" officeooo:rsid="01178de4" style:font-name="Arial" style:font-size-asian="10pt" style:font-size-complex="10pt"/>
    </style:style>
    <style:style style:family="paragraph" style:name="P6"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042b7" style:font-name="Arial" style:font-name-complex="Calibri" style:font-size-asian="10pt" style:font-size-complex="10pt"/>
    </style:style>
    <style:style style:family="paragraph" style:name="P7"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8"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9"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name="P10"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2042b7" style:font-name="Arial" style:font-name-complex="Calibri" style:font-size-asian="10pt" style:font-size-complex="10pt"/>
    </style:style>
    <style:style style:family="paragraph" style:name="P1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b8d081" style:font-name="Arial" style:font-size-asian="10pt" style:font-size-complex="10pt"/>
    </style:style>
    <style:style style:family="paragraph" style:name="P1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style>
    <style:style style:family="paragraph" style:name="P1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4"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15"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7a7a32" style:font-name="Arial" style:font-name-complex="Calibri" style:font-size-asian="10pt" style:font-size-complex="10pt"/>
    </style:style>
    <style:style style:family="paragraph" style:name="P16"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officeooo:rsid="00180853" style:font-name="Arial" style:font-name-complex="Calibri" style:font-size-asian="10pt" style:font-size-complex="10pt"/>
    </style:style>
    <style:style style:family="paragraph" style:name="P17"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officeooo:paragraph-rsid="00eade3b" style:font-name="Arial" style:font-size-asian="10pt" style:font-size-complex="10pt"/>
    </style:style>
    <style:style style:family="paragraph" style:name="P18"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fo:country="BE" fo:font-size="10pt" fo:language="fr" officeooo:paragraph-rsid="007a7a32" style:font-name="Arial" style:font-name-complex="Calibri" style:font-size-asian="10pt" style:font-size-complex="10pt"/>
    </style:style>
    <style:style style:family="paragraph" style:name="P19"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7a7a32"/>
    </style:style>
    <style:style style:family="paragraph" style:name="P20"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use-window-font-color="true"/>
    </style:style>
    <style:style style:family="paragraph" style:name="P21"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officeooo:paragraph-rsid="0150c5e6" style:use-window-font-color="true"/>
    </style:style>
    <style:style style:family="paragraph" style:name="P22"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language="fr" officeooo:paragraph-rsid="0139991b" style:font-name="Arial" style:font-name-complex="Calibri" style:font-size-asian="10pt" style:font-size-complex="10pt"/>
    </style:style>
    <style:style style:family="paragraph" style:name="P23"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font-weight="normal" fo:language="fr" officeooo:paragraph-rsid="0139991b" style:font-name="Arial" style:font-name-complex="Calibri" style:font-size-asian="10pt" style:font-size-complex="10pt" style:font-weight-asian="normal" style:font-weight-complex="normal"/>
    </style:style>
    <style:style style:family="paragraph" style:name="P24"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7fc63b"/>
    </style:style>
    <style:style style:family="paragraph" style:name="P25"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8307ff"/>
    </style:style>
    <style:style style:family="paragraph" style:name="P26"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139991b"/>
    </style:style>
    <style:style style:family="paragraph" style:name="P27"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fo:background-color="transparent" fo:font-style="normal" fo:font-weight="normal" officeooo:paragraph-rsid="0150c5e6" style:font-style-asian="normal" style:font-weight-asian="normal" style:font-weight-complex="normal" style:use-window-font-color="true"/>
    </style:style>
    <style:style style:family="paragraph" style:master-page-name="" style:name="P28" style:parent-style-name="UrbanBody">
      <style:paragraph-properties fo:margin-bottom="0cm" fo:margin-left="0cm" fo:margin-right="0cm" fo:margin-top="0.199cm" fo:text-align="justify" fo:text-indent="1.499cm" loext:contextual-spacing="false" style:auto-text-indent="false" style:justify-single-word="false" style:page-number="auto">
        <style:tab-stops/>
      </style:paragraph-properties>
    </style:style>
    <style:style style:family="paragraph" style:name="P29" style:parent-style-name="Standard">
      <style:paragraph-properties fo:border-bottom="none" fo:border-left="none" fo:border-right="none" fo:border-top="0.06pt solid #000000" fo:line-height="100%" fo:margin-bottom="0cm" fo:margin-left="0cm" fo:margin-right="0cm" fo:margin-top="0.199cm" fo:padding="0.3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family="paragraph" style:name="P30"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0d409d3" officeooo:rsid="00ce6fa9" style:font-name="Arial" style:font-name-complex="Calibri" style:font-size-asian="10pt" style:font-size-complex="10pt"/>
    </style:style>
    <style:style style:family="paragraph" style:name="P31"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40da" officeooo:rsid="0015324f" style:font-name="Arial" style:font-name-complex="Calibri" style:font-size-asian="10pt" style:font-size-complex="10pt" style:use-window-font-color="true"/>
    </style:style>
    <style:style style:family="paragraph" style:name="P32"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d213" officeooo:rsid="0015324f" style:font-name="Arial" style:font-name-complex="Calibri" style:font-size-asian="10pt" style:font-size-complex="10pt" style:use-window-font-color="true"/>
    </style:style>
    <style:style style:family="paragraph" style:name="P33"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a919a" officeooo:rsid="0015324f" style:font-name="Arial" style:font-name-complex="Calibri" style:font-size-asian="10pt" style:font-size-complex="10pt" style:use-window-font-color="true"/>
    </style:style>
    <style:style style:family="paragraph" style:name="P34"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be8ff" officeooo:rsid="010be8ff" style:font-name="Arial" style:font-name-complex="Calibri" style:font-size-asian="10pt" style:font-size-complex="10pt" style:use-window-font-color="true"/>
    </style:style>
    <style:style style:family="paragraph" style:name="P35" style:parent-style-name="Corps_20_de_20_texte_20_3">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use-window-font-color="true"/>
    </style:style>
    <style:style style:family="paragraph" style:name="P36" style:parent-style-name="UrbanBody">
      <style:paragraph-properties fo:margin-left="2cm" fo:margin-right="0cm" fo:text-align="justify" fo:text-indent="-2cm" style:auto-text-indent="false" style:justify-single-word="false">
        <style:tab-stops>
          <style:tab-stop style:position="2cm"/>
        </style:tab-stops>
      </style:paragraph-properties>
      <style:text-properties officeooo:paragraph-rsid="003d29fa"/>
    </style:style>
    <style:style style:family="paragraph" style:name="P37" style:parent-style-name="UrbanBody">
      <style:paragraph-properties fo:margin-bottom="0cm" fo:margin-left="2cm" fo:margin-right="0cm" fo:margin-top="0.801cm" fo:text-align="justify" fo:text-indent="-2cm" loext:contextual-spacing="false" style:auto-text-indent="false" style:justify-single-word="false" style:shadow="none">
        <style:tab-stops>
          <style:tab-stop style:position="2cm"/>
        </style:tab-stops>
      </style:paragraph-properties>
      <style:text-properties officeooo:paragraph-rsid="002de06a"/>
    </style:style>
    <style:style style:family="paragraph" style:name="P38" style:parent-style-name="Text_20_body">
      <style:paragraph-properties fo:margin-bottom="0cm" fo:margin-left="0.3cm" fo:margin-right="0cm" fo:margin-top="0.101cm" fo:text-align="justify" fo:text-indent="-0.3cm" loext:contextual-spacing="false" style:auto-text-indent="false" style:justify-single-word="false"/>
      <style:text-properties fo:color="#996600" fo:font-size="10pt" officeooo:paragraph-rsid="0115501a" style:font-name="Arial" style:font-size-asian="10pt" style:font-size-complex="10pt"/>
    </style:style>
    <style:style style:family="paragraph" style:master-page-name="" style:name="P39" style:parent-style-name="UrbanTable">
      <style:paragraph-properties fo:margin-bottom="0cm" fo:margin-left="0cm" fo:margin-right="0.3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name="P40"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style:font-name="Arial" style:font-size-asian="10pt" style:font-size-complex="10pt"/>
    </style:style>
    <style:style style:family="paragraph" style:name="P41"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officeooo:paragraph-rsid="0115501a" style:font-name="Arial" style:font-size-asian="10pt" style:font-size-complex="10pt"/>
    </style:style>
    <style:style style:family="paragraph" style:name="P42" style:parent-style-name="Text_20_body">
      <style:paragraph-properties fo:margin-bottom="0cm" fo:margin-top="0.199cm" loext:contextual-spacing="false"/>
      <style:text-properties fo:font-size="10pt" officeooo:paragraph-rsid="0115501a" style:font-name="Arial" style:font-size-asian="10pt" style:font-size-complex="10pt"/>
    </style:style>
    <style:style style:family="paragraph" style:master-page-name="" style:name="P43"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e373ac" style:font-name="Arial" style:font-size-asian="10pt" style:font-size-complex="10pt" style:text-underline-style="none"/>
    </style:style>
    <style:style style:family="paragraph" style:master-page-name="" style:name="P44"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text-underline-style="none"/>
    </style:style>
    <style:style style:family="paragraph" style:master-page-name="" style:name="P45"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style>
    <style:style style:family="paragraph" style:name="P46"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shadow="none">
        <style:tab-stops/>
      </style:paragraph-properties>
      <style:text-properties fo:font-size="10pt" fo:font-weight="normal" officeooo:paragraph-rsid="00af18cc" officeooo:rsid="00ae6ab1" style:font-name="Arial" style:font-size-asian="10pt" style:font-size-complex="10pt" style:font-weight-asian="normal" style:font-weight-complex="normal"/>
    </style:style>
    <style:style style:family="paragraph" style:name="P47"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weight="bold" fo:language="fr" officeooo:paragraph-rsid="011b98a7" officeooo:rsid="00e373ac" style:font-name="Arial" style:font-name-complex="Calibri" style:font-size-asian="16pt" style:font-size-complex="16pt" style:font-weight-asian="bold"/>
    </style:style>
    <style:style style:family="paragraph" style:name="P48"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style="normal" fo:font-weight="bold" fo:language="fr" officeooo:paragraph-rsid="011b98a7" officeooo:rsid="00e373ac" style:font-name="Arial" style:font-name-complex="Times New Roman2" style:font-size-asian="16pt" style:font-size-complex="16pt" style:font-style-asian="normal" style:font-style-complex="normal" style:font-weight-asian="bold" style:font-weight-complex="bold" style:text-underline-style="none"/>
    </style:style>
    <style:style style:family="paragraph" style:name="P49" style:parent-style-name="UrbanBody">
      <style:text-properties fo:color="#000000" officeooo:paragraph-rsid="01178de4"/>
    </style:style>
    <style:style style:family="paragraph" style:name="P50" style:parent-style-name="UrbanBody">
      <style:text-properties officeooo:paragraph-rsid="01136514" style:use-window-font-color="true"/>
    </style:style>
    <style:style style:family="paragraph" style:name="P51" style:parent-style-name="Standard">
      <style:paragraph-properties fo:line-height="100%" fo:margin-bottom="0cm" fo:margin-left="0.238cm" fo:margin-right="0cm" fo:margin-top="0cm" fo:text-align="justify" fo:text-indent="-0.238cm" loext:contextual-spacing="false" style:auto-text-indent="false" style:justify-single-word="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2" style:parent-style-name="Standard">
      <style:paragraph-properties fo:line-height="100%" fo:margin-bottom="0cm" fo:margin-left="0cm" fo:margin-right="0cm" fo:margin-top="0.199cm" fo:text-align="justify" fo:text-indent="1.535cm" loext:contextual-spacing="false" style:auto-text-indent="false" style:justify-single-word="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3" style:parent-style-name="UrbanRetrait1">
      <style:text-properties fo:background-color="transparent" officeooo:paragraph-rsid="0150c5e6"/>
    </style:style>
    <style:style style:family="paragraph" style:name="P54" style:parent-style-name="UrbanRetrait1">
      <style:text-properties officeooo:paragraph-rsid="0150c5e6"/>
    </style:style>
    <style:style style:family="paragraph" style:name="P55" style:parent-style-name="UrbanItaRetrait3">
      <style:text-properties officeooo:paragraph-rsid="0150c5e6"/>
    </style:style>
    <style:style style:family="paragraph" style:name="P56" style:parent-style-name="UrbanList1">
      <style:paragraph-properties fo:margin-bottom="0cm" fo:margin-top="0.101cm" loext:contextual-spacing="false"/>
      <style:text-properties officeooo:paragraph-rsid="0150c5e6"/>
    </style:style>
    <style:style style:family="paragraph" style:master-page-name="Standard" style:name="P57"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page-number="auto" style:shadow="none">
        <style:tab-stops/>
      </style:paragraph-properties>
      <style:text-properties officeooo:paragraph-rsid="00aa8d8f" style:font-name="Arial"/>
    </style:style>
    <style:style style:family="paragraph" style:list-style-name="WW8Num6" style:name="P58"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6" style:name="P59"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6f5e8" style:font-name="Arial" style:font-name-complex="Calibri" style:font-size-asian="10pt" style:font-size-complex="10pt"/>
    </style:style>
    <style:style style:family="paragraph" style:list-style-name="WW8Num10" style:name="P60"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99b16" style:font-name="Arial" style:font-name-complex="Calibri" style:font-size-asian="10pt" style:font-size-complex="10pt"/>
    </style:style>
    <style:style style:family="paragraph" style:list-style-name="WW8Num10" style:name="P61"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list-style-name="WW8Num10" style:name="P62"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list-style-name="WW8Num6" style:name="P63"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92f30" style:font-name="Arial" style:font-size-asian="10pt" style:font-size-complex="10pt"/>
    </style:style>
    <style:style style:family="paragraph" style:list-style-name="WW8Num10" style:name="P64"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5c5ed" style:font-name="Arial" style:font-size-asian="10pt" style:font-size-complex="10pt"/>
    </style:style>
    <style:style style:family="paragraph" style:list-style-name="WW8Num6" style:name="P65"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d774f" style:font-name="Arial" style:font-size-asian="10pt" style:font-size-complex="10pt" style:use-window-font-color="true"/>
    </style:style>
    <style:style style:family="paragraph" style:list-style-name="WW8Num6" style:name="P66"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965a6" style:font-name="Arial" style:font-size-asian="10pt" style:font-size-complex="10pt" style:use-window-font-color="true"/>
    </style:style>
    <style:style style:family="paragraph" style:list-style-name="WW8Num6" style:name="P67"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57a347" style:font-name="Arial" style:font-size-asian="10pt" style:font-size-complex="10pt" style:use-window-font-color="true"/>
    </style:style>
    <style:style style:family="paragraph" style:list-style-name="WW8Num6" style:master-page-name="" style:name="P68"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officeooo:paragraph-rsid="0057a347" style:font-name="Arial" style:font-size-asian="10pt" style:font-size-complex="10pt" style:use-window-font-color="true"/>
    </style:style>
    <style:style style:family="paragraph" style:list-style-name="WW8Num10" style:master-page-name="" style:name="P69"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281b10" style:font-name="Arial" style:font-size-asian="10pt" style:font-size-complex="10pt" style:use-window-font-color="true"/>
    </style:style>
    <style:style style:family="paragraph" style:list-style-name="WW8Num10" style:master-page-name="" style:name="P70"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list-style-name="L1" style:master-page-name="" style:name="P71" style:parent-style-name="UrbanTable">
      <style:paragraph-properties fo:margin-bottom="0cm" fo:margin-left="0cm" fo:margin-right="0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list-style-name="L2" style:name="P72" style:parent-style-name="UrbanTable">
      <style:paragraph-properties fo:margin-left="0.3cm" fo:margin-right="0cm" fo:text-align="justify" fo:text-indent="-0.3cm" style:auto-text-indent="false" style:justify-single-word="false"/>
      <style:text-properties fo:color="#0066ff"/>
    </style:style>
    <style:style style:family="paragraph" style:name="P7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weight-asian="normal"/>
    </style:style>
    <style:style style:family="text" style:name="T2">
      <style:text-properties fo:font-style="normal" fo:font-weight="normal" officeooo:rsid="01178de4" style:font-style-asian="normal" style:font-weight-asian="normal"/>
    </style:style>
    <style:style style:family="text" style:name="T3">
      <style:text-properties fo:background-color="transparent" fo:font-style="normal" fo:font-weight="normal" loext:char-shading-value="0" style:font-style-asian="normal" style:font-weight-asian="normal"/>
    </style:style>
    <style:style style:family="text" style:name="T4">
      <style:text-properties fo:background-color="transparent" fo:font-style="normal" fo:font-weight="normal" loext:char-shading-value="0" officeooo:rsid="01187c78" style:font-style-asian="normal" style:font-weight-asian="normal"/>
    </style:style>
    <style:style style:family="text" style:name="T5">
      <style:text-properties fo:background-color="#ffff00" fo:font-style="normal" fo:font-weight="normal" loext:char-shading-value="0" style:font-style-asian="normal" style:font-weight-asian="normal"/>
    </style:style>
    <style:style style:family="text" style:name="T6">
      <style:text-properties fo:font-style="normal" fo:font-weight="normal" officeooo:rsid="008a4761" style:font-style-asian="normal" style:font-weight-asian="normal" style:text-underline-style="none"/>
    </style:style>
    <style:style style:family="text" style:name="T7">
      <style:text-properties fo:country="BE" fo:font-size="20pt" fo:font-weight="bold" fo:language="fr" style:font-name-complex="Calibri" style:font-size-asian="20pt" style:font-size-complex="20pt" style:font-weight-asian="bold"/>
    </style:style>
    <style:style style:family="text" style:name="T8">
      <style:text-properties fo:country="BE" fo:font-size="20pt" fo:font-weight="bold" fo:language="fr" officeooo:rsid="0013fc08" style:font-name-complex="Calibri" style:font-size-asian="20pt" style:font-size-complex="20pt" style:font-weight-asian="bold"/>
    </style:style>
    <style:style style:family="text" style:name="T9">
      <style:text-properties fo:country="BE" fo:font-size="20pt" fo:font-weight="bold" fo:language="fr" officeooo:rsid="00e32e40" style:font-name-complex="Calibri" style:font-size-asian="20pt" style:font-size-complex="20pt" style:font-weight-asian="bold"/>
    </style:style>
    <style:style style:family="text" style:name="T10">
      <style:text-properties style:font-name-complex="Calibri"/>
    </style:style>
    <style:style style:family="text" style:name="T11">
      <style:text-properties officeooo:rsid="00b8d081" style:font-name-complex="Calibri"/>
    </style:style>
    <style:style style:family="text" style:name="T12">
      <style:text-properties officeooo:rsid="0133485c" style:font-name-complex="Calibri"/>
    </style:style>
    <style:style style:family="text" style:name="T13">
      <style:text-properties fo:country="BE" fo:language="fr" style:font-name-complex="Calibri"/>
    </style:style>
    <style:style style:family="text" style:name="T14">
      <style:text-properties fo:country="BE" fo:language="fr" officeooo:rsid="00180853" style:font-name-complex="Calibri"/>
    </style:style>
    <style:style style:family="text" style:name="T15">
      <style:text-properties fo:country="BE" fo:language="fr" officeooo:rsid="002f2002" style:font-name-complex="Calibri"/>
    </style:style>
    <style:style style:family="text" style:name="T16">
      <style:text-properties fo:country="BE" fo:language="fr" officeooo:rsid="0045c5ed" style:font-name-complex="Calibri"/>
    </style:style>
    <style:style style:family="text" style:name="T17">
      <style:text-properties fo:country="BE" fo:language="fr" officeooo:rsid="004965a6" style:font-name-complex="Calibri"/>
    </style:style>
    <style:style style:family="text" style:name="T18">
      <style:text-properties fo:country="BE" fo:language="fr" officeooo:rsid="004d774f" style:font-name-complex="Calibri"/>
    </style:style>
    <style:style style:family="text" style:name="T19">
      <style:text-properties fo:country="BE" fo:language="fr" officeooo:rsid="00537b2e" style:font-name-complex="Calibri"/>
    </style:style>
    <style:style style:family="text" style:name="T20">
      <style:text-properties fo:country="BE" fo:language="fr" officeooo:rsid="014e5865" style:font-name-complex="Calibri"/>
    </style:style>
    <style:style style:family="text" style:name="T21">
      <style:text-properties fo:country="BE" fo:font-weight="bold" fo:language="fr" officeooo:rsid="00e32e40" style:font-name-complex="Calibri" style:font-weight-asian="bold"/>
    </style:style>
    <style:style style:family="text" style:name="T22">
      <style:text-properties fo:country="BE" fo:font-weight="bold" fo:language="fr" officeooo:rsid="00e32e40" style:font-name-complex="Calibri" style:font-weight-asian="bold" style:font-weight-complex="normal"/>
    </style:style>
    <style:style style:family="text" style:name="T23">
      <style:text-properties fo:country="BE" fo:font-weight="bold" fo:language="fr" officeooo:rsid="013d74f4" style:font-name-complex="Calibri" style:font-weight-asian="bold"/>
    </style:style>
    <style:style style:family="text" style:name="T24">
      <style:text-properties fo:background-color="transparent" fo:country="BE" fo:font-weight="bold" fo:language="fr" loext:char-shading-value="0" officeooo:rsid="013d74f4" style:font-name-complex="Calibri" style:font-weight-asian="bold" style:font-weight-complex="bold"/>
    </style:style>
    <style:style style:family="text" style:name="T25">
      <style:text-properties fo:country="BE" fo:font-weight="normal" fo:language="fr" officeooo:rsid="00e32e40" style:font-name-complex="Calibri" style:font-weight-asian="normal" style:font-weight-complex="normal" style:text-underline-color="font-color" style:text-underline-style="solid" style:text-underline-width="auto"/>
    </style:style>
    <style:style style:family="text" style:name="T26">
      <style:text-properties fo:country="BE" fo:language="fr" style:font-name-complex="Arial"/>
    </style:style>
    <style:style style:family="text" style:name="T27">
      <style:text-properties fo:background-color="transparent" fo:country="BE" fo:language="fr" loext:char-shading-value="0" style:font-name-complex="Calibri"/>
    </style:style>
    <style:style style:family="text" style:name="T28">
      <style:text-properties fo:background-color="transparent" fo:country="BE" fo:language="fr" loext:char-shading-value="0" officeooo:rsid="004d774f" style:font-name-complex="Calibri"/>
    </style:style>
    <style:style style:family="text" style:name="T29">
      <style:text-properties fo:background-color="transparent" fo:country="BE" fo:language="fr" loext:char-shading-value="0" officeooo:rsid="004965a6" style:font-name-complex="Calibri"/>
    </style:style>
    <style:style style:family="text" style:name="T30">
      <style:text-properties fo:background-color="transparent" fo:country="BE" fo:language="fr" loext:char-shading-value="0" officeooo:rsid="00537b2e" style:font-name-complex="Calibri"/>
    </style:style>
    <style:style style:family="text" style:name="T31">
      <style:text-properties fo:country="BE" fo:language="fr" style:font-name-asian="Arial" style:font-name-complex="Arial"/>
    </style:style>
    <style:style style:family="text" style:name="T32">
      <style:text-properties fo:background-color="#ffff00" fo:country="BE" fo:language="fr" loext:char-shading-value="0" style:font-name-complex="Calibri"/>
    </style:style>
    <style:style style:family="text" style:name="T33">
      <style:text-properties fo:background-color="#ffff00" fo:country="BE" fo:language="fr" loext:char-shading-value="0" officeooo:rsid="004d774f" style:font-name-complex="Calibri"/>
    </style:style>
    <style:style style:family="text" style:name="T34">
      <style:text-properties fo:country="BE" fo:font-weight="normal" fo:language="fr" officeooo:rsid="00e32e40" style:font-name-complex="Calibri" style:font-weight-asian="normal" style:font-weight-complex="normal"/>
    </style:style>
    <style:style style:family="text" style:name="T35">
      <style:text-properties fo:country="BE" fo:font-weight="normal" fo:language="fr" officeooo:rsid="01270123" style:font-name-complex="Calibri" style:font-weight-asian="normal" style:font-weight-complex="normal"/>
    </style:style>
    <style:style style:family="text" style:name="T36">
      <style:text-properties fo:country="BE" fo:font-weight="normal" fo:language="fr" officeooo:rsid="0131966a" style:font-name-complex="Calibri" style:font-weight-asian="normal" style:font-weight-complex="normal"/>
    </style:style>
    <style:style style:family="text" style:name="T37">
      <style:text-properties fo:country="BE" fo:font-weight="normal" fo:language="fr" officeooo:rsid="013d74f4" style:font-name-complex="Calibri" style:font-weight-asian="normal" style:font-weight-complex="normal"/>
    </style:style>
    <style:style style:family="text" style:name="T38">
      <style:text-properties fo:background-color="transparent" fo:country="BE" fo:font-weight="normal" fo:language="fr" loext:char-shading-value="0" officeooo:rsid="00e373ac" style:font-name-complex="Calibri" style:font-weight-asian="normal" style:font-weight-complex="normal"/>
    </style:style>
    <style:style style:family="text" style:name="T39">
      <style:text-properties fo:background-color="transparent" fo:country="BE" fo:font-weight="normal" fo:language="fr" loext:char-shading-value="0" officeooo:rsid="00e32e40" style:font-name-complex="Calibri" style:font-weight-asian="normal" style:font-weight-complex="normal"/>
    </style:style>
    <style:style style:family="text" style:name="T40">
      <style:text-properties fo:background-color="#ffff00" fo:country="BE" fo:font-weight="normal" fo:language="fr" loext:char-shading-value="0" officeooo:rsid="00e32e40" style:font-name-complex="Calibri" style:font-weight-asian="normal" style:font-weight-complex="normal"/>
    </style:style>
    <style:style style:family="text" style:name="T41">
      <style:text-properties fo:background-color="#ffff00" fo:country="BE" fo:font-weight="normal" fo:language="fr" loext:char-shading-value="0" officeooo:rsid="00e373ac" style:font-name-complex="Calibri" style:font-weight-asian="normal" style:font-weight-complex="normal"/>
    </style:style>
    <style:style style:family="text" style:name="T42">
      <style:text-properties fo:background-color="#ffff00" fo:country="BE" fo:font-weight="normal" fo:language="fr" loext:char-shading-value="0" officeooo:rsid="01411998" style:font-name-complex="Calibri" style:font-weight-asian="normal" style:font-weight-complex="normal"/>
    </style:style>
    <style:style style:family="text" style:name="T43">
      <style:text-properties fo:background-color="#ffff00" fo:country="BE" fo:font-style="italic" fo:font-weight="normal" fo:language="fr" loext:char-shading-value="0" officeooo:rsid="00ec8bb2" style:font-name-complex="Calibri" style:font-style-asian="italic" style:font-style-complex="italic" style:font-weight-asian="normal" style:font-weight-complex="normal"/>
    </style:style>
    <style:style style:family="text" style:name="T44">
      <style:text-properties fo:background-color="#99ff99" fo:country="BE" fo:language="fr" loext:char-shading-value="0" style:font-name-complex="Calibri"/>
    </style:style>
    <style:style style:family="text" style:name="T45">
      <style:text-properties style:text-position="super 58%"/>
    </style:style>
    <style:style style:family="text" style:name="T46">
      <style:text-properties fo:country="BE" fo:language="fr" style:font-name-complex="Calibri" style:text-position="super 58%"/>
    </style:style>
    <style:style style:family="text" style:name="T47">
      <style:text-properties fo:country="BE" fo:font-weight="normal" fo:language="fr" officeooo:rsid="00e32e40" style:font-name-complex="Calibri" style:font-weight-asian="normal" style:font-weight-complex="normal" style:text-position="super 58%" style:text-underline-color="font-color" style:text-underline-style="solid" style:text-underline-width="auto"/>
    </style:style>
    <style:style style:family="text" style:name="T48">
      <style:text-properties style:font-name-complex="Calibri" style:text-position="super 58%"/>
    </style:style>
    <style:style style:family="text" style:name="T49">
      <style:text-properties fo:country="none" fo:font-style="normal" fo:font-weight="normal" fo:language="zxx" officeooo:rsid="003515e5" style:font-style-asian="normal" style:font-weight-asian="normal" style:text-position="super 58%" style:text-underline-style="none"/>
    </style:style>
    <style:style style:family="text" style:name="T50">
      <style:text-properties fo:background-color="transparent" fo:country="BE" fo:font-size="10pt" fo:language="fr" loext:char-shading-value="0" officeooo:rsid="010be8ff" style:font-name="Arial" style:font-name-complex="Calibri" style:font-size-asian="10pt" style:font-size-complex="10pt" style:text-position="super 58%"/>
    </style:style>
    <style:style style:family="text" style:name="T51">
      <style:text-properties fo:background-color="#ffff00" fo:color="#000000" fo:country="BE" fo:language="fr" loext:char-shading-value="0" style:font-name-complex="Calibri"/>
    </style:style>
    <style:style style:family="text" style:name="T52">
      <style:text-properties fo:background-color="#99ff99" fo:color="#000000" fo:country="BE" fo:language="fr" loext:char-shading-value="0" style:font-name-complex="Calibri"/>
    </style:style>
    <style:style style:family="text" style:name="T53">
      <style:text-properties fo:background-color="#99ff99" fo:color="#000000" fo:country="BE" fo:language="fr" loext:char-shading-value="0" officeooo:rsid="00292f30" style:font-name-complex="Calibri"/>
    </style:style>
    <style:style style:family="text" style:name="T54">
      <style:text-properties fo:color="#000000" fo:country="BE" fo:language="fr" style:font-name-complex="Calibri"/>
    </style:style>
    <style:style style:family="text" style:name="T55">
      <style:text-properties fo:color="#000000" fo:country="none" fo:font-style="normal" fo:font-weight="normal" fo:language="zxx" style:font-name-complex="Calibri" style:font-style-asian="normal" style:font-weight-asian="normal" style:text-underline-style="none"/>
    </style:style>
    <style:style style:family="text" style:name="T56">
      <style:text-properties fo:background-color="transparent" fo:color="#000000" fo:country="none" fo:font-style="normal" fo:font-weight="normal" fo:language="zxx" loext:char-shading-value="0" style:font-name-complex="Calibri" style:font-style-asian="normal" style:font-weight-asian="normal" style:text-underline-style="none"/>
    </style:style>
    <style:style style:family="text" style:name="T57">
      <style:text-properties fo:color="#000000" fo:font-size="10pt" fo:font-style="normal" fo:font-weight="normal" fo:letter-spacing="normal" fo:text-shadow="none" style:font-name="Liberation Serif" style:font-size-asian="10pt" style:font-style-asian="normal" style:font-weight-asian="normal" style:letter-kerning="true" style:text-emphasize="none" style:text-line-through-style="none" style:text-line-through-type="none" style:text-outline="false" style:text-underline-style="none"/>
    </style:style>
    <style:style style:family="text" style:name="T58">
      <style:text-properties fo:background-color="#ffff00" fo:color="#000000" loext:char-shading-value="0" officeooo:rsid="00e4e391" style:font-name-complex="Calibri"/>
    </style:style>
    <style:style style:family="text" style:name="T59">
      <style:text-properties fo:background-color="#ffff00" fo:color="#000000" loext:char-shading-value="0" officeooo:rsid="00d409d3"/>
    </style:style>
    <style:style style:family="text" style:name="T60">
      <style:text-properties fo:color="#000000" style:font-name-complex="Calibri"/>
    </style:style>
    <style:style style:family="text" style:name="T61">
      <style:text-properties fo:color="#000000" officeooo:rsid="00e4e391" style:font-name-complex="Calibri"/>
    </style:style>
    <style:style style:family="text" style:name="T62">
      <style:text-properties style:text-underline-color="font-color" style:text-underline-style="solid" style:text-underline-width="auto"/>
    </style:style>
    <style:style style:family="text" style:name="T63">
      <style:text-properties fo:country="BE" fo:font-size="10pt" fo:language="fr" style:font-name="Arial" style:font-name-complex="Calibri" style:font-size-asian="10pt" style:font-size-complex="10pt"/>
    </style:style>
    <style:style style:family="text" style:name="T64">
      <style:text-properties fo:country="BE" fo:font-size="10pt" fo:language="fr" officeooo:rsid="003739ce" style:font-name="Arial" style:font-name-complex="Calibri" style:font-size-asian="10pt" style:font-size-complex="10pt"/>
    </style:style>
    <style:style style:family="text" style:name="T65">
      <style:text-properties fo:country="BE" fo:font-size="10pt" fo:language="fr" officeooo:rsid="008307ff" style:font-name="Arial" style:font-name-complex="Calibri" style:font-size-asian="10pt" style:font-size-complex="10pt"/>
    </style:style>
    <style:style style:family="text" style:name="T66">
      <style:text-properties fo:country="BE" fo:font-size="10pt" fo:language="fr" officeooo:rsid="0033b8b4" style:font-name="Arial" style:font-name-complex="Calibri" style:font-size-asian="10pt" style:font-size-complex="10pt"/>
    </style:style>
    <style:style style:family="text" style:name="T67">
      <style:text-properties fo:background-color="#ffff00" fo:country="BE" fo:font-size="10pt" fo:language="fr" loext:char-shading-value="0" style:font-name="Arial" style:font-name-complex="Calibri" style:font-size-asian="10pt" style:font-size-complex="10pt"/>
    </style:style>
    <style:style style:family="text" style:name="T68">
      <style:text-properties fo:country="BE" fo:font-size="10pt" fo:font-style="normal" fo:language="fr" style:font-name="Arial" style:font-name-complex="Calibri" style:font-size-asian="10pt" style:font-size-complex="10pt" style:font-style-asian="normal" style:font-style-complex="normal"/>
    </style:style>
    <style:style style:family="text" style:name="T69">
      <style:text-properties fo:background-color="#99ff99" fo:country="BE" fo:font-size="10pt" fo:language="fr" loext:char-shading-value="0" style:font-name="Arial" style:font-name-complex="Calibri" style:font-size-asian="10pt" style:font-size-complex="10pt"/>
    </style:style>
    <style:style style:family="text" style:name="T70">
      <style:text-properties fo:background-color="transparent" fo:country="BE" fo:font-size="10pt" fo:language="fr" loext:char-shading-value="0" officeooo:rsid="010be8ff" style:font-name="Arial" style:font-name-complex="Calibri" style:font-size-asian="10pt" style:font-size-complex="10pt"/>
    </style:style>
    <style:style style:family="text" style:name="T71">
      <style:text-properties fo:background-color="transparent" fo:country="BE" fo:font-size="10pt" fo:language="fr" loext:char-shading-value="0" officeooo:rsid="01136514" style:font-name="Arial" style:font-name-complex="Calibri" style:font-size-asian="10pt" style:font-size-complex="10pt"/>
    </style:style>
    <style:style style:family="text" style:name="T72">
      <style:text-properties fo:font-size="10pt" style:font-name="Arial" style:font-name-complex="Calibri" style:font-size-asian="10pt" style:font-size-complex="10pt"/>
    </style:style>
    <style:style style:family="text" style:name="T73">
      <style:text-properties fo:background-color="#ffff00" fo:font-size="10pt" loext:char-shading-value="0" style:font-name="Arial" style:font-name-complex="Calibri" style:font-size-asian="10pt" style:font-size-complex="10pt"/>
    </style:style>
    <style:style style:family="text" style:name="T74">
      <style:text-properties fo:background-color="#ffff00" fo:font-size="10pt" loext:char-shading-value="0" officeooo:rsid="00eedfbb" style:font-name="Arial" style:font-name-complex="Calibri" style:font-size-asian="10pt" style:font-size-complex="10pt"/>
    </style:style>
    <style:style style:family="text" style:name="T75">
      <style:text-properties fo:background-color="transparent" fo:country="BE" fo:language="fr" loext:char-shading-value="0" officeooo:rsid="00537b2e" style:font-name="Arial" style:font-name-complex="Calibri"/>
    </style:style>
    <style:style style:family="text" style:name="T76">
      <style:text-properties fo:background-color="transparent" fo:country="BE" fo:language="fr" loext:char-shading-value="0" officeooo:rsid="00511af6" style:font-name="Arial" style:font-name-complex="Calibri"/>
    </style:style>
    <style:style style:family="text" style:name="T77">
      <style:text-properties fo:background-color="transparent" fo:country="BE" fo:language="fr" loext:char-shading-value="0" officeooo:rsid="00570924" style:font-name="Arial" style:font-name-complex="Calibri"/>
    </style:style>
    <style:style style:family="text" style:name="T78">
      <style:text-properties fo:country="BE" fo:language="fr" officeooo:rsid="00537b2e" style:font-name="Arial" style:font-name-complex="Calibri"/>
    </style:style>
    <style:style style:family="text" style:name="T79">
      <style:text-properties fo:country="BE" fo:language="fr" officeooo:rsid="00570924" style:font-name="Arial" style:font-name-complex="Calibri"/>
    </style:style>
    <style:style style:family="text" style:name="T80">
      <style:text-properties fo:country="BE" fo:language="fr" officeooo:rsid="00511af6" style:font-name="Arial" style:font-name-complex="Calibri"/>
    </style:style>
    <style:style style:family="text" style:name="T81">
      <style:text-properties fo:background-color="#ffff00" fo:country="BE" fo:language="fr" loext:char-shading-value="0" officeooo:rsid="00537b2e" style:font-name="Arial" style:font-name-complex="Calibri"/>
    </style:style>
    <style:style style:family="text" style:name="T82">
      <style:text-properties fo:country="BE" fo:font-weight="normal" fo:language="fr" officeooo:rsid="00e32e40" style:font-name="Arial" style:font-name-complex="Calibri" style:font-weight-asian="normal" style:font-weight-complex="normal"/>
    </style:style>
    <style:style style:family="text" style:name="T83">
      <style:text-properties fo:background-color="transparent" loext:char-shading-value="0"/>
    </style:style>
    <style:style style:family="text" style:name="T84">
      <style:text-properties fo:background-color="transparent" loext:char-shading-value="0" officeooo:rsid="00eedfbb"/>
    </style:style>
    <style:style style:family="text" style:name="T85">
      <style:text-properties fo:background-color="transparent" loext:char-shading-value="0" officeooo:rsid="00e373ac"/>
    </style:style>
    <style:style style:family="text" style:name="T86">
      <style:text-properties fo:background-color="transparent" loext:char-shading-value="0" officeooo:rsid="0115501a"/>
    </style:style>
    <style:style style:family="text" style:name="T87">
      <style:text-properties fo:background-color="#ffff00" loext:char-shading-value="0"/>
    </style:style>
    <style:style style:family="text" style:name="T88">
      <style:text-properties fo:background-color="#ffff00" loext:char-shading-value="0" style:font-name-complex="Calibri"/>
    </style:style>
    <style:style style:family="text" style:name="T89">
      <style:text-properties fo:background-color="#ffff00" loext:char-shading-value="0" officeooo:rsid="0026f5e8"/>
    </style:style>
    <style:style style:family="text" style:name="T90">
      <style:text-properties fo:background-color="#ffff00" loext:char-shading-value="0" officeooo:rsid="002fae01"/>
    </style:style>
    <style:style style:family="text" style:name="T91">
      <style:text-properties fo:background-color="#ffff00" loext:char-shading-value="0" officeooo:rsid="00934905"/>
    </style:style>
    <style:style style:family="text" style:name="T92">
      <style:text-properties fo:background-color="#ffff00" loext:char-shading-value="0" officeooo:rsid="00d409d3"/>
    </style:style>
    <style:style style:family="text" style:name="T93">
      <style:text-properties fo:background-color="#ffff00" loext:char-shading-value="0" officeooo:rsid="00eedfbb"/>
    </style:style>
    <style:style style:family="text" style:name="T94">
      <style:text-properties fo:background-color="#ffff00" loext:char-shading-value="0" officeooo:rsid="00e373ac"/>
    </style:style>
    <style:style style:family="text" style:name="T95">
      <style:text-properties fo:background-color="#ffff00" loext:char-shading-value="0" officeooo:rsid="0104d213"/>
    </style:style>
    <style:style style:family="text" style:name="T96">
      <style:text-properties fo:background-color="#ffff00" loext:char-shading-value="0" officeooo:rsid="007a7a32"/>
    </style:style>
    <style:style style:family="text" style:name="T97">
      <style:text-properties fo:background-color="#ffff00" loext:char-shading-value="0" officeooo:rsid="0115501a"/>
    </style:style>
    <style:style style:family="text" style:name="T98">
      <style:text-properties officeooo:rsid="0026f5e8"/>
    </style:style>
    <style:style style:family="text" style:name="T99">
      <style:text-properties fo:country="BE" fo:font-size="10pt" fo:language="fr" style:font-name-complex="Calibri" style:font-size-asian="10pt" style:font-size-complex="10pt"/>
    </style:style>
    <style:style style:family="text" style:name="T100">
      <style:text-properties fo:country="BE" fo:font-size="10pt" fo:language="fr" officeooo:rsid="0013fc08" style:font-name-complex="Calibri" style:font-size-asian="10pt" style:font-size-complex="10pt"/>
    </style:style>
    <style:style style:family="text" style:name="T101">
      <style:text-properties fo:font-weight="bold" fo:letter-spacing="-0.004cm" style:font-name-complex="Times New Roman" style:font-weight-asian="bold" style:font-weight-complex="bold" style:text-underline-color="font-color" style:text-underline-style="solid" style:text-underline-width="auto"/>
    </style:style>
    <style:style style:family="text" style:name="T102">
      <style:text-properties fo:font-weight="bold" fo:letter-spacing="-0.004cm" style:font-name-complex="Times New Roman" style:font-weight-asian="bold" style:font-weight-complex="bold"/>
    </style:style>
    <style:style style:family="text" style:name="T103">
      <style:text-properties fo:font-weight="bold" fo:letter-spacing="-0.004cm" officeooo:rsid="003d29fa" style:font-name-complex="Times New Roman" style:font-weight-asian="bold" style:font-weight-complex="bold"/>
    </style:style>
    <style:style style:family="text" style:name="T104">
      <style:text-properties fo:letter-spacing="-0.004cm" style:font-name-complex="Times New Roman"/>
    </style:style>
    <style:style style:family="text" style:name="T105">
      <style:text-properties fo:font-weight="bold"/>
    </style:style>
    <style:style style:family="text" style:name="T106">
      <style:text-properties officeooo:rsid="002fae01"/>
    </style:style>
    <style:style style:family="text" style:name="T107">
      <style:text-properties officeooo:rsid="0033b8b4"/>
    </style:style>
    <style:style style:family="text" style:name="T108">
      <style:text-properties officeooo:rsid="003515e5"/>
    </style:style>
    <style:style style:family="text" style:name="T109">
      <style:text-properties fo:country="none" fo:font-style="normal" fo:font-weight="normal" fo:language="zxx" officeooo:rsid="003515e5" style:font-style-asian="normal" style:font-weight-asian="normal" style:text-underline-style="none"/>
    </style:style>
    <style:style style:family="text" style:name="T110">
      <style:text-properties fo:country="none" fo:font-style="normal" fo:font-weight="normal" fo:language="zxx" style:font-style-asian="normal" style:font-weight-asian="normal"/>
    </style:style>
    <style:style style:family="text" style:name="T111">
      <style:text-properties fo:background-color="transparent" fo:font-weight="normal" loext:char-shading-value="0" officeooo:rsid="003739ce" style:font-weight-asian="normal" style:font-weight-complex="normal" style:use-window-font-color="true"/>
    </style:style>
    <style:style style:family="text" style:name="T112">
      <style:text-properties fo:background-color="transparent" fo:font-weight="normal" loext:char-shading-value="0" officeooo:rsid="005608f2" style:font-weight-asian="normal" style:font-weight-complex="normal" style:use-window-font-color="true"/>
    </style:style>
    <style:style style:family="text" style:name="T113">
      <style:text-properties fo:background-color="transparent" fo:font-weight="normal" loext:char-shading-value="0" officeooo:rsid="00595919" style:font-weight-asian="normal" style:font-weight-complex="normal" style:use-window-font-color="true"/>
    </style:style>
    <style:style style:family="text" style:name="T114">
      <style:text-properties fo:background-color="transparent" fo:font-weight="normal" loext:char-shading-value="0" officeooo:rsid="005ab6fc" style:font-weight-asian="normal" style:font-weight-complex="normal" style:use-window-font-color="true"/>
    </style:style>
    <style:style style:family="text" style:name="T115">
      <style:text-properties fo:background-color="transparent" fo:font-style="normal" fo:font-weight="normal" loext:char-shading-value="0" style:font-style-asian="normal" style:font-weight-asian="normal" style:font-weight-complex="normal" style:use-window-font-color="true"/>
    </style:style>
    <style:style style:family="text" style:name="T116">
      <style:text-properties fo:background-color="transparent" fo:font-style="normal" fo:font-weight="normal" loext:char-shading-value="0" style:font-style-asian="normal" style:font-weight-asian="normal" style:font-weight-complex="normal" style:text-underline-color="font-color" style:text-underline-style="solid" style:text-underline-width="auto" style:use-window-font-color="true"/>
    </style:style>
    <style:style style:family="text" style:name="T117">
      <style:text-properties fo:background-color="transparent" fo:font-style="normal" fo:font-weight="normal" loext:char-shading-value="0" style:font-style-asian="normal" style:font-weight-asian="normal" style:font-weight-complex="normal" style:text-underline-style="none" style:use-window-font-color="true"/>
    </style:style>
    <style:style style:family="text" style:name="T118">
      <style:text-properties fo:background-color="transparent" fo:font-size="10pt" fo:font-style="normal" fo:font-weight="normal" loext:char-shading-value="0" style:font-name="Arial" style:font-size-asian="10pt" style:font-size-complex="10pt" style:font-style-asian="normal" style:font-weight-asian="normal" style:font-weight-complex="normal" style:use-window-font-color="true"/>
    </style:style>
    <style:style style:family="text" style:name="T119">
      <style:text-properties fo:background-color="transparent" fo:font-size="10pt" fo:font-style="normal" fo:font-weight="normal" loext:char-shading-value="0" officeooo:rsid="00c48d73" style:font-name="Arial" style:font-size-asian="10pt" style:font-size-complex="10pt" style:font-style-asian="normal" style:font-weight-asian="normal" style:font-weight-complex="normal" style:use-window-font-color="true"/>
    </style:style>
    <style:style style:family="text" style:name="T120">
      <style:text-properties fo:background-color="transparent" loext:char-shading-value="0" style:use-window-font-color="true"/>
    </style:style>
    <style:style style:family="text" style:name="T121">
      <style:text-properties officeooo:rsid="00354be2"/>
    </style:style>
    <style:style style:family="text" style:name="T122">
      <style:text-properties officeooo:rsid="00733bf9"/>
    </style:style>
    <style:style style:family="text" style:name="T123">
      <style:text-properties officeooo:rsid="007a7a32"/>
    </style:style>
    <style:style style:family="text" style:name="T124">
      <style:text-properties fo:color="#0066ff"/>
    </style:style>
    <style:style style:family="text" style:name="T125">
      <style:text-properties fo:color="#0066ff" fo:country="none" fo:font-style="normal" fo:font-weight="normal" fo:language="zxx" officeooo:rsid="003515e5" style:font-style-asian="normal" style:font-weight-asian="normal" style:text-underline-style="none"/>
    </style:style>
    <style:style style:family="text" style:name="T126">
      <style:text-properties fo:color="#0066ff" fo:font-style="normal" fo:font-weight="normal" officeooo:rsid="0039110e" style:font-style-asian="normal" style:font-weight-asian="normal"/>
    </style:style>
    <style:style style:family="text" style:name="T127">
      <style:text-properties fo:color="#0066ff" fo:country="BE" fo:font-size="10pt" fo:language="fr" style:font-name="Arial" style:font-name-complex="Calibri" style:font-size-asian="10pt" style:font-size-complex="10pt"/>
    </style:style>
    <style:style style:family="text" style:name="T128">
      <style:text-properties fo:color="#0066ff" fo:country="BE" fo:font-size="10pt" fo:language="fr" officeooo:rsid="003739ce" style:font-name="Arial" style:font-name-complex="Calibri" style:font-size-asian="10pt" style:font-size-complex="10pt"/>
    </style:style>
    <style:style style:family="text" style:name="T129">
      <style:text-properties fo:color="#0066ff" fo:country="BE" fo:font-size="10pt" fo:language="fr" officeooo:rsid="00733bf9" style:font-name="Arial" style:font-name-complex="Calibri" style:font-size-asian="10pt" style:font-size-complex="10pt"/>
    </style:style>
    <style:style style:family="text" style:name="T130">
      <style:text-properties style:text-line-through-style="none" style:text-line-through-type="none"/>
    </style:style>
    <style:style style:family="text" style:name="T131">
      <style:text-properties officeooo:rsid="008307ff"/>
    </style:style>
    <style:style style:family="text" style:name="T132">
      <style:text-properties officeooo:rsid="00870e51"/>
    </style:style>
    <style:style style:family="text" style:name="T133">
      <style:text-properties officeooo:rsid="008b972d"/>
    </style:style>
    <style:style style:family="text" style:name="T134">
      <style:text-properties officeooo:rsid="00934905"/>
    </style:style>
    <style:style style:family="text" style:name="T135">
      <style:text-properties officeooo:rsid="00ce5151"/>
    </style:style>
    <style:style style:family="text" style:name="T136">
      <style:text-properties officeooo:rsid="00d409d3"/>
    </style:style>
    <style:style style:family="text" style:name="T137">
      <style:text-properties fo:font-variant="normal" fo:text-transform="none"/>
    </style:style>
    <style:style style:family="text" style:name="T138">
      <style:text-properties fo:country="BE" fo:font-weight="normal" fo:language="fr" officeooo:rsid="00e32e40" style:font-name-complex="Calibri" style:font-weight-asian="normal" style:font-weight-complex="normal" style:text-position="0% 100%" style:text-underline-style="none"/>
    </style:style>
    <style:style style:family="text" style:name="T139">
      <style:text-properties fo:country="BE" fo:font-weight="normal" fo:language="fr" officeooo:rsid="00e32e40" style:font-name-complex="Calibri" style:font-weight-asian="normal" style:font-weight-complex="normal" style:text-position="0% 100%"/>
    </style:style>
    <style:style style:family="text" style:name="T140">
      <style:text-properties officeooo:rsid="00e373ac"/>
    </style:style>
    <style:style style:family="text" style:name="T141">
      <style:text-properties officeooo:rsid="001e734a"/>
    </style:style>
    <style:style style:family="text" style:name="T142">
      <style:text-properties fo:background-color="#99ff99" loext:char-shading-value="0"/>
    </style:style>
    <style:style style:family="text" style:name="T143">
      <style:text-properties officeooo:rsid="00eedfbb"/>
    </style:style>
    <style:style style:family="text" style:name="T144">
      <style:text-properties fo:background-color="#ffff00" fo:font-style="italic" loext:char-shading-value="0" style:font-style-asian="italic" style:font-style-complex="italic"/>
    </style:style>
    <style:style style:family="text" style:name="T145">
      <style:text-properties fo:background-color="#ffff00" fo:font-style="italic" loext:char-shading-value="0" officeooo:rsid="00eedfbb" style:font-style-asian="italic" style:font-style-complex="italic"/>
    </style:style>
    <style:style style:family="text" style:name="T146">
      <style:text-properties fo:font-style="italic" style:font-style-asian="italic" style:font-style-complex="italic"/>
    </style:style>
    <style:style style:family="text" style:name="T147">
      <style:text-properties fo:font-style="italic" officeooo:rsid="0156bd23" style:font-style-asian="italic" style:font-style-complex="italic"/>
    </style:style>
    <style:style style:family="text" style:name="T148">
      <style:text-properties officeooo:rsid="00effe6b"/>
    </style:style>
    <style:style style:family="text" style:name="T149">
      <style:text-properties officeooo:rsid="0016a292"/>
    </style:style>
    <style:style style:family="text" style:name="T150">
      <style:text-properties officeooo:rsid="010440da"/>
    </style:style>
    <style:style style:family="text" style:name="T151">
      <style:text-properties officeooo:rsid="0104d213"/>
    </style:style>
    <style:style style:family="text" style:name="T152">
      <style:text-properties officeooo:rsid="01136514"/>
    </style:style>
    <style:style style:family="text" style:name="T153">
      <style:text-properties officeooo:rsid="0115501a"/>
    </style:style>
    <style:style style:family="text" style:name="T154">
      <style:text-properties fo:color="#009900" fo:country="BE" fo:font-weight="bold" fo:language="fr" officeooo:rsid="01244a73" style:font-name-complex="Calibri" style:font-weight-asian="bold" style:font-weight-complex="bold"/>
    </style:style>
    <style:style style:family="text" style:name="T155">
      <style:text-properties officeooo:rsid="012cda48"/>
    </style:style>
    <style:style style:family="text" style:name="T156">
      <style:text-properties fo:background-color="transparent" fo:font-weight="normal" loext:char-shading-value="0" style:font-weight-asian="normal" style:font-weight-complex="normal"/>
    </style:style>
    <style:style style:family="text" style:name="T157">
      <style:text-properties fo:background-color="transparent" fo:font-weight="normal" loext:char-shading-value="0" officeooo:rsid="002d4917" style:font-weight-asian="normal" style:font-weight-complex="normal"/>
    </style:style>
    <style:style style:family="text" style:name="T158">
      <style:text-properties fo:background-color="transparent" fo:font-weight="normal" loext:char-shading-value="0" officeooo:rsid="0022f102" style:font-weight-asian="normal" style:font-weight-complex="normal"/>
    </style:style>
    <style:style style:family="text" style:name="T159">
      <style:text-properties fo:background-color="transparent" fo:font-weight="normal" loext:char-shading-value="0" officeooo:rsid="00299f87" style:font-weight-asian="normal" style:font-weight-complex="normal"/>
    </style:style>
    <style:style style:family="text" style:name="T160">
      <style:text-properties fo:background-color="transparent" fo:font-weight="normal" loext:char-shading-value="0" officeooo:rsid="002eb459" style:font-weight-asian="normal" style:font-weight-complex="normal"/>
    </style:style>
    <style:style style:family="text" style:name="T161">
      <style:text-properties fo:font-weight="normal" style:font-weight-asian="normal" style:font-weight-complex="normal"/>
    </style:style>
    <style:style style:family="text" style:name="T162">
      <style:text-properties fo:font-weight="normal" officeooo:rsid="002d4917" style:font-weight-asian="normal" style:font-weight-complex="normal"/>
    </style:style>
    <style:style style:family="text" style:name="T163">
      <style:text-properties fo:font-weight="normal" officeooo:rsid="0022f102" style:font-weight-asian="normal" style:font-weight-complex="normal"/>
    </style:style>
    <style:style style:family="text" style:name="T164">
      <style:text-properties fo:font-weight="normal" officeooo:rsid="00299f87" style:font-weight-asian="normal" style:font-weight-complex="normal"/>
    </style:style>
    <style:style style:family="text" style:name="T165">
      <style:text-properties fo:font-weight="normal" officeooo:rsid="002df77d" style:font-weight-asian="normal" style:font-weight-complex="normal"/>
    </style:style>
    <style:style style:family="text" style:name="T166">
      <style:text-properties fo:background-color="#99ccff" loext:char-shading-value="0"/>
    </style:style>
    <style:style style:family="text" style:name="T167">
      <style:text-properties officeooo:rsid="01560b52"/>
    </style:style>
    <style:style style:family="text" style:name="T168">
      <style:text-properties officeooo:rsid="0155dc2f"/>
    </style:style>
    <style:style style:family="text" style:name="T169">
      <style:text-properties fo:color="#3399ff"/>
    </style:style>
    <style:style style:family="text" style:name="T170">
      <style:text-properties style:text-underline-style="none"/>
    </style:style>
    <style:style style:family="text" style:name="T171">
      <style:text-properties fo:background-color="#fff200" fo:color="#ce181e" fo:font-weight="bold" fo:letter-spacing="-0.004cm" loext:char-shading-value="0" officeooo:rsid="0165d73b" style:font-name-complex="Times New Roman" style:font-weight-asian="bold" style:font-weight-complex="bold"/>
    </style:style>
    <style:style style:family="text" style:name="T172">
      <style:text-properties officeooo:rsid="01724ddc"/>
    </style:style>
    <style:style style:family="text" style:name="T173">
      <style:text-properties officeooo:rsid="01732614"/>
    </style:style>
    <style:style style:family="text" style:name="T174">
      <style:text-properties fo:color="#000000" fo:country="BE" fo:font-size="10pt" fo:font-style="normal" fo:font-weight="normal" fo:language="fr" fo:letter-spacing="normal" fo:text-shadow="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5">
      <style:text-properties fo:country="FR" fo:font-size="10pt" fo:font-style="normal" fo:font-weight="normal" fo:language="fr" fo:letter-spacing="normal" fo:text-shadow="none" style:country-asian="none" style:country-complex="none" style:font-name="DejaVu Sans1"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6">
      <style:text-properties fo:color="#000000" fo:country="BE" fo:font-size="10pt" fo:font-style="normal" fo:font-variant="normal" fo:font-weight="normal" fo:language="fr" fo:letter-spacing="normal" fo:text-shadow="none" fo:text-transform="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7">
      <style:text-properties fo:color="#000000" fo:country="US" fo:font-size="10pt" fo:font-style="normal" fo:font-variant="normal" fo:font-weight="normal" fo:language="en" fo:letter-spacing="normal" fo:text-shadow="none" fo:text-transform="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8">
      <style:text-properties fo:color="#000000" fo:country="BE" fo:font-size="10pt" fo:font-style="normal" fo:font-variant="normal" fo:font-weight="normal" fo:language="fr" fo:letter-spacing="normal" fo:text-shadow="none" fo:text-transform="none" style:country-asian="CN" style:country-complex="IN" style:font-name="DejaVu Sans2"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9">
      <style:text-properties fo:country="BE" fo:font-size="10pt" fo:font-style="normal" fo:font-weight="normal" fo:language="fr" fo:letter-spacing="normal" fo:text-shadow="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80">
      <style:text-properties fo:color="#000000" fo:country="BE" fo:font-size="10pt" fo:font-style="normal" fo:font-weight="normal" fo:language="fr" fo:letter-spacing="normal" fo:text-shadow="none" style:country-asian="CN" style:country-complex="IN" style:font-name="DejaVu Sans2"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1">
      <style:text-properties fo:color="#000000" fo:country="US" fo:font-size="10pt" fo:font-style="normal" fo:font-weight="normal" fo:language="en" fo:letter-spacing="normal" fo:text-shadow="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2">
      <style:text-properties fo:color="#000000"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3">
      <style:text-properties fo:country="BE" fo:font-size="10pt" fo:font-style="normal" fo:font-variant="normal" fo:font-weight="normal" fo:language="fr" fo:letter-spacing="normal" fo:text-shadow="none" fo:text-transform="none" style:country-asian="CN" style:country-complex="IN" style:font-name="DejaVu Sans2"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84">
      <style:text-properties fo:color="#000000" fo:country="BE" fo:font-size="10pt" fo:font-style="normal" fo:font-variant="normal" fo:font-weight="normal" fo:language="fr" fo:letter-spacing="normal" fo:text-shadow="none" fo:text-transform="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5">
      <style:text-properties fo:color="#000000" fo:country="BE" fo:font-size="10pt" fo:font-style="normal" fo:font-weight="normal" fo:language="fr" fo:letter-spacing="normal" fo:text-shadow="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6">
      <style:text-properties fo:color="#000000" fo:country="FR" fo:font-size="10pt" fo:font-style="normal" fo:font-variant="normal" fo:font-weight="normal" fo:language="fr" fo:letter-spacing="normal" fo:text-shadow="none" fo:text-transform="none" style:country-asian="none" style:country-complex="none" style:font-name="DejaVu Sans1"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9">RAPPORT DU</text:span><text:span text:style-name="T7"> </text:span><text:span text:style-name="T8">COLLÈGE</text:span><text:span text:style-name="T7"> COMMUNAL</text:span></text:p>
      <text:p text:style-name="P47">sur la demande de permis <text:span text:style-name="T172">unique</text:span></text:p>
      <text:p text:style-name="P48"><text:text-input text:description="">self.getReference()</text:text-input></text:p>
      <text:p text:style-name="P46"><text:span text:style-name="T13">Séance du </text:span><text:span text:style-name="T13"><text:text-input text:description="Date">urbanEventObj.getFormattedDate(withCityNamePrefix=False)</text:text-input></text:span></text:p>
      <text:p text:style-name="P37"><text:span text:style-name="T101">Présents</text:span><text:span text:style-name="T102">: <text:s/><text:tab/></text:span><text:span text:style-name="T171">A COMPLÉTER</text:span></text:p>
      <text:p text:style-name="P36"><text:span text:style-name="T101"><office:annotation><dc:creator>Pierre Millecamps</dc:creator><dc:date>2016-03-22T12:42:49</dc:date><text:p text:style-name="P73"><text:span text:style-name="T174">do text if not licence_helper.divergence and not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p>
      <text:p text:style-name="P36"><text:span text:style-name="T101"><office:annotation><dc:creator>Pierre Millecamps</dc:creator><dc:date>2016-03-22T12:42:49</dc:date><text:p text:style-name="P73"><text:span text:style-name="T174">do text if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span text:style-name="T102"> après enquête publique.</text:span></text:p>
      <text:p text:style-name="P29"><text:span text:style-name="T99">Le <text:s/>Collège communal de </text:span><text:span text:style-name="T100"><text:text-input text:description="">tool.getCityName()</text:text-input></text:span><text:span text:style-name="T99">,</text:span></text:p>
      <text:p text:style-name="P2"><text:span text:style-name="T13">Vu le Code du Développement Territorial </text:span><text:span text:style-name="T10">(ci-après, le Code) ;</text:span></text:p>
      <text:p text:style-name="P2"><text:span text:style-name="T13">Vu le livre I</text:span><text:span text:style-name="T46">er</text:span><text:span text:style-name="T13"> du Code de l’environnement ;</text:span></text:p>
      <text:p text:style-name="P3"><text:span text:style-name="T13"><office:annotation><dc:creator>Auteur inconnu</dc:creator><dc:date>2017-07-05T13:27:38</dc:date><text:p text:style-name="P73"><text:span text:style-name="T182">do text if self.hasSingleApplicant()</text:span></text:p></office:annotation></text:span><text:span text:style-name="T13">Considérant que </text:span><text:span text:style-name="T13"><text:text-input text:description="Demandeur avec adresse">self.getApplicantsSignaletic(withaddress=True)</text:text-input></text:span><text:span text:style-name="T13">, a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3"><text:span text:style-name="T13"><office:annotation><dc:creator>Auteur inconnu</dc:creator><dc:date>2017-07-05T13:27:38</dc:date><text:p text:style-name="P73"><text:span text:style-name="T182">do text if self.hasMultipleApplicants()</text:span></text:p></office:annotation></text:span><text:span text:style-name="T13">Considérant que </text:span><text:span text:style-name="T13"><text:text-input text:description="Demandeur avec adresse">self.getApplicantsSignaletic(withaddress=True)</text:text-input></text:span><text:span text:style-name="T13">, </text:span><text:span text:style-name="T14">ont</text:span><text:span text:style-name="T13">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49"><text:span text:style-name="T1"><office:annotation><dc:creator>Auteur inconnu</dc:creator><dc:date>2016-09-20T11:52:32</dc:date><text:p text:style-name="P73"><text:span text:style-name="T186">do text if self.getLastDeposit().getEventDate() &lt;&gt; self.getFirstDeposit().getEventDate()</text:span></text:p></office:annotation></text:span><text:span text:style-name="T2">Considérant</text:span><text:span text:style-name="T1"> que cette demande a été introduite le </text:span><text:span text:style-name="T3"><text:text-input text:description="DatePremierDépôt">tool.formatDate(self.getFirstDeposit().getEventDate())</text:text-input></text:span><text:span text:style-name="T3"><text:s/></text:span><text:span text:style-name="T4">et qu'elle a été</text:span><text:span text:style-name="T1"> </text:span><text:span text:style-name="T5">complétée/modifiée</text:span><text:span text:style-name="T1"> le</text:span><text:span text:style-name="T110"> </text:span><text:span text:style-name="T110"><text:text-input text:description="Date du récépissé">tool.formatDate(self.getLastDeposit().getEventDate())</text:text-input></text:span><text:span text:style-name="T110"> ;</text:span></text:p>
      <text:p text:style-name="P5"><text:span text:style-name="T55"><office:annotation><dc:creator>Auteur inconnu</dc:creator><dc:date>2016-09-20T11:52:32</dc:date><text:p text:style-name="P73"><text:span text:style-name="T186">do text if self.getLastDeposit().getEventDate() == self.getFirstDeposit().getEventDate()</text:span></text:p></office:annotation></text:span><text:span text:style-name="T55">Considérant que cette demande a été introduite le </text:span><text:span text:style-name="T56"><text:text-input text:description="DatePremierDépôt">tool.formatDate(self.getFirstDeposit().getEventDate())</text:text-input></text:span><text:span text:style-name="T56"> ;</text:span></text:p>
      <text:p text:style-name="P4"><text:span text:style-name="T13">Considérant qu</text:span><text:span text:style-name="T20">'en application de l’article D.IV.33 du Code,</text:span><text:span text:style-name="T13"> la demande complète </text:span><text:span text:style-name="T15">a </text:span><text:span text:style-name="T13">fait l’objet d’un accusé de réception envoyé en date du</text:span><text:span text:style-name="T55"> </text:span><text:span text:style-name="T55"><text:text-input text:description="Date du récépissé">tool.formatDate(self.getLastAcknowledgment().getEventDate())</text:text-input></text:span><text:span text:style-name="T55"> ;</text:span></text:p>
      <text:p text:style-name="P9">Considérant qu’à défaut de l’envoi de l’accusé de réception visé à l’article D.IV.33 du Code, la demande est considérée comme recevable ;</text:p>
      <text:p text:style-name="P13"><text:span text:style-name="T69">Considérant que préalablement à l’introduction de la demande, une réunion de projet s’est tenue le </text:span><text:span text:style-name="T67">…</text:span><text:span text:style-name="T69"> ;</text:span></text:p>
      <text:p text:style-name="P8"><text:span text:style-name="T142">Considérant qu’un certificat d’urbanisme n° 2 non périmé relatif à l’objet de la demande a été délivré en date du </text:span><text:span text:style-name="T87">...</text:span><text:span text:style-name="T142"> ;</text:span></text:p>
      <text:p text:style-name="P7"><office:annotation><dc:creator>Auteur inconnu</dc:creator><dc:date>2017-07-05T15:21:13</dc:date><text:p text:style-name="P73"><text:span text:style-name="T178">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7"><office:annotation><dc:creator>Auteur inconnu</dc:creator><dc:date>2017-08-03T15:34:50</dc:date><text:p text:style-name="P73"><text:span text:style-name="T176">do text if licence_helper.prorogation</text:span></text:p></office:annotation>Considérant que le délai de décision imparti au Collège communal pour statuer sur la présente demande a été prorogé de <text:span text:style-name="T90">30</text:span><text:span text:style-name="T106"> </text:span>jours ; </text:p>
      <text:p text:style-name="P7"><office:annotation><dc:creator>Auteur inconnu</dc:creator><dc:date>2017-07-05T14:59:01</dc:date><text:p text:style-name="P73"><text:span text:style-name="T178">do text if self.getImpactStudy() is not True</text:span></text:p></office:annotation>Considérant que la demande de permis comprend une notice d'évaluation des incidences sur l'environnement ;</text:p>
      <text:p text:style-name="P12"><text:span text:style-name="T13"><office:annotation><dc:creator>Auteur inconnu</dc:creator><dc:date>2017-07-05T14:43:31</dc:date><text:p text:style-name="P73"><text:span text:style-name="T178">do text if self.getImpactStudy () is True</text:span></text:p></office:annotation></text:span><text:span text:style-name="T13">Considérant qu’une étude d'incidences sur l’environnement a été réalisée pour le motif <text:line-break/>suivant :</text:span></text:p>
      <text:p text:style-name="P1"><text:span text:style-name="T10"><office:annotation><dc:creator>Auteur inconnu</dc:creator><dc:date>2017-07-05T15:06:54</dc:date><text:p text:style-name="P73"><text:span text:style-name="T178">do text if self.getImpactStudy() is not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n'est pas susceptible d'avoir des incidences notables sur l'environnement pour les motifs suivants :</text:span></text:p>
      <text:p text:style-name="P11"><text:span text:style-name="T10"><office:annotation><dc:creator>Auteur inconnu</dc:creator><dc:date>2017-07-05T15:06:47</dc:date><text:p text:style-name="P73"><text:span text:style-name="T178">do text if self.getImpactStudy() is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est susceptible d'avoir des incidences notables sur l'environnement pour les motifs suivants :</text:span></text:p>
      <text:p text:style-name="P10"><office:annotation><dc:creator>Auteur inconnu</dc:creator><dc:date>2017-07-05T15:09:46</dc:date><text:p><text:span text:style-name="T184">do text</text:span></text:p><text:p><text:span text:style-name="T185">from xhtml(self.portal_urban.decorateHTML('UrbanTable', self.getValueForTemplate('description')))</text:span></text:p></office:annotation></text:p>
      <text:p text:style-name="P6">Considérant que la demande se rapporte :</text:p>
      <text:list text:style-name="WW8Num6" xml:id="list3607795961">
        <text:list-item>
          <text:p text:style-name="P58"><office:annotation><dc:creator>Auteur inconnu</dc:creator><dc:date>2017-07-05T15:25:01</dc:date><text:p text:style-name="P73"><text:span text:style-name="T178">do text if 'classe' in self.getProtectedBuilding()</text:span></text:p></office:annotation>à un <text:s/><text:span text:style-name="T87">site</text:span> <text:span text:style-name="T87">monument</text:span> <text:span text:style-name="T87">ensemble architectural</text:span> - <text:span text:style-name="T87">inscrit sur la liste de sauvegarde</text:span> - <text:span text:style-name="T87">classé</text:span> - <text:span text:style-name="T87">soumis provisoirement </text:span><text:soft-page-break/><text:span text:style-name="T87">aux effets du classement en vertu de l’article 208 du Code wallon du patrimoine</text:span> - <text:span text:style-name="T87">figurant sur la liste du patrimoine immobilier exceptionnel visée à l’article 187,12° du Code wallon du patrimoine</text:span> <text:span text:style-name="T98">(</text:span><text:span text:style-name="T89">...</text:span><text:span text:style-name="T98">)</text:span> ;</text:p>
        </text:list-item>
        <text:list-item>
          <text:p text:style-name="P59"><office:annotation><dc:creator>Auteur inconnu</dc:creator><dc:date>2017-07-05T15:31:36</dc:date><text:p text:style-name="P73"><text:span text:style-name="T178">do text if 'zoneprotection' in self.getProtectedBuilding()</text:span></text:p></office:annotation>à un bien immobilier situé dans une zone de protection en vertu du Code wallon du patrimoine <text:span text:style-name="T98">(</text:span><text:span text:style-name="T89">...</text:span><text:span text:style-name="T98">)</text:span> ;</text:p>
        </text:list-item>
        <text:list-item>
          <text:p text:style-name="P59"><office:annotation><dc:creator>Auteur inconnu</dc:creator><dc:date>2017-07-05T15:31:36</dc:date><text:p text:style-name="P73"><text:span text:style-name="T178">do text if 'reprisinventaire' in self.getProtectedBuilding()</text:span></text:p></office:annotation>à un bien immobilier repris en page <text:span text:style-name="T87">...</text:span> du "Patrimoine Monumental de la Belgique" (<text:span text:style-name="T83">Volume </text:span><text:span text:style-name="T84">2</text:span>, Province du Brabant, arrondissement de Nivelles) en vertu du Code wallon du patrimoine ;</text:p>
        </text:list-item>
        <text:list-item>
          <text:p text:style-name="P59"><office:annotation><dc:creator>Auteur inconnu</dc:creator><dc:date>2017-07-05T15:31:36</dc:date><text:p text:style-name="P73"><text:span text:style-name="T178">do text if 'archeologique' in self.getProtectedBuilding()</text:span></text:p></office:annotation>à un bien immobilier repris à l’inventaire du patrimoine archéologique en vertu du Code wallon du patrimoine <text:span text:style-name="T98">(</text:span><text:span text:style-name="T89">...</text:span><text:span text:style-name="T98">)</text:span> ;</text:p>
        </text:list-item>
        <text:list-item>
          <text:p text:style-name="P63"><text:span text:style-name="T44">à un bien comportant </text:span><text:span text:style-name="T32">un arbre</text:span><text:span text:style-name="T44"> - </text:span><text:span text:style-name="T32">arbuste</text:span><text:span text:style-name="T44"> - </text:span><text:span text:style-name="T32">une haie remarquable</text:span><text:span text:style-name="T44"> ;</text:span></text:p>
        </text:list-item>
        <text:list-item>
          <text:p text:style-name="P65"><text:span text:style-name="T27"><office:annotation><dc:creator>Auteur inconnu</dc:creator><dc:date>2017-08-03T16:08:25</dc:date><text:p text:style-name="P73"><text:span text:style-name="T178">do text if 'tr'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très faible</text:span><text:span text:style-name="T29"> ;</text:span></text:p>
        </text:list-item>
        <text:list-item>
          <text:p text:style-name="P65"><text:span text:style-name="T27"><office:annotation><dc:creator>Auteur inconnu</dc:creator><dc:date>2017-08-03T16:08:25</dc:date><text:p text:style-name="P73"><text:span text:style-name="T178">do text if not 'Non' in licence_helper.floodingLevel and not 'tr' in licence_helper.floodingLevel and not 'moy' in licence_helper.floodingLevel and not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faible</text:span><text:span text:style-name="T29">;</text:span></text:p>
        </text:list-item>
        <text:list-item>
          <text:p text:style-name="P66"><text:span text:style-name="T13"><office:annotation><dc:creator>Auteur inconnu</dc:creator><dc:date>2017-08-03T16:08:25</dc:date><text:p text:style-name="P73"><text:span text:style-name="T178">do text if 'moyen' in licence_helper.floodingLevel</text:span></text:p></office:annotation></text:span><text:span text:style-name="T13">à un bien immobilier exposé à un risque naturel majeur : <text:s/>l’inondation comprise dans les zones soumises à l’aléa </text:span><text:span text:style-name="T19">d'</text:span><text:span text:style-name="T13">inondation au sens de l’article D.53 du Code de l’eau : </text:span><text:span text:style-name="T18">bien situé </text:span><text:span text:style-name="T33">pour partie</text:span><text:span text:style-name="T18"> en zone d'</text:span><text:span text:style-name="T17">aléa moyen ;</text:span></text:p>
        </text:list-item>
        <text:list-item>
          <text:p text:style-name="P65"><text:span text:style-name="T27"><office:annotation><dc:creator>Auteur inconnu</dc:creator><dc:date>2017-08-03T16:08:25</dc:date><text:p text:style-name="P73"><text:span text:style-name="T178">do text if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élevé</text:span><text:span text:style-name="T29">;</text:span></text:p>
        </text:list-item>
        <text:list-item>
          <text:p text:style-name="P67"><text:span text:style-name="T75"><office:annotation><dc:creator>Auteur inconnu</dc:creator><dc:date>2017-08-03T16:08:25</dc:date><text:p text:style-name="P73"><text:span text:style-name="T178">do text if licence_helper.concentratedRunoffSRisk and len(licence_helper.concentratedRunoffSRisk) &lt; 50 </text:span></text:p></office:annotation></text:span><text:span text:style-name="T75">à un bien immobilier exposé à un risque naturel majeur : le bien est parcouru par </text:span><text:span text:style-name="T77">un</text:span><text:span text:style-name="T76"> </text:span><text:span text:style-name="T75"><text:text-input text:description="Natura2000">self.concentratedRunoffSRisk</text:text-input></text:span><text:span text:style-name="T75"> ;</text:span></text:p>
        </text:list-item>
        <text:list-item>
          <text:p text:style-name="P68"><text:span text:style-name="T78"><office:annotation><dc:creator>Auteur inconnu</dc:creator><dc:date>2017-08-03T16:08:25</dc:date><text:p text:style-name="P73"><text:span text:style-name="T178">do text if len(licence_helper.concentratedRunoffSRisk) &gt; 50</text:span></text:p></office:annotation></text:span><text:span text:style-name="T78">à un bien immobilier exposé à un risque naturel majeur : le bien est parcouru par </text:span><text:span text:style-name="T79">un</text:span><text:span text:style-name="T80"> </text:span><text:span text:style-name="T81"><text:text-input text:description="Natura2000">self.concentratedRunoffSRisk</text:text-input></text:span><text:span text:style-name="T78"> ;</text:span></text:p>
        </text:list-item>
      </text:list>
      <text:list text:style-name="WW8Num10" xml:id="list869823433">
        <text:list-item>
          <text:p text:style-name="P69"><text:span text:style-name="T13"><office:annotation><dc:creator>Auteur inconnu</dc:creator><dc:date>2017-07-05T15:53:15</dc:date><text:p text:style-name="P73"><text:span text:style-name="T178">do text if licence_helper.natura_2000</text:span></text:p></office:annotation></text:span><text:span text:style-name="T13">à un bien immobilier</text:span><text:span text:style-name="T154"> </text:span><text:span text:style-name="T35"><text:text-input text:description="Avis FD">licence_helper.natura_2000</text:text-input></text:span><text:span text:style-name="T16"><text:s/></text:span><text:span text:style-name="T13">arrêté en application de la loi du 12 juillet 1973 sur la conservation de la nature ;</text:span></text:p>
        </text:list-item>
        <text:list-item>
          <text:p text:style-name="P64"><text:span text:style-name="T52">à un bien immobilier </text:span><text:span text:style-name="T53">situé dans ou à proximité</text:span><text:span text:style-name="T52"> </text:span><text:span text:style-name="T51">d’une réserve naturelle agréée</text:span><text:span text:style-name="T52"> - </text:span><text:span text:style-name="T51">d’une zone humide d’intérêt biologique</text:span><text:span text:style-name="T52"> </text:span><text:span text:style-name="T53">v</text:span><text:span text:style-name="T52">isée par la loi du 12 juillet 1973 sur la conservation de la nature… ;</text:span></text:p>
        </text:list-item>
        <text:list-item>
          <text:p text:style-name="P62">à la <text:span text:style-name="T87">création</text:span> - <text:span text:style-name="T87">modification</text:span> - d’un établissement présentant un risque d’accident majeur au sens du décret du 11 mars 1999 relatif au permis d’environnement… ; </text:p>
        </text:list-item>
        <text:list-item>
          <text:p text:style-name="P60"><office:annotation><dc:creator>Auteur inconnu</dc:creator><dc:date>2017-08-03T15:45:08</dc:date><text:p text:style-name="P73"><text:span text:style-name="T183">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span text:style-name="T107">bien </text:span><text:span text:style-name="T107"><text:text-input text:description="SEVESO">self.sevesoSite</text:text-input></text:span> ;</text:p>
        </text:list-item>
        <text:list-item>
          <text:p text:style-name="P70"><office:annotation><dc:creator>Auteur inconnu</dc:creator><dc:date>2017-08-03T15:45:08</dc:date><text:p text:style-name="P73"><text:span text:style-name="T183">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61">à un bien situé dans le périmètre du Plan d’Assainissement par Sous-bassin Hydrographique de la Senne approuvé par le Gouvernement wallon en date du 22 décembre 2005 qui reprend celui-ci en <text:span text:style-name="T173"><text:text-input text:description="Zone PASH">self.pash</text:text-input></text:span> ;</text:p>
        </text:list-item>
      </text:list>
      <text:p text:style-name="P17"><text:span text:style-name="T54">Considérant que le schéma </text:span><text:span text:style-name="T60">de développement du territoire s’applique à la localisation du projet en vertu de l’article D.II.16 pour le motif suivant : </text:span><text:span text:style-name="T58">demande de permis d'urbanisme relative à une infrastructure linéaire visée par la structure territoriale du schéma du développement du territoire</text:span><text:span text:style-name="T61"> ou </text:span><text:span text:style-name="T58">demande de permis d'urbanisme visant à urbaniser un terrain de plus de quinze hectares et portant sur …</text:span><text:span text:style-name="T61"> ;</text:span></text:p>
      <text:p text:style-name="P14">Considérant que le bien est soumis à l’application :</text:p>
      <text:p text:style-name="UrbanList1">-<text:tab/>du plan de secteur d<text:span text:style-name="T108">e Nivelles </text:span><text:span text:style-name="T109">approuvé par arrêté royal du 1</text:span><text:span text:style-name="T49">er</text:span><text:span text:style-name="T109"> décembre 1981 et qui n'a pas cessé de produire ses effets pour le bien précité : </text:span><text:span text:style-name="T125"><text:text-input text:description="Bien-Parcelles">licence_helper.folderZone</text:text-input></text:span><text:span text:style-name="T108"> ;</text:span></text:p>
      <text:p text:style-name="UrbanList1">-<text:tab/>du schéma de développement communal <text:span text:style-name="T108">entré en vigueur le 13 novembre 2012 qui situe le bien </text:span><text:span text:style-name="T126"><text:text-input text:description="Bien-Parcelles">self.SDC</text:text-input></text:span><text:span text:style-name="T108"> ;</text:span></text:p>
      <text:p text:style-name="UrbanList1">-<text:tab/>du guide régional d'urbanisme, <text:span text:style-name="T141">étant situé sur une partie du territoire communal o</text:span>ù s'appliquent<text:span text:style-name="T121"> ses dispositions relatives :</text:span></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pan text:style-name="T87">-<text:tab/>à la "zone protégée en matière d'urbanisme"</text:span> ;</text:p>
      <text:p text:style-name="UrbanList1"><text:span text:style-name="T63">-<text:tab/>du guide communal d’urbanisme </text:span><text:span text:style-name="T64">entré en vigueur le 15 mars 2017 : </text:span><text:span text:style-name="T128"><text:text-input text:description="GCU">self.township_guide</text:text-input></text:span> ;</text:p>
      <text:p text:style-name="UrbanList1">-<text:tab/><office:annotation><dc:creator>Auteur inconnu</dc:creator><dc:date>2017-08-03T16:52:57</dc:date><text:p text:style-name="P73"><text:span text:style-name="T178">do text if self.getIsInSubdivision()</text:span></text:p></office:annotation>d’un permis d’urbanisation :<text:span text:style-name="T111"> </text:span><text:span text:style-name="T112"><text:text-input text:description="RéfLotissement">self.getParcellings().getLabel()</text:text-input></text:span><text:span text:style-name="T112"><text:s/>(</text:span><text:span text:style-name="T113">déli</text:span><text:span text:style-name="T114">v</text:span><text:span text:style-name="T113">ré le</text:span><text:span text:style-name="T112"> </text:span><text:span text:style-name="T112"><text:text-input text:description="Date lotissement">tool.formatDate(self.getParcellings().getAuthorizationDate())</text:text-input></text:span><text:span text:style-name="T112"><text:s/></text:span><text:span text:style-name="T113">à </text:span><text:span text:style-name="T112"><text:text-input text:description="Lotisseur">self.getParcellings().getSubdividerName()</text:text-input></text:span><text:span text:style-name="T112">)</text:span><text:span text:style-name="T111"> - </text:span><text:span text:style-name="T111"><text:text-input text:description="">licence_view.display_html_as_text('subdivisionDetails')</text:text-input></text:span><text:span text:style-name="T111">;</text:span></text:p>
      <text:p text:style-name="P19"><text:span text:style-name="T127"><office:annotation><dc:creator>Auteur inconnu</dc:creator><dc:date>2017-08-04T08:58:29</dc:date><text:p text:style-name="P73"><text:span text:style-name="T176">do </text:span><text:span text:style-name="T177">text</text:span><text:span text:style-name="T176"> if 'gio' in licence_helper.divergence</text:span></text:p></office:annotation></text:span><text:span text:style-name="T127">Considérant que la demande s’écarte d</text:span><text:span text:style-name="T129">u guide régional d'urbanisme </text:span><text:span text:style-name="T127">pour le(s) motif(s) suivant(s) :</text:span></text:p>
      <text:p text:style-name="P18"><office:annotation><dc:creator>Auteur inconnu</dc:creator><dc:date>2017-08-04T08:58:29</dc:date><text:p text:style-name="P73"><text:span text:style-name="T176">do </text:span><text:span text:style-name="T177">text</text:span><text:span text:style-name="T176"> if 'vel' in licence_helper.divergence</text:span></text:p></office:annotation>Considérant que la demande s’écarte d<text:span text:style-name="T122">u schéma de développement communal </text:span>pour le(s) motif(s) suivant(s) :</text:p>
      <text:p text:style-name="P18"><office:annotation><dc:creator>Auteur inconnu</dc:creator><dc:date>2017-08-04T08:58:29</dc:date><text:p text:style-name="P73"><text:span text:style-name="T176">do </text:span><text:span text:style-name="T177">text</text:span><text:span text:style-name="T176"> if 'de co' in licence_helper.divergence</text:span></text:p></office:annotation>Considérant que la demande s’écarte d<text:span text:style-name="T122">u guide communal d'urbanisme </text:span>pour le(s) motif(s) suivant(s) :</text:p>
      <text:p text:style-name="P18"><office:annotation><dc:creator>Auteur inconnu</dc:creator><dc:date>2017-08-04T08:58:29</dc:date><text:p text:style-name="P73"><text:span text:style-name="T176">do </text:span><text:span text:style-name="T177">text</text:span><text:span text:style-name="T176"> if 'per' in licence_helper.divergence</text:span></text:p></office:annotation>Considérant que la demande s’écarte d<text:span text:style-name="T122">u permis d'urbanisation </text:span>pour le(s) motif(s) suivant(s) :</text:p>
      <text:p text:style-name="P18"><office:annotation><dc:creator>Auteur inconnu</dc:creator><dc:date>2017-08-04T08:58:29</dc:date><text:p text:style-name="P73"><text:span text:style-name="T176">do </text:span><text:span text:style-name="T177">text</text:span><text:span text:style-name="T176"> if 'ori' in licence_helper.divergence</text:span></text:p></office:annotation>Considérant que la demande s’écarte d<text:span text:style-name="T122">u schéma d'orientation local </text:span>pour le(s) motif(s) suivant(s) :</text:p>
      <text:list text:style-name="L1" xml:id="list4133597347">
        <text:list-header>
          <text:p text:style-name="P71"><text:span text:style-name="T124"><office:annotation><dc:creator>Auteur inconnu</dc:creator><dc:date>2017-08-09T13:20:52</dc:date><text:p text:style-name="P73"><text:span text:style-name="T176">do </text:span><text:span text:style-name="T177">text</text:span><text:span text:style-name="T176"> if licence_helper.divergence</text:span></text:p></office:annotation></text:span><text:span text:style-name="T120"><text:text-input text:description="">licence_helper.divergenceDetails</text:text-input></text:span></text:p>
        </text:list-header>
      </text:list>
      <text:p text:style-name="P15"><office:annotation><dc:creator>Auteur inconnu</dc:creator><dc:date>2017-08-09T13:22:01</dc:date><text:p text:style-name="P73"><text:span text:style-name="T176">do </text:span><text:span text:style-name="T177">text</text:span><text:span text:style-name="T176"> if 'pla' in licence_helper.derogation</text:span></text:p></office:annotation>Considérant que la demande déroge <text:span text:style-name="T123">au plan de secteur </text:span>pour le(s) motif(s) suivant(s) :</text:p>
      <text:p text:style-name="P15"><office:annotation><dc:creator>Auteur inconnu</dc:creator><dc:date>2017-08-04T08:58:29</dc:date><text:p text:style-name="P73"><text:span text:style-name="T176">do </text:span><text:span text:style-name="T177">text</text:span><text:span text:style-name="T176"> if 'nor' in licence_helper.derogation</text:span></text:p></office:annotation>Considérant que la demande déroge <text:span text:style-name="T123">à une ou des norme(s) du guide régional d'urbanisme </text:span>pour le(s) <text:soft-page-break/>motif(s) suivant(s) :</text:p>
      <text:p text:style-name="P39"><office:annotation><dc:creator>Auteur inconnu</dc:creator><dc:date>2017-08-09T13:28:22</dc:date><text:p text:style-name="P73"><text:span text:style-name="T176">do </text:span><text:span text:style-name="T177">text</text:span><text:span text:style-name="T176"> if licence_helper.derogation</text:span></text:p></office:annotation><text:text-input text:description="">licence_helper.derogationDetails</text:text-input></text:p>
      <text:p text:style-name="P25"><text:span text:style-name="T45"><office:annotation><dc:creator>Auteur inconnu</dc:creator><dc:date>2017-07-31T11:34:40</dc:date><text:p text:style-name="P73"><text:span text:style-name="T178">do text if hasattr(self, 'getRoadAdaptation') and 'odification' in </text:span><text:span text:style-name="T176">licence_helper.r</text:span><text:span text:style-name="T178">oadAdaptation</text:span></text:p></office:annotation></text:span><text:span text:style-name="T13">Considérant que la demande comporte </text:span>une demande <text:span text:style-name="T83">de modification</text:span> de la voirie communale <text:span text:style-name="T131">portant sur :</text:span></text:p>
      <text:p text:style-name="P39"><office:annotation><dc:creator>Auteur inconnu</dc:creator><dc:date>2017-08-09T13:58:06</dc:date><text:p text:style-name="P73"><text:span text:style-name="T178">do text if hasattr(self, 'getRoadAdaptation') and 'odification' in </text:span><text:span text:style-name="T176">licence_helper.r</text:span><text:span text:style-name="T178">oadAdaptation</text:span></text:p></office:annotation><text:span text:style-name="T57"><office:annotation><dc:creator>Auteur inconnu</dc:creator><dc:date>2017-08-09T13:58:56</dc:date><text:p><text:span text:style-name="T182">do text</text:span></text:p><text:p><text:span text:style-name="T182">from xhtml(self.portal_urban.decorateHTML('UrbanTable', self.getRoadModificationSubject()))</text:span></text:p></office:annotation></text:span></text:p>
      <text:p text:style-name="P25"><text:span text:style-name="T65"><office:annotation><dc:creator>Auteur inconnu</dc:creator><dc:date>2017-08-09T14:00:23</dc:date><text:p text:style-name="P73"><text:span text:style-name="T178">do text if hasattr(self, 'getRoadAdaptation') and 'odification' in </text:span><text:span text:style-name="T176">licence_helper.r</text:span><text:span text:style-name="T178">oadAdaptation</text:span></text:p></office:annotation></text:span><text:span text:style-name="T65">Considérant que </text:span><text:span text:style-name="T63">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8">do text if hasattr(self, 'getRoadAdaptation') and 'ture' in </text:span><text:span text:style-name="T176">licence_helper.r</text:span><text:span text:style-name="T178">oadAdaptation</text:span></text:p></office:annotation></text:span><text:span text:style-name="T13">Considérant que la demande comporte</text:span> une demande<text:span text:style-name="T83"> de création </text:span>de <text:span text:style-name="T134">voirie</text:span>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8">do text if hasattr(self, 'getRoadAdaptation') and 'press' in </text:span><text:span text:style-name="T176">licence_helper.r</text:span><text:span text:style-name="T178">oadAdaptation</text:span></text:p></office:annotation></text:span><text:span text:style-name="T13">Considérant que la demande comporte</text:span> une demande<text:span text:style-name="T83"> </text:span><text:span text:style-name="T130">de suppression</text:span> <text:span text:style-name="T91">partielle</text:span><text:span text:style-name="T134"> </text:span>d<text:span text:style-name="T134">'une</text:span> voirie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8"><text:span text:style-name="T132"><office:annotation><dc:creator>Auteur inconnu</dc:creator><dc:date>2017-08-09T15:33:48</dc:date><text:p text:style-name="P73"><text:span text:style-name="T176">do text if licence_helper.derogation</text:span></text:p></office:annotation></text:span><text:span text:style-name="T132">C</text:span>onsidérant que la demande est soumise à une <text:span text:style-name="T133">enquête publique </text:span>pour le<text:span text:style-name="T132">(</text:span>s<text:span text:style-name="T132">)</text:span> motif<text:span text:style-name="T132">(</text:span>s<text:span text:style-name="T132">)</text:span> suivant<text:span text:style-name="T132">(</text:span>s<text:span text:style-name="T132">)</text:span> :</text:p>
      <text:list text:style-name="L2" xml:id="list2654447044">
        <text:list-item>
          <text:p text:style-name="P72"><text:span text:style-name="T6"><office:annotation><dc:creator>Auteur inconnu</dc:creator><dc:date>2017-08-09T16:14:54</dc:date><text:p text:style-name="P73"><text:span text:style-name="T176">do text if licence_helper.derogation</text:span></text:p></office:annotation></text:span><text:span text:style-name="T6"><text:text-input text:description="Bien-Parcelles">self.investigationArticles</text:text-input></text:span></text:p>
        </text:list-item>
      </text:list>
      <text:p text:style-name="P22"/>
      <text:p text:style-name="P22"><office:annotation><dc:creator>Auteur inconnu</dc:creator><dc:date>2017-08-10T11:11:29</dc:date><text:p text:style-name="P73"><text:span text:style-name="T174">do </text:span><text:span text:style-name="T181">text</text:span><text:span text:style-name="T174"> if licence_helper.derogation and len(licence_helper.getLastInquiry().getClaimants())&lt;1</text:span></text:p></office:annotation>Considérant que l’enquête publique a eu lieu <text:span text:style-name="T161">du <text:s/></text:span><text:span text:style-name="T162"><text:text-input text:description="">licence_view.format_date(licence_helper.getLastInquiry().getInvestigationStart())</text:text-input></text:span><text:span text:style-name="T163"><text:s/></text:span><text:span text:style-name="T164">au </text:span><text:span text:style-name="T165"><text:text-input text:description="">licence_view.format_date(licence_helper.getLastInquiry().getInvestigationEnd())</text:text-input></text:span><text:span text:style-name="T163"><text:s text:c="2"/></text:span>, conformément aux articles D.VIII.6 et suivants du Code; qu'aucune réclamation n'a été introduite;</text:p>
      <text:p text:style-name="P52"><office:annotation><dc:creator>Auteur inconnu</dc:creator><dc:date>2017-08-10T11:11:29</dc:date><text:p text:style-name="P73"><text:span text:style-name="T174">do </text:span><text:span text:style-name="T181">text</text:span><text:span text:style-name="T174"> if licence_helper.derogation and len(licence_helper.getLastInquiry().getClaimants())&gt;0</text:span></text:p></office:annotation>Considérant que l’enquête publique a eu lieu <text:span text:style-name="T156">du </text:span><text:span text:style-name="T157"><text:text-input text:description="">licence_view.format_date(licence_helper.getLastInquiry().getInvestigationStart())</text:text-input></text:span><text:span text:style-name="T158"><text:s/></text:span><text:span text:style-name="T159">au </text:span><text:span text:style-name="T160"><text:text-input text:description="">licence_view.format_date(licence_helper.getLastInquiry().getInvestigationEnd())</text:text-input></text:span><text:span text:style-name="T158"><text:s/></text:span>, conformément aux articles D.VIII.6 et suivants du Code; qu'elle a donné lieu à l'introduction de :</text:p>
      <text:p text:style-name="P51"><office:annotation><dc:creator>Auteur inconnu</dc:creator><dc:date>2017-09-26T14:32:54</dc:date><text:p text:style-name="P73"><text:span text:style-name="T174">do </text:span><text:span text:style-name="T181">text</text:span><text:span text:style-name="T174"> if licence_helper.derogation and licence_helper.getLastInquiry().getNumberOfWrittenComplaint()==1</text:span></text:p></office:annotation>-<text:tab/><text:text-input text:description="NbRéclamationsOrales">licence_helper.getLastInquiry().getNumberOfWrittenComplaint()</text:text-input> <text:span text:style-name="T166">réclamation</text:span> <text:span text:style-name="T166">observation</text:span> écrite ;</text:p>
      <text:p text:style-name="P51"><office:annotation><dc:creator>Auteur inconnu</dc:creator><dc:date>2017-09-26T14:32:54</dc:date><text:p text:style-name="P73"><text:span text:style-name="T174">do </text:span><text:span text:style-name="T181">text</text:span><text:span text:style-name="T174">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51"><office:annotation><dc:creator>Auteur inconnu</dc:creator><dc:date>2017-09-26T14:35:51</dc:date><text:p text:style-name="P73"><text:span text:style-name="T174">do </text:span><text:span text:style-name="T181">text</text:span><text:span text:style-name="T174"> if licence_helper.derogation and licence_helper.getLastInquiry().getNumberOfOralComplaint()==1</text:span></text:p></office:annotation>-<text:tab/><text:text-input text:description="NbRéclamationsOrales">licence_helper.getLastInquiry().getNumberOfOralComplaint()</text:text-input> <text:span text:style-name="T166">réclamation</text:span> <text:span text:style-name="T166">observation</text:span> orale ;</text:p>
      <text:p text:style-name="P51"><office:annotation><dc:creator>Auteur inconnu</dc:creator><dc:date>2017-09-26T14:35:51</dc:date><text:p text:style-name="P73"><text:span text:style-name="T174">do </text:span><text:span text:style-name="T181">text</text:span><text:span text:style-name="T174">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51"><office:annotation><dc:creator>Auteur inconnu</dc:creator><dc:date>2017-09-26T14:36:11</dc:date><text:p text:style-name="P73"><text:span text:style-name="T174">do </text:span><text:span text:style-name="T181">text</text:span><text:span text:style-name="T174">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51"><office:annotation><dc:creator>Auteur inconnu</dc:creator><dc:date>2017-09-26T14:36:11</dc:date><text:p text:style-name="P73"><text:span text:style-name="T174">do </text:span><text:span text:style-name="T181">text</text:span><text:span text:style-name="T174">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3"><office:annotation><dc:creator>Auteur inconnu</dc:creator><dc:date>2017-08-22T16:19:15</dc:date><text:p text:style-name="P73"><text:span text:style-name="T176">do text if licence_helper.derogation and len(licence_helper.getLastInquiry().getClaimants())&gt;0</text:span></text:p></office:annotation>Considérant que les réclamations et observations suscitées par <text:s/>l'enquête publique peuvent être résumées comme suit : <text:span text:style-name="T87">ooo</text:span></text:p>
      <text:p text:style-name="P26"><text:span text:style-name="T115"><office:annotation><dc:creator>Auteur inconnu</dc:creator><dc:date>2016-06-14T17:02:33</dc:date><text:p text:style-name="P73"><text:span text:style-name="T180">do text if len(self.solicitOpinionsTo) == 1</text:span></text:p></office:annotation></text:span><text:span text:style-name="T115">Considérant que le service visé ci-après a été consulté :</text:span></text:p>
      <text:p text:style-name="P27"><office:annotation><dc:creator>Auteur inconnu</dc:creator><dc:date>2016-06-14T17:02:33</dc:date><text:p text:style-name="P73"><text:span text:style-name="T180">do text if len(self.solicitOpinionsTo) &gt; 1</text:span></text:p></office:annotation>Considérant que les services visés ci-après ont été consultés :</text:p>
      <text:section text:name="Section2" text:style-name="Sect1">
        <text:p text:style-name="P56"><text:span text:style-name="T115"><office:annotation><dc:creator>Ngaha </dc:creator><dc:date>2016-06-14T11:01:56</dc:date><text:p text:style-name="P73"><text:span text:style-name="T179">do section- for opinion in self.getUrbanEventOpinionRequests()</text:span></text:p></office:annotation></text:span><text:span text:style-name="T115">- </text:span><text:span text:style-name="T116"><text:text-input text:description="">opinion.Title()</text:text-input></text:span><text:span text:style-name="T117">,</text:span><text:span text:style-name="T115"> </text:span><text:span text:style-name="T119">pour le(s)</text:span><text:span text:style-name="T118"> </text:span><text:span text:style-name="T119">motif(s) suivant(s) :</text:span></text:p>
        <text:p text:style-name="P54"><office:annotation><dc:creator>Ngaha </dc:creator><dc:date>2016-06-14T13:45:07</dc:date><text:p text:style-name="P73"><text:span text:style-name="T179">do text</text:span></text:p><text:p text:style-name="P73"><text:span text:style-name="T179">from xhtml(self.portal_urban.decorateHTML('UrbanRetrait1', opinion.getOpinionText()))</text:span></text:p></office:annotation></text:p>
        <text:p text:style-name="P53">que son avis sollicité <text:span text:style-name="T167">le</text:span> <text:text-input text:description="">tool.formatDate(opinion.getEventDate())</text:text-input>, <text:span text:style-name="T168">émis en date du </text:span><text:span text:style-name="T168"><text:text-input text:description="">tool.formatDate(opinion.getDecisionDate())</text:text-input></text:span><text:s/>et réceptionné <text:span text:style-name="T167">le</text:span> <text:text-input text:description="">tool.formatDate(opinion.getReceiptDate())</text:text-input>, sous les références <text:span text:style-name="T147">"</text:span><text:span text:style-name="T146"><text:text-input text:description="">opinion.getReceivedDocumentReference()</text:text-input></text:span><text:span text:style-name="T147">"</text:span>, est <text:span text:style-name="T169"><text:text-input text:description="">opinion.getExternalDecision()</text:text-input></text:span><text:span text:style-name="T66"> ;</text:span> qu'il est libellé comme suit :</text:p>
        <text:p text:style-name="P55"><office:annotation><dc:creator>Ngaha </dc:creator><dc:date>2016-06-14T13:44:03</dc:date><text:p text:style-name="P73"><text:span text:style-name="T179">do text</text:span></text:p><text:p text:style-name="P73"><text:span text:style-name="T179">from xhtml(self.portal_urban.decorateHTML('UrbanItaRetrait3', opinion.getDecisionText()))</text:span></text:p></office:annotation></text:p>
      </text:section>
      <text:p text:style-name="P21"><text:span text:style-name="T72">Considérant que le demandeur a produit des plans modificatifs ayant fait l’objet</text:span><text:span text:style-name="T63">, en application de l’article D.IV.43 du Code,</text:span><text:span text:style-name="T72"> d’un accusé de réception daté du </text:span><text:span text:style-name="T73">…</text:span><text:span text:style-name="T72"> ; que ces plans ont été <text:s/>soumis </text:span><text:span text:style-name="T63">à une </text:span><text:span text:style-name="T67">annonce de projet</text:span><text:span text:style-name="T63"> <text:s/></text:span><text:span text:style-name="T67">enquête publique</text:span><text:span text:style-name="T63"> </text:span><text:span text:style-name="T67">et à </text:span><text:span text:style-name="T73">la consultation de</text:span><text:span text:style-name="T74">s</text:span><text:span text:style-name="T73"> service</text:span><text:span text:style-name="T74">s</text:span><text:span text:style-name="T73"> ou commission</text:span><text:span text:style-name="T74">s suivants : ...</text:span><text:span text:style-name="T72"> ; que </text:span><text:span text:style-name="T73">…</text:span><text:span text:style-name="T72"> ;</text:span></text:p>
      <text:p text:style-name="P35"><text:span text:style-name="T136">C</text:span>onsidérant que l'avis du Fonctionnaire délégué sur les plans modifiés a été sollicité en vertu de l’article <text:span text:style-name="T87">D.IV.15</text:span><text:span text:style-name="T144"> </text:span><text:span text:style-name="T145">(avis facultatif)</text:span> - <text:span text:style-name="T87">D.IV.16 </text:span><text:span text:style-name="T145">(écarts)</text:span><text:span text:style-name="T143"> </text:span>- <text:span text:style-name="T87">D.IV.17 </text:span><text:span text:style-name="T145">(avis conforme)</text:span><text:span text:style-name="T143"> </text:span>du Code en date du <text:span text:style-name="T87">…</text:span> ; que son avis <text:span text:style-name="T87">conforme</text:span> est <text:span text:style-name="T87">réputé favorable par défaut en vertu de l'article <text:s/>D. IV.39 du Code</text:span> <text:span text:style-name="T93">favorable</text:span><text:span text:style-name="T143"> </text:span><text:span text:style-name="T93">conditionnel</text:span><text:span text:style-name="T143"> </text:span><text:span text:style-name="T93">défavorable</text:span><text:span text:style-name="T143"> ; qu'il est libellé comme suit (avis complet </text:span>joint en annexe<text:span text:style-name="T143">) : </text:span><text:span text:style-name="T93">…</text:span><text:span text:style-name="T143"> ;</text:span> </text:p>
      <text:p text:style-name="P14"><text:span text:style-name="T135">C</text:span>onsidérant que <text:span text:style-name="T92">ooo</text:span><text:span text:style-name="T136"> ;</text:span></text:p>
      <text:p text:style-name="P14">Considérant que les charges imposées en vertu de l’article D.IV.54 du Code sont justifiées comme suit : <text:span text:style-name="T87">o</text:span><text:span text:style-name="T92">oo</text:span><text:span text:style-name="T136"> ;</text:span></text:p>
      <text:p text:style-name="P30"><office:annotation><dc:creator>Pierre Millecamps</dc:creator><dc:date>2017-09-06T15:07:39</dc:date><text:p text:style-name="P73"><text:span text:style-name="T178">do text if self.getIsInSubdivision() and not </text:span><text:span text:style-name="T176">'per' in licence_helper.divergence</text:span></text:p></office:annotation>Considérant que le projet respecte les prescriptions urbanistiques du lotissement ;</text:p>
      <text:p text:style-name="P30"><office:annotation><dc:creator>Pierre Millecamps</dc:creator><dc:date>2017-09-06T15:07:51</dc:date><text:p text:style-name="P73"><text:span text:style-name="T178">do text if self.getIsInSubdivision() and </text:span><text:span text:style-name="T176">'per' in licence_helper.divergence</text:span></text:p></office:annotation>Considérant qu'en dehors <text:span text:style-name="T87">de la dérogation sollicitée</text:span> <text:span text:style-name="T59">des dérogations sollicitées</text:span>, le projet respecte les prescriptions urbanistiques du lotissement ;</text:p>
      <text:p text:style-name="P30"><text:soft-page-break/>Considérant que le projet de construction respecte le caractère général de la zone ;</text:p>
      <text:p text:style-name="P30">Considérant que le projet d'agrandissement, situé à l'arrière de la construction principale, n'est pas de nature à compromettre l'harmonie du quartier ;</text:p>
      <text:p text:style-name="P31"><text:span text:style-name="T150"><office:annotation><dc:creator>Pierre Millecamps</dc:creator><dc:date>2017-09-19T16:13:43</dc:date><text:p text:style-name="P73"><text:span text:style-name="T176">do </text:span><text:span text:style-name="T177">text</text:span><text:span text:style-name="T176"> if not licence_helper.derogation and not </text:span><text:span text:style-name="T178">licence_helper.natura_2000</text:span><text:span text:style-name="T176"> and 'gio'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régional d'urbanisme et que </text:span>les travaux projetés ne sont pas d'impact limité ;</text:p>
      <text:p text:style-name="P32"><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vel'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e développement communal et que </text:span>les travaux projetés ne sont pas d'impact limité ;</text:p>
      <text:p text:style-name="P33"><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de co'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communal d'urbanisme et que </text:span>les travaux projetés ne sont pas d'impact limité ;</text:p>
      <text:p text:style-name="P33"><text:span text:style-name="T150"><office:annotation><dc:creator>Pierre Millecamps</dc:creator><dc:date>2017-09-19T16:13:43</dc:date><text:p text:style-name="P73"><text:span text:style-name="T176">do </text:span><text:span text:style-name="T177">text</text:span><text:span text:style-name="T176"> if not licence_helper.derogation and not </text:span><text:span text:style-name="T178">licence_helper.natura_2000</text:span><text:span text:style-name="T176"> and 'per'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permis d'urbanisation et que </text:span>les travaux projetés ne sont pas d'impact limité ;</text:p>
      <text:p text:style-name="P33"><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ori'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orientation local et que </text:span>les travaux projetés ne sont pas d'impact limité ;</text:p>
      <text:p text:style-name="P34"><office:annotation><dc:creator>Pierre Millecamps</dc:creator><dc:date>2017-09-19T16:45:49</dc:date><text:p text:style-name="P73"><text:span text:style-name="T176">do </text:span><text:span text:style-name="T177">text</text:span><text:span text:style-name="T176"> if 'pla' in licence_helper.derogation</text:span></text:p></office:annotation>Considérant qu'en application de l'article D.IV.17, alinéa 1<text:span text:style-name="T45">er</text:span>, 1° du Code, l'avis conforme du Fonctionnaire délégué est requis parce que la demande implique une dérogation au plan de secteur ;</text:p>
      <text:p text:style-name="P34"><office:annotation><dc:creator>Pierre Millecamps</dc:creator><dc:date>2017-09-19T16:45:49</dc:date><text:p text:style-name="P73"><text:span text:style-name="T176">do </text:span><text:span text:style-name="T177">text</text:span><text:span text:style-name="T176"> if 'nor' in licence_helper.derogation</text:span></text:p></office:annotation>Considérant qu'en application de l'article D.IV.17, alinéa 1<text:span text:style-name="T45">er</text:span>, 1° du Code, l'avis conforme du Fonctionnaire délégué est requis parce que la demande implique une dérogation <text:span text:style-name="T123">à </text:span><text:span text:style-name="T96">une </text:span><text:span text:style-name="T87">norme</text:span><text:span text:style-name="T123"> </text:span><text:span text:style-name="T96">des normes</text:span><text:span text:style-name="T123"> du guide régional d'urbanisme</text:span> ;</text:p>
      <text:p text:style-name="P34"><office:annotation><dc:creator>Pierre Millecamps</dc:creator><dc:date>2017-09-19T16:45:49</dc:date><text:p text:style-name="P73"><text:span text:style-name="T178">do text if licence_helper.natura_2000</text:span></text:p></office:annotation>Considérant qu'en application de l'article D.IV.17, alinéa 1<text:span text:style-name="T45">er</text:span>, 2° du Code, l'avis conforme du Fonctionnaire délégué est requis parce que la demande concerne un bien inscrit dans un site Natura 2000 ;</text:p>
      <text:p text:style-name="P50"><office:annotation><dc:creator>Auteur inconnu</dc:creator><dc:date>2017-07-05T15:25:01</dc:date><text:p text:style-name="P73"><text:span text:style-name="T178">do text if 'class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 </text:span><text:span text:style-name="T87">inscrit sur la liste de sauvegarde</text:span> - <text:span text:style-name="T87">classé</text:span> - <text:span text:style-name="T87">soumis provisoirement aux effets du classement</text:span> ;</text:p>
      <text:p text:style-name="P50"><office:annotation><dc:creator>Auteur inconnu</dc:creator><dc:date>2017-07-05T15:31:36</dc:date><text:p text:style-name="P73"><text:span text:style-name="T178">do text if 'zoneprotection'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text:span> situé dans une zone de protection <text:span text:style-name="T152">visée à l'article 209</text:span> du Code wallon du patrimoine <text:span text:style-name="T98">(</text:span><text:span text:style-name="T89">...</text:span><text:span text:style-name="T98">)</text:span> ;</text:p>
      <text:p text:style-name="P50"><office:annotation><dc:creator>Auteur inconnu</dc:creator><dc:date>2017-07-05T15:31:36</dc:date><text:p text:style-name="P73"><text:span text:style-name="T178">do text if 'archeologiqu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text:span> bien <text:span text:style-name="T152">localisé dans un site</text:span> repris à l’inventaire du patrimoine archéologique <text:span text:style-name="T152">visée à l'article 233</text:span> du Code wallon du patrimoine <text:span text:style-name="T98">(</text:span><text:span text:style-name="T89">...</text:span><text:span text:style-name="T98">)</text:span> ;</text:p>
      <text:p text:style-name="P20">Pour les motifs précités ;</text:p>
      <text:p text:style-name="P16">Ouï Monsieur Stéphane LACROIX, Échevin de l'urbanisme, en son rapport ;</text:p>
      <text:p text:style-name="P16">À l'unanimité,</text:p>
      <text:p text:style-name="P45"><text:span text:style-name="T25"><office:annotation><dc:creator>Pierre Millecamps</dc:creator><dc:date>2017-09-07T14:17:50</dc:date><text:p text:style-name="P73"><text:span text:style-name="T176">do </text:span><text:span text:style-name="T177">text</text:span><text:span text:style-name="T176"> if licence_helper.divergence and not licence_helper.derogation</text:span></text:p></office:annotation></text:span><text:span text:style-name="T25">Article 1</text:span><text:span text:style-name="T47">er</text:span><text:span text:style-name="T138"> :<text:tab/></text:span><text:span text:style-name="T21">ÉMET L'AVIS QU'IL Y A LIEU D'ACC</text:span><text:span text:style-name="T23">EPT</text:span><text:span text:style-name="T21">ER</text:span><text:span text:style-name="T82"> </text:span><text:span text:style-name="T40">l</text:span><text:span text:style-name="T41">'écart </text:span><text:span text:style-name="T40">sollicité</text:span><text:span text:style-name="T34"> </text:span><text:span text:style-name="T40">les </text:span><text:span text:style-name="T41">écarts sollicités</text:span><text:span text:style-name="T38"> </text:span><text:span text:style-name="T34">(</text:span><text:span text:style-name="T43">liste des écarts</text:span><text:span text:style-name="T34">) <text:s/></text:span><text:span text:style-name="T37">par </text:span><text:span text:style-name="T36"><text:text-input text:description="Demandeur avec adresse">self.getApplicantsSignaletic(withaddress=False)</text:text-input></text:span><text:span text:style-name="T34">.</text:span></text:p>
      <text:p text:style-name="P43"><text:span text:style-name="T25"><office:annotation><dc:creator>Pierre Millecamps</dc:creator><dc:date>2017-09-07T14:17:50</dc:date><text:p text:style-name="P73"><text:span text:style-name="T176">do </text:span><text:span text:style-name="T177">text</text:span><text:span text:style-name="T176"> if not licence_helper.divergence and licence_helper.derogation</text:span></text:p></office:annotation></text:span><text:span text:style-name="T25">Article 1</text:span><text:span text:style-name="T47">er</text:span><text:span text:style-name="T139"> :<text:tab/></text:span><text:span text:style-name="T21">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sollicitée</text:span><text:span text:style-name="T34"> </text:span><text:span text:style-name="T40">les </text:span><text:span text:style-name="T41">dérogations sollicitées</text:span><text:span text:style-name="T38"> </text:span><text:span text:style-name="T34">(</text:span><text:span text:style-name="T43">liste des dérogations</text:span><text:span text:style-name="T34">).</text:span></text:p>
      <text:p text:style-name="P44"><text:span text:style-name="T25"><office:annotation><dc:creator>Pierre Millecamps</dc:creator><dc:date>2017-09-07T14:17:50</dc:date><text:p text:style-name="P73"><text:span text:style-name="T176">do </text:span><text:span text:style-name="T177">text</text:span><text:span text:style-name="T176"> if licence_helper.divergence and licence_helper.derogation</text:span></text:p></office:annotation></text:span><text:span text:style-name="T25">Article 1</text:span><text:span text:style-name="T47">er</text:span><text:span text:style-name="T139"> :<text:tab/></text:span><text:span text:style-name="T22">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text:span><text:span text:style-name="T42">sollicitée</text:span><text:span text:style-name="T39"> </text:span><text:span text:style-name="T40">les </text:span><text:span text:style-name="T41">dérogations </text:span><text:span text:style-name="T42">sollicitées</text:span><text:span text:style-name="T38"> </text:span><text:span text:style-name="T39">(</text:span><text:span text:style-name="T43">liste des dérogations</text:span><text:span text:style-name="T39">) </text:span><text:span text:style-name="T38">et </text:span><text:span text:style-name="T24">D'ACCEPTER </text:span><text:span text:style-name="T41">l'écart </text:span><text:span text:style-name="T42">sollicité</text:span><text:span text:style-name="T39"> </text:span><text:span text:style-name="T38"><text:s/></text:span><text:span text:style-name="T41">les écarts sollicités</text:span><text:span text:style-name="T38"> </text:span><text:span text:style-name="T34">(</text:span><text:span text:style-name="T43">liste des écarts</text:span><text:span text:style-name="T34">).</text:span></text:p>
      <text:p text:style-name="P41"><text:span text:style-name="T62">Article 2</text:span><text:span text:style-name="T170"> :</text:span><text:tab/><text:span text:style-name="T105">ÉMET UN AVIS FAVORABLE</text:span> sur la demande de permis d'urbanisme<text:span text:style-name="T87">, sous réserve</text:span> :</text:p>
      <text:p text:style-name="P38">-<text:tab/>de respecter le niveau du sol naturel sur une largeur d'1 mètre le long des limites mitoyennes de la parcelle, sauf en ce qui concerne la rampe d'accès commune avec la parcelle voisine, qui ne pourra être réalisée qu'avec l'accord explicite du <text:span text:style-name="T148">propriétaire concerné</text:span>, à présenter au collège avant la délivrance du permis d'urbanisme;</text:p>
      <text:p text:style-name="P38">-<text:tab/>de se conformer aux avis susvisés des différents services consultés dont, plus particulièrement, celui d<text:span text:style-name="T148">e la zone de secours </text:span>, favorable à condition de prévoir des modifications qui nécessiteront l'introduction de nouveaux plans, modifiés en conséquence et visés par le Service régional d'Incendie, <text:span text:style-name="T62">avant la délivrance du permis d'urbanisme</text:span>;</text:p>
      <text:p text:style-name="P38">-<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dérogation à solliciter auprès du collège communal au moyen des formulaires ad hoc);</text:p>
      <text:p text:style-name="P38">-<text:tab/>de supprimer le filtre bactérien;</text:p>
      <text:p text:style-name="P38"><text:soft-page-break/>-<text:tab/>de raccorder toutes les évacuations d'eaux usées à la nouvelle fosse septique "toutes eaux";</text:p>
      <text:p text:style-name="P38">-<text:tab/>d'installer une fosse septique toutes eaux (by-passable et munie d'un dégraisseur) pour le traitement des eaux usées et un regard de visite accessible avant le rejet dans l'égout public.</text:p>
      <text:p text:style-name="P38">-<text:tab/>de raccorder l'évacuation des eaux pluviales au réseau d'égouts de l'habitation;</text:p>
      <text:p text:style-name="P38">-<text:tab/>lors des vidanges de la piscine, de faire évacuer les eaux par un vidangeur, tout déversement de celles-ci dans les égouts publics étant interdit;</text:p>
      <text:p text:style-name="P38">-<text:span text:style-name="T137"><text:tab/></text:span>d'introduire, préalablement à la délivrance du permis d'urbanisme,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me;</text:p>
      <text:p text:style-name="P38">-<text:span text:style-name="T13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8">-<text:tab/><text:span text:style-name="T140">d</text:span>e présenter au collège, avant la délivrance du permis d'urbanisme,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8">-<text:tab/>appliquer la peinture extérieure dans les deux ans de la fin de la construction, dans une teinte à soumettre à l'accord préalable du collège, </text:p>
      <text:p text:style-name="P38">-<text:tab/>de présenter au collège, avant la délivrance du permis d'urbanisme, l'autorisation des services de la Division de l'Eau, pour le rejet des eaux pluviales dans le Hain;</text:p>
      <text:p text:style-name="P38">-<text:tab/>d'obtenir, préalablement à la délivrance du permis d'urbanisme, l'autorisation du collège provincial du Brabant wallon pour la dérogation sollicitée;</text:p>
      <text:p text:style-name="P40"><text:span text:style-name="T62"><office:annotation><dc:creator>Pierre Millecamps</dc:creator><dc:date>2017-09-20T10:51:53</dc:date><text:p text:style-name="P73"><text:span text:style-name="T176">do </text:span><text:span text:style-name="T177">text</text:span><text:span text:style-name="T176"> if licence_helper.divergence and not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text:span text:style-name="T83"> </text:span><text:span text:style-name="T94">d'écart</text:span><text:span text:style-name="T85"> </text:span><text:span text:style-name="T97">d'écarts</text:span><text:span text:style-name="T83">.</text:span></text:p>
      <text:p text:style-name="P41"><text:span text:style-name="T62"><office:annotation><dc:creator>Pierre Millecamps</dc:creator><dc:date>2017-09-20T10:51:53</dc:date><text:p text:style-name="P73"><text:span text:style-name="T176">do </text:span><text:span text:style-name="T177">text</text:span><text:span text:style-name="T176"> if not licence_helper.divergence and licence_helper.derogation</text:span></text:p></office:annotation></text:span><text:span text:style-name="T62">Article 3</text:span><text:span text:style-name="T170"> :</text:span><text:tab/><text:span text:style-name="T105">DÉCIDE</text:span> de solliciter l<text:span text:style-name="T153">'avis conforme</text:span> du Fonctionnaire délégué sur la demande <text:span text:style-name="T86">de </text:span><text:span text:style-name="T97">dérogation</text:span><text:span text:style-name="T140"> </text:span><text:span text:style-name="T83"><text:s/></text:span><text:span text:style-name="T87">dérogation</text:span><text:span text:style-name="T97">s</text:span><text:span text:style-name="T83">.</text:span></text:p>
      <text:p text:style-name="P41"><text:span text:style-name="T62"><office:annotation><dc:creator>Pierre Millecamps</dc:creator><dc:date>2017-09-20T10:51:53</dc:date><text:p text:style-name="P73"><text:span text:style-name="T176">do </text:span><text:span text:style-name="T177">text</text:span><text:span text:style-name="T176"> if licence_helper.divergence and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 <text:span text:style-name="T94">d'écart</text:span><text:span text:style-name="T140"> </text:span><text:span text:style-name="T94">d'écarts</text:span><text:span text:style-name="T140"> et son avis conforme sur la demande </text:span><text:span text:style-name="T85">de </text:span><text:span text:style-name="T94">dérogation</text:span><text:span text:style-name="T85"> </text:span><text:span text:style-name="T87">dérogation</text:span><text:span text:style-name="T97">s</text:span><text:span text:style-name="T83">.</text:span></text:p>
      <text:p text:style-name="P42">La présente délibération sera transmise au Fonctionnaire délégué du centre de Wavre de la DGO4 <text:span text:style-name="T155">(</text:span>Aménagement du Territoire, Logement, Patrimoine et Énergie<text:span text:style-name="T155">)</text:span>, accompagnée du dossier d'instruction de la demande.</text:p>
      <text:p text:style-name="Standard"/>
      <text:p text:style-name="Standard"><text:span text:style-name="T63"><office:annotation><dc:creator>Gauthier Bastien</dc:creator><dc:date>2011-01-13T14:56:41</dc:date><text:p text:style-name="P73"><text:span text:style-name="T175">do text</text:span></text:p><text:p text:style-name="P73"><text:span text:style-name="T175">from document(at=signatures, format='odt')</text:span></text:p></office:annotation></text:span><text:span text:style-name="T68">Import depuis signatures.odt</text:span></text:p>
      <text:p text:style-name="Standard"/>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font-pitch="variable" style:name="Wingdings" svg:font-family="Wingdings"/>
    <style:font-face style:name="Lohit Hindi1" svg:font-family="'Lohit Hindi'"/>
    <style:font-face style:name="OpenSymbol" svg:font-family="OpenSymbol"/>
    <style:font-face style:font-adornments="Normal" style:name="Segoe UI" svg:font-family="'Segoe UI'"/>
    <style:font-face style:name="StarSymbol" svg:font-family="StarSymbol"/>
    <style:font-face style:font-family-generic="modern" style:name="Courier New" svg:font-family="'Courier New'"/>
    <style:font-face style:font-family-generic="swiss" style:name="DejaVu Sans1" svg:font-family="'DejaVu Sans'"/>
    <style:font-face style:font-family-generic="swiss" style:name="Ubuntu1" svg:font-family="Ubuntu"/>
    <style:font-face style:font-family-generic="modern" style:font-pitch="fixed" style:name="Courier New1" svg:font-family="'Courier New'"/>
    <style:font-face style:font-pitch="variable" style:name="DejaVu Sans" svg:font-family="'DejaVu Sans'"/>
    <style:font-face style:font-pitch="variable" style:name="Lucida Sans Unicode" svg:font-family="'Lucida Sans Unicode'"/>
    <style:font-face style:font-pitch="variable" style:name="Tahoma1" svg:font-family="Tahoma"/>
    <style:font-face style:font-family-generic="roman" style:font-pitch="variable" style:name="Liberation Serif" svg:font-family="'Liberation Serif'"/>
    <style:font-face style:font-family-generic="roman" style:font-pitch="variable" style:name="Symbol" svg:font-family="Symbol"/>
    <style:font-face style:font-family-generic="roman" style:font-pitch="variable" style:name="Times" svg:font-family="Times"/>
    <style:font-face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1" svg:font-family="Arial"/>
    <style:font-face style:font-adornments="Normal" style:font-family-generic="swiss" style:font-pitch="variable" style:name="Arial2"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Tahoma" svg:font-family="Tahoma"/>
    <style:font-face style:font-family-generic="swiss" style:font-pitch="variable" style:name="Times New Roman1" svg:font-family="'Times New Roman'"/>
    <style:font-face style:font-family-generic="swiss" style:font-pitch="variable" style:name="Ubuntu" svg:font-family="Ubuntu"/>
    <style:font-face style:font-family-generic="system" style:font-pitch="variable" style:name="DejaVu Sans3" svg:font-family="'DejaVu Sans'"/>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WenQuanYi Micro Hei" svg:font-family="'WenQuanYi Micro Hei'"/>
  </office:font-face-decls>
  <office:automatic-styles>
    <style:style style:family="paragraph" style:name="P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font-size="10pt" style:font-name="Arial" style:font-size-asian="10pt" style:font-size-complex="10pt"/>
    </style:style>
    <style:style style:family="paragraph" style:name="P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style:font-name="Arial" style:font-size-asian="10pt" style:font-size-complex="10pt"/>
    </style:style>
    <style:style style:family="paragraph" style:name="P4"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4e5865" style:font-name="Arial" style:font-size-asian="10pt" style:font-size-complex="10pt"/>
    </style:style>
    <style:style style:family="paragraph" style:name="P5"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178de4" officeooo:rsid="01178de4" style:font-name="Arial" style:font-size-asian="10pt" style:font-size-complex="10pt"/>
    </style:style>
    <style:style style:family="paragraph" style:name="P6"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042b7" style:font-name="Arial" style:font-name-complex="Calibri" style:font-size-asian="10pt" style:font-size-complex="10pt"/>
    </style:style>
    <style:style style:family="paragraph" style:name="P7"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8"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9"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name="P10"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2042b7" style:font-name="Arial" style:font-name-complex="Calibri" style:font-size-asian="10pt" style:font-size-complex="10pt"/>
    </style:style>
    <style:style style:family="paragraph" style:name="P1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b8d081" style:font-name="Arial" style:font-size-asian="10pt" style:font-size-complex="10pt"/>
    </style:style>
    <style:style style:family="paragraph" style:name="P1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style>
    <style:style style:family="paragraph" style:name="P1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4"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15"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7a7a32" style:font-name="Arial" style:font-name-complex="Calibri" style:font-size-asian="10pt" style:font-size-complex="10pt"/>
    </style:style>
    <style:style style:family="paragraph" style:name="P16"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officeooo:rsid="00180853" style:font-name="Arial" style:font-name-complex="Calibri" style:font-size-asian="10pt" style:font-size-complex="10pt"/>
    </style:style>
    <style:style style:family="paragraph" style:name="P17"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officeooo:paragraph-rsid="00eade3b" style:font-name="Arial" style:font-size-asian="10pt" style:font-size-complex="10pt"/>
    </style:style>
    <style:style style:family="paragraph" style:name="P18"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fo:country="BE" fo:font-size="10pt" fo:language="fr" officeooo:paragraph-rsid="007a7a32" style:font-name="Arial" style:font-name-complex="Calibri" style:font-size-asian="10pt" style:font-size-complex="10pt"/>
    </style:style>
    <style:style style:family="paragraph" style:name="P19"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7a7a32"/>
    </style:style>
    <style:style style:family="paragraph" style:name="P20"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use-window-font-color="true"/>
    </style:style>
    <style:style style:family="paragraph" style:name="P21"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officeooo:paragraph-rsid="0150c5e6" style:use-window-font-color="true"/>
    </style:style>
    <style:style style:family="paragraph" style:name="P22"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language="fr" officeooo:paragraph-rsid="0139991b" style:font-name="Arial" style:font-name-complex="Calibri" style:font-size-asian="10pt" style:font-size-complex="10pt"/>
    </style:style>
    <style:style style:family="paragraph" style:name="P23"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font-weight="normal" fo:language="fr" officeooo:paragraph-rsid="0139991b" style:font-name="Arial" style:font-name-complex="Calibri" style:font-size-asian="10pt" style:font-size-complex="10pt" style:font-weight-asian="normal" style:font-weight-complex="normal"/>
    </style:style>
    <style:style style:family="paragraph" style:name="P24"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7fc63b"/>
    </style:style>
    <style:style style:family="paragraph" style:name="P25"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8307ff"/>
    </style:style>
    <style:style style:family="paragraph" style:name="P26"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139991b"/>
    </style:style>
    <style:style style:family="paragraph" style:name="P27"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fo:background-color="transparent" fo:font-style="normal" fo:font-weight="normal" officeooo:paragraph-rsid="0150c5e6" style:font-style-asian="normal" style:font-weight-asian="normal" style:font-weight-complex="normal" style:use-window-font-color="true"/>
    </style:style>
    <style:style style:family="paragraph" style:master-page-name="" style:name="P28" style:parent-style-name="UrbanBody">
      <style:paragraph-properties fo:margin-bottom="0cm" fo:margin-left="0cm" fo:margin-right="0cm" fo:margin-top="0.199cm" fo:text-align="justify" fo:text-indent="1.499cm" loext:contextual-spacing="false" style:auto-text-indent="false" style:justify-single-word="false" style:page-number="auto">
        <style:tab-stops/>
      </style:paragraph-properties>
    </style:style>
    <style:style style:family="paragraph" style:name="P29" style:parent-style-name="Standard">
      <style:paragraph-properties fo:border-bottom="none" fo:border-left="none" fo:border-right="none" fo:border-top="0.06pt solid #000000" fo:line-height="100%" fo:margin-bottom="0cm" fo:margin-left="0cm" fo:margin-right="0cm" fo:margin-top="0.199cm" fo:padding="0.3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family="paragraph" style:name="P30"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0d409d3" officeooo:rsid="00ce6fa9" style:font-name="Arial" style:font-name-complex="Calibri" style:font-size-asian="10pt" style:font-size-complex="10pt"/>
    </style:style>
    <style:style style:family="paragraph" style:name="P31"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40da" officeooo:rsid="0015324f" style:font-name="Arial" style:font-name-complex="Calibri" style:font-size-asian="10pt" style:font-size-complex="10pt" style:use-window-font-color="true"/>
    </style:style>
    <style:style style:family="paragraph" style:name="P32"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d213" officeooo:rsid="0015324f" style:font-name="Arial" style:font-name-complex="Calibri" style:font-size-asian="10pt" style:font-size-complex="10pt" style:use-window-font-color="true"/>
    </style:style>
    <style:style style:family="paragraph" style:name="P33"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a919a" officeooo:rsid="0015324f" style:font-name="Arial" style:font-name-complex="Calibri" style:font-size-asian="10pt" style:font-size-complex="10pt" style:use-window-font-color="true"/>
    </style:style>
    <style:style style:family="paragraph" style:name="P34"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be8ff" officeooo:rsid="010be8ff" style:font-name="Arial" style:font-name-complex="Calibri" style:font-size-asian="10pt" style:font-size-complex="10pt" style:use-window-font-color="true"/>
    </style:style>
    <style:style style:family="paragraph" style:name="P35" style:parent-style-name="Corps_20_de_20_texte_20_3">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use-window-font-color="true"/>
    </style:style>
    <style:style style:family="paragraph" style:name="P36" style:parent-style-name="UrbanBody">
      <style:paragraph-properties fo:margin-left="2cm" fo:margin-right="0cm" fo:text-align="justify" fo:text-indent="-2cm" style:auto-text-indent="false" style:justify-single-word="false">
        <style:tab-stops>
          <style:tab-stop style:position="2cm"/>
        </style:tab-stops>
      </style:paragraph-properties>
      <style:text-properties officeooo:paragraph-rsid="003d29fa"/>
    </style:style>
    <style:style style:family="paragraph" style:name="P37" style:parent-style-name="UrbanBody">
      <style:paragraph-properties fo:margin-bottom="0cm" fo:margin-left="2cm" fo:margin-right="0cm" fo:margin-top="0.801cm" fo:text-align="justify" fo:text-indent="-2cm" loext:contextual-spacing="false" style:auto-text-indent="false" style:justify-single-word="false" style:shadow="none">
        <style:tab-stops>
          <style:tab-stop style:position="2cm"/>
        </style:tab-stops>
      </style:paragraph-properties>
      <style:text-properties officeooo:paragraph-rsid="002de06a"/>
    </style:style>
    <style:style style:family="paragraph" style:name="P38" style:parent-style-name="Text_20_body">
      <style:paragraph-properties fo:margin-bottom="0cm" fo:margin-left="0.3cm" fo:margin-right="0cm" fo:margin-top="0.101cm" fo:text-align="justify" fo:text-indent="-0.3cm" loext:contextual-spacing="false" style:auto-text-indent="false" style:justify-single-word="false"/>
      <style:text-properties fo:color="#996600" fo:font-size="10pt" officeooo:paragraph-rsid="0115501a" style:font-name="Arial" style:font-size-asian="10pt" style:font-size-complex="10pt"/>
    </style:style>
    <style:style style:family="paragraph" style:master-page-name="" style:name="P39" style:parent-style-name="UrbanTable">
      <style:paragraph-properties fo:margin-bottom="0cm" fo:margin-left="0cm" fo:margin-right="0.3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name="P40"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style:font-name="Arial" style:font-size-asian="10pt" style:font-size-complex="10pt"/>
    </style:style>
    <style:style style:family="paragraph" style:name="P41"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officeooo:paragraph-rsid="0115501a" style:font-name="Arial" style:font-size-asian="10pt" style:font-size-complex="10pt"/>
    </style:style>
    <style:style style:family="paragraph" style:name="P42" style:parent-style-name="Text_20_body">
      <style:paragraph-properties fo:margin-bottom="0cm" fo:margin-top="0.199cm" loext:contextual-spacing="false"/>
      <style:text-properties fo:font-size="10pt" officeooo:paragraph-rsid="0115501a" style:font-name="Arial" style:font-size-asian="10pt" style:font-size-complex="10pt"/>
    </style:style>
    <style:style style:family="paragraph" style:master-page-name="" style:name="P43"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e373ac" style:font-name="Arial" style:font-size-asian="10pt" style:font-size-complex="10pt" style:text-underline-style="none"/>
    </style:style>
    <style:style style:family="paragraph" style:master-page-name="" style:name="P44"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text-underline-style="none"/>
    </style:style>
    <style:style style:family="paragraph" style:master-page-name="" style:name="P45"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style>
    <style:style style:family="paragraph" style:name="P46"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shadow="none">
        <style:tab-stops/>
      </style:paragraph-properties>
      <style:text-properties fo:font-size="10pt" fo:font-weight="normal" officeooo:paragraph-rsid="00af18cc" officeooo:rsid="00ae6ab1" style:font-name="Arial" style:font-size-asian="10pt" style:font-size-complex="10pt" style:font-weight-asian="normal" style:font-weight-complex="normal"/>
    </style:style>
    <style:style style:family="paragraph" style:name="P47"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weight="bold" fo:language="fr" officeooo:paragraph-rsid="011b98a7" officeooo:rsid="00e373ac" style:font-name="Arial" style:font-name-complex="Calibri" style:font-size-asian="16pt" style:font-size-complex="16pt" style:font-weight-asian="bold"/>
    </style:style>
    <style:style style:family="paragraph" style:name="P48"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style="normal" fo:font-weight="bold" fo:language="fr" officeooo:paragraph-rsid="011b98a7" officeooo:rsid="00e373ac" style:font-name="Arial" style:font-name-complex="Times New Roman2" style:font-size-asian="16pt" style:font-size-complex="16pt" style:font-style-asian="normal" style:font-style-complex="normal" style:font-weight-asian="bold" style:font-weight-complex="bold" style:text-underline-style="none"/>
    </style:style>
    <style:style style:family="paragraph" style:name="P49" style:parent-style-name="UrbanBody">
      <style:text-properties fo:color="#000000" officeooo:paragraph-rsid="01178de4"/>
    </style:style>
    <style:style style:family="paragraph" style:name="P50" style:parent-style-name="UrbanBody">
      <style:text-properties officeooo:paragraph-rsid="01136514" style:use-window-font-color="true"/>
    </style:style>
    <style:style style:family="paragraph" style:name="P51" style:parent-style-name="Standard">
      <style:paragraph-properties fo:line-height="100%" fo:margin-bottom="0cm" fo:margin-left="0.238cm" fo:margin-right="0cm" fo:margin-top="0cm" fo:text-align="justify" fo:text-indent="-0.238cm" loext:contextual-spacing="false" style:auto-text-indent="false" style:justify-single-word="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2" style:parent-style-name="Standard">
      <style:paragraph-properties fo:line-height="100%" fo:margin-bottom="0cm" fo:margin-left="0cm" fo:margin-right="0cm" fo:margin-top="0.199cm" fo:text-align="justify" fo:text-indent="1.535cm" loext:contextual-spacing="false" style:auto-text-indent="false" style:justify-single-word="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3" style:parent-style-name="UrbanRetrait1">
      <style:text-properties fo:background-color="transparent" officeooo:paragraph-rsid="0150c5e6"/>
    </style:style>
    <style:style style:family="paragraph" style:name="P54" style:parent-style-name="UrbanRetrait1">
      <style:text-properties officeooo:paragraph-rsid="0150c5e6"/>
    </style:style>
    <style:style style:family="paragraph" style:name="P55" style:parent-style-name="UrbanItaRetrait3">
      <style:text-properties officeooo:paragraph-rsid="0150c5e6"/>
    </style:style>
    <style:style style:family="paragraph" style:name="P56" style:parent-style-name="UrbanList1">
      <style:paragraph-properties fo:margin-bottom="0cm" fo:margin-top="0.101cm" loext:contextual-spacing="false"/>
      <style:text-properties officeooo:paragraph-rsid="0150c5e6"/>
    </style:style>
    <style:style style:family="paragraph" style:master-page-name="Standard" style:name="P57"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page-number="auto" style:shadow="none">
        <style:tab-stops/>
      </style:paragraph-properties>
      <style:text-properties officeooo:paragraph-rsid="00aa8d8f" style:font-name="Arial"/>
    </style:style>
    <style:style style:family="paragraph" style:list-style-name="WW8Num6" style:name="P58"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6" style:name="P59"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6f5e8" style:font-name="Arial" style:font-name-complex="Calibri" style:font-size-asian="10pt" style:font-size-complex="10pt"/>
    </style:style>
    <style:style style:family="paragraph" style:list-style-name="WW8Num10" style:name="P60"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99b16" style:font-name="Arial" style:font-name-complex="Calibri" style:font-size-asian="10pt" style:font-size-complex="10pt"/>
    </style:style>
    <style:style style:family="paragraph" style:list-style-name="WW8Num10" style:name="P61"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list-style-name="WW8Num10" style:name="P62"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list-style-name="WW8Num6" style:name="P63"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92f30" style:font-name="Arial" style:font-size-asian="10pt" style:font-size-complex="10pt"/>
    </style:style>
    <style:style style:family="paragraph" style:list-style-name="WW8Num10" style:name="P64"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5c5ed" style:font-name="Arial" style:font-size-asian="10pt" style:font-size-complex="10pt"/>
    </style:style>
    <style:style style:family="paragraph" style:list-style-name="WW8Num6" style:name="P65"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d774f" style:font-name="Arial" style:font-size-asian="10pt" style:font-size-complex="10pt" style:use-window-font-color="true"/>
    </style:style>
    <style:style style:family="paragraph" style:list-style-name="WW8Num6" style:name="P66"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965a6" style:font-name="Arial" style:font-size-asian="10pt" style:font-size-complex="10pt" style:use-window-font-color="true"/>
    </style:style>
    <style:style style:family="paragraph" style:list-style-name="WW8Num6" style:name="P67"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57a347" style:font-name="Arial" style:font-size-asian="10pt" style:font-size-complex="10pt" style:use-window-font-color="true"/>
    </style:style>
    <style:style style:family="paragraph" style:list-style-name="WW8Num6" style:master-page-name="" style:name="P68"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officeooo:paragraph-rsid="0057a347" style:font-name="Arial" style:font-size-asian="10pt" style:font-size-complex="10pt" style:use-window-font-color="true"/>
    </style:style>
    <style:style style:family="paragraph" style:list-style-name="WW8Num10" style:master-page-name="" style:name="P69"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281b10" style:font-name="Arial" style:font-size-asian="10pt" style:font-size-complex="10pt" style:use-window-font-color="true"/>
    </style:style>
    <style:style style:family="paragraph" style:list-style-name="WW8Num10" style:master-page-name="" style:name="P70"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list-style-name="L1" style:master-page-name="" style:name="P71" style:parent-style-name="UrbanTable">
      <style:paragraph-properties fo:margin-bottom="0cm" fo:margin-left="0cm" fo:margin-right="0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list-style-name="L2" style:name="P72" style:parent-style-name="UrbanTable">
      <style:paragraph-properties fo:margin-left="0.3cm" fo:margin-right="0cm" fo:text-align="justify" fo:text-indent="-0.3cm" style:auto-text-indent="false" style:justify-single-word="false"/>
      <style:text-properties fo:color="#0066ff"/>
    </style:style>
    <style:style style:family="paragraph" style:name="P7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weight-asian="normal"/>
    </style:style>
    <style:style style:family="text" style:name="T2">
      <style:text-properties fo:font-style="normal" fo:font-weight="normal" officeooo:rsid="01178de4" style:font-style-asian="normal" style:font-weight-asian="normal"/>
    </style:style>
    <style:style style:family="text" style:name="T3">
      <style:text-properties fo:background-color="transparent" fo:font-style="normal" fo:font-weight="normal" loext:char-shading-value="0" style:font-style-asian="normal" style:font-weight-asian="normal"/>
    </style:style>
    <style:style style:family="text" style:name="T4">
      <style:text-properties fo:background-color="transparent" fo:font-style="normal" fo:font-weight="normal" loext:char-shading-value="0" officeooo:rsid="01187c78" style:font-style-asian="normal" style:font-weight-asian="normal"/>
    </style:style>
    <style:style style:family="text" style:name="T5">
      <style:text-properties fo:background-color="#ffff00" fo:font-style="normal" fo:font-weight="normal" loext:char-shading-value="0" style:font-style-asian="normal" style:font-weight-asian="normal"/>
    </style:style>
    <style:style style:family="text" style:name="T6">
      <style:text-properties fo:font-style="normal" fo:font-weight="normal" officeooo:rsid="008a4761" style:font-style-asian="normal" style:font-weight-asian="normal" style:text-underline-style="none"/>
    </style:style>
    <style:style style:family="text" style:name="T7">
      <style:text-properties fo:country="BE" fo:font-size="20pt" fo:font-weight="bold" fo:language="fr" style:font-name-complex="Calibri" style:font-size-asian="20pt" style:font-size-complex="20pt" style:font-weight-asian="bold"/>
    </style:style>
    <style:style style:family="text" style:name="T8">
      <style:text-properties fo:country="BE" fo:font-size="20pt" fo:font-weight="bold" fo:language="fr" officeooo:rsid="0013fc08" style:font-name-complex="Calibri" style:font-size-asian="20pt" style:font-size-complex="20pt" style:font-weight-asian="bold"/>
    </style:style>
    <style:style style:family="text" style:name="T9">
      <style:text-properties fo:country="BE" fo:font-size="20pt" fo:font-weight="bold" fo:language="fr" officeooo:rsid="00e32e40" style:font-name-complex="Calibri" style:font-size-asian="20pt" style:font-size-complex="20pt" style:font-weight-asian="bold"/>
    </style:style>
    <style:style style:family="text" style:name="T10">
      <style:text-properties style:font-name-complex="Calibri"/>
    </style:style>
    <style:style style:family="text" style:name="T11">
      <style:text-properties officeooo:rsid="00b8d081" style:font-name-complex="Calibri"/>
    </style:style>
    <style:style style:family="text" style:name="T12">
      <style:text-properties officeooo:rsid="0133485c" style:font-name-complex="Calibri"/>
    </style:style>
    <style:style style:family="text" style:name="T13">
      <style:text-properties fo:country="BE" fo:language="fr" style:font-name-complex="Calibri"/>
    </style:style>
    <style:style style:family="text" style:name="T14">
      <style:text-properties fo:country="BE" fo:language="fr" officeooo:rsid="00180853" style:font-name-complex="Calibri"/>
    </style:style>
    <style:style style:family="text" style:name="T15">
      <style:text-properties fo:country="BE" fo:language="fr" officeooo:rsid="002f2002" style:font-name-complex="Calibri"/>
    </style:style>
    <style:style style:family="text" style:name="T16">
      <style:text-properties fo:country="BE" fo:language="fr" officeooo:rsid="0045c5ed" style:font-name-complex="Calibri"/>
    </style:style>
    <style:style style:family="text" style:name="T17">
      <style:text-properties fo:country="BE" fo:language="fr" officeooo:rsid="004965a6" style:font-name-complex="Calibri"/>
    </style:style>
    <style:style style:family="text" style:name="T18">
      <style:text-properties fo:country="BE" fo:language="fr" officeooo:rsid="004d774f" style:font-name-complex="Calibri"/>
    </style:style>
    <style:style style:family="text" style:name="T19">
      <style:text-properties fo:country="BE" fo:language="fr" officeooo:rsid="00537b2e" style:font-name-complex="Calibri"/>
    </style:style>
    <style:style style:family="text" style:name="T20">
      <style:text-properties fo:country="BE" fo:language="fr" officeooo:rsid="014e5865" style:font-name-complex="Calibri"/>
    </style:style>
    <style:style style:family="text" style:name="T21">
      <style:text-properties fo:country="BE" fo:font-weight="bold" fo:language="fr" officeooo:rsid="00e32e40" style:font-name-complex="Calibri" style:font-weight-asian="bold"/>
    </style:style>
    <style:style style:family="text" style:name="T22">
      <style:text-properties fo:country="BE" fo:font-weight="bold" fo:language="fr" officeooo:rsid="00e32e40" style:font-name-complex="Calibri" style:font-weight-asian="bold" style:font-weight-complex="normal"/>
    </style:style>
    <style:style style:family="text" style:name="T23">
      <style:text-properties fo:country="BE" fo:font-weight="bold" fo:language="fr" officeooo:rsid="013d74f4" style:font-name-complex="Calibri" style:font-weight-asian="bold"/>
    </style:style>
    <style:style style:family="text" style:name="T24">
      <style:text-properties fo:background-color="transparent" fo:country="BE" fo:font-weight="bold" fo:language="fr" loext:char-shading-value="0" officeooo:rsid="013d74f4" style:font-name-complex="Calibri" style:font-weight-asian="bold" style:font-weight-complex="bold"/>
    </style:style>
    <style:style style:family="text" style:name="T25">
      <style:text-properties fo:country="BE" fo:font-weight="normal" fo:language="fr" officeooo:rsid="00e32e40" style:font-name-complex="Calibri" style:font-weight-asian="normal" style:font-weight-complex="normal" style:text-underline-color="font-color" style:text-underline-style="solid" style:text-underline-width="auto"/>
    </style:style>
    <style:style style:family="text" style:name="T26">
      <style:text-properties fo:country="BE" fo:language="fr" style:font-name-complex="Arial"/>
    </style:style>
    <style:style style:family="text" style:name="T27">
      <style:text-properties fo:background-color="transparent" fo:country="BE" fo:language="fr" loext:char-shading-value="0" style:font-name-complex="Calibri"/>
    </style:style>
    <style:style style:family="text" style:name="T28">
      <style:text-properties fo:background-color="transparent" fo:country="BE" fo:language="fr" loext:char-shading-value="0" officeooo:rsid="004d774f" style:font-name-complex="Calibri"/>
    </style:style>
    <style:style style:family="text" style:name="T29">
      <style:text-properties fo:background-color="transparent" fo:country="BE" fo:language="fr" loext:char-shading-value="0" officeooo:rsid="004965a6" style:font-name-complex="Calibri"/>
    </style:style>
    <style:style style:family="text" style:name="T30">
      <style:text-properties fo:background-color="transparent" fo:country="BE" fo:language="fr" loext:char-shading-value="0" officeooo:rsid="00537b2e" style:font-name-complex="Calibri"/>
    </style:style>
    <style:style style:family="text" style:name="T31">
      <style:text-properties fo:country="BE" fo:language="fr" style:font-name-asian="Arial" style:font-name-complex="Arial"/>
    </style:style>
    <style:style style:family="text" style:name="T32">
      <style:text-properties fo:background-color="#ffff00" fo:country="BE" fo:language="fr" loext:char-shading-value="0" style:font-name-complex="Calibri"/>
    </style:style>
    <style:style style:family="text" style:name="T33">
      <style:text-properties fo:background-color="#ffff00" fo:country="BE" fo:language="fr" loext:char-shading-value="0" officeooo:rsid="004d774f" style:font-name-complex="Calibri"/>
    </style:style>
    <style:style style:family="text" style:name="T34">
      <style:text-properties fo:country="BE" fo:font-weight="normal" fo:language="fr" officeooo:rsid="00e32e40" style:font-name-complex="Calibri" style:font-weight-asian="normal" style:font-weight-complex="normal"/>
    </style:style>
    <style:style style:family="text" style:name="T35">
      <style:text-properties fo:country="BE" fo:font-weight="normal" fo:language="fr" officeooo:rsid="01270123" style:font-name-complex="Calibri" style:font-weight-asian="normal" style:font-weight-complex="normal"/>
    </style:style>
    <style:style style:family="text" style:name="T36">
      <style:text-properties fo:country="BE" fo:font-weight="normal" fo:language="fr" officeooo:rsid="0131966a" style:font-name-complex="Calibri" style:font-weight-asian="normal" style:font-weight-complex="normal"/>
    </style:style>
    <style:style style:family="text" style:name="T37">
      <style:text-properties fo:country="BE" fo:font-weight="normal" fo:language="fr" officeooo:rsid="013d74f4" style:font-name-complex="Calibri" style:font-weight-asian="normal" style:font-weight-complex="normal"/>
    </style:style>
    <style:style style:family="text" style:name="T38">
      <style:text-properties fo:background-color="transparent" fo:country="BE" fo:font-weight="normal" fo:language="fr" loext:char-shading-value="0" officeooo:rsid="00e373ac" style:font-name-complex="Calibri" style:font-weight-asian="normal" style:font-weight-complex="normal"/>
    </style:style>
    <style:style style:family="text" style:name="T39">
      <style:text-properties fo:background-color="transparent" fo:country="BE" fo:font-weight="normal" fo:language="fr" loext:char-shading-value="0" officeooo:rsid="00e32e40" style:font-name-complex="Calibri" style:font-weight-asian="normal" style:font-weight-complex="normal"/>
    </style:style>
    <style:style style:family="text" style:name="T40">
      <style:text-properties fo:background-color="#ffff00" fo:country="BE" fo:font-weight="normal" fo:language="fr" loext:char-shading-value="0" officeooo:rsid="00e32e40" style:font-name-complex="Calibri" style:font-weight-asian="normal" style:font-weight-complex="normal"/>
    </style:style>
    <style:style style:family="text" style:name="T41">
      <style:text-properties fo:background-color="#ffff00" fo:country="BE" fo:font-weight="normal" fo:language="fr" loext:char-shading-value="0" officeooo:rsid="00e373ac" style:font-name-complex="Calibri" style:font-weight-asian="normal" style:font-weight-complex="normal"/>
    </style:style>
    <style:style style:family="text" style:name="T42">
      <style:text-properties fo:background-color="#ffff00" fo:country="BE" fo:font-weight="normal" fo:language="fr" loext:char-shading-value="0" officeooo:rsid="01411998" style:font-name-complex="Calibri" style:font-weight-asian="normal" style:font-weight-complex="normal"/>
    </style:style>
    <style:style style:family="text" style:name="T43">
      <style:text-properties fo:background-color="#ffff00" fo:country="BE" fo:font-style="italic" fo:font-weight="normal" fo:language="fr" loext:char-shading-value="0" officeooo:rsid="00ec8bb2" style:font-name-complex="Calibri" style:font-style-asian="italic" style:font-style-complex="italic" style:font-weight-asian="normal" style:font-weight-complex="normal"/>
    </style:style>
    <style:style style:family="text" style:name="T44">
      <style:text-properties fo:background-color="#99ff99" fo:country="BE" fo:language="fr" loext:char-shading-value="0" style:font-name-complex="Calibri"/>
    </style:style>
    <style:style style:family="text" style:name="T45">
      <style:text-properties style:text-position="super 58%"/>
    </style:style>
    <style:style style:family="text" style:name="T46">
      <style:text-properties fo:country="BE" fo:language="fr" style:font-name-complex="Calibri" style:text-position="super 58%"/>
    </style:style>
    <style:style style:family="text" style:name="T47">
      <style:text-properties fo:country="BE" fo:font-weight="normal" fo:language="fr" officeooo:rsid="00e32e40" style:font-name-complex="Calibri" style:font-weight-asian="normal" style:font-weight-complex="normal" style:text-position="super 58%" style:text-underline-color="font-color" style:text-underline-style="solid" style:text-underline-width="auto"/>
    </style:style>
    <style:style style:family="text" style:name="T48">
      <style:text-properties style:font-name-complex="Calibri" style:text-position="super 58%"/>
    </style:style>
    <style:style style:family="text" style:name="T49">
      <style:text-properties fo:country="none" fo:font-style="normal" fo:font-weight="normal" fo:language="zxx" officeooo:rsid="003515e5" style:font-style-asian="normal" style:font-weight-asian="normal" style:text-position="super 58%" style:text-underline-style="none"/>
    </style:style>
    <style:style style:family="text" style:name="T50">
      <style:text-properties fo:background-color="transparent" fo:country="BE" fo:font-size="10pt" fo:language="fr" loext:char-shading-value="0" officeooo:rsid="010be8ff" style:font-name="Arial" style:font-name-complex="Calibri" style:font-size-asian="10pt" style:font-size-complex="10pt" style:text-position="super 58%"/>
    </style:style>
    <style:style style:family="text" style:name="T51">
      <style:text-properties fo:background-color="#ffff00" fo:color="#000000" fo:country="BE" fo:language="fr" loext:char-shading-value="0" style:font-name-complex="Calibri"/>
    </style:style>
    <style:style style:family="text" style:name="T52">
      <style:text-properties fo:background-color="#99ff99" fo:color="#000000" fo:country="BE" fo:language="fr" loext:char-shading-value="0" style:font-name-complex="Calibri"/>
    </style:style>
    <style:style style:family="text" style:name="T53">
      <style:text-properties fo:background-color="#99ff99" fo:color="#000000" fo:country="BE" fo:language="fr" loext:char-shading-value="0" officeooo:rsid="00292f30" style:font-name-complex="Calibri"/>
    </style:style>
    <style:style style:family="text" style:name="T54">
      <style:text-properties fo:color="#000000" fo:country="BE" fo:language="fr" style:font-name-complex="Calibri"/>
    </style:style>
    <style:style style:family="text" style:name="T55">
      <style:text-properties fo:color="#000000" fo:country="none" fo:font-style="normal" fo:font-weight="normal" fo:language="zxx" style:font-name-complex="Calibri" style:font-style-asian="normal" style:font-weight-asian="normal" style:text-underline-style="none"/>
    </style:style>
    <style:style style:family="text" style:name="T56">
      <style:text-properties fo:background-color="transparent" fo:color="#000000" fo:country="none" fo:font-style="normal" fo:font-weight="normal" fo:language="zxx" loext:char-shading-value="0" style:font-name-complex="Calibri" style:font-style-asian="normal" style:font-weight-asian="normal" style:text-underline-style="none"/>
    </style:style>
    <style:style style:family="text" style:name="T57">
      <style:text-properties fo:color="#000000" fo:font-size="10pt" fo:font-style="normal" fo:font-weight="normal" fo:letter-spacing="normal" fo:text-shadow="none" style:font-name="Liberation Serif" style:font-size-asian="10pt" style:font-style-asian="normal" style:font-weight-asian="normal" style:letter-kerning="true" style:text-emphasize="none" style:text-line-through-style="none" style:text-line-through-type="none" style:text-outline="false" style:text-underline-style="none"/>
    </style:style>
    <style:style style:family="text" style:name="T58">
      <style:text-properties fo:background-color="#ffff00" fo:color="#000000" loext:char-shading-value="0" officeooo:rsid="00e4e391" style:font-name-complex="Calibri"/>
    </style:style>
    <style:style style:family="text" style:name="T59">
      <style:text-properties fo:background-color="#ffff00" fo:color="#000000" loext:char-shading-value="0" officeooo:rsid="00d409d3"/>
    </style:style>
    <style:style style:family="text" style:name="T60">
      <style:text-properties fo:color="#000000" style:font-name-complex="Calibri"/>
    </style:style>
    <style:style style:family="text" style:name="T61">
      <style:text-properties fo:color="#000000" officeooo:rsid="00e4e391" style:font-name-complex="Calibri"/>
    </style:style>
    <style:style style:family="text" style:name="T62">
      <style:text-properties style:text-underline-color="font-color" style:text-underline-style="solid" style:text-underline-width="auto"/>
    </style:style>
    <style:style style:family="text" style:name="T63">
      <style:text-properties fo:country="BE" fo:font-size="10pt" fo:language="fr" style:font-name="Arial" style:font-name-complex="Calibri" style:font-size-asian="10pt" style:font-size-complex="10pt"/>
    </style:style>
    <style:style style:family="text" style:name="T64">
      <style:text-properties fo:country="BE" fo:font-size="10pt" fo:language="fr" officeooo:rsid="003739ce" style:font-name="Arial" style:font-name-complex="Calibri" style:font-size-asian="10pt" style:font-size-complex="10pt"/>
    </style:style>
    <style:style style:family="text" style:name="T65">
      <style:text-properties fo:country="BE" fo:font-size="10pt" fo:language="fr" officeooo:rsid="008307ff" style:font-name="Arial" style:font-name-complex="Calibri" style:font-size-asian="10pt" style:font-size-complex="10pt"/>
    </style:style>
    <style:style style:family="text" style:name="T66">
      <style:text-properties fo:country="BE" fo:font-size="10pt" fo:language="fr" officeooo:rsid="0033b8b4" style:font-name="Arial" style:font-name-complex="Calibri" style:font-size-asian="10pt" style:font-size-complex="10pt"/>
    </style:style>
    <style:style style:family="text" style:name="T67">
      <style:text-properties fo:background-color="#ffff00" fo:country="BE" fo:font-size="10pt" fo:language="fr" loext:char-shading-value="0" style:font-name="Arial" style:font-name-complex="Calibri" style:font-size-asian="10pt" style:font-size-complex="10pt"/>
    </style:style>
    <style:style style:family="text" style:name="T68">
      <style:text-properties fo:country="BE" fo:font-size="10pt" fo:font-style="normal" fo:language="fr" style:font-name="Arial" style:font-name-complex="Calibri" style:font-size-asian="10pt" style:font-size-complex="10pt" style:font-style-asian="normal" style:font-style-complex="normal"/>
    </style:style>
    <style:style style:family="text" style:name="T69">
      <style:text-properties fo:background-color="#99ff99" fo:country="BE" fo:font-size="10pt" fo:language="fr" loext:char-shading-value="0" style:font-name="Arial" style:font-name-complex="Calibri" style:font-size-asian="10pt" style:font-size-complex="10pt"/>
    </style:style>
    <style:style style:family="text" style:name="T70">
      <style:text-properties fo:background-color="transparent" fo:country="BE" fo:font-size="10pt" fo:language="fr" loext:char-shading-value="0" officeooo:rsid="010be8ff" style:font-name="Arial" style:font-name-complex="Calibri" style:font-size-asian="10pt" style:font-size-complex="10pt"/>
    </style:style>
    <style:style style:family="text" style:name="T71">
      <style:text-properties fo:background-color="transparent" fo:country="BE" fo:font-size="10pt" fo:language="fr" loext:char-shading-value="0" officeooo:rsid="01136514" style:font-name="Arial" style:font-name-complex="Calibri" style:font-size-asian="10pt" style:font-size-complex="10pt"/>
    </style:style>
    <style:style style:family="text" style:name="T72">
      <style:text-properties fo:font-size="10pt" style:font-name="Arial" style:font-name-complex="Calibri" style:font-size-asian="10pt" style:font-size-complex="10pt"/>
    </style:style>
    <style:style style:family="text" style:name="T73">
      <style:text-properties fo:background-color="#ffff00" fo:font-size="10pt" loext:char-shading-value="0" style:font-name="Arial" style:font-name-complex="Calibri" style:font-size-asian="10pt" style:font-size-complex="10pt"/>
    </style:style>
    <style:style style:family="text" style:name="T74">
      <style:text-properties fo:background-color="#ffff00" fo:font-size="10pt" loext:char-shading-value="0" officeooo:rsid="00eedfbb" style:font-name="Arial" style:font-name-complex="Calibri" style:font-size-asian="10pt" style:font-size-complex="10pt"/>
    </style:style>
    <style:style style:family="text" style:name="T75">
      <style:text-properties fo:background-color="transparent" fo:country="BE" fo:language="fr" loext:char-shading-value="0" officeooo:rsid="00537b2e" style:font-name="Arial" style:font-name-complex="Calibri"/>
    </style:style>
    <style:style style:family="text" style:name="T76">
      <style:text-properties fo:background-color="transparent" fo:country="BE" fo:language="fr" loext:char-shading-value="0" officeooo:rsid="00511af6" style:font-name="Arial" style:font-name-complex="Calibri"/>
    </style:style>
    <style:style style:family="text" style:name="T77">
      <style:text-properties fo:background-color="transparent" fo:country="BE" fo:language="fr" loext:char-shading-value="0" officeooo:rsid="00570924" style:font-name="Arial" style:font-name-complex="Calibri"/>
    </style:style>
    <style:style style:family="text" style:name="T78">
      <style:text-properties fo:country="BE" fo:language="fr" officeooo:rsid="00537b2e" style:font-name="Arial" style:font-name-complex="Calibri"/>
    </style:style>
    <style:style style:family="text" style:name="T79">
      <style:text-properties fo:country="BE" fo:language="fr" officeooo:rsid="00570924" style:font-name="Arial" style:font-name-complex="Calibri"/>
    </style:style>
    <style:style style:family="text" style:name="T80">
      <style:text-properties fo:country="BE" fo:language="fr" officeooo:rsid="00511af6" style:font-name="Arial" style:font-name-complex="Calibri"/>
    </style:style>
    <style:style style:family="text" style:name="T81">
      <style:text-properties fo:background-color="#ffff00" fo:country="BE" fo:language="fr" loext:char-shading-value="0" officeooo:rsid="00537b2e" style:font-name="Arial" style:font-name-complex="Calibri"/>
    </style:style>
    <style:style style:family="text" style:name="T82">
      <style:text-properties fo:country="BE" fo:font-weight="normal" fo:language="fr" officeooo:rsid="00e32e40" style:font-name="Arial" style:font-name-complex="Calibri" style:font-weight-asian="normal" style:font-weight-complex="normal"/>
    </style:style>
    <style:style style:family="text" style:name="T83">
      <style:text-properties fo:background-color="transparent" loext:char-shading-value="0"/>
    </style:style>
    <style:style style:family="text" style:name="T84">
      <style:text-properties fo:background-color="transparent" loext:char-shading-value="0" officeooo:rsid="00eedfbb"/>
    </style:style>
    <style:style style:family="text" style:name="T85">
      <style:text-properties fo:background-color="transparent" loext:char-shading-value="0" officeooo:rsid="00e373ac"/>
    </style:style>
    <style:style style:family="text" style:name="T86">
      <style:text-properties fo:background-color="transparent" loext:char-shading-value="0" officeooo:rsid="0115501a"/>
    </style:style>
    <style:style style:family="text" style:name="T87">
      <style:text-properties fo:background-color="#ffff00" loext:char-shading-value="0"/>
    </style:style>
    <style:style style:family="text" style:name="T88">
      <style:text-properties fo:background-color="#ffff00" loext:char-shading-value="0" style:font-name-complex="Calibri"/>
    </style:style>
    <style:style style:family="text" style:name="T89">
      <style:text-properties fo:background-color="#ffff00" loext:char-shading-value="0" officeooo:rsid="0026f5e8"/>
    </style:style>
    <style:style style:family="text" style:name="T90">
      <style:text-properties fo:background-color="#ffff00" loext:char-shading-value="0" officeooo:rsid="002fae01"/>
    </style:style>
    <style:style style:family="text" style:name="T91">
      <style:text-properties fo:background-color="#ffff00" loext:char-shading-value="0" officeooo:rsid="00934905"/>
    </style:style>
    <style:style style:family="text" style:name="T92">
      <style:text-properties fo:background-color="#ffff00" loext:char-shading-value="0" officeooo:rsid="00d409d3"/>
    </style:style>
    <style:style style:family="text" style:name="T93">
      <style:text-properties fo:background-color="#ffff00" loext:char-shading-value="0" officeooo:rsid="00eedfbb"/>
    </style:style>
    <style:style style:family="text" style:name="T94">
      <style:text-properties fo:background-color="#ffff00" loext:char-shading-value="0" officeooo:rsid="00e373ac"/>
    </style:style>
    <style:style style:family="text" style:name="T95">
      <style:text-properties fo:background-color="#ffff00" loext:char-shading-value="0" officeooo:rsid="0104d213"/>
    </style:style>
    <style:style style:family="text" style:name="T96">
      <style:text-properties fo:background-color="#ffff00" loext:char-shading-value="0" officeooo:rsid="007a7a32"/>
    </style:style>
    <style:style style:family="text" style:name="T97">
      <style:text-properties fo:background-color="#ffff00" loext:char-shading-value="0" officeooo:rsid="0115501a"/>
    </style:style>
    <style:style style:family="text" style:name="T98">
      <style:text-properties officeooo:rsid="0026f5e8"/>
    </style:style>
    <style:style style:family="text" style:name="T99">
      <style:text-properties fo:country="BE" fo:font-size="10pt" fo:language="fr" style:font-name-complex="Calibri" style:font-size-asian="10pt" style:font-size-complex="10pt"/>
    </style:style>
    <style:style style:family="text" style:name="T100">
      <style:text-properties fo:country="BE" fo:font-size="10pt" fo:language="fr" officeooo:rsid="0013fc08" style:font-name-complex="Calibri" style:font-size-asian="10pt" style:font-size-complex="10pt"/>
    </style:style>
    <style:style style:family="text" style:name="T101">
      <style:text-properties fo:font-weight="bold" fo:letter-spacing="-0.004cm" style:font-name-complex="Times New Roman" style:font-weight-asian="bold" style:font-weight-complex="bold" style:text-underline-color="font-color" style:text-underline-style="solid" style:text-underline-width="auto"/>
    </style:style>
    <style:style style:family="text" style:name="T102">
      <style:text-properties fo:font-weight="bold" fo:letter-spacing="-0.004cm" style:font-name-complex="Times New Roman" style:font-weight-asian="bold" style:font-weight-complex="bold"/>
    </style:style>
    <style:style style:family="text" style:name="T103">
      <style:text-properties fo:font-weight="bold" fo:letter-spacing="-0.004cm" officeooo:rsid="003d29fa" style:font-name-complex="Times New Roman" style:font-weight-asian="bold" style:font-weight-complex="bold"/>
    </style:style>
    <style:style style:family="text" style:name="T104">
      <style:text-properties fo:letter-spacing="-0.004cm" style:font-name-complex="Times New Roman"/>
    </style:style>
    <style:style style:family="text" style:name="T105">
      <style:text-properties fo:font-weight="bold"/>
    </style:style>
    <style:style style:family="text" style:name="T106">
      <style:text-properties officeooo:rsid="002fae01"/>
    </style:style>
    <style:style style:family="text" style:name="T107">
      <style:text-properties officeooo:rsid="0033b8b4"/>
    </style:style>
    <style:style style:family="text" style:name="T108">
      <style:text-properties officeooo:rsid="003515e5"/>
    </style:style>
    <style:style style:family="text" style:name="T109">
      <style:text-properties fo:country="none" fo:font-style="normal" fo:font-weight="normal" fo:language="zxx" officeooo:rsid="003515e5" style:font-style-asian="normal" style:font-weight-asian="normal" style:text-underline-style="none"/>
    </style:style>
    <style:style style:family="text" style:name="T110">
      <style:text-properties fo:country="none" fo:font-style="normal" fo:font-weight="normal" fo:language="zxx" style:font-style-asian="normal" style:font-weight-asian="normal"/>
    </style:style>
    <style:style style:family="text" style:name="T111">
      <style:text-properties fo:background-color="transparent" fo:font-weight="normal" loext:char-shading-value="0" officeooo:rsid="003739ce" style:font-weight-asian="normal" style:font-weight-complex="normal" style:use-window-font-color="true"/>
    </style:style>
    <style:style style:family="text" style:name="T112">
      <style:text-properties fo:background-color="transparent" fo:font-weight="normal" loext:char-shading-value="0" officeooo:rsid="005608f2" style:font-weight-asian="normal" style:font-weight-complex="normal" style:use-window-font-color="true"/>
    </style:style>
    <style:style style:family="text" style:name="T113">
      <style:text-properties fo:background-color="transparent" fo:font-weight="normal" loext:char-shading-value="0" officeooo:rsid="00595919" style:font-weight-asian="normal" style:font-weight-complex="normal" style:use-window-font-color="true"/>
    </style:style>
    <style:style style:family="text" style:name="T114">
      <style:text-properties fo:background-color="transparent" fo:font-weight="normal" loext:char-shading-value="0" officeooo:rsid="005ab6fc" style:font-weight-asian="normal" style:font-weight-complex="normal" style:use-window-font-color="true"/>
    </style:style>
    <style:style style:family="text" style:name="T115">
      <style:text-properties fo:background-color="transparent" fo:font-style="normal" fo:font-weight="normal" loext:char-shading-value="0" style:font-style-asian="normal" style:font-weight-asian="normal" style:font-weight-complex="normal" style:use-window-font-color="true"/>
    </style:style>
    <style:style style:family="text" style:name="T116">
      <style:text-properties fo:background-color="transparent" fo:font-style="normal" fo:font-weight="normal" loext:char-shading-value="0" style:font-style-asian="normal" style:font-weight-asian="normal" style:font-weight-complex="normal" style:text-underline-color="font-color" style:text-underline-style="solid" style:text-underline-width="auto" style:use-window-font-color="true"/>
    </style:style>
    <style:style style:family="text" style:name="T117">
      <style:text-properties fo:background-color="transparent" fo:font-style="normal" fo:font-weight="normal" loext:char-shading-value="0" style:font-style-asian="normal" style:font-weight-asian="normal" style:font-weight-complex="normal" style:text-underline-style="none" style:use-window-font-color="true"/>
    </style:style>
    <style:style style:family="text" style:name="T118">
      <style:text-properties fo:background-color="transparent" fo:font-size="10pt" fo:font-style="normal" fo:font-weight="normal" loext:char-shading-value="0" style:font-name="Arial" style:font-size-asian="10pt" style:font-size-complex="10pt" style:font-style-asian="normal" style:font-weight-asian="normal" style:font-weight-complex="normal" style:use-window-font-color="true"/>
    </style:style>
    <style:style style:family="text" style:name="T119">
      <style:text-properties fo:background-color="transparent" fo:font-size="10pt" fo:font-style="normal" fo:font-weight="normal" loext:char-shading-value="0" officeooo:rsid="00c48d73" style:font-name="Arial" style:font-size-asian="10pt" style:font-size-complex="10pt" style:font-style-asian="normal" style:font-weight-asian="normal" style:font-weight-complex="normal" style:use-window-font-color="true"/>
    </style:style>
    <style:style style:family="text" style:name="T120">
      <style:text-properties fo:background-color="transparent" loext:char-shading-value="0" style:use-window-font-color="true"/>
    </style:style>
    <style:style style:family="text" style:name="T121">
      <style:text-properties officeooo:rsid="00354be2"/>
    </style:style>
    <style:style style:family="text" style:name="T122">
      <style:text-properties officeooo:rsid="00733bf9"/>
    </style:style>
    <style:style style:family="text" style:name="T123">
      <style:text-properties officeooo:rsid="007a7a32"/>
    </style:style>
    <style:style style:family="text" style:name="T124">
      <style:text-properties fo:color="#0066ff"/>
    </style:style>
    <style:style style:family="text" style:name="T125">
      <style:text-properties fo:color="#0066ff" fo:country="none" fo:font-style="normal" fo:font-weight="normal" fo:language="zxx" officeooo:rsid="003515e5" style:font-style-asian="normal" style:font-weight-asian="normal" style:text-underline-style="none"/>
    </style:style>
    <style:style style:family="text" style:name="T126">
      <style:text-properties fo:color="#0066ff" fo:font-style="normal" fo:font-weight="normal" officeooo:rsid="0039110e" style:font-style-asian="normal" style:font-weight-asian="normal"/>
    </style:style>
    <style:style style:family="text" style:name="T127">
      <style:text-properties fo:color="#0066ff" fo:country="BE" fo:font-size="10pt" fo:language="fr" style:font-name="Arial" style:font-name-complex="Calibri" style:font-size-asian="10pt" style:font-size-complex="10pt"/>
    </style:style>
    <style:style style:family="text" style:name="T128">
      <style:text-properties fo:color="#0066ff" fo:country="BE" fo:font-size="10pt" fo:language="fr" officeooo:rsid="003739ce" style:font-name="Arial" style:font-name-complex="Calibri" style:font-size-asian="10pt" style:font-size-complex="10pt"/>
    </style:style>
    <style:style style:family="text" style:name="T129">
      <style:text-properties fo:color="#0066ff" fo:country="BE" fo:font-size="10pt" fo:language="fr" officeooo:rsid="00733bf9" style:font-name="Arial" style:font-name-complex="Calibri" style:font-size-asian="10pt" style:font-size-complex="10pt"/>
    </style:style>
    <style:style style:family="text" style:name="T130">
      <style:text-properties style:text-line-through-style="none" style:text-line-through-type="none"/>
    </style:style>
    <style:style style:family="text" style:name="T131">
      <style:text-properties officeooo:rsid="008307ff"/>
    </style:style>
    <style:style style:family="text" style:name="T132">
      <style:text-properties officeooo:rsid="00870e51"/>
    </style:style>
    <style:style style:family="text" style:name="T133">
      <style:text-properties officeooo:rsid="008b972d"/>
    </style:style>
    <style:style style:family="text" style:name="T134">
      <style:text-properties officeooo:rsid="00934905"/>
    </style:style>
    <style:style style:family="text" style:name="T135">
      <style:text-properties officeooo:rsid="00ce5151"/>
    </style:style>
    <style:style style:family="text" style:name="T136">
      <style:text-properties officeooo:rsid="00d409d3"/>
    </style:style>
    <style:style style:family="text" style:name="T137">
      <style:text-properties fo:font-variant="normal" fo:text-transform="none"/>
    </style:style>
    <style:style style:family="text" style:name="T138">
      <style:text-properties fo:country="BE" fo:font-weight="normal" fo:language="fr" officeooo:rsid="00e32e40" style:font-name-complex="Calibri" style:font-weight-asian="normal" style:font-weight-complex="normal" style:text-position="0% 100%" style:text-underline-style="none"/>
    </style:style>
    <style:style style:family="text" style:name="T139">
      <style:text-properties fo:country="BE" fo:font-weight="normal" fo:language="fr" officeooo:rsid="00e32e40" style:font-name-complex="Calibri" style:font-weight-asian="normal" style:font-weight-complex="normal" style:text-position="0% 100%"/>
    </style:style>
    <style:style style:family="text" style:name="T140">
      <style:text-properties officeooo:rsid="00e373ac"/>
    </style:style>
    <style:style style:family="text" style:name="T141">
      <style:text-properties officeooo:rsid="001e734a"/>
    </style:style>
    <style:style style:family="text" style:name="T142">
      <style:text-properties fo:background-color="#99ff99" loext:char-shading-value="0"/>
    </style:style>
    <style:style style:family="text" style:name="T143">
      <style:text-properties officeooo:rsid="00eedfbb"/>
    </style:style>
    <style:style style:family="text" style:name="T144">
      <style:text-properties fo:background-color="#ffff00" fo:font-style="italic" loext:char-shading-value="0" style:font-style-asian="italic" style:font-style-complex="italic"/>
    </style:style>
    <style:style style:family="text" style:name="T145">
      <style:text-properties fo:background-color="#ffff00" fo:font-style="italic" loext:char-shading-value="0" officeooo:rsid="00eedfbb" style:font-style-asian="italic" style:font-style-complex="italic"/>
    </style:style>
    <style:style style:family="text" style:name="T146">
      <style:text-properties fo:font-style="italic" style:font-style-asian="italic" style:font-style-complex="italic"/>
    </style:style>
    <style:style style:family="text" style:name="T147">
      <style:text-properties fo:font-style="italic" officeooo:rsid="0156bd23" style:font-style-asian="italic" style:font-style-complex="italic"/>
    </style:style>
    <style:style style:family="text" style:name="T148">
      <style:text-properties officeooo:rsid="00effe6b"/>
    </style:style>
    <style:style style:family="text" style:name="T149">
      <style:text-properties officeooo:rsid="0016a292"/>
    </style:style>
    <style:style style:family="text" style:name="T150">
      <style:text-properties officeooo:rsid="010440da"/>
    </style:style>
    <style:style style:family="text" style:name="T151">
      <style:text-properties officeooo:rsid="0104d213"/>
    </style:style>
    <style:style style:family="text" style:name="T152">
      <style:text-properties officeooo:rsid="01136514"/>
    </style:style>
    <style:style style:family="text" style:name="T153">
      <style:text-properties officeooo:rsid="0115501a"/>
    </style:style>
    <style:style style:family="text" style:name="T154">
      <style:text-properties fo:color="#009900" fo:country="BE" fo:font-weight="bold" fo:language="fr" officeooo:rsid="01244a73" style:font-name-complex="Calibri" style:font-weight-asian="bold" style:font-weight-complex="bold"/>
    </style:style>
    <style:style style:family="text" style:name="T155">
      <style:text-properties officeooo:rsid="012cda48"/>
    </style:style>
    <style:style style:family="text" style:name="T156">
      <style:text-properties fo:background-color="transparent" fo:font-weight="normal" loext:char-shading-value="0" style:font-weight-asian="normal" style:font-weight-complex="normal"/>
    </style:style>
    <style:style style:family="text" style:name="T157">
      <style:text-properties fo:background-color="transparent" fo:font-weight="normal" loext:char-shading-value="0" officeooo:rsid="002d4917" style:font-weight-asian="normal" style:font-weight-complex="normal"/>
    </style:style>
    <style:style style:family="text" style:name="T158">
      <style:text-properties fo:background-color="transparent" fo:font-weight="normal" loext:char-shading-value="0" officeooo:rsid="0022f102" style:font-weight-asian="normal" style:font-weight-complex="normal"/>
    </style:style>
    <style:style style:family="text" style:name="T159">
      <style:text-properties fo:background-color="transparent" fo:font-weight="normal" loext:char-shading-value="0" officeooo:rsid="00299f87" style:font-weight-asian="normal" style:font-weight-complex="normal"/>
    </style:style>
    <style:style style:family="text" style:name="T160">
      <style:text-properties fo:background-color="transparent" fo:font-weight="normal" loext:char-shading-value="0" officeooo:rsid="002eb459" style:font-weight-asian="normal" style:font-weight-complex="normal"/>
    </style:style>
    <style:style style:family="text" style:name="T161">
      <style:text-properties fo:font-weight="normal" style:font-weight-asian="normal" style:font-weight-complex="normal"/>
    </style:style>
    <style:style style:family="text" style:name="T162">
      <style:text-properties fo:font-weight="normal" officeooo:rsid="002d4917" style:font-weight-asian="normal" style:font-weight-complex="normal"/>
    </style:style>
    <style:style style:family="text" style:name="T163">
      <style:text-properties fo:font-weight="normal" officeooo:rsid="0022f102" style:font-weight-asian="normal" style:font-weight-complex="normal"/>
    </style:style>
    <style:style style:family="text" style:name="T164">
      <style:text-properties fo:font-weight="normal" officeooo:rsid="00299f87" style:font-weight-asian="normal" style:font-weight-complex="normal"/>
    </style:style>
    <style:style style:family="text" style:name="T165">
      <style:text-properties fo:font-weight="normal" officeooo:rsid="002df77d" style:font-weight-asian="normal" style:font-weight-complex="normal"/>
    </style:style>
    <style:style style:family="text" style:name="T166">
      <style:text-properties fo:background-color="#99ccff" loext:char-shading-value="0"/>
    </style:style>
    <style:style style:family="text" style:name="T167">
      <style:text-properties officeooo:rsid="01560b52"/>
    </style:style>
    <style:style style:family="text" style:name="T168">
      <style:text-properties officeooo:rsid="0155dc2f"/>
    </style:style>
    <style:style style:family="text" style:name="T169">
      <style:text-properties fo:color="#3399ff"/>
    </style:style>
    <style:style style:family="text" style:name="T170">
      <style:text-properties style:text-underline-style="none"/>
    </style:style>
    <style:style style:family="text" style:name="T171">
      <style:text-properties fo:background-color="#fff200" fo:color="#ce181e" fo:font-weight="bold" fo:letter-spacing="-0.004cm" loext:char-shading-value="0" officeooo:rsid="0165d73b" style:font-name-complex="Times New Roman" style:font-weight-asian="bold" style:font-weight-complex="bold"/>
    </style:style>
    <style:style style:family="text" style:name="T172">
      <style:text-properties officeooo:rsid="01724ddc"/>
    </style:style>
    <style:style style:family="text" style:name="T173">
      <style:text-properties officeooo:rsid="01732614"/>
    </style:style>
    <style:style style:family="text" style:name="T174">
      <style:text-properties fo:color="#000000" fo:country="BE" fo:font-size="10pt" fo:font-style="normal" fo:font-weight="normal" fo:language="fr" fo:letter-spacing="normal" fo:text-shadow="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5">
      <style:text-properties fo:country="FR" fo:font-size="10pt" fo:font-style="normal" fo:font-weight="normal" fo:language="fr" fo:letter-spacing="normal" fo:text-shadow="none" style:country-asian="none" style:country-complex="none" style:font-name="DejaVu Sans1"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6">
      <style:text-properties fo:color="#000000" fo:country="BE" fo:font-size="10pt" fo:font-style="normal" fo:font-variant="normal" fo:font-weight="normal" fo:language="fr" fo:letter-spacing="normal" fo:text-shadow="none" fo:text-transform="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7">
      <style:text-properties fo:color="#000000" fo:country="US" fo:font-size="10pt" fo:font-style="normal" fo:font-variant="normal" fo:font-weight="normal" fo:language="en" fo:letter-spacing="normal" fo:text-shadow="none" fo:text-transform="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8">
      <style:text-properties fo:color="#000000" fo:country="BE" fo:font-size="10pt" fo:font-style="normal" fo:font-variant="normal" fo:font-weight="normal" fo:language="fr" fo:letter-spacing="normal" fo:text-shadow="none" fo:text-transform="none" style:country-asian="CN" style:country-complex="IN" style:font-name="DejaVu Sans2"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9">
      <style:text-properties fo:country="BE" fo:font-size="10pt" fo:font-style="normal" fo:font-weight="normal" fo:language="fr" fo:letter-spacing="normal" fo:text-shadow="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80">
      <style:text-properties fo:color="#000000" fo:country="BE" fo:font-size="10pt" fo:font-style="normal" fo:font-weight="normal" fo:language="fr" fo:letter-spacing="normal" fo:text-shadow="none" style:country-asian="CN" style:country-complex="IN" style:font-name="DejaVu Sans2"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1">
      <style:text-properties fo:color="#000000" fo:country="US" fo:font-size="10pt" fo:font-style="normal" fo:font-weight="normal" fo:language="en" fo:letter-spacing="normal" fo:text-shadow="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2">
      <style:text-properties fo:color="#000000"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3">
      <style:text-properties fo:country="BE" fo:font-size="10pt" fo:font-style="normal" fo:font-variant="normal" fo:font-weight="normal" fo:language="fr" fo:letter-spacing="normal" fo:text-shadow="none" fo:text-transform="none" style:country-asian="CN" style:country-complex="IN" style:font-name="DejaVu Sans2"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84">
      <style:text-properties fo:color="#000000" fo:country="BE" fo:font-size="10pt" fo:font-style="normal" fo:font-variant="normal" fo:font-weight="normal" fo:language="fr" fo:letter-spacing="normal" fo:text-shadow="none" fo:text-transform="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5">
      <style:text-properties fo:color="#000000" fo:country="BE" fo:font-size="10pt" fo:font-style="normal" fo:font-weight="normal" fo:language="fr" fo:letter-spacing="normal" fo:text-shadow="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6">
      <style:text-properties fo:color="#000000" fo:country="FR" fo:font-size="10pt" fo:font-style="normal" fo:font-variant="normal" fo:font-weight="normal" fo:language="fr" fo:letter-spacing="normal" fo:text-shadow="none" fo:text-transform="none" style:country-asian="none" style:country-complex="none" style:font-name="DejaVu Sans1"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9">RAPPORT DU</text:span><text:span text:style-name="T7"> </text:span><text:span text:style-name="T8">COLLÈGE</text:span><text:span text:style-name="T7"> COMMUNAL</text:span></text:p>
      <text:p text:style-name="P47">sur la demande de permis <text:span text:style-name="T172">unique</text:span></text:p>
      <text:p text:style-name="P48"><text:text-input text:description="">self.getReference()</text:text-input></text:p>
      <text:p text:style-name="P46"><text:span text:style-name="T13">Séance du </text:span><text:span text:style-name="T13"><text:text-input text:description="Date">urbanEventObj.getFormattedDate(withCityNamePrefix=False)</text:text-input></text:span></text:p>
      <text:p text:style-name="P37"><text:span text:style-name="T101">Présents</text:span><text:span text:style-name="T102">: <text:s/><text:tab/></text:span><text:span text:style-name="T171">A COMPLÉTER</text:span></text:p>
      <text:p text:style-name="P36"><text:span text:style-name="T101"><office:annotation><dc:creator>Pierre Millecamps</dc:creator><dc:date>2016-03-22T12:42:49</dc:date><text:p text:style-name="P73"><text:span text:style-name="T174">do text if not licence_helper.divergence and not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p>
      <text:p text:style-name="P36"><text:span text:style-name="T101"><office:annotation><dc:creator>Pierre Millecamps</dc:creator><dc:date>2016-03-22T12:42:49</dc:date><text:p text:style-name="P73"><text:span text:style-name="T174">do text if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span text:style-name="T102"> après enquête publique.</text:span></text:p>
      <text:p text:style-name="P29"><text:span text:style-name="T99">Le <text:s/>Collège communal de </text:span><text:span text:style-name="T100"><text:text-input text:description="">tool.getCityName()</text:text-input></text:span><text:span text:style-name="T99">,</text:span></text:p>
      <text:p text:style-name="P2"><text:span text:style-name="T13">Vu le Code du Développement Territorial </text:span><text:span text:style-name="T10">(ci-après, le Code) ;</text:span></text:p>
      <text:p text:style-name="P2"><text:span text:style-name="T13">Vu le livre I</text:span><text:span text:style-name="T46">er</text:span><text:span text:style-name="T13"> du Code de l’environnement ;</text:span></text:p>
      <text:p text:style-name="P3"><text:span text:style-name="T13"><office:annotation><dc:creator>Auteur inconnu</dc:creator><dc:date>2017-07-05T13:27:38</dc:date><text:p text:style-name="P73"><text:span text:style-name="T182">do text if self.hasSingleApplicant()</text:span></text:p></office:annotation></text:span><text:span text:style-name="T13">Considérant que </text:span><text:span text:style-name="T13"><text:text-input text:description="Demandeur avec adresse">self.getApplicantsSignaletic(withaddress=True)</text:text-input></text:span><text:span text:style-name="T13">, a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3"><text:span text:style-name="T13"><office:annotation><dc:creator>Auteur inconnu</dc:creator><dc:date>2017-07-05T13:27:38</dc:date><text:p text:style-name="P73"><text:span text:style-name="T182">do text if self.hasMultipleApplicants()</text:span></text:p></office:annotation></text:span><text:span text:style-name="T13">Considérant que </text:span><text:span text:style-name="T13"><text:text-input text:description="Demandeur avec adresse">self.getApplicantsSignaletic(withaddress=True)</text:text-input></text:span><text:span text:style-name="T13">, </text:span><text:span text:style-name="T14">ont</text:span><text:span text:style-name="T13">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49"><text:span text:style-name="T1"><office:annotation><dc:creator>Auteur inconnu</dc:creator><dc:date>2016-09-20T11:52:32</dc:date><text:p text:style-name="P73"><text:span text:style-name="T186">do text if self.getLastDeposit().getEventDate() &lt;&gt; self.getFirstDeposit().getEventDate()</text:span></text:p></office:annotation></text:span><text:span text:style-name="T2">Considérant</text:span><text:span text:style-name="T1"> que cette demande a été introduite le </text:span><text:span text:style-name="T3"><text:text-input text:description="DatePremierDépôt">tool.formatDate(self.getFirstDeposit().getEventDate())</text:text-input></text:span><text:span text:style-name="T3"><text:s/></text:span><text:span text:style-name="T4">et qu'elle a été</text:span><text:span text:style-name="T1"> </text:span><text:span text:style-name="T5">complétée/modifiée</text:span><text:span text:style-name="T1"> le</text:span><text:span text:style-name="T110"> </text:span><text:span text:style-name="T110"><text:text-input text:description="Date du récépissé">tool.formatDate(self.getLastDeposit().getEventDate())</text:text-input></text:span><text:span text:style-name="T110"> ;</text:span></text:p>
      <text:p text:style-name="P5"><text:span text:style-name="T55"><office:annotation><dc:creator>Auteur inconnu</dc:creator><dc:date>2016-09-20T11:52:32</dc:date><text:p text:style-name="P73"><text:span text:style-name="T186">do text if self.getLastDeposit().getEventDate() == self.getFirstDeposit().getEventDate()</text:span></text:p></office:annotation></text:span><text:span text:style-name="T55">Considérant que cette demande a été introduite le </text:span><text:span text:style-name="T56"><text:text-input text:description="DatePremierDépôt">tool.formatDate(self.getFirstDeposit().getEventDate())</text:text-input></text:span><text:span text:style-name="T56"> ;</text:span></text:p>
      <text:p text:style-name="P4"><text:span text:style-name="T13">Considérant qu</text:span><text:span text:style-name="T20">'en application de l’article D.IV.33 du Code,</text:span><text:span text:style-name="T13"> la demande complète </text:span><text:span text:style-name="T15">a </text:span><text:span text:style-name="T13">fait l’objet d’un accusé de réception envoyé en date du</text:span><text:span text:style-name="T55"> </text:span><text:span text:style-name="T55"><text:text-input text:description="Date du récépissé">tool.formatDate(self.getLastAcknowledgment().getEventDate())</text:text-input></text:span><text:span text:style-name="T55"> ;</text:span></text:p>
      <text:p text:style-name="P9">Considérant qu’à défaut de l’envoi de l’accusé de réception visé à l’article D.IV.33 du Code, la demande est considérée comme recevable ;</text:p>
      <text:p text:style-name="P13"><text:span text:style-name="T69">Considérant que préalablement à l’introduction de la demande, une réunion de projet s’est tenue le </text:span><text:span text:style-name="T67">…</text:span><text:span text:style-name="T69"> ;</text:span></text:p>
      <text:p text:style-name="P8"><text:span text:style-name="T142">Considérant qu’un certificat d’urbanisme n° 2 non périmé relatif à l’objet de la demande a été délivré en date du </text:span><text:span text:style-name="T87">...</text:span><text:span text:style-name="T142"> ;</text:span></text:p>
      <text:p text:style-name="P7"><office:annotation><dc:creator>Auteur inconnu</dc:creator><dc:date>2017-07-05T15:21:13</dc:date><text:p text:style-name="P73"><text:span text:style-name="T178">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7"><office:annotation><dc:creator>Auteur inconnu</dc:creator><dc:date>2017-08-03T15:34:50</dc:date><text:p text:style-name="P73"><text:span text:style-name="T176">do text if licence_helper.prorogation</text:span></text:p></office:annotation>Considérant que le délai de décision imparti au Collège communal pour statuer sur la présente demande a été prorogé de <text:span text:style-name="T90">30</text:span><text:span text:style-name="T106"> </text:span>jours ; </text:p>
      <text:p text:style-name="P7"><office:annotation><dc:creator>Auteur inconnu</dc:creator><dc:date>2017-07-05T14:59:01</dc:date><text:p text:style-name="P73"><text:span text:style-name="T178">do text if self.getImpactStudy() is not True</text:span></text:p></office:annotation>Considérant que la demande de permis comprend une notice d'évaluation des incidences sur l'environnement ;</text:p>
      <text:p text:style-name="P12"><text:span text:style-name="T13"><office:annotation><dc:creator>Auteur inconnu</dc:creator><dc:date>2017-07-05T14:43:31</dc:date><text:p text:style-name="P73"><text:span text:style-name="T178">do text if self.getImpactStudy () is True</text:span></text:p></office:annotation></text:span><text:span text:style-name="T13">Considérant qu’une étude d'incidences sur l’environnement a été réalisée pour le motif <text:line-break/>suivant :</text:span></text:p>
      <text:p text:style-name="P1"><text:span text:style-name="T10"><office:annotation><dc:creator>Auteur inconnu</dc:creator><dc:date>2017-07-05T15:06:54</dc:date><text:p text:style-name="P73"><text:span text:style-name="T178">do text if self.getImpactStudy() is not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n'est pas susceptible d'avoir des incidences notables sur l'environnement pour les motifs suivants :</text:span></text:p>
      <text:p text:style-name="P11"><text:span text:style-name="T10"><office:annotation><dc:creator>Auteur inconnu</dc:creator><dc:date>2017-07-05T15:06:47</dc:date><text:p text:style-name="P73"><text:span text:style-name="T178">do text if self.getImpactStudy() is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est susceptible d'avoir des incidences notables sur l'environnement pour les motifs suivants :</text:span></text:p>
      <text:p text:style-name="P10"><office:annotation><dc:creator>Auteur inconnu</dc:creator><dc:date>2017-07-05T15:09:46</dc:date><text:p><text:span text:style-name="T184">do text</text:span></text:p><text:p><text:span text:style-name="T185">from xhtml(self.portal_urban.decorateHTML('UrbanTable', self.getValueForTemplate('description')))</text:span></text:p></office:annotation></text:p>
      <text:p text:style-name="P6">Considérant que la demande se rapporte :</text:p>
      <text:list text:style-name="WW8Num6" xml:id="list3607795961">
        <text:list-item>
          <text:p text:style-name="P58"><office:annotation><dc:creator>Auteur inconnu</dc:creator><dc:date>2017-07-05T15:25:01</dc:date><text:p text:style-name="P73"><text:span text:style-name="T178">do text if 'classe' in self.getProtectedBuilding()</text:span></text:p></office:annotation>à un <text:s/><text:span text:style-name="T87">site</text:span> <text:span text:style-name="T87">monument</text:span> <text:span text:style-name="T87">ensemble architectural</text:span> - <text:span text:style-name="T87">inscrit sur la liste de sauvegarde</text:span> - <text:span text:style-name="T87">classé</text:span> - <text:span text:style-name="T87">soumis provisoirement </text:span><text:soft-page-break/><text:span text:style-name="T87">aux effets du classement en vertu de l’article 208 du Code wallon du patrimoine</text:span> - <text:span text:style-name="T87">figurant sur la liste du patrimoine immobilier exceptionnel visée à l’article 187,12° du Code wallon du patrimoine</text:span> <text:span text:style-name="T98">(</text:span><text:span text:style-name="T89">...</text:span><text:span text:style-name="T98">)</text:span> ;</text:p>
        </text:list-item>
        <text:list-item>
          <text:p text:style-name="P59"><office:annotation><dc:creator>Auteur inconnu</dc:creator><dc:date>2017-07-05T15:31:36</dc:date><text:p text:style-name="P73"><text:span text:style-name="T178">do text if 'zoneprotection' in self.getProtectedBuilding()</text:span></text:p></office:annotation>à un bien immobilier situé dans une zone de protection en vertu du Code wallon du patrimoine <text:span text:style-name="T98">(</text:span><text:span text:style-name="T89">...</text:span><text:span text:style-name="T98">)</text:span> ;</text:p>
        </text:list-item>
        <text:list-item>
          <text:p text:style-name="P59"><office:annotation><dc:creator>Auteur inconnu</dc:creator><dc:date>2017-07-05T15:31:36</dc:date><text:p text:style-name="P73"><text:span text:style-name="T178">do text if 'reprisinventaire' in self.getProtectedBuilding()</text:span></text:p></office:annotation>à un bien immobilier repris en page <text:span text:style-name="T87">...</text:span> du "Patrimoine Monumental de la Belgique" (<text:span text:style-name="T83">Volume </text:span><text:span text:style-name="T84">2</text:span>, Province du Brabant, arrondissement de Nivelles) en vertu du Code wallon du patrimoine ;</text:p>
        </text:list-item>
        <text:list-item>
          <text:p text:style-name="P59"><office:annotation><dc:creator>Auteur inconnu</dc:creator><dc:date>2017-07-05T15:31:36</dc:date><text:p text:style-name="P73"><text:span text:style-name="T178">do text if 'archeologique' in self.getProtectedBuilding()</text:span></text:p></office:annotation>à un bien immobilier repris à l’inventaire du patrimoine archéologique en vertu du Code wallon du patrimoine <text:span text:style-name="T98">(</text:span><text:span text:style-name="T89">...</text:span><text:span text:style-name="T98">)</text:span> ;</text:p>
        </text:list-item>
        <text:list-item>
          <text:p text:style-name="P63"><text:span text:style-name="T44">à un bien comportant </text:span><text:span text:style-name="T32">un arbre</text:span><text:span text:style-name="T44"> - </text:span><text:span text:style-name="T32">arbuste</text:span><text:span text:style-name="T44"> - </text:span><text:span text:style-name="T32">une haie remarquable</text:span><text:span text:style-name="T44"> ;</text:span></text:p>
        </text:list-item>
        <text:list-item>
          <text:p text:style-name="P65"><text:span text:style-name="T27"><office:annotation><dc:creator>Auteur inconnu</dc:creator><dc:date>2017-08-03T16:08:25</dc:date><text:p text:style-name="P73"><text:span text:style-name="T178">do text if 'tr'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très faible</text:span><text:span text:style-name="T29"> ;</text:span></text:p>
        </text:list-item>
        <text:list-item>
          <text:p text:style-name="P65"><text:span text:style-name="T27"><office:annotation><dc:creator>Auteur inconnu</dc:creator><dc:date>2017-08-03T16:08:25</dc:date><text:p text:style-name="P73"><text:span text:style-name="T178">do text if not 'Non' in licence_helper.floodingLevel and not 'tr' in licence_helper.floodingLevel and not 'moy' in licence_helper.floodingLevel and not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faible</text:span><text:span text:style-name="T29">;</text:span></text:p>
        </text:list-item>
        <text:list-item>
          <text:p text:style-name="P66"><text:span text:style-name="T13"><office:annotation><dc:creator>Auteur inconnu</dc:creator><dc:date>2017-08-03T16:08:25</dc:date><text:p text:style-name="P73"><text:span text:style-name="T178">do text if 'moyen' in licence_helper.floodingLevel</text:span></text:p></office:annotation></text:span><text:span text:style-name="T13">à un bien immobilier exposé à un risque naturel majeur : <text:s/>l’inondation comprise dans les zones soumises à l’aléa </text:span><text:span text:style-name="T19">d'</text:span><text:span text:style-name="T13">inondation au sens de l’article D.53 du Code de l’eau : </text:span><text:span text:style-name="T18">bien situé </text:span><text:span text:style-name="T33">pour partie</text:span><text:span text:style-name="T18"> en zone d'</text:span><text:span text:style-name="T17">aléa moyen ;</text:span></text:p>
        </text:list-item>
        <text:list-item>
          <text:p text:style-name="P65"><text:span text:style-name="T27"><office:annotation><dc:creator>Auteur inconnu</dc:creator><dc:date>2017-08-03T16:08:25</dc:date><text:p text:style-name="P73"><text:span text:style-name="T178">do text if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élevé</text:span><text:span text:style-name="T29">;</text:span></text:p>
        </text:list-item>
        <text:list-item>
          <text:p text:style-name="P67"><text:span text:style-name="T75"><office:annotation><dc:creator>Auteur inconnu</dc:creator><dc:date>2017-08-03T16:08:25</dc:date><text:p text:style-name="P73"><text:span text:style-name="T178">do text if licence_helper.concentratedRunoffSRisk and len(licence_helper.concentratedRunoffSRisk) &lt; 50 </text:span></text:p></office:annotation></text:span><text:span text:style-name="T75">à un bien immobilier exposé à un risque naturel majeur : le bien est parcouru par </text:span><text:span text:style-name="T77">un</text:span><text:span text:style-name="T76"> </text:span><text:span text:style-name="T75"><text:text-input text:description="Natura2000">self.concentratedRunoffSRisk</text:text-input></text:span><text:span text:style-name="T75"> ;</text:span></text:p>
        </text:list-item>
        <text:list-item>
          <text:p text:style-name="P68"><text:span text:style-name="T78"><office:annotation><dc:creator>Auteur inconnu</dc:creator><dc:date>2017-08-03T16:08:25</dc:date><text:p text:style-name="P73"><text:span text:style-name="T178">do text if len(licence_helper.concentratedRunoffSRisk) &gt; 50</text:span></text:p></office:annotation></text:span><text:span text:style-name="T78">à un bien immobilier exposé à un risque naturel majeur : le bien est parcouru par </text:span><text:span text:style-name="T79">un</text:span><text:span text:style-name="T80"> </text:span><text:span text:style-name="T81"><text:text-input text:description="Natura2000">self.concentratedRunoffSRisk</text:text-input></text:span><text:span text:style-name="T78"> ;</text:span></text:p>
        </text:list-item>
      </text:list>
      <text:list text:style-name="WW8Num10" xml:id="list869823433">
        <text:list-item>
          <text:p text:style-name="P69"><text:span text:style-name="T13"><office:annotation><dc:creator>Auteur inconnu</dc:creator><dc:date>2017-07-05T15:53:15</dc:date><text:p text:style-name="P73"><text:span text:style-name="T178">do text if licence_helper.natura_2000</text:span></text:p></office:annotation></text:span><text:span text:style-name="T13">à un bien immobilier</text:span><text:span text:style-name="T154"> </text:span><text:span text:style-name="T35"><text:text-input text:description="Avis FD">licence_helper.natura_2000</text:text-input></text:span><text:span text:style-name="T16"><text:s/></text:span><text:span text:style-name="T13">arrêté en application de la loi du 12 juillet 1973 sur la conservation de la nature ;</text:span></text:p>
        </text:list-item>
        <text:list-item>
          <text:p text:style-name="P64"><text:span text:style-name="T52">à un bien immobilier </text:span><text:span text:style-name="T53">situé dans ou à proximité</text:span><text:span text:style-name="T52"> </text:span><text:span text:style-name="T51">d’une réserve naturelle agréée</text:span><text:span text:style-name="T52"> - </text:span><text:span text:style-name="T51">d’une zone humide d’intérêt biologique</text:span><text:span text:style-name="T52"> </text:span><text:span text:style-name="T53">v</text:span><text:span text:style-name="T52">isée par la loi du 12 juillet 1973 sur la conservation de la nature… ;</text:span></text:p>
        </text:list-item>
        <text:list-item>
          <text:p text:style-name="P62">à la <text:span text:style-name="T87">création</text:span> - <text:span text:style-name="T87">modification</text:span> - d’un établissement présentant un risque d’accident majeur au sens du décret du 11 mars 1999 relatif au permis d’environnement… ; </text:p>
        </text:list-item>
        <text:list-item>
          <text:p text:style-name="P60"><office:annotation><dc:creator>Auteur inconnu</dc:creator><dc:date>2017-08-03T15:45:08</dc:date><text:p text:style-name="P73"><text:span text:style-name="T183">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span text:style-name="T107">bien </text:span><text:span text:style-name="T107"><text:text-input text:description="SEVESO">self.sevesoSite</text:text-input></text:span> ;</text:p>
        </text:list-item>
        <text:list-item>
          <text:p text:style-name="P70"><office:annotation><dc:creator>Auteur inconnu</dc:creator><dc:date>2017-08-03T15:45:08</dc:date><text:p text:style-name="P73"><text:span text:style-name="T183">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61">à un bien situé dans le périmètre du Plan d’Assainissement par Sous-bassin Hydrographique de la Senne approuvé par le Gouvernement wallon en date du 22 décembre 2005 qui reprend celui-ci en <text:span text:style-name="T173"><text:text-input text:description="Zone PASH">self.pash</text:text-input></text:span> ;</text:p>
        </text:list-item>
      </text:list>
      <text:p text:style-name="P17"><text:span text:style-name="T54">Considérant que le schéma </text:span><text:span text:style-name="T60">de développement du territoire s’applique à la localisation du projet en vertu de l’article D.II.16 pour le motif suivant : </text:span><text:span text:style-name="T58">demande de permis d'urbanisme relative à une infrastructure linéaire visée par la structure territoriale du schéma du développement du territoire</text:span><text:span text:style-name="T61"> ou </text:span><text:span text:style-name="T58">demande de permis d'urbanisme visant à urbaniser un terrain de plus de quinze hectares et portant sur …</text:span><text:span text:style-name="T61"> ;</text:span></text:p>
      <text:p text:style-name="P14">Considérant que le bien est soumis à l’application :</text:p>
      <text:p text:style-name="UrbanList1">-<text:tab/>du plan de secteur d<text:span text:style-name="T108">e Nivelles </text:span><text:span text:style-name="T109">approuvé par arrêté royal du 1</text:span><text:span text:style-name="T49">er</text:span><text:span text:style-name="T109"> décembre 1981 et qui n'a pas cessé de produire ses effets pour le bien précité : </text:span><text:span text:style-name="T125"><text:text-input text:description="Bien-Parcelles">licence_helper.folderZone</text:text-input></text:span><text:span text:style-name="T108"> ;</text:span></text:p>
      <text:p text:style-name="UrbanList1">-<text:tab/>du schéma de développement communal <text:span text:style-name="T108">entré en vigueur le 13 novembre 2012 qui situe le bien </text:span><text:span text:style-name="T126"><text:text-input text:description="Bien-Parcelles">self.SDC</text:text-input></text:span><text:span text:style-name="T108"> ;</text:span></text:p>
      <text:p text:style-name="UrbanList1">-<text:tab/>du guide régional d'urbanisme, <text:span text:style-name="T141">étant situé sur une partie du territoire communal o</text:span>ù s'appliquent<text:span text:style-name="T121"> ses dispositions relatives :</text:span></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pan text:style-name="T87">-<text:tab/>à la "zone protégée en matière d'urbanisme"</text:span> ;</text:p>
      <text:p text:style-name="UrbanList1"><text:span text:style-name="T63">-<text:tab/>du guide communal d’urbanisme </text:span><text:span text:style-name="T64">entré en vigueur le 15 mars 2017 : </text:span><text:span text:style-name="T128"><text:text-input text:description="GCU">self.township_guide</text:text-input></text:span> ;</text:p>
      <text:p text:style-name="UrbanList1">-<text:tab/><office:annotation><dc:creator>Auteur inconnu</dc:creator><dc:date>2017-08-03T16:52:57</dc:date><text:p text:style-name="P73"><text:span text:style-name="T178">do text if self.getIsInSubdivision()</text:span></text:p></office:annotation>d’un permis d’urbanisation :<text:span text:style-name="T111"> </text:span><text:span text:style-name="T112"><text:text-input text:description="RéfLotissement">self.getParcellings().getLabel()</text:text-input></text:span><text:span text:style-name="T112"><text:s/>(</text:span><text:span text:style-name="T113">déli</text:span><text:span text:style-name="T114">v</text:span><text:span text:style-name="T113">ré le</text:span><text:span text:style-name="T112"> </text:span><text:span text:style-name="T112"><text:text-input text:description="Date lotissement">tool.formatDate(self.getParcellings().getAuthorizationDate())</text:text-input></text:span><text:span text:style-name="T112"><text:s/></text:span><text:span text:style-name="T113">à </text:span><text:span text:style-name="T112"><text:text-input text:description="Lotisseur">self.getParcellings().getSubdividerName()</text:text-input></text:span><text:span text:style-name="T112">)</text:span><text:span text:style-name="T111"> - </text:span><text:span text:style-name="T111"><text:text-input text:description="">licence_view.display_html_as_text('subdivisionDetails')</text:text-input></text:span><text:span text:style-name="T111">;</text:span></text:p>
      <text:p text:style-name="P19"><text:span text:style-name="T127"><office:annotation><dc:creator>Auteur inconnu</dc:creator><dc:date>2017-08-04T08:58:29</dc:date><text:p text:style-name="P73"><text:span text:style-name="T176">do </text:span><text:span text:style-name="T177">text</text:span><text:span text:style-name="T176"> if 'gio' in licence_helper.divergence</text:span></text:p></office:annotation></text:span><text:span text:style-name="T127">Considérant que la demande s’écarte d</text:span><text:span text:style-name="T129">u guide régional d'urbanisme </text:span><text:span text:style-name="T127">pour le(s) motif(s) suivant(s) :</text:span></text:p>
      <text:p text:style-name="P18"><office:annotation><dc:creator>Auteur inconnu</dc:creator><dc:date>2017-08-04T08:58:29</dc:date><text:p text:style-name="P73"><text:span text:style-name="T176">do </text:span><text:span text:style-name="T177">text</text:span><text:span text:style-name="T176"> if 'vel' in licence_helper.divergence</text:span></text:p></office:annotation>Considérant que la demande s’écarte d<text:span text:style-name="T122">u schéma de développement communal </text:span>pour le(s) motif(s) suivant(s) :</text:p>
      <text:p text:style-name="P18"><office:annotation><dc:creator>Auteur inconnu</dc:creator><dc:date>2017-08-04T08:58:29</dc:date><text:p text:style-name="P73"><text:span text:style-name="T176">do </text:span><text:span text:style-name="T177">text</text:span><text:span text:style-name="T176"> if 'de co' in licence_helper.divergence</text:span></text:p></office:annotation>Considérant que la demande s’écarte d<text:span text:style-name="T122">u guide communal d'urbanisme </text:span>pour le(s) motif(s) suivant(s) :</text:p>
      <text:p text:style-name="P18"><office:annotation><dc:creator>Auteur inconnu</dc:creator><dc:date>2017-08-04T08:58:29</dc:date><text:p text:style-name="P73"><text:span text:style-name="T176">do </text:span><text:span text:style-name="T177">text</text:span><text:span text:style-name="T176"> if 'per' in licence_helper.divergence</text:span></text:p></office:annotation>Considérant que la demande s’écarte d<text:span text:style-name="T122">u permis d'urbanisation </text:span>pour le(s) motif(s) suivant(s) :</text:p>
      <text:p text:style-name="P18"><office:annotation><dc:creator>Auteur inconnu</dc:creator><dc:date>2017-08-04T08:58:29</dc:date><text:p text:style-name="P73"><text:span text:style-name="T176">do </text:span><text:span text:style-name="T177">text</text:span><text:span text:style-name="T176"> if 'ori' in licence_helper.divergence</text:span></text:p></office:annotation>Considérant que la demande s’écarte d<text:span text:style-name="T122">u schéma d'orientation local </text:span>pour le(s) motif(s) suivant(s) :</text:p>
      <text:list text:style-name="L1" xml:id="list4133597347">
        <text:list-header>
          <text:p text:style-name="P71"><text:span text:style-name="T124"><office:annotation><dc:creator>Auteur inconnu</dc:creator><dc:date>2017-08-09T13:20:52</dc:date><text:p text:style-name="P73"><text:span text:style-name="T176">do </text:span><text:span text:style-name="T177">text</text:span><text:span text:style-name="T176"> if licence_helper.divergence</text:span></text:p></office:annotation></text:span><text:span text:style-name="T120"><text:text-input text:description="">licence_helper.divergenceDetails</text:text-input></text:span></text:p>
        </text:list-header>
      </text:list>
      <text:p text:style-name="P15"><office:annotation><dc:creator>Auteur inconnu</dc:creator><dc:date>2017-08-09T13:22:01</dc:date><text:p text:style-name="P73"><text:span text:style-name="T176">do </text:span><text:span text:style-name="T177">text</text:span><text:span text:style-name="T176"> if 'pla' in licence_helper.derogation</text:span></text:p></office:annotation>Considérant que la demande déroge <text:span text:style-name="T123">au plan de secteur </text:span>pour le(s) motif(s) suivant(s) :</text:p>
      <text:p text:style-name="P15"><office:annotation><dc:creator>Auteur inconnu</dc:creator><dc:date>2017-08-04T08:58:29</dc:date><text:p text:style-name="P73"><text:span text:style-name="T176">do </text:span><text:span text:style-name="T177">text</text:span><text:span text:style-name="T176"> if 'nor' in licence_helper.derogation</text:span></text:p></office:annotation>Considérant que la demande déroge <text:span text:style-name="T123">à une ou des norme(s) du guide régional d'urbanisme </text:span>pour le(s) <text:soft-page-break/>motif(s) suivant(s) :</text:p>
      <text:p text:style-name="P39"><office:annotation><dc:creator>Auteur inconnu</dc:creator><dc:date>2017-08-09T13:28:22</dc:date><text:p text:style-name="P73"><text:span text:style-name="T176">do </text:span><text:span text:style-name="T177">text</text:span><text:span text:style-name="T176"> if licence_helper.derogation</text:span></text:p></office:annotation><text:text-input text:description="">licence_helper.derogationDetails</text:text-input></text:p>
      <text:p text:style-name="P25"><text:span text:style-name="T45"><office:annotation><dc:creator>Auteur inconnu</dc:creator><dc:date>2017-07-31T11:34:40</dc:date><text:p text:style-name="P73"><text:span text:style-name="T178">do text if hasattr(self, 'getRoadAdaptation') and 'odification' in </text:span><text:span text:style-name="T176">licence_helper.r</text:span><text:span text:style-name="T178">oadAdaptation</text:span></text:p></office:annotation></text:span><text:span text:style-name="T13">Considérant que la demande comporte </text:span>une demande <text:span text:style-name="T83">de modification</text:span> de la voirie communale <text:span text:style-name="T131">portant sur :</text:span></text:p>
      <text:p text:style-name="P39"><office:annotation><dc:creator>Auteur inconnu</dc:creator><dc:date>2017-08-09T13:58:06</dc:date><text:p text:style-name="P73"><text:span text:style-name="T178">do text if hasattr(self, 'getRoadAdaptation') and 'odification' in </text:span><text:span text:style-name="T176">licence_helper.r</text:span><text:span text:style-name="T178">oadAdaptation</text:span></text:p></office:annotation><text:span text:style-name="T57"><office:annotation><dc:creator>Auteur inconnu</dc:creator><dc:date>2017-08-09T13:58:56</dc:date><text:p><text:span text:style-name="T182">do text</text:span></text:p><text:p><text:span text:style-name="T182">from xhtml(self.portal_urban.decorateHTML('UrbanTable', self.getRoadModificationSubject()))</text:span></text:p></office:annotation></text:span></text:p>
      <text:p text:style-name="P25"><text:span text:style-name="T65"><office:annotation><dc:creator>Auteur inconnu</dc:creator><dc:date>2017-08-09T14:00:23</dc:date><text:p text:style-name="P73"><text:span text:style-name="T178">do text if hasattr(self, 'getRoadAdaptation') and 'odification' in </text:span><text:span text:style-name="T176">licence_helper.r</text:span><text:span text:style-name="T178">oadAdaptation</text:span></text:p></office:annotation></text:span><text:span text:style-name="T65">Considérant que </text:span><text:span text:style-name="T63">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8">do text if hasattr(self, 'getRoadAdaptation') and 'ture' in </text:span><text:span text:style-name="T176">licence_helper.r</text:span><text:span text:style-name="T178">oadAdaptation</text:span></text:p></office:annotation></text:span><text:span text:style-name="T13">Considérant que la demande comporte</text:span> une demande<text:span text:style-name="T83"> de création </text:span>de <text:span text:style-name="T134">voirie</text:span>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8">do text if hasattr(self, 'getRoadAdaptation') and 'press' in </text:span><text:span text:style-name="T176">licence_helper.r</text:span><text:span text:style-name="T178">oadAdaptation</text:span></text:p></office:annotation></text:span><text:span text:style-name="T13">Considérant que la demande comporte</text:span> une demande<text:span text:style-name="T83"> </text:span><text:span text:style-name="T130">de suppression</text:span> <text:span text:style-name="T91">partielle</text:span><text:span text:style-name="T134"> </text:span>d<text:span text:style-name="T134">'une</text:span> voirie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8"><text:span text:style-name="T132"><office:annotation><dc:creator>Auteur inconnu</dc:creator><dc:date>2017-08-09T15:33:48</dc:date><text:p text:style-name="P73"><text:span text:style-name="T176">do text if licence_helper.derogation</text:span></text:p></office:annotation></text:span><text:span text:style-name="T132">C</text:span>onsidérant que la demande est soumise à une <text:span text:style-name="T133">enquête publique </text:span>pour le<text:span text:style-name="T132">(</text:span>s<text:span text:style-name="T132">)</text:span> motif<text:span text:style-name="T132">(</text:span>s<text:span text:style-name="T132">)</text:span> suivant<text:span text:style-name="T132">(</text:span>s<text:span text:style-name="T132">)</text:span> :</text:p>
      <text:list text:style-name="L2" xml:id="list2654447044">
        <text:list-item>
          <text:p text:style-name="P72"><text:span text:style-name="T6"><office:annotation><dc:creator>Auteur inconnu</dc:creator><dc:date>2017-08-09T16:14:54</dc:date><text:p text:style-name="P73"><text:span text:style-name="T176">do text if licence_helper.derogation</text:span></text:p></office:annotation></text:span><text:span text:style-name="T6"><text:text-input text:description="Bien-Parcelles">self.investigationArticles</text:text-input></text:span></text:p>
        </text:list-item>
      </text:list>
      <text:p text:style-name="P22"/>
      <text:p text:style-name="P22"><office:annotation><dc:creator>Auteur inconnu</dc:creator><dc:date>2017-08-10T11:11:29</dc:date><text:p text:style-name="P73"><text:span text:style-name="T174">do </text:span><text:span text:style-name="T181">text</text:span><text:span text:style-name="T174"> if licence_helper.derogation and len(licence_helper.getLastInquiry().getClaimants())&lt;1</text:span></text:p></office:annotation>Considérant que l’enquête publique a eu lieu <text:span text:style-name="T161">du <text:s/></text:span><text:span text:style-name="T162"><text:text-input text:description="">licence_view.format_date(licence_helper.getLastInquiry().getInvestigationStart())</text:text-input></text:span><text:span text:style-name="T163"><text:s/></text:span><text:span text:style-name="T164">au </text:span><text:span text:style-name="T165"><text:text-input text:description="">licence_view.format_date(licence_helper.getLastInquiry().getInvestigationEnd())</text:text-input></text:span><text:span text:style-name="T163"><text:s text:c="2"/></text:span>, conformément aux articles D.VIII.6 et suivants du Code; qu'aucune réclamation n'a été introduite;</text:p>
      <text:p text:style-name="P52"><office:annotation><dc:creator>Auteur inconnu</dc:creator><dc:date>2017-08-10T11:11:29</dc:date><text:p text:style-name="P73"><text:span text:style-name="T174">do </text:span><text:span text:style-name="T181">text</text:span><text:span text:style-name="T174"> if licence_helper.derogation and len(licence_helper.getLastInquiry().getClaimants())&gt;0</text:span></text:p></office:annotation>Considérant que l’enquête publique a eu lieu <text:span text:style-name="T156">du </text:span><text:span text:style-name="T157"><text:text-input text:description="">licence_view.format_date(licence_helper.getLastInquiry().getInvestigationStart())</text:text-input></text:span><text:span text:style-name="T158"><text:s/></text:span><text:span text:style-name="T159">au </text:span><text:span text:style-name="T160"><text:text-input text:description="">licence_view.format_date(licence_helper.getLastInquiry().getInvestigationEnd())</text:text-input></text:span><text:span text:style-name="T158"><text:s/></text:span>, conformément aux articles D.VIII.6 et suivants du Code; qu'elle a donné lieu à l'introduction de :</text:p>
      <text:p text:style-name="P51"><office:annotation><dc:creator>Auteur inconnu</dc:creator><dc:date>2017-09-26T14:32:54</dc:date><text:p text:style-name="P73"><text:span text:style-name="T174">do </text:span><text:span text:style-name="T181">text</text:span><text:span text:style-name="T174"> if licence_helper.derogation and licence_helper.getLastInquiry().getNumberOfWrittenComplaint()==1</text:span></text:p></office:annotation>-<text:tab/><text:text-input text:description="NbRéclamationsOrales">licence_helper.getLastInquiry().getNumberOfWrittenComplaint()</text:text-input> <text:span text:style-name="T166">réclamation</text:span> <text:span text:style-name="T166">observation</text:span> écrite ;</text:p>
      <text:p text:style-name="P51"><office:annotation><dc:creator>Auteur inconnu</dc:creator><dc:date>2017-09-26T14:32:54</dc:date><text:p text:style-name="P73"><text:span text:style-name="T174">do </text:span><text:span text:style-name="T181">text</text:span><text:span text:style-name="T174">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51"><office:annotation><dc:creator>Auteur inconnu</dc:creator><dc:date>2017-09-26T14:35:51</dc:date><text:p text:style-name="P73"><text:span text:style-name="T174">do </text:span><text:span text:style-name="T181">text</text:span><text:span text:style-name="T174"> if licence_helper.derogation and licence_helper.getLastInquiry().getNumberOfOralComplaint()==1</text:span></text:p></office:annotation>-<text:tab/><text:text-input text:description="NbRéclamationsOrales">licence_helper.getLastInquiry().getNumberOfOralComplaint()</text:text-input> <text:span text:style-name="T166">réclamation</text:span> <text:span text:style-name="T166">observation</text:span> orale ;</text:p>
      <text:p text:style-name="P51"><office:annotation><dc:creator>Auteur inconnu</dc:creator><dc:date>2017-09-26T14:35:51</dc:date><text:p text:style-name="P73"><text:span text:style-name="T174">do </text:span><text:span text:style-name="T181">text</text:span><text:span text:style-name="T174">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51"><office:annotation><dc:creator>Auteur inconnu</dc:creator><dc:date>2017-09-26T14:36:11</dc:date><text:p text:style-name="P73"><text:span text:style-name="T174">do </text:span><text:span text:style-name="T181">text</text:span><text:span text:style-name="T174">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51"><office:annotation><dc:creator>Auteur inconnu</dc:creator><dc:date>2017-09-26T14:36:11</dc:date><text:p text:style-name="P73"><text:span text:style-name="T174">do </text:span><text:span text:style-name="T181">text</text:span><text:span text:style-name="T174">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3"><office:annotation><dc:creator>Auteur inconnu</dc:creator><dc:date>2017-08-22T16:19:15</dc:date><text:p text:style-name="P73"><text:span text:style-name="T176">do text if licence_helper.derogation and len(licence_helper.getLastInquiry().getClaimants())&gt;0</text:span></text:p></office:annotation>Considérant que les réclamations et observations suscitées par <text:s/>l'enquête publique peuvent être résumées comme suit : <text:span text:style-name="T87">ooo</text:span></text:p>
      <text:p text:style-name="P26"><text:span text:style-name="T115"><office:annotation><dc:creator>Auteur inconnu</dc:creator><dc:date>2016-06-14T17:02:33</dc:date><text:p text:style-name="P73"><text:span text:style-name="T180">do text if len(self.solicitOpinionsTo) == 1</text:span></text:p></office:annotation></text:span><text:span text:style-name="T115">Considérant que le service visé ci-après a été consulté :</text:span></text:p>
      <text:p text:style-name="P27"><office:annotation><dc:creator>Auteur inconnu</dc:creator><dc:date>2016-06-14T17:02:33</dc:date><text:p text:style-name="P73"><text:span text:style-name="T180">do text if len(self.solicitOpinionsTo) &gt; 1</text:span></text:p></office:annotation>Considérant que les services visés ci-après ont été consultés :</text:p>
      <text:section text:name="Section2" text:style-name="Sect1">
        <text:p text:style-name="P56"><text:span text:style-name="T115"><office:annotation><dc:creator>Ngaha </dc:creator><dc:date>2016-06-14T11:01:56</dc:date><text:p text:style-name="P73"><text:span text:style-name="T179">do section- for opinion in self.getUrbanEventOpinionRequests()</text:span></text:p></office:annotation></text:span><text:span text:style-name="T115">- </text:span><text:span text:style-name="T116"><text:text-input text:description="">opinion.Title()</text:text-input></text:span><text:span text:style-name="T117">,</text:span><text:span text:style-name="T115"> </text:span><text:span text:style-name="T119">pour le(s)</text:span><text:span text:style-name="T118"> </text:span><text:span text:style-name="T119">motif(s) suivant(s) :</text:span></text:p>
        <text:p text:style-name="P54"><office:annotation><dc:creator>Ngaha </dc:creator><dc:date>2016-06-14T13:45:07</dc:date><text:p text:style-name="P73"><text:span text:style-name="T179">do text</text:span></text:p><text:p text:style-name="P73"><text:span text:style-name="T179">from xhtml(self.portal_urban.decorateHTML('UrbanRetrait1', opinion.getOpinionText()))</text:span></text:p></office:annotation></text:p>
        <text:p text:style-name="P53">que son avis sollicité <text:span text:style-name="T167">le</text:span> <text:text-input text:description="">tool.formatDate(opinion.getEventDate())</text:text-input>, <text:span text:style-name="T168">émis en date du </text:span><text:span text:style-name="T168"><text:text-input text:description="">tool.formatDate(opinion.getDecisionDate())</text:text-input></text:span><text:s/>et réceptionné <text:span text:style-name="T167">le</text:span> <text:text-input text:description="">tool.formatDate(opinion.getReceiptDate())</text:text-input>, sous les références <text:span text:style-name="T147">"</text:span><text:span text:style-name="T146"><text:text-input text:description="">opinion.getReceivedDocumentReference()</text:text-input></text:span><text:span text:style-name="T147">"</text:span>, est <text:span text:style-name="T169"><text:text-input text:description="">opinion.getExternalDecision()</text:text-input></text:span><text:span text:style-name="T66"> ;</text:span> qu'il est libellé comme suit :</text:p>
        <text:p text:style-name="P55"><office:annotation><dc:creator>Ngaha </dc:creator><dc:date>2016-06-14T13:44:03</dc:date><text:p text:style-name="P73"><text:span text:style-name="T179">do text</text:span></text:p><text:p text:style-name="P73"><text:span text:style-name="T179">from xhtml(self.portal_urban.decorateHTML('UrbanItaRetrait3', opinion.getDecisionText()))</text:span></text:p></office:annotation></text:p>
      </text:section>
      <text:p text:style-name="P21"><text:span text:style-name="T72">Considérant que le demandeur a produit des plans modificatifs ayant fait l’objet</text:span><text:span text:style-name="T63">, en application de l’article D.IV.43 du Code,</text:span><text:span text:style-name="T72"> d’un accusé de réception daté du </text:span><text:span text:style-name="T73">…</text:span><text:span text:style-name="T72"> ; que ces plans ont été <text:s/>soumis </text:span><text:span text:style-name="T63">à une </text:span><text:span text:style-name="T67">annonce de projet</text:span><text:span text:style-name="T63"> <text:s/></text:span><text:span text:style-name="T67">enquête publique</text:span><text:span text:style-name="T63"> </text:span><text:span text:style-name="T67">et à </text:span><text:span text:style-name="T73">la consultation de</text:span><text:span text:style-name="T74">s</text:span><text:span text:style-name="T73"> service</text:span><text:span text:style-name="T74">s</text:span><text:span text:style-name="T73"> ou commission</text:span><text:span text:style-name="T74">s suivants : ...</text:span><text:span text:style-name="T72"> ; que </text:span><text:span text:style-name="T73">…</text:span><text:span text:style-name="T72"> ;</text:span></text:p>
      <text:p text:style-name="P35"><text:span text:style-name="T136">C</text:span>onsidérant que l'avis du Fonctionnaire délégué sur les plans modifiés a été sollicité en vertu de l’article <text:span text:style-name="T87">D.IV.15</text:span><text:span text:style-name="T144"> </text:span><text:span text:style-name="T145">(avis facultatif)</text:span> - <text:span text:style-name="T87">D.IV.16 </text:span><text:span text:style-name="T145">(écarts)</text:span><text:span text:style-name="T143"> </text:span>- <text:span text:style-name="T87">D.IV.17 </text:span><text:span text:style-name="T145">(avis conforme)</text:span><text:span text:style-name="T143"> </text:span>du Code en date du <text:span text:style-name="T87">…</text:span> ; que son avis <text:span text:style-name="T87">conforme</text:span> est <text:span text:style-name="T87">réputé favorable par défaut en vertu de l'article <text:s/>D. IV.39 du Code</text:span> <text:span text:style-name="T93">favorable</text:span><text:span text:style-name="T143"> </text:span><text:span text:style-name="T93">conditionnel</text:span><text:span text:style-name="T143"> </text:span><text:span text:style-name="T93">défavorable</text:span><text:span text:style-name="T143"> ; qu'il est libellé comme suit (avis complet </text:span>joint en annexe<text:span text:style-name="T143">) : </text:span><text:span text:style-name="T93">…</text:span><text:span text:style-name="T143"> ;</text:span> </text:p>
      <text:p text:style-name="P14"><text:span text:style-name="T135">C</text:span>onsidérant que <text:span text:style-name="T92">ooo</text:span><text:span text:style-name="T136"> ;</text:span></text:p>
      <text:p text:style-name="P14">Considérant que les charges imposées en vertu de l’article D.IV.54 du Code sont justifiées comme suit : <text:span text:style-name="T87">o</text:span><text:span text:style-name="T92">oo</text:span><text:span text:style-name="T136"> ;</text:span></text:p>
      <text:p text:style-name="P30"><office:annotation><dc:creator>Pierre Millecamps</dc:creator><dc:date>2017-09-06T15:07:39</dc:date><text:p text:style-name="P73"><text:span text:style-name="T178">do text if self.getIsInSubdivision() and not </text:span><text:span text:style-name="T176">'per' in licence_helper.divergence</text:span></text:p></office:annotation>Considérant que le projet respecte les prescriptions urbanistiques du lotissement ;</text:p>
      <text:p text:style-name="P30"><office:annotation><dc:creator>Pierre Millecamps</dc:creator><dc:date>2017-09-06T15:07:51</dc:date><text:p text:style-name="P73"><text:span text:style-name="T178">do text if self.getIsInSubdivision() and </text:span><text:span text:style-name="T176">'per' in licence_helper.divergence</text:span></text:p></office:annotation>Considérant qu'en dehors <text:span text:style-name="T87">de la dérogation sollicitée</text:span> <text:span text:style-name="T59">des dérogations sollicitées</text:span>, le projet respecte les prescriptions urbanistiques du lotissement ;</text:p>
      <text:p text:style-name="P30"><text:soft-page-break/>Considérant que le projet de construction respecte le caractère général de la zone ;</text:p>
      <text:p text:style-name="P30">Considérant que le projet d'agrandissement, situé à l'arrière de la construction principale, n'est pas de nature à compromettre l'harmonie du quartier ;</text:p>
      <text:p text:style-name="P31"><text:span text:style-name="T150"><office:annotation><dc:creator>Pierre Millecamps</dc:creator><dc:date>2017-09-19T16:13:43</dc:date><text:p text:style-name="P73"><text:span text:style-name="T176">do </text:span><text:span text:style-name="T177">text</text:span><text:span text:style-name="T176"> if not licence_helper.derogation and not </text:span><text:span text:style-name="T178">licence_helper.natura_2000</text:span><text:span text:style-name="T176"> and 'gio'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régional d'urbanisme et que </text:span>les travaux projetés ne sont pas d'impact limité ;</text:p>
      <text:p text:style-name="P32"><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vel'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e développement communal et que </text:span>les travaux projetés ne sont pas d'impact limité ;</text:p>
      <text:p text:style-name="P33"><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de co'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communal d'urbanisme et que </text:span>les travaux projetés ne sont pas d'impact limité ;</text:p>
      <text:p text:style-name="P33"><text:span text:style-name="T150"><office:annotation><dc:creator>Pierre Millecamps</dc:creator><dc:date>2017-09-19T16:13:43</dc:date><text:p text:style-name="P73"><text:span text:style-name="T176">do </text:span><text:span text:style-name="T177">text</text:span><text:span text:style-name="T176"> if not licence_helper.derogation and not </text:span><text:span text:style-name="T178">licence_helper.natura_2000</text:span><text:span text:style-name="T176"> and 'per'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permis d'urbanisation et que </text:span>les travaux projetés ne sont pas d'impact limité ;</text:p>
      <text:p text:style-name="P33"><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ori'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orientation local et que </text:span>les travaux projetés ne sont pas d'impact limité ;</text:p>
      <text:p text:style-name="P34"><office:annotation><dc:creator>Pierre Millecamps</dc:creator><dc:date>2017-09-19T16:45:49</dc:date><text:p text:style-name="P73"><text:span text:style-name="T176">do </text:span><text:span text:style-name="T177">text</text:span><text:span text:style-name="T176"> if 'pla' in licence_helper.derogation</text:span></text:p></office:annotation>Considérant qu'en application de l'article D.IV.17, alinéa 1<text:span text:style-name="T45">er</text:span>, 1° du Code, l'avis conforme du Fonctionnaire délégué est requis parce que la demande implique une dérogation au plan de secteur ;</text:p>
      <text:p text:style-name="P34"><office:annotation><dc:creator>Pierre Millecamps</dc:creator><dc:date>2017-09-19T16:45:49</dc:date><text:p text:style-name="P73"><text:span text:style-name="T176">do </text:span><text:span text:style-name="T177">text</text:span><text:span text:style-name="T176"> if 'nor' in licence_helper.derogation</text:span></text:p></office:annotation>Considérant qu'en application de l'article D.IV.17, alinéa 1<text:span text:style-name="T45">er</text:span>, 1° du Code, l'avis conforme du Fonctionnaire délégué est requis parce que la demande implique une dérogation <text:span text:style-name="T123">à </text:span><text:span text:style-name="T96">une </text:span><text:span text:style-name="T87">norme</text:span><text:span text:style-name="T123"> </text:span><text:span text:style-name="T96">des normes</text:span><text:span text:style-name="T123"> du guide régional d'urbanisme</text:span> ;</text:p>
      <text:p text:style-name="P34"><office:annotation><dc:creator>Pierre Millecamps</dc:creator><dc:date>2017-09-19T16:45:49</dc:date><text:p text:style-name="P73"><text:span text:style-name="T178">do text if licence_helper.natura_2000</text:span></text:p></office:annotation>Considérant qu'en application de l'article D.IV.17, alinéa 1<text:span text:style-name="T45">er</text:span>, 2° du Code, l'avis conforme du Fonctionnaire délégué est requis parce que la demande concerne un bien inscrit dans un site Natura 2000 ;</text:p>
      <text:p text:style-name="P50"><office:annotation><dc:creator>Auteur inconnu</dc:creator><dc:date>2017-07-05T15:25:01</dc:date><text:p text:style-name="P73"><text:span text:style-name="T178">do text if 'class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 </text:span><text:span text:style-name="T87">inscrit sur la liste de sauvegarde</text:span> - <text:span text:style-name="T87">classé</text:span> - <text:span text:style-name="T87">soumis provisoirement aux effets du classement</text:span> ;</text:p>
      <text:p text:style-name="P50"><office:annotation><dc:creator>Auteur inconnu</dc:creator><dc:date>2017-07-05T15:31:36</dc:date><text:p text:style-name="P73"><text:span text:style-name="T178">do text if 'zoneprotection'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text:span> situé dans une zone de protection <text:span text:style-name="T152">visée à l'article 209</text:span> du Code wallon du patrimoine <text:span text:style-name="T98">(</text:span><text:span text:style-name="T89">...</text:span><text:span text:style-name="T98">)</text:span> ;</text:p>
      <text:p text:style-name="P50"><office:annotation><dc:creator>Auteur inconnu</dc:creator><dc:date>2017-07-05T15:31:36</dc:date><text:p text:style-name="P73"><text:span text:style-name="T178">do text if 'archeologiqu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text:span> bien <text:span text:style-name="T152">localisé dans un site</text:span> repris à l’inventaire du patrimoine archéologique <text:span text:style-name="T152">visée à l'article 233</text:span> du Code wallon du patrimoine <text:span text:style-name="T98">(</text:span><text:span text:style-name="T89">...</text:span><text:span text:style-name="T98">)</text:span> ;</text:p>
      <text:p text:style-name="P20">Pour les motifs précités ;</text:p>
      <text:p text:style-name="P16">Ouï Monsieur Stéphane LACROIX, Échevin de l'urbanisme, en son rapport ;</text:p>
      <text:p text:style-name="P16">À l'unanimité,</text:p>
      <text:p text:style-name="P45"><text:span text:style-name="T25"><office:annotation><dc:creator>Pierre Millecamps</dc:creator><dc:date>2017-09-07T14:17:50</dc:date><text:p text:style-name="P73"><text:span text:style-name="T176">do </text:span><text:span text:style-name="T177">text</text:span><text:span text:style-name="T176"> if licence_helper.divergence and not licence_helper.derogation</text:span></text:p></office:annotation></text:span><text:span text:style-name="T25">Article 1</text:span><text:span text:style-name="T47">er</text:span><text:span text:style-name="T138"> :<text:tab/></text:span><text:span text:style-name="T21">ÉMET L'AVIS QU'IL Y A LIEU D'ACC</text:span><text:span text:style-name="T23">EPT</text:span><text:span text:style-name="T21">ER</text:span><text:span text:style-name="T82"> </text:span><text:span text:style-name="T40">l</text:span><text:span text:style-name="T41">'écart </text:span><text:span text:style-name="T40">sollicité</text:span><text:span text:style-name="T34"> </text:span><text:span text:style-name="T40">les </text:span><text:span text:style-name="T41">écarts sollicités</text:span><text:span text:style-name="T38"> </text:span><text:span text:style-name="T34">(</text:span><text:span text:style-name="T43">liste des écarts</text:span><text:span text:style-name="T34">) <text:s/></text:span><text:span text:style-name="T37">par </text:span><text:span text:style-name="T36"><text:text-input text:description="Demandeur avec adresse">self.getApplicantsSignaletic(withaddress=False)</text:text-input></text:span><text:span text:style-name="T34">.</text:span></text:p>
      <text:p text:style-name="P43"><text:span text:style-name="T25"><office:annotation><dc:creator>Pierre Millecamps</dc:creator><dc:date>2017-09-07T14:17:50</dc:date><text:p text:style-name="P73"><text:span text:style-name="T176">do </text:span><text:span text:style-name="T177">text</text:span><text:span text:style-name="T176"> if not licence_helper.divergence and licence_helper.derogation</text:span></text:p></office:annotation></text:span><text:span text:style-name="T25">Article 1</text:span><text:span text:style-name="T47">er</text:span><text:span text:style-name="T139"> :<text:tab/></text:span><text:span text:style-name="T21">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sollicitée</text:span><text:span text:style-name="T34"> </text:span><text:span text:style-name="T40">les </text:span><text:span text:style-name="T41">dérogations sollicitées</text:span><text:span text:style-name="T38"> </text:span><text:span text:style-name="T34">(</text:span><text:span text:style-name="T43">liste des dérogations</text:span><text:span text:style-name="T34">).</text:span></text:p>
      <text:p text:style-name="P44"><text:span text:style-name="T25"><office:annotation><dc:creator>Pierre Millecamps</dc:creator><dc:date>2017-09-07T14:17:50</dc:date><text:p text:style-name="P73"><text:span text:style-name="T176">do </text:span><text:span text:style-name="T177">text</text:span><text:span text:style-name="T176"> if licence_helper.divergence and licence_helper.derogation</text:span></text:p></office:annotation></text:span><text:span text:style-name="T25">Article 1</text:span><text:span text:style-name="T47">er</text:span><text:span text:style-name="T139"> :<text:tab/></text:span><text:span text:style-name="T22">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text:span><text:span text:style-name="T42">sollicitée</text:span><text:span text:style-name="T39"> </text:span><text:span text:style-name="T40">les </text:span><text:span text:style-name="T41">dérogations </text:span><text:span text:style-name="T42">sollicitées</text:span><text:span text:style-name="T38"> </text:span><text:span text:style-name="T39">(</text:span><text:span text:style-name="T43">liste des dérogations</text:span><text:span text:style-name="T39">) </text:span><text:span text:style-name="T38">et </text:span><text:span text:style-name="T24">D'ACCEPTER </text:span><text:span text:style-name="T41">l'écart </text:span><text:span text:style-name="T42">sollicité</text:span><text:span text:style-name="T39"> </text:span><text:span text:style-name="T38"><text:s/></text:span><text:span text:style-name="T41">les écarts sollicités</text:span><text:span text:style-name="T38"> </text:span><text:span text:style-name="T34">(</text:span><text:span text:style-name="T43">liste des écarts</text:span><text:span text:style-name="T34">).</text:span></text:p>
      <text:p text:style-name="P41"><text:span text:style-name="T62">Article 2</text:span><text:span text:style-name="T170"> :</text:span><text:tab/><text:span text:style-name="T105">ÉMET UN AVIS FAVORABLE</text:span> sur la demande de permis d'urbanisme<text:span text:style-name="T87">, sous réserve</text:span> :</text:p>
      <text:p text:style-name="P38">-<text:tab/>de respecter le niveau du sol naturel sur une largeur d'1 mètre le long des limites mitoyennes de la parcelle, sauf en ce qui concerne la rampe d'accès commune avec la parcelle voisine, qui ne pourra être réalisée qu'avec l'accord explicite du <text:span text:style-name="T148">propriétaire concerné</text:span>, à présenter au collège avant la délivrance du permis d'urbanisme;</text:p>
      <text:p text:style-name="P38">-<text:tab/>de se conformer aux avis susvisés des différents services consultés dont, plus particulièrement, celui d<text:span text:style-name="T148">e la zone de secours </text:span>, favorable à condition de prévoir des modifications qui nécessiteront l'introduction de nouveaux plans, modifiés en conséquence et visés par le Service régional d'Incendie, <text:span text:style-name="T62">avant la délivrance du permis d'urbanisme</text:span>;</text:p>
      <text:p text:style-name="P38">-<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dérogation à solliciter auprès du collège communal au moyen des formulaires ad hoc);</text:p>
      <text:p text:style-name="P38">-<text:tab/>de supprimer le filtre bactérien;</text:p>
      <text:p text:style-name="P38"><text:soft-page-break/>-<text:tab/>de raccorder toutes les évacuations d'eaux usées à la nouvelle fosse septique "toutes eaux";</text:p>
      <text:p text:style-name="P38">-<text:tab/>d'installer une fosse septique toutes eaux (by-passable et munie d'un dégraisseur) pour le traitement des eaux usées et un regard de visite accessible avant le rejet dans l'égout public.</text:p>
      <text:p text:style-name="P38">-<text:tab/>de raccorder l'évacuation des eaux pluviales au réseau d'égouts de l'habitation;</text:p>
      <text:p text:style-name="P38">-<text:tab/>lors des vidanges de la piscine, de faire évacuer les eaux par un vidangeur, tout déversement de celles-ci dans les égouts publics étant interdit;</text:p>
      <text:p text:style-name="P38">-<text:span text:style-name="T137"><text:tab/></text:span>d'introduire, préalablement à la délivrance du permis d'urbanisme,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me;</text:p>
      <text:p text:style-name="P38">-<text:span text:style-name="T13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8">-<text:tab/><text:span text:style-name="T140">d</text:span>e présenter au collège, avant la délivrance du permis d'urbanisme,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8">-<text:tab/>appliquer la peinture extérieure dans les deux ans de la fin de la construction, dans une teinte à soumettre à l'accord préalable du collège, </text:p>
      <text:p text:style-name="P38">-<text:tab/>de présenter au collège, avant la délivrance du permis d'urbanisme, l'autorisation des services de la Division de l'Eau, pour le rejet des eaux pluviales dans le Hain;</text:p>
      <text:p text:style-name="P38">-<text:tab/>d'obtenir, préalablement à la délivrance du permis d'urbanisme, l'autorisation du collège provincial du Brabant wallon pour la dérogation sollicitée;</text:p>
      <text:p text:style-name="P40"><text:span text:style-name="T62"><office:annotation><dc:creator>Pierre Millecamps</dc:creator><dc:date>2017-09-20T10:51:53</dc:date><text:p text:style-name="P73"><text:span text:style-name="T176">do </text:span><text:span text:style-name="T177">text</text:span><text:span text:style-name="T176"> if licence_helper.divergence and not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text:span text:style-name="T83"> </text:span><text:span text:style-name="T94">d'écart</text:span><text:span text:style-name="T85"> </text:span><text:span text:style-name="T97">d'écarts</text:span><text:span text:style-name="T83">.</text:span></text:p>
      <text:p text:style-name="P41"><text:span text:style-name="T62"><office:annotation><dc:creator>Pierre Millecamps</dc:creator><dc:date>2017-09-20T10:51:53</dc:date><text:p text:style-name="P73"><text:span text:style-name="T176">do </text:span><text:span text:style-name="T177">text</text:span><text:span text:style-name="T176"> if not licence_helper.divergence and licence_helper.derogation</text:span></text:p></office:annotation></text:span><text:span text:style-name="T62">Article 3</text:span><text:span text:style-name="T170"> :</text:span><text:tab/><text:span text:style-name="T105">DÉCIDE</text:span> de solliciter l<text:span text:style-name="T153">'avis conforme</text:span> du Fonctionnaire délégué sur la demande <text:span text:style-name="T86">de </text:span><text:span text:style-name="T97">dérogation</text:span><text:span text:style-name="T140"> </text:span><text:span text:style-name="T83"><text:s/></text:span><text:span text:style-name="T87">dérogation</text:span><text:span text:style-name="T97">s</text:span><text:span text:style-name="T83">.</text:span></text:p>
      <text:p text:style-name="P41"><text:span text:style-name="T62"><office:annotation><dc:creator>Pierre Millecamps</dc:creator><dc:date>2017-09-20T10:51:53</dc:date><text:p text:style-name="P73"><text:span text:style-name="T176">do </text:span><text:span text:style-name="T177">text</text:span><text:span text:style-name="T176"> if licence_helper.divergence and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 <text:span text:style-name="T94">d'écart</text:span><text:span text:style-name="T140"> </text:span><text:span text:style-name="T94">d'écarts</text:span><text:span text:style-name="T140"> et son avis conforme sur la demande </text:span><text:span text:style-name="T85">de </text:span><text:span text:style-name="T94">dérogation</text:span><text:span text:style-name="T85"> </text:span><text:span text:style-name="T87">dérogation</text:span><text:span text:style-name="T97">s</text:span><text:span text:style-name="T83">.</text:span></text:p>
      <text:p text:style-name="P42">La présente délibération sera transmise au Fonctionnaire délégué du centre de Wavre de la DGO4 <text:span text:style-name="T155">(</text:span>Aménagement du Territoire, Logement, Patrimoine et Énergie<text:span text:style-name="T155">)</text:span>, accompagnée du dossier d'instruction de la demande.</text:p>
      <text:p text:style-name="Standard"/>
      <text:p text:style-name="Standard"><text:span text:style-name="T63"><office:annotation><dc:creator>Gauthier Bastien</dc:creator><dc:date>2011-01-13T14:56:41</dc:date><text:p text:style-name="P73"><text:span text:style-name="T175">do text</text:span></text:p><text:p text:style-name="P73"><text:span text:style-name="T175">from document(at=signatures, format='odt')</text:span></text:p></office:annotation></text:span><text:span text:style-name="T68">Import depuis signatures.odt</text:span></text:p>
      <text:p text:style-name="Standard"/>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font-pitch="variable" style:name="Wingdings" svg:font-family="Wingdings"/>
    <style:font-face style:name="Lohit Hindi1" svg:font-family="'Lohit Hindi'"/>
    <style:font-face style:name="OpenSymbol" svg:font-family="OpenSymbol"/>
    <style:font-face style:font-adornments="Normal" style:name="Segoe UI" svg:font-family="'Segoe UI'"/>
    <style:font-face style:name="StarSymbol" svg:font-family="StarSymbol"/>
    <style:font-face style:font-family-generic="modern" style:name="Courier New" svg:font-family="'Courier New'"/>
    <style:font-face style:font-family-generic="swiss" style:name="DejaVu Sans1" svg:font-family="'DejaVu Sans'"/>
    <style:font-face style:font-family-generic="swiss" style:name="Ubuntu1" svg:font-family="Ubuntu"/>
    <style:font-face style:font-family-generic="modern" style:font-pitch="fixed" style:name="Courier New1" svg:font-family="'Courier New'"/>
    <style:font-face style:font-pitch="variable" style:name="DejaVu Sans" svg:font-family="'DejaVu Sans'"/>
    <style:font-face style:font-pitch="variable" style:name="Lucida Sans Unicode" svg:font-family="'Lucida Sans Unicode'"/>
    <style:font-face style:font-pitch="variable" style:name="Tahoma1" svg:font-family="Tahoma"/>
    <style:font-face style:font-family-generic="roman" style:font-pitch="variable" style:name="Liberation Serif" svg:font-family="'Liberation Serif'"/>
    <style:font-face style:font-family-generic="roman" style:font-pitch="variable" style:name="Symbol" svg:font-family="Symbol"/>
    <style:font-face style:font-family-generic="roman" style:font-pitch="variable" style:name="Times" svg:font-family="Times"/>
    <style:font-face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1" svg:font-family="Arial"/>
    <style:font-face style:font-adornments="Normal" style:font-family-generic="swiss" style:font-pitch="variable" style:name="Arial2"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Tahoma" svg:font-family="Tahoma"/>
    <style:font-face style:font-family-generic="swiss" style:font-pitch="variable" style:name="Times New Roman1" svg:font-family="'Times New Roman'"/>
    <style:font-face style:font-family-generic="swiss" style:font-pitch="variable" style:name="Ubuntu" svg:font-family="Ubuntu"/>
    <style:font-face style:font-family-generic="system" style:font-pitch="variable" style:name="DejaVu Sans3" svg:font-family="'DejaVu Sans'"/>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WenQuanYi Micro Hei" svg:font-family="'WenQuanYi Micro Hei'"/>
  </office:font-face-decls>
  <office:automatic-styles>
    <style:style style:family="paragraph" style:name="P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font-size="10pt" style:font-name="Arial" style:font-size-asian="10pt" style:font-size-complex="10pt"/>
    </style:style>
    <style:style style:family="paragraph" style:name="P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style:font-name="Arial" style:font-size-asian="10pt" style:font-size-complex="10pt"/>
    </style:style>
    <style:style style:family="paragraph" style:name="P4"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4e5865" style:font-name="Arial" style:font-size-asian="10pt" style:font-size-complex="10pt"/>
    </style:style>
    <style:style style:family="paragraph" style:name="P5"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178de4" officeooo:rsid="01178de4" style:font-name="Arial" style:font-size-asian="10pt" style:font-size-complex="10pt"/>
    </style:style>
    <style:style style:family="paragraph" style:name="P6"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042b7" style:font-name="Arial" style:font-name-complex="Calibri" style:font-size-asian="10pt" style:font-size-complex="10pt"/>
    </style:style>
    <style:style style:family="paragraph" style:name="P7"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8"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9"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name="P10"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2042b7" style:font-name="Arial" style:font-name-complex="Calibri" style:font-size-asian="10pt" style:font-size-complex="10pt"/>
    </style:style>
    <style:style style:family="paragraph" style:name="P1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b8d081" style:font-name="Arial" style:font-size-asian="10pt" style:font-size-complex="10pt"/>
    </style:style>
    <style:style style:family="paragraph" style:name="P1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style>
    <style:style style:family="paragraph" style:name="P1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4"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15"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7a7a32" style:font-name="Arial" style:font-name-complex="Calibri" style:font-size-asian="10pt" style:font-size-complex="10pt"/>
    </style:style>
    <style:style style:family="paragraph" style:name="P16"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officeooo:rsid="00180853" style:font-name="Arial" style:font-name-complex="Calibri" style:font-size-asian="10pt" style:font-size-complex="10pt"/>
    </style:style>
    <style:style style:family="paragraph" style:name="P17"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officeooo:paragraph-rsid="00eade3b" style:font-name="Arial" style:font-size-asian="10pt" style:font-size-complex="10pt"/>
    </style:style>
    <style:style style:family="paragraph" style:name="P18"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fo:country="BE" fo:font-size="10pt" fo:language="fr" officeooo:paragraph-rsid="007a7a32" style:font-name="Arial" style:font-name-complex="Calibri" style:font-size-asian="10pt" style:font-size-complex="10pt"/>
    </style:style>
    <style:style style:family="paragraph" style:name="P19"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7a7a32"/>
    </style:style>
    <style:style style:family="paragraph" style:name="P20"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use-window-font-color="true"/>
    </style:style>
    <style:style style:family="paragraph" style:name="P21"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officeooo:paragraph-rsid="0150c5e6" style:use-window-font-color="true"/>
    </style:style>
    <style:style style:family="paragraph" style:name="P22"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language="fr" officeooo:paragraph-rsid="0139991b" style:font-name="Arial" style:font-name-complex="Calibri" style:font-size-asian="10pt" style:font-size-complex="10pt"/>
    </style:style>
    <style:style style:family="paragraph" style:name="P23"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font-weight="normal" fo:language="fr" officeooo:paragraph-rsid="0139991b" style:font-name="Arial" style:font-name-complex="Calibri" style:font-size-asian="10pt" style:font-size-complex="10pt" style:font-weight-asian="normal" style:font-weight-complex="normal"/>
    </style:style>
    <style:style style:family="paragraph" style:name="P24"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7fc63b"/>
    </style:style>
    <style:style style:family="paragraph" style:name="P25"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8307ff"/>
    </style:style>
    <style:style style:family="paragraph" style:name="P26"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139991b"/>
    </style:style>
    <style:style style:family="paragraph" style:name="P27"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fo:background-color="transparent" fo:font-style="normal" fo:font-weight="normal" officeooo:paragraph-rsid="0150c5e6" style:font-style-asian="normal" style:font-weight-asian="normal" style:font-weight-complex="normal" style:use-window-font-color="true"/>
    </style:style>
    <style:style style:family="paragraph" style:master-page-name="" style:name="P28" style:parent-style-name="UrbanBody">
      <style:paragraph-properties fo:margin-bottom="0cm" fo:margin-left="0cm" fo:margin-right="0cm" fo:margin-top="0.199cm" fo:text-align="justify" fo:text-indent="1.499cm" loext:contextual-spacing="false" style:auto-text-indent="false" style:justify-single-word="false" style:page-number="auto">
        <style:tab-stops/>
      </style:paragraph-properties>
    </style:style>
    <style:style style:family="paragraph" style:name="P29" style:parent-style-name="Standard">
      <style:paragraph-properties fo:border-bottom="none" fo:border-left="none" fo:border-right="none" fo:border-top="0.06pt solid #000000" fo:line-height="100%" fo:margin-bottom="0cm" fo:margin-left="0cm" fo:margin-right="0cm" fo:margin-top="0.199cm" fo:padding="0.3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family="paragraph" style:name="P30"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0d409d3" officeooo:rsid="00ce6fa9" style:font-name="Arial" style:font-name-complex="Calibri" style:font-size-asian="10pt" style:font-size-complex="10pt"/>
    </style:style>
    <style:style style:family="paragraph" style:name="P31"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40da" officeooo:rsid="0015324f" style:font-name="Arial" style:font-name-complex="Calibri" style:font-size-asian="10pt" style:font-size-complex="10pt" style:use-window-font-color="true"/>
    </style:style>
    <style:style style:family="paragraph" style:name="P32"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d213" officeooo:rsid="0015324f" style:font-name="Arial" style:font-name-complex="Calibri" style:font-size-asian="10pt" style:font-size-complex="10pt" style:use-window-font-color="true"/>
    </style:style>
    <style:style style:family="paragraph" style:name="P33"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a919a" officeooo:rsid="0015324f" style:font-name="Arial" style:font-name-complex="Calibri" style:font-size-asian="10pt" style:font-size-complex="10pt" style:use-window-font-color="true"/>
    </style:style>
    <style:style style:family="paragraph" style:name="P34"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be8ff" officeooo:rsid="010be8ff" style:font-name="Arial" style:font-name-complex="Calibri" style:font-size-asian="10pt" style:font-size-complex="10pt" style:use-window-font-color="true"/>
    </style:style>
    <style:style style:family="paragraph" style:name="P35" style:parent-style-name="Corps_20_de_20_texte_20_3">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use-window-font-color="true"/>
    </style:style>
    <style:style style:family="paragraph" style:name="P36" style:parent-style-name="UrbanBody">
      <style:paragraph-properties fo:margin-left="2cm" fo:margin-right="0cm" fo:text-align="justify" fo:text-indent="-2cm" style:auto-text-indent="false" style:justify-single-word="false">
        <style:tab-stops>
          <style:tab-stop style:position="2cm"/>
        </style:tab-stops>
      </style:paragraph-properties>
      <style:text-properties officeooo:paragraph-rsid="003d29fa"/>
    </style:style>
    <style:style style:family="paragraph" style:name="P37" style:parent-style-name="UrbanBody">
      <style:paragraph-properties fo:margin-bottom="0cm" fo:margin-left="2cm" fo:margin-right="0cm" fo:margin-top="0.801cm" fo:text-align="justify" fo:text-indent="-2cm" loext:contextual-spacing="false" style:auto-text-indent="false" style:justify-single-word="false" style:shadow="none">
        <style:tab-stops>
          <style:tab-stop style:position="2cm"/>
        </style:tab-stops>
      </style:paragraph-properties>
      <style:text-properties officeooo:paragraph-rsid="002de06a"/>
    </style:style>
    <style:style style:family="paragraph" style:name="P38" style:parent-style-name="Text_20_body">
      <style:paragraph-properties fo:margin-bottom="0cm" fo:margin-left="0.3cm" fo:margin-right="0cm" fo:margin-top="0.101cm" fo:text-align="justify" fo:text-indent="-0.3cm" loext:contextual-spacing="false" style:auto-text-indent="false" style:justify-single-word="false"/>
      <style:text-properties fo:color="#996600" fo:font-size="10pt" officeooo:paragraph-rsid="0115501a" style:font-name="Arial" style:font-size-asian="10pt" style:font-size-complex="10pt"/>
    </style:style>
    <style:style style:family="paragraph" style:master-page-name="" style:name="P39" style:parent-style-name="UrbanTable">
      <style:paragraph-properties fo:margin-bottom="0cm" fo:margin-left="0cm" fo:margin-right="0.3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name="P40"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style:font-name="Arial" style:font-size-asian="10pt" style:font-size-complex="10pt"/>
    </style:style>
    <style:style style:family="paragraph" style:name="P41"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officeooo:paragraph-rsid="0115501a" style:font-name="Arial" style:font-size-asian="10pt" style:font-size-complex="10pt"/>
    </style:style>
    <style:style style:family="paragraph" style:name="P42" style:parent-style-name="Text_20_body">
      <style:paragraph-properties fo:margin-bottom="0cm" fo:margin-top="0.199cm" loext:contextual-spacing="false"/>
      <style:text-properties fo:font-size="10pt" officeooo:paragraph-rsid="0115501a" style:font-name="Arial" style:font-size-asian="10pt" style:font-size-complex="10pt"/>
    </style:style>
    <style:style style:family="paragraph" style:master-page-name="" style:name="P43"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e373ac" style:font-name="Arial" style:font-size-asian="10pt" style:font-size-complex="10pt" style:text-underline-style="none"/>
    </style:style>
    <style:style style:family="paragraph" style:master-page-name="" style:name="P44"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text-underline-style="none"/>
    </style:style>
    <style:style style:family="paragraph" style:master-page-name="" style:name="P45"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style>
    <style:style style:family="paragraph" style:name="P46"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shadow="none">
        <style:tab-stops/>
      </style:paragraph-properties>
      <style:text-properties fo:font-size="10pt" fo:font-weight="normal" officeooo:paragraph-rsid="00af18cc" officeooo:rsid="00ae6ab1" style:font-name="Arial" style:font-size-asian="10pt" style:font-size-complex="10pt" style:font-weight-asian="normal" style:font-weight-complex="normal"/>
    </style:style>
    <style:style style:family="paragraph" style:name="P47"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weight="bold" fo:language="fr" officeooo:paragraph-rsid="011b98a7" officeooo:rsid="00e373ac" style:font-name="Arial" style:font-name-complex="Calibri" style:font-size-asian="16pt" style:font-size-complex="16pt" style:font-weight-asian="bold"/>
    </style:style>
    <style:style style:family="paragraph" style:name="P48"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style="normal" fo:font-weight="bold" fo:language="fr" officeooo:paragraph-rsid="011b98a7" officeooo:rsid="00e373ac" style:font-name="Arial" style:font-name-complex="Times New Roman2" style:font-size-asian="16pt" style:font-size-complex="16pt" style:font-style-asian="normal" style:font-style-complex="normal" style:font-weight-asian="bold" style:font-weight-complex="bold" style:text-underline-style="none"/>
    </style:style>
    <style:style style:family="paragraph" style:name="P49" style:parent-style-name="UrbanBody">
      <style:text-properties fo:color="#000000" officeooo:paragraph-rsid="01178de4"/>
    </style:style>
    <style:style style:family="paragraph" style:name="P50" style:parent-style-name="UrbanBody">
      <style:text-properties officeooo:paragraph-rsid="01136514" style:use-window-font-color="true"/>
    </style:style>
    <style:style style:family="paragraph" style:name="P51" style:parent-style-name="Standard">
      <style:paragraph-properties fo:line-height="100%" fo:margin-bottom="0cm" fo:margin-left="0.238cm" fo:margin-right="0cm" fo:margin-top="0cm" fo:text-align="justify" fo:text-indent="-0.238cm" loext:contextual-spacing="false" style:auto-text-indent="false" style:justify-single-word="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2" style:parent-style-name="Standard">
      <style:paragraph-properties fo:line-height="100%" fo:margin-bottom="0cm" fo:margin-left="0cm" fo:margin-right="0cm" fo:margin-top="0.199cm" fo:text-align="justify" fo:text-indent="1.535cm" loext:contextual-spacing="false" style:auto-text-indent="false" style:justify-single-word="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3" style:parent-style-name="UrbanRetrait1">
      <style:text-properties fo:background-color="transparent" officeooo:paragraph-rsid="0150c5e6"/>
    </style:style>
    <style:style style:family="paragraph" style:name="P54" style:parent-style-name="UrbanRetrait1">
      <style:text-properties officeooo:paragraph-rsid="0150c5e6"/>
    </style:style>
    <style:style style:family="paragraph" style:name="P55" style:parent-style-name="UrbanItaRetrait3">
      <style:text-properties officeooo:paragraph-rsid="0150c5e6"/>
    </style:style>
    <style:style style:family="paragraph" style:name="P56" style:parent-style-name="UrbanList1">
      <style:paragraph-properties fo:margin-bottom="0cm" fo:margin-top="0.101cm" loext:contextual-spacing="false"/>
      <style:text-properties officeooo:paragraph-rsid="0150c5e6"/>
    </style:style>
    <style:style style:family="paragraph" style:master-page-name="Standard" style:name="P57"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page-number="auto" style:shadow="none">
        <style:tab-stops/>
      </style:paragraph-properties>
      <style:text-properties officeooo:paragraph-rsid="00aa8d8f" style:font-name="Arial"/>
    </style:style>
    <style:style style:family="paragraph" style:list-style-name="WW8Num6" style:name="P58"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6" style:name="P59"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6f5e8" style:font-name="Arial" style:font-name-complex="Calibri" style:font-size-asian="10pt" style:font-size-complex="10pt"/>
    </style:style>
    <style:style style:family="paragraph" style:list-style-name="WW8Num10" style:name="P60"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99b16" style:font-name="Arial" style:font-name-complex="Calibri" style:font-size-asian="10pt" style:font-size-complex="10pt"/>
    </style:style>
    <style:style style:family="paragraph" style:list-style-name="WW8Num10" style:name="P61"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list-style-name="WW8Num10" style:name="P62"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list-style-name="WW8Num6" style:name="P63"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92f30" style:font-name="Arial" style:font-size-asian="10pt" style:font-size-complex="10pt"/>
    </style:style>
    <style:style style:family="paragraph" style:list-style-name="WW8Num10" style:name="P64"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5c5ed" style:font-name="Arial" style:font-size-asian="10pt" style:font-size-complex="10pt"/>
    </style:style>
    <style:style style:family="paragraph" style:list-style-name="WW8Num6" style:name="P65"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d774f" style:font-name="Arial" style:font-size-asian="10pt" style:font-size-complex="10pt" style:use-window-font-color="true"/>
    </style:style>
    <style:style style:family="paragraph" style:list-style-name="WW8Num6" style:name="P66"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965a6" style:font-name="Arial" style:font-size-asian="10pt" style:font-size-complex="10pt" style:use-window-font-color="true"/>
    </style:style>
    <style:style style:family="paragraph" style:list-style-name="WW8Num6" style:name="P67"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57a347" style:font-name="Arial" style:font-size-asian="10pt" style:font-size-complex="10pt" style:use-window-font-color="true"/>
    </style:style>
    <style:style style:family="paragraph" style:list-style-name="WW8Num6" style:master-page-name="" style:name="P68"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officeooo:paragraph-rsid="0057a347" style:font-name="Arial" style:font-size-asian="10pt" style:font-size-complex="10pt" style:use-window-font-color="true"/>
    </style:style>
    <style:style style:family="paragraph" style:list-style-name="WW8Num10" style:master-page-name="" style:name="P69"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281b10" style:font-name="Arial" style:font-size-asian="10pt" style:font-size-complex="10pt" style:use-window-font-color="true"/>
    </style:style>
    <style:style style:family="paragraph" style:list-style-name="WW8Num10" style:master-page-name="" style:name="P70"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list-style-name="L1" style:master-page-name="" style:name="P71" style:parent-style-name="UrbanTable">
      <style:paragraph-properties fo:margin-bottom="0cm" fo:margin-left="0cm" fo:margin-right="0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list-style-name="L2" style:name="P72" style:parent-style-name="UrbanTable">
      <style:paragraph-properties fo:margin-left="0.3cm" fo:margin-right="0cm" fo:text-align="justify" fo:text-indent="-0.3cm" style:auto-text-indent="false" style:justify-single-word="false"/>
      <style:text-properties fo:color="#0066ff"/>
    </style:style>
    <style:style style:family="paragraph" style:name="P7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weight-asian="normal"/>
    </style:style>
    <style:style style:family="text" style:name="T2">
      <style:text-properties fo:font-style="normal" fo:font-weight="normal" officeooo:rsid="01178de4" style:font-style-asian="normal" style:font-weight-asian="normal"/>
    </style:style>
    <style:style style:family="text" style:name="T3">
      <style:text-properties fo:background-color="transparent" fo:font-style="normal" fo:font-weight="normal" loext:char-shading-value="0" style:font-style-asian="normal" style:font-weight-asian="normal"/>
    </style:style>
    <style:style style:family="text" style:name="T4">
      <style:text-properties fo:background-color="transparent" fo:font-style="normal" fo:font-weight="normal" loext:char-shading-value="0" officeooo:rsid="01187c78" style:font-style-asian="normal" style:font-weight-asian="normal"/>
    </style:style>
    <style:style style:family="text" style:name="T5">
      <style:text-properties fo:background-color="#ffff00" fo:font-style="normal" fo:font-weight="normal" loext:char-shading-value="0" style:font-style-asian="normal" style:font-weight-asian="normal"/>
    </style:style>
    <style:style style:family="text" style:name="T6">
      <style:text-properties fo:font-style="normal" fo:font-weight="normal" officeooo:rsid="008a4761" style:font-style-asian="normal" style:font-weight-asian="normal" style:text-underline-style="none"/>
    </style:style>
    <style:style style:family="text" style:name="T7">
      <style:text-properties fo:country="BE" fo:font-size="20pt" fo:font-weight="bold" fo:language="fr" style:font-name-complex="Calibri" style:font-size-asian="20pt" style:font-size-complex="20pt" style:font-weight-asian="bold"/>
    </style:style>
    <style:style style:family="text" style:name="T8">
      <style:text-properties fo:country="BE" fo:font-size="20pt" fo:font-weight="bold" fo:language="fr" officeooo:rsid="0013fc08" style:font-name-complex="Calibri" style:font-size-asian="20pt" style:font-size-complex="20pt" style:font-weight-asian="bold"/>
    </style:style>
    <style:style style:family="text" style:name="T9">
      <style:text-properties fo:country="BE" fo:font-size="20pt" fo:font-weight="bold" fo:language="fr" officeooo:rsid="00e32e40" style:font-name-complex="Calibri" style:font-size-asian="20pt" style:font-size-complex="20pt" style:font-weight-asian="bold"/>
    </style:style>
    <style:style style:family="text" style:name="T10">
      <style:text-properties style:font-name-complex="Calibri"/>
    </style:style>
    <style:style style:family="text" style:name="T11">
      <style:text-properties officeooo:rsid="00b8d081" style:font-name-complex="Calibri"/>
    </style:style>
    <style:style style:family="text" style:name="T12">
      <style:text-properties officeooo:rsid="0133485c" style:font-name-complex="Calibri"/>
    </style:style>
    <style:style style:family="text" style:name="T13">
      <style:text-properties fo:country="BE" fo:language="fr" style:font-name-complex="Calibri"/>
    </style:style>
    <style:style style:family="text" style:name="T14">
      <style:text-properties fo:country="BE" fo:language="fr" officeooo:rsid="00180853" style:font-name-complex="Calibri"/>
    </style:style>
    <style:style style:family="text" style:name="T15">
      <style:text-properties fo:country="BE" fo:language="fr" officeooo:rsid="002f2002" style:font-name-complex="Calibri"/>
    </style:style>
    <style:style style:family="text" style:name="T16">
      <style:text-properties fo:country="BE" fo:language="fr" officeooo:rsid="0045c5ed" style:font-name-complex="Calibri"/>
    </style:style>
    <style:style style:family="text" style:name="T17">
      <style:text-properties fo:country="BE" fo:language="fr" officeooo:rsid="004965a6" style:font-name-complex="Calibri"/>
    </style:style>
    <style:style style:family="text" style:name="T18">
      <style:text-properties fo:country="BE" fo:language="fr" officeooo:rsid="004d774f" style:font-name-complex="Calibri"/>
    </style:style>
    <style:style style:family="text" style:name="T19">
      <style:text-properties fo:country="BE" fo:language="fr" officeooo:rsid="00537b2e" style:font-name-complex="Calibri"/>
    </style:style>
    <style:style style:family="text" style:name="T20">
      <style:text-properties fo:country="BE" fo:language="fr" officeooo:rsid="014e5865" style:font-name-complex="Calibri"/>
    </style:style>
    <style:style style:family="text" style:name="T21">
      <style:text-properties fo:country="BE" fo:font-weight="bold" fo:language="fr" officeooo:rsid="00e32e40" style:font-name-complex="Calibri" style:font-weight-asian="bold"/>
    </style:style>
    <style:style style:family="text" style:name="T22">
      <style:text-properties fo:country="BE" fo:font-weight="bold" fo:language="fr" officeooo:rsid="00e32e40" style:font-name-complex="Calibri" style:font-weight-asian="bold" style:font-weight-complex="normal"/>
    </style:style>
    <style:style style:family="text" style:name="T23">
      <style:text-properties fo:country="BE" fo:font-weight="bold" fo:language="fr" officeooo:rsid="013d74f4" style:font-name-complex="Calibri" style:font-weight-asian="bold"/>
    </style:style>
    <style:style style:family="text" style:name="T24">
      <style:text-properties fo:background-color="transparent" fo:country="BE" fo:font-weight="bold" fo:language="fr" loext:char-shading-value="0" officeooo:rsid="013d74f4" style:font-name-complex="Calibri" style:font-weight-asian="bold" style:font-weight-complex="bold"/>
    </style:style>
    <style:style style:family="text" style:name="T25">
      <style:text-properties fo:country="BE" fo:font-weight="normal" fo:language="fr" officeooo:rsid="00e32e40" style:font-name-complex="Calibri" style:font-weight-asian="normal" style:font-weight-complex="normal" style:text-underline-color="font-color" style:text-underline-style="solid" style:text-underline-width="auto"/>
    </style:style>
    <style:style style:family="text" style:name="T26">
      <style:text-properties fo:country="BE" fo:language="fr" style:font-name-complex="Arial"/>
    </style:style>
    <style:style style:family="text" style:name="T27">
      <style:text-properties fo:background-color="transparent" fo:country="BE" fo:language="fr" loext:char-shading-value="0" style:font-name-complex="Calibri"/>
    </style:style>
    <style:style style:family="text" style:name="T28">
      <style:text-properties fo:background-color="transparent" fo:country="BE" fo:language="fr" loext:char-shading-value="0" officeooo:rsid="004d774f" style:font-name-complex="Calibri"/>
    </style:style>
    <style:style style:family="text" style:name="T29">
      <style:text-properties fo:background-color="transparent" fo:country="BE" fo:language="fr" loext:char-shading-value="0" officeooo:rsid="004965a6" style:font-name-complex="Calibri"/>
    </style:style>
    <style:style style:family="text" style:name="T30">
      <style:text-properties fo:background-color="transparent" fo:country="BE" fo:language="fr" loext:char-shading-value="0" officeooo:rsid="00537b2e" style:font-name-complex="Calibri"/>
    </style:style>
    <style:style style:family="text" style:name="T31">
      <style:text-properties fo:country="BE" fo:language="fr" style:font-name-asian="Arial" style:font-name-complex="Arial"/>
    </style:style>
    <style:style style:family="text" style:name="T32">
      <style:text-properties fo:background-color="#ffff00" fo:country="BE" fo:language="fr" loext:char-shading-value="0" style:font-name-complex="Calibri"/>
    </style:style>
    <style:style style:family="text" style:name="T33">
      <style:text-properties fo:background-color="#ffff00" fo:country="BE" fo:language="fr" loext:char-shading-value="0" officeooo:rsid="004d774f" style:font-name-complex="Calibri"/>
    </style:style>
    <style:style style:family="text" style:name="T34">
      <style:text-properties fo:country="BE" fo:font-weight="normal" fo:language="fr" officeooo:rsid="00e32e40" style:font-name-complex="Calibri" style:font-weight-asian="normal" style:font-weight-complex="normal"/>
    </style:style>
    <style:style style:family="text" style:name="T35">
      <style:text-properties fo:country="BE" fo:font-weight="normal" fo:language="fr" officeooo:rsid="01270123" style:font-name-complex="Calibri" style:font-weight-asian="normal" style:font-weight-complex="normal"/>
    </style:style>
    <style:style style:family="text" style:name="T36">
      <style:text-properties fo:country="BE" fo:font-weight="normal" fo:language="fr" officeooo:rsid="0131966a" style:font-name-complex="Calibri" style:font-weight-asian="normal" style:font-weight-complex="normal"/>
    </style:style>
    <style:style style:family="text" style:name="T37">
      <style:text-properties fo:country="BE" fo:font-weight="normal" fo:language="fr" officeooo:rsid="013d74f4" style:font-name-complex="Calibri" style:font-weight-asian="normal" style:font-weight-complex="normal"/>
    </style:style>
    <style:style style:family="text" style:name="T38">
      <style:text-properties fo:background-color="transparent" fo:country="BE" fo:font-weight="normal" fo:language="fr" loext:char-shading-value="0" officeooo:rsid="00e373ac" style:font-name-complex="Calibri" style:font-weight-asian="normal" style:font-weight-complex="normal"/>
    </style:style>
    <style:style style:family="text" style:name="T39">
      <style:text-properties fo:background-color="transparent" fo:country="BE" fo:font-weight="normal" fo:language="fr" loext:char-shading-value="0" officeooo:rsid="00e32e40" style:font-name-complex="Calibri" style:font-weight-asian="normal" style:font-weight-complex="normal"/>
    </style:style>
    <style:style style:family="text" style:name="T40">
      <style:text-properties fo:background-color="#ffff00" fo:country="BE" fo:font-weight="normal" fo:language="fr" loext:char-shading-value="0" officeooo:rsid="00e32e40" style:font-name-complex="Calibri" style:font-weight-asian="normal" style:font-weight-complex="normal"/>
    </style:style>
    <style:style style:family="text" style:name="T41">
      <style:text-properties fo:background-color="#ffff00" fo:country="BE" fo:font-weight="normal" fo:language="fr" loext:char-shading-value="0" officeooo:rsid="00e373ac" style:font-name-complex="Calibri" style:font-weight-asian="normal" style:font-weight-complex="normal"/>
    </style:style>
    <style:style style:family="text" style:name="T42">
      <style:text-properties fo:background-color="#ffff00" fo:country="BE" fo:font-weight="normal" fo:language="fr" loext:char-shading-value="0" officeooo:rsid="01411998" style:font-name-complex="Calibri" style:font-weight-asian="normal" style:font-weight-complex="normal"/>
    </style:style>
    <style:style style:family="text" style:name="T43">
      <style:text-properties fo:background-color="#ffff00" fo:country="BE" fo:font-style="italic" fo:font-weight="normal" fo:language="fr" loext:char-shading-value="0" officeooo:rsid="00ec8bb2" style:font-name-complex="Calibri" style:font-style-asian="italic" style:font-style-complex="italic" style:font-weight-asian="normal" style:font-weight-complex="normal"/>
    </style:style>
    <style:style style:family="text" style:name="T44">
      <style:text-properties fo:background-color="#99ff99" fo:country="BE" fo:language="fr" loext:char-shading-value="0" style:font-name-complex="Calibri"/>
    </style:style>
    <style:style style:family="text" style:name="T45">
      <style:text-properties style:text-position="super 58%"/>
    </style:style>
    <style:style style:family="text" style:name="T46">
      <style:text-properties fo:country="BE" fo:language="fr" style:font-name-complex="Calibri" style:text-position="super 58%"/>
    </style:style>
    <style:style style:family="text" style:name="T47">
      <style:text-properties fo:country="BE" fo:font-weight="normal" fo:language="fr" officeooo:rsid="00e32e40" style:font-name-complex="Calibri" style:font-weight-asian="normal" style:font-weight-complex="normal" style:text-position="super 58%" style:text-underline-color="font-color" style:text-underline-style="solid" style:text-underline-width="auto"/>
    </style:style>
    <style:style style:family="text" style:name="T48">
      <style:text-properties style:font-name-complex="Calibri" style:text-position="super 58%"/>
    </style:style>
    <style:style style:family="text" style:name="T49">
      <style:text-properties fo:country="none" fo:font-style="normal" fo:font-weight="normal" fo:language="zxx" officeooo:rsid="003515e5" style:font-style-asian="normal" style:font-weight-asian="normal" style:text-position="super 58%" style:text-underline-style="none"/>
    </style:style>
    <style:style style:family="text" style:name="T50">
      <style:text-properties fo:background-color="transparent" fo:country="BE" fo:font-size="10pt" fo:language="fr" loext:char-shading-value="0" officeooo:rsid="010be8ff" style:font-name="Arial" style:font-name-complex="Calibri" style:font-size-asian="10pt" style:font-size-complex="10pt" style:text-position="super 58%"/>
    </style:style>
    <style:style style:family="text" style:name="T51">
      <style:text-properties fo:background-color="#ffff00" fo:color="#000000" fo:country="BE" fo:language="fr" loext:char-shading-value="0" style:font-name-complex="Calibri"/>
    </style:style>
    <style:style style:family="text" style:name="T52">
      <style:text-properties fo:background-color="#99ff99" fo:color="#000000" fo:country="BE" fo:language="fr" loext:char-shading-value="0" style:font-name-complex="Calibri"/>
    </style:style>
    <style:style style:family="text" style:name="T53">
      <style:text-properties fo:background-color="#99ff99" fo:color="#000000" fo:country="BE" fo:language="fr" loext:char-shading-value="0" officeooo:rsid="00292f30" style:font-name-complex="Calibri"/>
    </style:style>
    <style:style style:family="text" style:name="T54">
      <style:text-properties fo:color="#000000" fo:country="BE" fo:language="fr" style:font-name-complex="Calibri"/>
    </style:style>
    <style:style style:family="text" style:name="T55">
      <style:text-properties fo:color="#000000" fo:country="none" fo:font-style="normal" fo:font-weight="normal" fo:language="zxx" style:font-name-complex="Calibri" style:font-style-asian="normal" style:font-weight-asian="normal" style:text-underline-style="none"/>
    </style:style>
    <style:style style:family="text" style:name="T56">
      <style:text-properties fo:background-color="transparent" fo:color="#000000" fo:country="none" fo:font-style="normal" fo:font-weight="normal" fo:language="zxx" loext:char-shading-value="0" style:font-name-complex="Calibri" style:font-style-asian="normal" style:font-weight-asian="normal" style:text-underline-style="none"/>
    </style:style>
    <style:style style:family="text" style:name="T57">
      <style:text-properties fo:color="#000000" fo:font-size="10pt" fo:font-style="normal" fo:font-weight="normal" fo:letter-spacing="normal" fo:text-shadow="none" style:font-name="Liberation Serif" style:font-size-asian="10pt" style:font-style-asian="normal" style:font-weight-asian="normal" style:letter-kerning="true" style:text-emphasize="none" style:text-line-through-style="none" style:text-line-through-type="none" style:text-outline="false" style:text-underline-style="none"/>
    </style:style>
    <style:style style:family="text" style:name="T58">
      <style:text-properties fo:background-color="#ffff00" fo:color="#000000" loext:char-shading-value="0" officeooo:rsid="00e4e391" style:font-name-complex="Calibri"/>
    </style:style>
    <style:style style:family="text" style:name="T59">
      <style:text-properties fo:background-color="#ffff00" fo:color="#000000" loext:char-shading-value="0" officeooo:rsid="00d409d3"/>
    </style:style>
    <style:style style:family="text" style:name="T60">
      <style:text-properties fo:color="#000000" style:font-name-complex="Calibri"/>
    </style:style>
    <style:style style:family="text" style:name="T61">
      <style:text-properties fo:color="#000000" officeooo:rsid="00e4e391" style:font-name-complex="Calibri"/>
    </style:style>
    <style:style style:family="text" style:name="T62">
      <style:text-properties style:text-underline-color="font-color" style:text-underline-style="solid" style:text-underline-width="auto"/>
    </style:style>
    <style:style style:family="text" style:name="T63">
      <style:text-properties fo:country="BE" fo:font-size="10pt" fo:language="fr" style:font-name="Arial" style:font-name-complex="Calibri" style:font-size-asian="10pt" style:font-size-complex="10pt"/>
    </style:style>
    <style:style style:family="text" style:name="T64">
      <style:text-properties fo:country="BE" fo:font-size="10pt" fo:language="fr" officeooo:rsid="003739ce" style:font-name="Arial" style:font-name-complex="Calibri" style:font-size-asian="10pt" style:font-size-complex="10pt"/>
    </style:style>
    <style:style style:family="text" style:name="T65">
      <style:text-properties fo:country="BE" fo:font-size="10pt" fo:language="fr" officeooo:rsid="008307ff" style:font-name="Arial" style:font-name-complex="Calibri" style:font-size-asian="10pt" style:font-size-complex="10pt"/>
    </style:style>
    <style:style style:family="text" style:name="T66">
      <style:text-properties fo:country="BE" fo:font-size="10pt" fo:language="fr" officeooo:rsid="0033b8b4" style:font-name="Arial" style:font-name-complex="Calibri" style:font-size-asian="10pt" style:font-size-complex="10pt"/>
    </style:style>
    <style:style style:family="text" style:name="T67">
      <style:text-properties fo:background-color="#ffff00" fo:country="BE" fo:font-size="10pt" fo:language="fr" loext:char-shading-value="0" style:font-name="Arial" style:font-name-complex="Calibri" style:font-size-asian="10pt" style:font-size-complex="10pt"/>
    </style:style>
    <style:style style:family="text" style:name="T68">
      <style:text-properties fo:country="BE" fo:font-size="10pt" fo:font-style="normal" fo:language="fr" style:font-name="Arial" style:font-name-complex="Calibri" style:font-size-asian="10pt" style:font-size-complex="10pt" style:font-style-asian="normal" style:font-style-complex="normal"/>
    </style:style>
    <style:style style:family="text" style:name="T69">
      <style:text-properties fo:background-color="#99ff99" fo:country="BE" fo:font-size="10pt" fo:language="fr" loext:char-shading-value="0" style:font-name="Arial" style:font-name-complex="Calibri" style:font-size-asian="10pt" style:font-size-complex="10pt"/>
    </style:style>
    <style:style style:family="text" style:name="T70">
      <style:text-properties fo:background-color="transparent" fo:country="BE" fo:font-size="10pt" fo:language="fr" loext:char-shading-value="0" officeooo:rsid="010be8ff" style:font-name="Arial" style:font-name-complex="Calibri" style:font-size-asian="10pt" style:font-size-complex="10pt"/>
    </style:style>
    <style:style style:family="text" style:name="T71">
      <style:text-properties fo:background-color="transparent" fo:country="BE" fo:font-size="10pt" fo:language="fr" loext:char-shading-value="0" officeooo:rsid="01136514" style:font-name="Arial" style:font-name-complex="Calibri" style:font-size-asian="10pt" style:font-size-complex="10pt"/>
    </style:style>
    <style:style style:family="text" style:name="T72">
      <style:text-properties fo:font-size="10pt" style:font-name="Arial" style:font-name-complex="Calibri" style:font-size-asian="10pt" style:font-size-complex="10pt"/>
    </style:style>
    <style:style style:family="text" style:name="T73">
      <style:text-properties fo:background-color="#ffff00" fo:font-size="10pt" loext:char-shading-value="0" style:font-name="Arial" style:font-name-complex="Calibri" style:font-size-asian="10pt" style:font-size-complex="10pt"/>
    </style:style>
    <style:style style:family="text" style:name="T74">
      <style:text-properties fo:background-color="#ffff00" fo:font-size="10pt" loext:char-shading-value="0" officeooo:rsid="00eedfbb" style:font-name="Arial" style:font-name-complex="Calibri" style:font-size-asian="10pt" style:font-size-complex="10pt"/>
    </style:style>
    <style:style style:family="text" style:name="T75">
      <style:text-properties fo:background-color="transparent" fo:country="BE" fo:language="fr" loext:char-shading-value="0" officeooo:rsid="00537b2e" style:font-name="Arial" style:font-name-complex="Calibri"/>
    </style:style>
    <style:style style:family="text" style:name="T76">
      <style:text-properties fo:background-color="transparent" fo:country="BE" fo:language="fr" loext:char-shading-value="0" officeooo:rsid="00511af6" style:font-name="Arial" style:font-name-complex="Calibri"/>
    </style:style>
    <style:style style:family="text" style:name="T77">
      <style:text-properties fo:background-color="transparent" fo:country="BE" fo:language="fr" loext:char-shading-value="0" officeooo:rsid="00570924" style:font-name="Arial" style:font-name-complex="Calibri"/>
    </style:style>
    <style:style style:family="text" style:name="T78">
      <style:text-properties fo:country="BE" fo:language="fr" officeooo:rsid="00537b2e" style:font-name="Arial" style:font-name-complex="Calibri"/>
    </style:style>
    <style:style style:family="text" style:name="T79">
      <style:text-properties fo:country="BE" fo:language="fr" officeooo:rsid="00570924" style:font-name="Arial" style:font-name-complex="Calibri"/>
    </style:style>
    <style:style style:family="text" style:name="T80">
      <style:text-properties fo:country="BE" fo:language="fr" officeooo:rsid="00511af6" style:font-name="Arial" style:font-name-complex="Calibri"/>
    </style:style>
    <style:style style:family="text" style:name="T81">
      <style:text-properties fo:background-color="#ffff00" fo:country="BE" fo:language="fr" loext:char-shading-value="0" officeooo:rsid="00537b2e" style:font-name="Arial" style:font-name-complex="Calibri"/>
    </style:style>
    <style:style style:family="text" style:name="T82">
      <style:text-properties fo:country="BE" fo:font-weight="normal" fo:language="fr" officeooo:rsid="00e32e40" style:font-name="Arial" style:font-name-complex="Calibri" style:font-weight-asian="normal" style:font-weight-complex="normal"/>
    </style:style>
    <style:style style:family="text" style:name="T83">
      <style:text-properties fo:background-color="transparent" loext:char-shading-value="0"/>
    </style:style>
    <style:style style:family="text" style:name="T84">
      <style:text-properties fo:background-color="transparent" loext:char-shading-value="0" officeooo:rsid="00eedfbb"/>
    </style:style>
    <style:style style:family="text" style:name="T85">
      <style:text-properties fo:background-color="transparent" loext:char-shading-value="0" officeooo:rsid="00e373ac"/>
    </style:style>
    <style:style style:family="text" style:name="T86">
      <style:text-properties fo:background-color="transparent" loext:char-shading-value="0" officeooo:rsid="0115501a"/>
    </style:style>
    <style:style style:family="text" style:name="T87">
      <style:text-properties fo:background-color="#ffff00" loext:char-shading-value="0"/>
    </style:style>
    <style:style style:family="text" style:name="T88">
      <style:text-properties fo:background-color="#ffff00" loext:char-shading-value="0" style:font-name-complex="Calibri"/>
    </style:style>
    <style:style style:family="text" style:name="T89">
      <style:text-properties fo:background-color="#ffff00" loext:char-shading-value="0" officeooo:rsid="0026f5e8"/>
    </style:style>
    <style:style style:family="text" style:name="T90">
      <style:text-properties fo:background-color="#ffff00" loext:char-shading-value="0" officeooo:rsid="002fae01"/>
    </style:style>
    <style:style style:family="text" style:name="T91">
      <style:text-properties fo:background-color="#ffff00" loext:char-shading-value="0" officeooo:rsid="00934905"/>
    </style:style>
    <style:style style:family="text" style:name="T92">
      <style:text-properties fo:background-color="#ffff00" loext:char-shading-value="0" officeooo:rsid="00d409d3"/>
    </style:style>
    <style:style style:family="text" style:name="T93">
      <style:text-properties fo:background-color="#ffff00" loext:char-shading-value="0" officeooo:rsid="00eedfbb"/>
    </style:style>
    <style:style style:family="text" style:name="T94">
      <style:text-properties fo:background-color="#ffff00" loext:char-shading-value="0" officeooo:rsid="00e373ac"/>
    </style:style>
    <style:style style:family="text" style:name="T95">
      <style:text-properties fo:background-color="#ffff00" loext:char-shading-value="0" officeooo:rsid="0104d213"/>
    </style:style>
    <style:style style:family="text" style:name="T96">
      <style:text-properties fo:background-color="#ffff00" loext:char-shading-value="0" officeooo:rsid="007a7a32"/>
    </style:style>
    <style:style style:family="text" style:name="T97">
      <style:text-properties fo:background-color="#ffff00" loext:char-shading-value="0" officeooo:rsid="0115501a"/>
    </style:style>
    <style:style style:family="text" style:name="T98">
      <style:text-properties officeooo:rsid="0026f5e8"/>
    </style:style>
    <style:style style:family="text" style:name="T99">
      <style:text-properties fo:country="BE" fo:font-size="10pt" fo:language="fr" style:font-name-complex="Calibri" style:font-size-asian="10pt" style:font-size-complex="10pt"/>
    </style:style>
    <style:style style:family="text" style:name="T100">
      <style:text-properties fo:country="BE" fo:font-size="10pt" fo:language="fr" officeooo:rsid="0013fc08" style:font-name-complex="Calibri" style:font-size-asian="10pt" style:font-size-complex="10pt"/>
    </style:style>
    <style:style style:family="text" style:name="T101">
      <style:text-properties fo:font-weight="bold" fo:letter-spacing="-0.004cm" style:font-name-complex="Times New Roman" style:font-weight-asian="bold" style:font-weight-complex="bold" style:text-underline-color="font-color" style:text-underline-style="solid" style:text-underline-width="auto"/>
    </style:style>
    <style:style style:family="text" style:name="T102">
      <style:text-properties fo:font-weight="bold" fo:letter-spacing="-0.004cm" style:font-name-complex="Times New Roman" style:font-weight-asian="bold" style:font-weight-complex="bold"/>
    </style:style>
    <style:style style:family="text" style:name="T103">
      <style:text-properties fo:font-weight="bold" fo:letter-spacing="-0.004cm" officeooo:rsid="003d29fa" style:font-name-complex="Times New Roman" style:font-weight-asian="bold" style:font-weight-complex="bold"/>
    </style:style>
    <style:style style:family="text" style:name="T104">
      <style:text-properties fo:letter-spacing="-0.004cm" style:font-name-complex="Times New Roman"/>
    </style:style>
    <style:style style:family="text" style:name="T105">
      <style:text-properties fo:font-weight="bold"/>
    </style:style>
    <style:style style:family="text" style:name="T106">
      <style:text-properties officeooo:rsid="002fae01"/>
    </style:style>
    <style:style style:family="text" style:name="T107">
      <style:text-properties officeooo:rsid="0033b8b4"/>
    </style:style>
    <style:style style:family="text" style:name="T108">
      <style:text-properties officeooo:rsid="003515e5"/>
    </style:style>
    <style:style style:family="text" style:name="T109">
      <style:text-properties fo:country="none" fo:font-style="normal" fo:font-weight="normal" fo:language="zxx" officeooo:rsid="003515e5" style:font-style-asian="normal" style:font-weight-asian="normal" style:text-underline-style="none"/>
    </style:style>
    <style:style style:family="text" style:name="T110">
      <style:text-properties fo:country="none" fo:font-style="normal" fo:font-weight="normal" fo:language="zxx" style:font-style-asian="normal" style:font-weight-asian="normal"/>
    </style:style>
    <style:style style:family="text" style:name="T111">
      <style:text-properties fo:background-color="transparent" fo:font-weight="normal" loext:char-shading-value="0" officeooo:rsid="003739ce" style:font-weight-asian="normal" style:font-weight-complex="normal" style:use-window-font-color="true"/>
    </style:style>
    <style:style style:family="text" style:name="T112">
      <style:text-properties fo:background-color="transparent" fo:font-weight="normal" loext:char-shading-value="0" officeooo:rsid="005608f2" style:font-weight-asian="normal" style:font-weight-complex="normal" style:use-window-font-color="true"/>
    </style:style>
    <style:style style:family="text" style:name="T113">
      <style:text-properties fo:background-color="transparent" fo:font-weight="normal" loext:char-shading-value="0" officeooo:rsid="00595919" style:font-weight-asian="normal" style:font-weight-complex="normal" style:use-window-font-color="true"/>
    </style:style>
    <style:style style:family="text" style:name="T114">
      <style:text-properties fo:background-color="transparent" fo:font-weight="normal" loext:char-shading-value="0" officeooo:rsid="005ab6fc" style:font-weight-asian="normal" style:font-weight-complex="normal" style:use-window-font-color="true"/>
    </style:style>
    <style:style style:family="text" style:name="T115">
      <style:text-properties fo:background-color="transparent" fo:font-style="normal" fo:font-weight="normal" loext:char-shading-value="0" style:font-style-asian="normal" style:font-weight-asian="normal" style:font-weight-complex="normal" style:use-window-font-color="true"/>
    </style:style>
    <style:style style:family="text" style:name="T116">
      <style:text-properties fo:background-color="transparent" fo:font-style="normal" fo:font-weight="normal" loext:char-shading-value="0" style:font-style-asian="normal" style:font-weight-asian="normal" style:font-weight-complex="normal" style:text-underline-color="font-color" style:text-underline-style="solid" style:text-underline-width="auto" style:use-window-font-color="true"/>
    </style:style>
    <style:style style:family="text" style:name="T117">
      <style:text-properties fo:background-color="transparent" fo:font-style="normal" fo:font-weight="normal" loext:char-shading-value="0" style:font-style-asian="normal" style:font-weight-asian="normal" style:font-weight-complex="normal" style:text-underline-style="none" style:use-window-font-color="true"/>
    </style:style>
    <style:style style:family="text" style:name="T118">
      <style:text-properties fo:background-color="transparent" fo:font-size="10pt" fo:font-style="normal" fo:font-weight="normal" loext:char-shading-value="0" style:font-name="Arial" style:font-size-asian="10pt" style:font-size-complex="10pt" style:font-style-asian="normal" style:font-weight-asian="normal" style:font-weight-complex="normal" style:use-window-font-color="true"/>
    </style:style>
    <style:style style:family="text" style:name="T119">
      <style:text-properties fo:background-color="transparent" fo:font-size="10pt" fo:font-style="normal" fo:font-weight="normal" loext:char-shading-value="0" officeooo:rsid="00c48d73" style:font-name="Arial" style:font-size-asian="10pt" style:font-size-complex="10pt" style:font-style-asian="normal" style:font-weight-asian="normal" style:font-weight-complex="normal" style:use-window-font-color="true"/>
    </style:style>
    <style:style style:family="text" style:name="T120">
      <style:text-properties fo:background-color="transparent" loext:char-shading-value="0" style:use-window-font-color="true"/>
    </style:style>
    <style:style style:family="text" style:name="T121">
      <style:text-properties officeooo:rsid="00354be2"/>
    </style:style>
    <style:style style:family="text" style:name="T122">
      <style:text-properties officeooo:rsid="00733bf9"/>
    </style:style>
    <style:style style:family="text" style:name="T123">
      <style:text-properties officeooo:rsid="007a7a32"/>
    </style:style>
    <style:style style:family="text" style:name="T124">
      <style:text-properties fo:color="#0066ff"/>
    </style:style>
    <style:style style:family="text" style:name="T125">
      <style:text-properties fo:color="#0066ff" fo:country="none" fo:font-style="normal" fo:font-weight="normal" fo:language="zxx" officeooo:rsid="003515e5" style:font-style-asian="normal" style:font-weight-asian="normal" style:text-underline-style="none"/>
    </style:style>
    <style:style style:family="text" style:name="T126">
      <style:text-properties fo:color="#0066ff" fo:font-style="normal" fo:font-weight="normal" officeooo:rsid="0039110e" style:font-style-asian="normal" style:font-weight-asian="normal"/>
    </style:style>
    <style:style style:family="text" style:name="T127">
      <style:text-properties fo:color="#0066ff" fo:country="BE" fo:font-size="10pt" fo:language="fr" style:font-name="Arial" style:font-name-complex="Calibri" style:font-size-asian="10pt" style:font-size-complex="10pt"/>
    </style:style>
    <style:style style:family="text" style:name="T128">
      <style:text-properties fo:color="#0066ff" fo:country="BE" fo:font-size="10pt" fo:language="fr" officeooo:rsid="003739ce" style:font-name="Arial" style:font-name-complex="Calibri" style:font-size-asian="10pt" style:font-size-complex="10pt"/>
    </style:style>
    <style:style style:family="text" style:name="T129">
      <style:text-properties fo:color="#0066ff" fo:country="BE" fo:font-size="10pt" fo:language="fr" officeooo:rsid="00733bf9" style:font-name="Arial" style:font-name-complex="Calibri" style:font-size-asian="10pt" style:font-size-complex="10pt"/>
    </style:style>
    <style:style style:family="text" style:name="T130">
      <style:text-properties style:text-line-through-style="none" style:text-line-through-type="none"/>
    </style:style>
    <style:style style:family="text" style:name="T131">
      <style:text-properties officeooo:rsid="008307ff"/>
    </style:style>
    <style:style style:family="text" style:name="T132">
      <style:text-properties officeooo:rsid="00870e51"/>
    </style:style>
    <style:style style:family="text" style:name="T133">
      <style:text-properties officeooo:rsid="008b972d"/>
    </style:style>
    <style:style style:family="text" style:name="T134">
      <style:text-properties officeooo:rsid="00934905"/>
    </style:style>
    <style:style style:family="text" style:name="T135">
      <style:text-properties officeooo:rsid="00ce5151"/>
    </style:style>
    <style:style style:family="text" style:name="T136">
      <style:text-properties officeooo:rsid="00d409d3"/>
    </style:style>
    <style:style style:family="text" style:name="T137">
      <style:text-properties fo:font-variant="normal" fo:text-transform="none"/>
    </style:style>
    <style:style style:family="text" style:name="T138">
      <style:text-properties fo:country="BE" fo:font-weight="normal" fo:language="fr" officeooo:rsid="00e32e40" style:font-name-complex="Calibri" style:font-weight-asian="normal" style:font-weight-complex="normal" style:text-position="0% 100%" style:text-underline-style="none"/>
    </style:style>
    <style:style style:family="text" style:name="T139">
      <style:text-properties fo:country="BE" fo:font-weight="normal" fo:language="fr" officeooo:rsid="00e32e40" style:font-name-complex="Calibri" style:font-weight-asian="normal" style:font-weight-complex="normal" style:text-position="0% 100%"/>
    </style:style>
    <style:style style:family="text" style:name="T140">
      <style:text-properties officeooo:rsid="00e373ac"/>
    </style:style>
    <style:style style:family="text" style:name="T141">
      <style:text-properties officeooo:rsid="001e734a"/>
    </style:style>
    <style:style style:family="text" style:name="T142">
      <style:text-properties fo:background-color="#99ff99" loext:char-shading-value="0"/>
    </style:style>
    <style:style style:family="text" style:name="T143">
      <style:text-properties officeooo:rsid="00eedfbb"/>
    </style:style>
    <style:style style:family="text" style:name="T144">
      <style:text-properties fo:background-color="#ffff00" fo:font-style="italic" loext:char-shading-value="0" style:font-style-asian="italic" style:font-style-complex="italic"/>
    </style:style>
    <style:style style:family="text" style:name="T145">
      <style:text-properties fo:background-color="#ffff00" fo:font-style="italic" loext:char-shading-value="0" officeooo:rsid="00eedfbb" style:font-style-asian="italic" style:font-style-complex="italic"/>
    </style:style>
    <style:style style:family="text" style:name="T146">
      <style:text-properties fo:font-style="italic" style:font-style-asian="italic" style:font-style-complex="italic"/>
    </style:style>
    <style:style style:family="text" style:name="T147">
      <style:text-properties fo:font-style="italic" officeooo:rsid="0156bd23" style:font-style-asian="italic" style:font-style-complex="italic"/>
    </style:style>
    <style:style style:family="text" style:name="T148">
      <style:text-properties officeooo:rsid="00effe6b"/>
    </style:style>
    <style:style style:family="text" style:name="T149">
      <style:text-properties officeooo:rsid="0016a292"/>
    </style:style>
    <style:style style:family="text" style:name="T150">
      <style:text-properties officeooo:rsid="010440da"/>
    </style:style>
    <style:style style:family="text" style:name="T151">
      <style:text-properties officeooo:rsid="0104d213"/>
    </style:style>
    <style:style style:family="text" style:name="T152">
      <style:text-properties officeooo:rsid="01136514"/>
    </style:style>
    <style:style style:family="text" style:name="T153">
      <style:text-properties officeooo:rsid="0115501a"/>
    </style:style>
    <style:style style:family="text" style:name="T154">
      <style:text-properties fo:color="#009900" fo:country="BE" fo:font-weight="bold" fo:language="fr" officeooo:rsid="01244a73" style:font-name-complex="Calibri" style:font-weight-asian="bold" style:font-weight-complex="bold"/>
    </style:style>
    <style:style style:family="text" style:name="T155">
      <style:text-properties officeooo:rsid="012cda48"/>
    </style:style>
    <style:style style:family="text" style:name="T156">
      <style:text-properties fo:background-color="transparent" fo:font-weight="normal" loext:char-shading-value="0" style:font-weight-asian="normal" style:font-weight-complex="normal"/>
    </style:style>
    <style:style style:family="text" style:name="T157">
      <style:text-properties fo:background-color="transparent" fo:font-weight="normal" loext:char-shading-value="0" officeooo:rsid="002d4917" style:font-weight-asian="normal" style:font-weight-complex="normal"/>
    </style:style>
    <style:style style:family="text" style:name="T158">
      <style:text-properties fo:background-color="transparent" fo:font-weight="normal" loext:char-shading-value="0" officeooo:rsid="0022f102" style:font-weight-asian="normal" style:font-weight-complex="normal"/>
    </style:style>
    <style:style style:family="text" style:name="T159">
      <style:text-properties fo:background-color="transparent" fo:font-weight="normal" loext:char-shading-value="0" officeooo:rsid="00299f87" style:font-weight-asian="normal" style:font-weight-complex="normal"/>
    </style:style>
    <style:style style:family="text" style:name="T160">
      <style:text-properties fo:background-color="transparent" fo:font-weight="normal" loext:char-shading-value="0" officeooo:rsid="002eb459" style:font-weight-asian="normal" style:font-weight-complex="normal"/>
    </style:style>
    <style:style style:family="text" style:name="T161">
      <style:text-properties fo:font-weight="normal" style:font-weight-asian="normal" style:font-weight-complex="normal"/>
    </style:style>
    <style:style style:family="text" style:name="T162">
      <style:text-properties fo:font-weight="normal" officeooo:rsid="002d4917" style:font-weight-asian="normal" style:font-weight-complex="normal"/>
    </style:style>
    <style:style style:family="text" style:name="T163">
      <style:text-properties fo:font-weight="normal" officeooo:rsid="0022f102" style:font-weight-asian="normal" style:font-weight-complex="normal"/>
    </style:style>
    <style:style style:family="text" style:name="T164">
      <style:text-properties fo:font-weight="normal" officeooo:rsid="00299f87" style:font-weight-asian="normal" style:font-weight-complex="normal"/>
    </style:style>
    <style:style style:family="text" style:name="T165">
      <style:text-properties fo:font-weight="normal" officeooo:rsid="002df77d" style:font-weight-asian="normal" style:font-weight-complex="normal"/>
    </style:style>
    <style:style style:family="text" style:name="T166">
      <style:text-properties fo:background-color="#99ccff" loext:char-shading-value="0"/>
    </style:style>
    <style:style style:family="text" style:name="T167">
      <style:text-properties officeooo:rsid="01560b52"/>
    </style:style>
    <style:style style:family="text" style:name="T168">
      <style:text-properties officeooo:rsid="0155dc2f"/>
    </style:style>
    <style:style style:family="text" style:name="T169">
      <style:text-properties fo:color="#3399ff"/>
    </style:style>
    <style:style style:family="text" style:name="T170">
      <style:text-properties style:text-underline-style="none"/>
    </style:style>
    <style:style style:family="text" style:name="T171">
      <style:text-properties fo:background-color="#fff200" fo:color="#ce181e" fo:font-weight="bold" fo:letter-spacing="-0.004cm" loext:char-shading-value="0" officeooo:rsid="0165d73b" style:font-name-complex="Times New Roman" style:font-weight-asian="bold" style:font-weight-complex="bold"/>
    </style:style>
    <style:style style:family="text" style:name="T172">
      <style:text-properties officeooo:rsid="01724ddc"/>
    </style:style>
    <style:style style:family="text" style:name="T173">
      <style:text-properties officeooo:rsid="01732614"/>
    </style:style>
    <style:style style:family="text" style:name="T174">
      <style:text-properties fo:color="#000000" fo:country="BE" fo:font-size="10pt" fo:font-style="normal" fo:font-weight="normal" fo:language="fr" fo:letter-spacing="normal" fo:text-shadow="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5">
      <style:text-properties fo:country="FR" fo:font-size="10pt" fo:font-style="normal" fo:font-weight="normal" fo:language="fr" fo:letter-spacing="normal" fo:text-shadow="none" style:country-asian="none" style:country-complex="none" style:font-name="DejaVu Sans1"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6">
      <style:text-properties fo:color="#000000" fo:country="BE" fo:font-size="10pt" fo:font-style="normal" fo:font-variant="normal" fo:font-weight="normal" fo:language="fr" fo:letter-spacing="normal" fo:text-shadow="none" fo:text-transform="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7">
      <style:text-properties fo:color="#000000" fo:country="US" fo:font-size="10pt" fo:font-style="normal" fo:font-variant="normal" fo:font-weight="normal" fo:language="en" fo:letter-spacing="normal" fo:text-shadow="none" fo:text-transform="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8">
      <style:text-properties fo:color="#000000" fo:country="BE" fo:font-size="10pt" fo:font-style="normal" fo:font-variant="normal" fo:font-weight="normal" fo:language="fr" fo:letter-spacing="normal" fo:text-shadow="none" fo:text-transform="none" style:country-asian="CN" style:country-complex="IN" style:font-name="DejaVu Sans2"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9">
      <style:text-properties fo:country="BE" fo:font-size="10pt" fo:font-style="normal" fo:font-weight="normal" fo:language="fr" fo:letter-spacing="normal" fo:text-shadow="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80">
      <style:text-properties fo:color="#000000" fo:country="BE" fo:font-size="10pt" fo:font-style="normal" fo:font-weight="normal" fo:language="fr" fo:letter-spacing="normal" fo:text-shadow="none" style:country-asian="CN" style:country-complex="IN" style:font-name="DejaVu Sans2"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1">
      <style:text-properties fo:color="#000000" fo:country="US" fo:font-size="10pt" fo:font-style="normal" fo:font-weight="normal" fo:language="en" fo:letter-spacing="normal" fo:text-shadow="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2">
      <style:text-properties fo:color="#000000"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3">
      <style:text-properties fo:country="BE" fo:font-size="10pt" fo:font-style="normal" fo:font-variant="normal" fo:font-weight="normal" fo:language="fr" fo:letter-spacing="normal" fo:text-shadow="none" fo:text-transform="none" style:country-asian="CN" style:country-complex="IN" style:font-name="DejaVu Sans2"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84">
      <style:text-properties fo:color="#000000" fo:country="BE" fo:font-size="10pt" fo:font-style="normal" fo:font-variant="normal" fo:font-weight="normal" fo:language="fr" fo:letter-spacing="normal" fo:text-shadow="none" fo:text-transform="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5">
      <style:text-properties fo:color="#000000" fo:country="BE" fo:font-size="10pt" fo:font-style="normal" fo:font-weight="normal" fo:language="fr" fo:letter-spacing="normal" fo:text-shadow="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6">
      <style:text-properties fo:color="#000000" fo:country="FR" fo:font-size="10pt" fo:font-style="normal" fo:font-variant="normal" fo:font-weight="normal" fo:language="fr" fo:letter-spacing="normal" fo:text-shadow="none" fo:text-transform="none" style:country-asian="none" style:country-complex="none" style:font-name="DejaVu Sans1"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9">RAPPORT DU</text:span><text:span text:style-name="T7"> </text:span><text:span text:style-name="T8">COLLÈGE</text:span><text:span text:style-name="T7"> COMMUNAL</text:span></text:p>
      <text:p text:style-name="P47">sur la demande de permis <text:span text:style-name="T172">unique</text:span></text:p>
      <text:p text:style-name="P48"><text:text-input text:description="">self.getReference()</text:text-input></text:p>
      <text:p text:style-name="P46"><text:span text:style-name="T13">Séance du </text:span><text:span text:style-name="T13"><text:text-input text:description="Date">urbanEventObj.getFormattedDate(withCityNamePrefix=False)</text:text-input></text:span></text:p>
      <text:p text:style-name="P37"><text:span text:style-name="T101">Présents</text:span><text:span text:style-name="T102">: <text:s/><text:tab/></text:span><text:span text:style-name="T171">A COMPLÉTER</text:span></text:p>
      <text:p text:style-name="P36"><text:span text:style-name="T101"><office:annotation><dc:creator>Pierre Millecamps</dc:creator><dc:date>2016-03-22T12:42:49</dc:date><text:p text:style-name="P73"><text:span text:style-name="T174">do text if not licence_helper.divergence and not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p>
      <text:p text:style-name="P36"><text:span text:style-name="T101"><office:annotation><dc:creator>Pierre Millecamps</dc:creator><dc:date>2016-03-22T12:42:49</dc:date><text:p text:style-name="P73"><text:span text:style-name="T174">do text if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span text:style-name="T102"> après enquête publique.</text:span></text:p>
      <text:p text:style-name="P29"><text:span text:style-name="T99">Le <text:s/>Collège communal de </text:span><text:span text:style-name="T100"><text:text-input text:description="">tool.getCityName()</text:text-input></text:span><text:span text:style-name="T99">,</text:span></text:p>
      <text:p text:style-name="P2"><text:span text:style-name="T13">Vu le Code du Développement Territorial </text:span><text:span text:style-name="T10">(ci-après, le Code) ;</text:span></text:p>
      <text:p text:style-name="P2"><text:span text:style-name="T13">Vu le livre I</text:span><text:span text:style-name="T46">er</text:span><text:span text:style-name="T13"> du Code de l’environnement ;</text:span></text:p>
      <text:p text:style-name="P3"><text:span text:style-name="T13"><office:annotation><dc:creator>Auteur inconnu</dc:creator><dc:date>2017-07-05T13:27:38</dc:date><text:p text:style-name="P73"><text:span text:style-name="T182">do text if self.hasSingleApplicant()</text:span></text:p></office:annotation></text:span><text:span text:style-name="T13">Considérant que </text:span><text:span text:style-name="T13"><text:text-input text:description="Demandeur avec adresse">self.getApplicantsSignaletic(withaddress=True)</text:text-input></text:span><text:span text:style-name="T13">, a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3"><text:span text:style-name="T13"><office:annotation><dc:creator>Auteur inconnu</dc:creator><dc:date>2017-07-05T13:27:38</dc:date><text:p text:style-name="P73"><text:span text:style-name="T182">do text if self.hasMultipleApplicants()</text:span></text:p></office:annotation></text:span><text:span text:style-name="T13">Considérant que </text:span><text:span text:style-name="T13"><text:text-input text:description="Demandeur avec adresse">self.getApplicantsSignaletic(withaddress=True)</text:text-input></text:span><text:span text:style-name="T13">, </text:span><text:span text:style-name="T14">ont</text:span><text:span text:style-name="T13">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49"><text:span text:style-name="T1"><office:annotation><dc:creator>Auteur inconnu</dc:creator><dc:date>2016-09-20T11:52:32</dc:date><text:p text:style-name="P73"><text:span text:style-name="T186">do text if self.getLastDeposit().getEventDate() &lt;&gt; self.getFirstDeposit().getEventDate()</text:span></text:p></office:annotation></text:span><text:span text:style-name="T2">Considérant</text:span><text:span text:style-name="T1"> que cette demande a été introduite le </text:span><text:span text:style-name="T3"><text:text-input text:description="DatePremierDépôt">tool.formatDate(self.getFirstDeposit().getEventDate())</text:text-input></text:span><text:span text:style-name="T3"><text:s/></text:span><text:span text:style-name="T4">et qu'elle a été</text:span><text:span text:style-name="T1"> </text:span><text:span text:style-name="T5">complétée/modifiée</text:span><text:span text:style-name="T1"> le</text:span><text:span text:style-name="T110"> </text:span><text:span text:style-name="T110"><text:text-input text:description="Date du récépissé">tool.formatDate(self.getLastDeposit().getEventDate())</text:text-input></text:span><text:span text:style-name="T110"> ;</text:span></text:p>
      <text:p text:style-name="P5"><text:span text:style-name="T55"><office:annotation><dc:creator>Auteur inconnu</dc:creator><dc:date>2016-09-20T11:52:32</dc:date><text:p text:style-name="P73"><text:span text:style-name="T186">do text if self.getLastDeposit().getEventDate() == self.getFirstDeposit().getEventDate()</text:span></text:p></office:annotation></text:span><text:span text:style-name="T55">Considérant que cette demande a été introduite le </text:span><text:span text:style-name="T56"><text:text-input text:description="DatePremierDépôt">tool.formatDate(self.getFirstDeposit().getEventDate())</text:text-input></text:span><text:span text:style-name="T56"> ;</text:span></text:p>
      <text:p text:style-name="P4"><text:span text:style-name="T13">Considérant qu</text:span><text:span text:style-name="T20">'en application de l’article D.IV.33 du Code,</text:span><text:span text:style-name="T13"> la demande complète </text:span><text:span text:style-name="T15">a </text:span><text:span text:style-name="T13">fait l’objet d’un accusé de réception envoyé en date du</text:span><text:span text:style-name="T55"> </text:span><text:span text:style-name="T55"><text:text-input text:description="Date du récépissé">tool.formatDate(self.getLastAcknowledgment().getEventDate())</text:text-input></text:span><text:span text:style-name="T55"> ;</text:span></text:p>
      <text:p text:style-name="P9">Considérant qu’à défaut de l’envoi de l’accusé de réception visé à l’article D.IV.33 du Code, la demande est considérée comme recevable ;</text:p>
      <text:p text:style-name="P13"><text:span text:style-name="T69">Considérant que préalablement à l’introduction de la demande, une réunion de projet s’est tenue le </text:span><text:span text:style-name="T67">…</text:span><text:span text:style-name="T69"> ;</text:span></text:p>
      <text:p text:style-name="P8"><text:span text:style-name="T142">Considérant qu’un certificat d’urbanisme n° 2 non périmé relatif à l’objet de la demande a été délivré en date du </text:span><text:span text:style-name="T87">...</text:span><text:span text:style-name="T142"> ;</text:span></text:p>
      <text:p text:style-name="P7"><office:annotation><dc:creator>Auteur inconnu</dc:creator><dc:date>2017-07-05T15:21:13</dc:date><text:p text:style-name="P73"><text:span text:style-name="T178">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7"><office:annotation><dc:creator>Auteur inconnu</dc:creator><dc:date>2017-08-03T15:34:50</dc:date><text:p text:style-name="P73"><text:span text:style-name="T176">do text if licence_helper.prorogation</text:span></text:p></office:annotation>Considérant que le délai de décision imparti au Collège communal pour statuer sur la présente demande a été prorogé de <text:span text:style-name="T90">30</text:span><text:span text:style-name="T106"> </text:span>jours ; </text:p>
      <text:p text:style-name="P7"><office:annotation><dc:creator>Auteur inconnu</dc:creator><dc:date>2017-07-05T14:59:01</dc:date><text:p text:style-name="P73"><text:span text:style-name="T178">do text if self.getImpactStudy() is not True</text:span></text:p></office:annotation>Considérant que la demande de permis comprend une notice d'évaluation des incidences sur l'environnement ;</text:p>
      <text:p text:style-name="P12"><text:span text:style-name="T13"><office:annotation><dc:creator>Auteur inconnu</dc:creator><dc:date>2017-07-05T14:43:31</dc:date><text:p text:style-name="P73"><text:span text:style-name="T178">do text if self.getImpactStudy () is True</text:span></text:p></office:annotation></text:span><text:span text:style-name="T13">Considérant qu’une étude d'incidences sur l’environnement a été réalisée pour le motif <text:line-break/>suivant :</text:span></text:p>
      <text:p text:style-name="P1"><text:span text:style-name="T10"><office:annotation><dc:creator>Auteur inconnu</dc:creator><dc:date>2017-07-05T15:06:54</dc:date><text:p text:style-name="P73"><text:span text:style-name="T178">do text if self.getImpactStudy() is not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n'est pas susceptible d'avoir des incidences notables sur l'environnement pour les motifs suivants :</text:span></text:p>
      <text:p text:style-name="P11"><text:span text:style-name="T10"><office:annotation><dc:creator>Auteur inconnu</dc:creator><dc:date>2017-07-05T15:06:47</dc:date><text:p text:style-name="P73"><text:span text:style-name="T178">do text if self.getImpactStudy() is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est susceptible d'avoir des incidences notables sur l'environnement pour les motifs suivants :</text:span></text:p>
      <text:p text:style-name="P10"><office:annotation><dc:creator>Auteur inconnu</dc:creator><dc:date>2017-07-05T15:09:46</dc:date><text:p><text:span text:style-name="T184">do text</text:span></text:p><text:p><text:span text:style-name="T185">from xhtml(self.portal_urban.decorateHTML('UrbanTable', self.getValueForTemplate('description')))</text:span></text:p></office:annotation></text:p>
      <text:p text:style-name="P6">Considérant que la demande se rapporte :</text:p>
      <text:list text:style-name="WW8Num6" xml:id="list3607795961">
        <text:list-item>
          <text:p text:style-name="P58"><office:annotation><dc:creator>Auteur inconnu</dc:creator><dc:date>2017-07-05T15:25:01</dc:date><text:p text:style-name="P73"><text:span text:style-name="T178">do text if 'classe' in self.getProtectedBuilding()</text:span></text:p></office:annotation>à un <text:s/><text:span text:style-name="T87">site</text:span> <text:span text:style-name="T87">monument</text:span> <text:span text:style-name="T87">ensemble architectural</text:span> - <text:span text:style-name="T87">inscrit sur la liste de sauvegarde</text:span> - <text:span text:style-name="T87">classé</text:span> - <text:span text:style-name="T87">soumis provisoirement </text:span><text:soft-page-break/><text:span text:style-name="T87">aux effets du classement en vertu de l’article 208 du Code wallon du patrimoine</text:span> - <text:span text:style-name="T87">figurant sur la liste du patrimoine immobilier exceptionnel visée à l’article 187,12° du Code wallon du patrimoine</text:span> <text:span text:style-name="T98">(</text:span><text:span text:style-name="T89">...</text:span><text:span text:style-name="T98">)</text:span> ;</text:p>
        </text:list-item>
        <text:list-item>
          <text:p text:style-name="P59"><office:annotation><dc:creator>Auteur inconnu</dc:creator><dc:date>2017-07-05T15:31:36</dc:date><text:p text:style-name="P73"><text:span text:style-name="T178">do text if 'zoneprotection' in self.getProtectedBuilding()</text:span></text:p></office:annotation>à un bien immobilier situé dans une zone de protection en vertu du Code wallon du patrimoine <text:span text:style-name="T98">(</text:span><text:span text:style-name="T89">...</text:span><text:span text:style-name="T98">)</text:span> ;</text:p>
        </text:list-item>
        <text:list-item>
          <text:p text:style-name="P59"><office:annotation><dc:creator>Auteur inconnu</dc:creator><dc:date>2017-07-05T15:31:36</dc:date><text:p text:style-name="P73"><text:span text:style-name="T178">do text if 'reprisinventaire' in self.getProtectedBuilding()</text:span></text:p></office:annotation>à un bien immobilier repris en page <text:span text:style-name="T87">...</text:span> du "Patrimoine Monumental de la Belgique" (<text:span text:style-name="T83">Volume </text:span><text:span text:style-name="T84">2</text:span>, Province du Brabant, arrondissement de Nivelles) en vertu du Code wallon du patrimoine ;</text:p>
        </text:list-item>
        <text:list-item>
          <text:p text:style-name="P59"><office:annotation><dc:creator>Auteur inconnu</dc:creator><dc:date>2017-07-05T15:31:36</dc:date><text:p text:style-name="P73"><text:span text:style-name="T178">do text if 'archeologique' in self.getProtectedBuilding()</text:span></text:p></office:annotation>à un bien immobilier repris à l’inventaire du patrimoine archéologique en vertu du Code wallon du patrimoine <text:span text:style-name="T98">(</text:span><text:span text:style-name="T89">...</text:span><text:span text:style-name="T98">)</text:span> ;</text:p>
        </text:list-item>
        <text:list-item>
          <text:p text:style-name="P63"><text:span text:style-name="T44">à un bien comportant </text:span><text:span text:style-name="T32">un arbre</text:span><text:span text:style-name="T44"> - </text:span><text:span text:style-name="T32">arbuste</text:span><text:span text:style-name="T44"> - </text:span><text:span text:style-name="T32">une haie remarquable</text:span><text:span text:style-name="T44"> ;</text:span></text:p>
        </text:list-item>
        <text:list-item>
          <text:p text:style-name="P65"><text:span text:style-name="T27"><office:annotation><dc:creator>Auteur inconnu</dc:creator><dc:date>2017-08-03T16:08:25</dc:date><text:p text:style-name="P73"><text:span text:style-name="T178">do text if 'tr'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très faible</text:span><text:span text:style-name="T29"> ;</text:span></text:p>
        </text:list-item>
        <text:list-item>
          <text:p text:style-name="P65"><text:span text:style-name="T27"><office:annotation><dc:creator>Auteur inconnu</dc:creator><dc:date>2017-08-03T16:08:25</dc:date><text:p text:style-name="P73"><text:span text:style-name="T178">do text if not 'Non' in licence_helper.floodingLevel and not 'tr' in licence_helper.floodingLevel and not 'moy' in licence_helper.floodingLevel and not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faible</text:span><text:span text:style-name="T29">;</text:span></text:p>
        </text:list-item>
        <text:list-item>
          <text:p text:style-name="P66"><text:span text:style-name="T13"><office:annotation><dc:creator>Auteur inconnu</dc:creator><dc:date>2017-08-03T16:08:25</dc:date><text:p text:style-name="P73"><text:span text:style-name="T178">do text if 'moyen' in licence_helper.floodingLevel</text:span></text:p></office:annotation></text:span><text:span text:style-name="T13">à un bien immobilier exposé à un risque naturel majeur : <text:s/>l’inondation comprise dans les zones soumises à l’aléa </text:span><text:span text:style-name="T19">d'</text:span><text:span text:style-name="T13">inondation au sens de l’article D.53 du Code de l’eau : </text:span><text:span text:style-name="T18">bien situé </text:span><text:span text:style-name="T33">pour partie</text:span><text:span text:style-name="T18"> en zone d'</text:span><text:span text:style-name="T17">aléa moyen ;</text:span></text:p>
        </text:list-item>
        <text:list-item>
          <text:p text:style-name="P65"><text:span text:style-name="T27"><office:annotation><dc:creator>Auteur inconnu</dc:creator><dc:date>2017-08-03T16:08:25</dc:date><text:p text:style-name="P73"><text:span text:style-name="T178">do text if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élevé</text:span><text:span text:style-name="T29">;</text:span></text:p>
        </text:list-item>
        <text:list-item>
          <text:p text:style-name="P67"><text:span text:style-name="T75"><office:annotation><dc:creator>Auteur inconnu</dc:creator><dc:date>2017-08-03T16:08:25</dc:date><text:p text:style-name="P73"><text:span text:style-name="T178">do text if licence_helper.concentratedRunoffSRisk and len(licence_helper.concentratedRunoffSRisk) &lt; 50 </text:span></text:p></office:annotation></text:span><text:span text:style-name="T75">à un bien immobilier exposé à un risque naturel majeur : le bien est parcouru par </text:span><text:span text:style-name="T77">un</text:span><text:span text:style-name="T76"> </text:span><text:span text:style-name="T75"><text:text-input text:description="Natura2000">self.concentratedRunoffSRisk</text:text-input></text:span><text:span text:style-name="T75"> ;</text:span></text:p>
        </text:list-item>
        <text:list-item>
          <text:p text:style-name="P68"><text:span text:style-name="T78"><office:annotation><dc:creator>Auteur inconnu</dc:creator><dc:date>2017-08-03T16:08:25</dc:date><text:p text:style-name="P73"><text:span text:style-name="T178">do text if len(licence_helper.concentratedRunoffSRisk) &gt; 50</text:span></text:p></office:annotation></text:span><text:span text:style-name="T78">à un bien immobilier exposé à un risque naturel majeur : le bien est parcouru par </text:span><text:span text:style-name="T79">un</text:span><text:span text:style-name="T80"> </text:span><text:span text:style-name="T81"><text:text-input text:description="Natura2000">self.concentratedRunoffSRisk</text:text-input></text:span><text:span text:style-name="T78"> ;</text:span></text:p>
        </text:list-item>
      </text:list>
      <text:list text:style-name="WW8Num10" xml:id="list869823433">
        <text:list-item>
          <text:p text:style-name="P69"><text:span text:style-name="T13"><office:annotation><dc:creator>Auteur inconnu</dc:creator><dc:date>2017-07-05T15:53:15</dc:date><text:p text:style-name="P73"><text:span text:style-name="T178">do text if licence_helper.natura_2000</text:span></text:p></office:annotation></text:span><text:span text:style-name="T13">à un bien immobilier</text:span><text:span text:style-name="T154"> </text:span><text:span text:style-name="T35"><text:text-input text:description="Avis FD">licence_helper.natura_2000</text:text-input></text:span><text:span text:style-name="T16"><text:s/></text:span><text:span text:style-name="T13">arrêté en application de la loi du 12 juillet 1973 sur la conservation de la nature ;</text:span></text:p>
        </text:list-item>
        <text:list-item>
          <text:p text:style-name="P64"><text:span text:style-name="T52">à un bien immobilier </text:span><text:span text:style-name="T53">situé dans ou à proximité</text:span><text:span text:style-name="T52"> </text:span><text:span text:style-name="T51">d’une réserve naturelle agréée</text:span><text:span text:style-name="T52"> - </text:span><text:span text:style-name="T51">d’une zone humide d’intérêt biologique</text:span><text:span text:style-name="T52"> </text:span><text:span text:style-name="T53">v</text:span><text:span text:style-name="T52">isée par la loi du 12 juillet 1973 sur la conservation de la nature… ;</text:span></text:p>
        </text:list-item>
        <text:list-item>
          <text:p text:style-name="P62">à la <text:span text:style-name="T87">création</text:span> - <text:span text:style-name="T87">modification</text:span> - d’un établissement présentant un risque d’accident majeur au sens du décret du 11 mars 1999 relatif au permis d’environnement… ; </text:p>
        </text:list-item>
        <text:list-item>
          <text:p text:style-name="P60"><office:annotation><dc:creator>Auteur inconnu</dc:creator><dc:date>2017-08-03T15:45:08</dc:date><text:p text:style-name="P73"><text:span text:style-name="T183">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span text:style-name="T107">bien </text:span><text:span text:style-name="T107"><text:text-input text:description="SEVESO">self.sevesoSite</text:text-input></text:span> ;</text:p>
        </text:list-item>
        <text:list-item>
          <text:p text:style-name="P70"><office:annotation><dc:creator>Auteur inconnu</dc:creator><dc:date>2017-08-03T15:45:08</dc:date><text:p text:style-name="P73"><text:span text:style-name="T183">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61">à un bien situé dans le périmètre du Plan d’Assainissement par Sous-bassin Hydrographique de la Senne approuvé par le Gouvernement wallon en date du 22 décembre 2005 qui reprend celui-ci en <text:span text:style-name="T173"><text:text-input text:description="Zone PASH">self.pash</text:text-input></text:span> ;</text:p>
        </text:list-item>
      </text:list>
      <text:p text:style-name="P17"><text:span text:style-name="T54">Considérant que le schéma </text:span><text:span text:style-name="T60">de développement du territoire s’applique à la localisation du projet en vertu de l’article D.II.16 pour le motif suivant : </text:span><text:span text:style-name="T58">demande de permis d'urbanisme relative à une infrastructure linéaire visée par la structure territoriale du schéma du développement du territoire</text:span><text:span text:style-name="T61"> ou </text:span><text:span text:style-name="T58">demande de permis d'urbanisme visant à urbaniser un terrain de plus de quinze hectares et portant sur …</text:span><text:span text:style-name="T61"> ;</text:span></text:p>
      <text:p text:style-name="P14">Considérant que le bien est soumis à l’application :</text:p>
      <text:p text:style-name="UrbanList1">-<text:tab/>du plan de secteur d<text:span text:style-name="T108">e Nivelles </text:span><text:span text:style-name="T109">approuvé par arrêté royal du 1</text:span><text:span text:style-name="T49">er</text:span><text:span text:style-name="T109"> décembre 1981 et qui n'a pas cessé de produire ses effets pour le bien précité : </text:span><text:span text:style-name="T125"><text:text-input text:description="Bien-Parcelles">licence_helper.folderZone</text:text-input></text:span><text:span text:style-name="T108"> ;</text:span></text:p>
      <text:p text:style-name="UrbanList1">-<text:tab/>du schéma de développement communal <text:span text:style-name="T108">entré en vigueur le 13 novembre 2012 qui situe le bien </text:span><text:span text:style-name="T126"><text:text-input text:description="Bien-Parcelles">self.SDC</text:text-input></text:span><text:span text:style-name="T108"> ;</text:span></text:p>
      <text:p text:style-name="UrbanList1">-<text:tab/>du guide régional d'urbanisme, <text:span text:style-name="T141">étant situé sur une partie du territoire communal o</text:span>ù s'appliquent<text:span text:style-name="T121"> ses dispositions relatives :</text:span></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pan text:style-name="T87">-<text:tab/>à la "zone protégée en matière d'urbanisme"</text:span> ;</text:p>
      <text:p text:style-name="UrbanList1"><text:span text:style-name="T63">-<text:tab/>du guide communal d’urbanisme </text:span><text:span text:style-name="T64">entré en vigueur le 15 mars 2017 : </text:span><text:span text:style-name="T128"><text:text-input text:description="GCU">self.township_guide</text:text-input></text:span> ;</text:p>
      <text:p text:style-name="UrbanList1">-<text:tab/><office:annotation><dc:creator>Auteur inconnu</dc:creator><dc:date>2017-08-03T16:52:57</dc:date><text:p text:style-name="P73"><text:span text:style-name="T178">do text if self.getIsInSubdivision()</text:span></text:p></office:annotation>d’un permis d’urbanisation :<text:span text:style-name="T111"> </text:span><text:span text:style-name="T112"><text:text-input text:description="RéfLotissement">self.getParcellings().getLabel()</text:text-input></text:span><text:span text:style-name="T112"><text:s/>(</text:span><text:span text:style-name="T113">déli</text:span><text:span text:style-name="T114">v</text:span><text:span text:style-name="T113">ré le</text:span><text:span text:style-name="T112"> </text:span><text:span text:style-name="T112"><text:text-input text:description="Date lotissement">tool.formatDate(self.getParcellings().getAuthorizationDate())</text:text-input></text:span><text:span text:style-name="T112"><text:s/></text:span><text:span text:style-name="T113">à </text:span><text:span text:style-name="T112"><text:text-input text:description="Lotisseur">self.getParcellings().getSubdividerName()</text:text-input></text:span><text:span text:style-name="T112">)</text:span><text:span text:style-name="T111"> - </text:span><text:span text:style-name="T111"><text:text-input text:description="">licence_view.display_html_as_text('subdivisionDetails')</text:text-input></text:span><text:span text:style-name="T111">;</text:span></text:p>
      <text:p text:style-name="P19"><text:span text:style-name="T127"><office:annotation><dc:creator>Auteur inconnu</dc:creator><dc:date>2017-08-04T08:58:29</dc:date><text:p text:style-name="P73"><text:span text:style-name="T176">do </text:span><text:span text:style-name="T177">text</text:span><text:span text:style-name="T176"> if 'gio' in licence_helper.divergence</text:span></text:p></office:annotation></text:span><text:span text:style-name="T127">Considérant que la demande s’écarte d</text:span><text:span text:style-name="T129">u guide régional d'urbanisme </text:span><text:span text:style-name="T127">pour le(s) motif(s) suivant(s) :</text:span></text:p>
      <text:p text:style-name="P18"><office:annotation><dc:creator>Auteur inconnu</dc:creator><dc:date>2017-08-04T08:58:29</dc:date><text:p text:style-name="P73"><text:span text:style-name="T176">do </text:span><text:span text:style-name="T177">text</text:span><text:span text:style-name="T176"> if 'vel' in licence_helper.divergence</text:span></text:p></office:annotation>Considérant que la demande s’écarte d<text:span text:style-name="T122">u schéma de développement communal </text:span>pour le(s) motif(s) suivant(s) :</text:p>
      <text:p text:style-name="P18"><office:annotation><dc:creator>Auteur inconnu</dc:creator><dc:date>2017-08-04T08:58:29</dc:date><text:p text:style-name="P73"><text:span text:style-name="T176">do </text:span><text:span text:style-name="T177">text</text:span><text:span text:style-name="T176"> if 'de co' in licence_helper.divergence</text:span></text:p></office:annotation>Considérant que la demande s’écarte d<text:span text:style-name="T122">u guide communal d'urbanisme </text:span>pour le(s) motif(s) suivant(s) :</text:p>
      <text:p text:style-name="P18"><office:annotation><dc:creator>Auteur inconnu</dc:creator><dc:date>2017-08-04T08:58:29</dc:date><text:p text:style-name="P73"><text:span text:style-name="T176">do </text:span><text:span text:style-name="T177">text</text:span><text:span text:style-name="T176"> if 'per' in licence_helper.divergence</text:span></text:p></office:annotation>Considérant que la demande s’écarte d<text:span text:style-name="T122">u permis d'urbanisation </text:span>pour le(s) motif(s) suivant(s) :</text:p>
      <text:p text:style-name="P18"><office:annotation><dc:creator>Auteur inconnu</dc:creator><dc:date>2017-08-04T08:58:29</dc:date><text:p text:style-name="P73"><text:span text:style-name="T176">do </text:span><text:span text:style-name="T177">text</text:span><text:span text:style-name="T176"> if 'ori' in licence_helper.divergence</text:span></text:p></office:annotation>Considérant que la demande s’écarte d<text:span text:style-name="T122">u schéma d'orientation local </text:span>pour le(s) motif(s) suivant(s) :</text:p>
      <text:list text:style-name="L1" xml:id="list4133597347">
        <text:list-header>
          <text:p text:style-name="P71"><text:span text:style-name="T124"><office:annotation><dc:creator>Auteur inconnu</dc:creator><dc:date>2017-08-09T13:20:52</dc:date><text:p text:style-name="P73"><text:span text:style-name="T176">do </text:span><text:span text:style-name="T177">text</text:span><text:span text:style-name="T176"> if licence_helper.divergence</text:span></text:p></office:annotation></text:span><text:span text:style-name="T120"><text:text-input text:description="">licence_helper.divergenceDetails</text:text-input></text:span></text:p>
        </text:list-header>
      </text:list>
      <text:p text:style-name="P15"><office:annotation><dc:creator>Auteur inconnu</dc:creator><dc:date>2017-08-09T13:22:01</dc:date><text:p text:style-name="P73"><text:span text:style-name="T176">do </text:span><text:span text:style-name="T177">text</text:span><text:span text:style-name="T176"> if 'pla' in licence_helper.derogation</text:span></text:p></office:annotation>Considérant que la demande déroge <text:span text:style-name="T123">au plan de secteur </text:span>pour le(s) motif(s) suivant(s) :</text:p>
      <text:p text:style-name="P15"><office:annotation><dc:creator>Auteur inconnu</dc:creator><dc:date>2017-08-04T08:58:29</dc:date><text:p text:style-name="P73"><text:span text:style-name="T176">do </text:span><text:span text:style-name="T177">text</text:span><text:span text:style-name="T176"> if 'nor' in licence_helper.derogation</text:span></text:p></office:annotation>Considérant que la demande déroge <text:span text:style-name="T123">à une ou des norme(s) du guide régional d'urbanisme </text:span>pour le(s) <text:soft-page-break/>motif(s) suivant(s) :</text:p>
      <text:p text:style-name="P39"><office:annotation><dc:creator>Auteur inconnu</dc:creator><dc:date>2017-08-09T13:28:22</dc:date><text:p text:style-name="P73"><text:span text:style-name="T176">do </text:span><text:span text:style-name="T177">text</text:span><text:span text:style-name="T176"> if licence_helper.derogation</text:span></text:p></office:annotation><text:text-input text:description="">licence_helper.derogationDetails</text:text-input></text:p>
      <text:p text:style-name="P25"><text:span text:style-name="T45"><office:annotation><dc:creator>Auteur inconnu</dc:creator><dc:date>2017-07-31T11:34:40</dc:date><text:p text:style-name="P73"><text:span text:style-name="T178">do text if hasattr(self, 'getRoadAdaptation') and 'odification' in </text:span><text:span text:style-name="T176">licence_helper.r</text:span><text:span text:style-name="T178">oadAdaptation</text:span></text:p></office:annotation></text:span><text:span text:style-name="T13">Considérant que la demande comporte </text:span>une demande <text:span text:style-name="T83">de modification</text:span> de la voirie communale <text:span text:style-name="T131">portant sur :</text:span></text:p>
      <text:p text:style-name="P39"><office:annotation><dc:creator>Auteur inconnu</dc:creator><dc:date>2017-08-09T13:58:06</dc:date><text:p text:style-name="P73"><text:span text:style-name="T178">do text if hasattr(self, 'getRoadAdaptation') and 'odification' in </text:span><text:span text:style-name="T176">licence_helper.r</text:span><text:span text:style-name="T178">oadAdaptation</text:span></text:p></office:annotation><text:span text:style-name="T57"><office:annotation><dc:creator>Auteur inconnu</dc:creator><dc:date>2017-08-09T13:58:56</dc:date><text:p><text:span text:style-name="T182">do text</text:span></text:p><text:p><text:span text:style-name="T182">from xhtml(self.portal_urban.decorateHTML('UrbanTable', self.getRoadModificationSubject()))</text:span></text:p></office:annotation></text:span></text:p>
      <text:p text:style-name="P25"><text:span text:style-name="T65"><office:annotation><dc:creator>Auteur inconnu</dc:creator><dc:date>2017-08-09T14:00:23</dc:date><text:p text:style-name="P73"><text:span text:style-name="T178">do text if hasattr(self, 'getRoadAdaptation') and 'odification' in </text:span><text:span text:style-name="T176">licence_helper.r</text:span><text:span text:style-name="T178">oadAdaptation</text:span></text:p></office:annotation></text:span><text:span text:style-name="T65">Considérant que </text:span><text:span text:style-name="T63">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8">do text if hasattr(self, 'getRoadAdaptation') and 'ture' in </text:span><text:span text:style-name="T176">licence_helper.r</text:span><text:span text:style-name="T178">oadAdaptation</text:span></text:p></office:annotation></text:span><text:span text:style-name="T13">Considérant que la demande comporte</text:span> une demande<text:span text:style-name="T83"> de création </text:span>de <text:span text:style-name="T134">voirie</text:span>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8">do text if hasattr(self, 'getRoadAdaptation') and 'press' in </text:span><text:span text:style-name="T176">licence_helper.r</text:span><text:span text:style-name="T178">oadAdaptation</text:span></text:p></office:annotation></text:span><text:span text:style-name="T13">Considérant que la demande comporte</text:span> une demande<text:span text:style-name="T83"> </text:span><text:span text:style-name="T130">de suppression</text:span> <text:span text:style-name="T91">partielle</text:span><text:span text:style-name="T134"> </text:span>d<text:span text:style-name="T134">'une</text:span> voirie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8"><text:span text:style-name="T132"><office:annotation><dc:creator>Auteur inconnu</dc:creator><dc:date>2017-08-09T15:33:48</dc:date><text:p text:style-name="P73"><text:span text:style-name="T176">do text if licence_helper.derogation</text:span></text:p></office:annotation></text:span><text:span text:style-name="T132">C</text:span>onsidérant que la demande est soumise à une <text:span text:style-name="T133">enquête publique </text:span>pour le<text:span text:style-name="T132">(</text:span>s<text:span text:style-name="T132">)</text:span> motif<text:span text:style-name="T132">(</text:span>s<text:span text:style-name="T132">)</text:span> suivant<text:span text:style-name="T132">(</text:span>s<text:span text:style-name="T132">)</text:span> :</text:p>
      <text:list text:style-name="L2" xml:id="list2654447044">
        <text:list-item>
          <text:p text:style-name="P72"><text:span text:style-name="T6"><office:annotation><dc:creator>Auteur inconnu</dc:creator><dc:date>2017-08-09T16:14:54</dc:date><text:p text:style-name="P73"><text:span text:style-name="T176">do text if licence_helper.derogation</text:span></text:p></office:annotation></text:span><text:span text:style-name="T6"><text:text-input text:description="Bien-Parcelles">self.investigationArticles</text:text-input></text:span></text:p>
        </text:list-item>
      </text:list>
      <text:p text:style-name="P22"/>
      <text:p text:style-name="P22"><office:annotation><dc:creator>Auteur inconnu</dc:creator><dc:date>2017-08-10T11:11:29</dc:date><text:p text:style-name="P73"><text:span text:style-name="T174">do </text:span><text:span text:style-name="T181">text</text:span><text:span text:style-name="T174"> if licence_helper.derogation and len(licence_helper.getLastInquiry().getClaimants())&lt;1</text:span></text:p></office:annotation>Considérant que l’enquête publique a eu lieu <text:span text:style-name="T161">du <text:s/></text:span><text:span text:style-name="T162"><text:text-input text:description="">licence_view.format_date(licence_helper.getLastInquiry().getInvestigationStart())</text:text-input></text:span><text:span text:style-name="T163"><text:s/></text:span><text:span text:style-name="T164">au </text:span><text:span text:style-name="T165"><text:text-input text:description="">licence_view.format_date(licence_helper.getLastInquiry().getInvestigationEnd())</text:text-input></text:span><text:span text:style-name="T163"><text:s text:c="2"/></text:span>, conformément aux articles D.VIII.6 et suivants du Code; qu'aucune réclamation n'a été introduite;</text:p>
      <text:p text:style-name="P52"><office:annotation><dc:creator>Auteur inconnu</dc:creator><dc:date>2017-08-10T11:11:29</dc:date><text:p text:style-name="P73"><text:span text:style-name="T174">do </text:span><text:span text:style-name="T181">text</text:span><text:span text:style-name="T174"> if licence_helper.derogation and len(licence_helper.getLastInquiry().getClaimants())&gt;0</text:span></text:p></office:annotation>Considérant que l’enquête publique a eu lieu <text:span text:style-name="T156">du </text:span><text:span text:style-name="T157"><text:text-input text:description="">licence_view.format_date(licence_helper.getLastInquiry().getInvestigationStart())</text:text-input></text:span><text:span text:style-name="T158"><text:s/></text:span><text:span text:style-name="T159">au </text:span><text:span text:style-name="T160"><text:text-input text:description="">licence_view.format_date(licence_helper.getLastInquiry().getInvestigationEnd())</text:text-input></text:span><text:span text:style-name="T158"><text:s/></text:span>, conformément aux articles D.VIII.6 et suivants du Code; qu'elle a donné lieu à l'introduction de :</text:p>
      <text:p text:style-name="P51"><office:annotation><dc:creator>Auteur inconnu</dc:creator><dc:date>2017-09-26T14:32:54</dc:date><text:p text:style-name="P73"><text:span text:style-name="T174">do </text:span><text:span text:style-name="T181">text</text:span><text:span text:style-name="T174"> if licence_helper.derogation and licence_helper.getLastInquiry().getNumberOfWrittenComplaint()==1</text:span></text:p></office:annotation>-<text:tab/><text:text-input text:description="NbRéclamationsOrales">licence_helper.getLastInquiry().getNumberOfWrittenComplaint()</text:text-input> <text:span text:style-name="T166">réclamation</text:span> <text:span text:style-name="T166">observation</text:span> écrite ;</text:p>
      <text:p text:style-name="P51"><office:annotation><dc:creator>Auteur inconnu</dc:creator><dc:date>2017-09-26T14:32:54</dc:date><text:p text:style-name="P73"><text:span text:style-name="T174">do </text:span><text:span text:style-name="T181">text</text:span><text:span text:style-name="T174">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51"><office:annotation><dc:creator>Auteur inconnu</dc:creator><dc:date>2017-09-26T14:35:51</dc:date><text:p text:style-name="P73"><text:span text:style-name="T174">do </text:span><text:span text:style-name="T181">text</text:span><text:span text:style-name="T174"> if licence_helper.derogation and licence_helper.getLastInquiry().getNumberOfOralComplaint()==1</text:span></text:p></office:annotation>-<text:tab/><text:text-input text:description="NbRéclamationsOrales">licence_helper.getLastInquiry().getNumberOfOralComplaint()</text:text-input> <text:span text:style-name="T166">réclamation</text:span> <text:span text:style-name="T166">observation</text:span> orale ;</text:p>
      <text:p text:style-name="P51"><office:annotation><dc:creator>Auteur inconnu</dc:creator><dc:date>2017-09-26T14:35:51</dc:date><text:p text:style-name="P73"><text:span text:style-name="T174">do </text:span><text:span text:style-name="T181">text</text:span><text:span text:style-name="T174">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51"><office:annotation><dc:creator>Auteur inconnu</dc:creator><dc:date>2017-09-26T14:36:11</dc:date><text:p text:style-name="P73"><text:span text:style-name="T174">do </text:span><text:span text:style-name="T181">text</text:span><text:span text:style-name="T174">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51"><office:annotation><dc:creator>Auteur inconnu</dc:creator><dc:date>2017-09-26T14:36:11</dc:date><text:p text:style-name="P73"><text:span text:style-name="T174">do </text:span><text:span text:style-name="T181">text</text:span><text:span text:style-name="T174">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3"><office:annotation><dc:creator>Auteur inconnu</dc:creator><dc:date>2017-08-22T16:19:15</dc:date><text:p text:style-name="P73"><text:span text:style-name="T176">do text if licence_helper.derogation and len(licence_helper.getLastInquiry().getClaimants())&gt;0</text:span></text:p></office:annotation>Considérant que les réclamations et observations suscitées par <text:s/>l'enquête publique peuvent être résumées comme suit : <text:span text:style-name="T87">ooo</text:span></text:p>
      <text:p text:style-name="P26"><text:span text:style-name="T115"><office:annotation><dc:creator>Auteur inconnu</dc:creator><dc:date>2016-06-14T17:02:33</dc:date><text:p text:style-name="P73"><text:span text:style-name="T180">do text if len(self.solicitOpinionsTo) == 1</text:span></text:p></office:annotation></text:span><text:span text:style-name="T115">Considérant que le service visé ci-après a été consulté :</text:span></text:p>
      <text:p text:style-name="P27"><office:annotation><dc:creator>Auteur inconnu</dc:creator><dc:date>2016-06-14T17:02:33</dc:date><text:p text:style-name="P73"><text:span text:style-name="T180">do text if len(self.solicitOpinionsTo) &gt; 1</text:span></text:p></office:annotation>Considérant que les services visés ci-après ont été consultés :</text:p>
      <text:section text:name="Section2" text:style-name="Sect1">
        <text:p text:style-name="P56"><text:span text:style-name="T115"><office:annotation><dc:creator>Ngaha </dc:creator><dc:date>2016-06-14T11:01:56</dc:date><text:p text:style-name="P73"><text:span text:style-name="T179">do section- for opinion in self.getUrbanEventOpinionRequests()</text:span></text:p></office:annotation></text:span><text:span text:style-name="T115">- </text:span><text:span text:style-name="T116"><text:text-input text:description="">opinion.Title()</text:text-input></text:span><text:span text:style-name="T117">,</text:span><text:span text:style-name="T115"> </text:span><text:span text:style-name="T119">pour le(s)</text:span><text:span text:style-name="T118"> </text:span><text:span text:style-name="T119">motif(s) suivant(s) :</text:span></text:p>
        <text:p text:style-name="P54"><office:annotation><dc:creator>Ngaha </dc:creator><dc:date>2016-06-14T13:45:07</dc:date><text:p text:style-name="P73"><text:span text:style-name="T179">do text</text:span></text:p><text:p text:style-name="P73"><text:span text:style-name="T179">from xhtml(self.portal_urban.decorateHTML('UrbanRetrait1', opinion.getOpinionText()))</text:span></text:p></office:annotation></text:p>
        <text:p text:style-name="P53">que son avis sollicité <text:span text:style-name="T167">le</text:span> <text:text-input text:description="">tool.formatDate(opinion.getEventDate())</text:text-input>, <text:span text:style-name="T168">émis en date du </text:span><text:span text:style-name="T168"><text:text-input text:description="">tool.formatDate(opinion.getDecisionDate())</text:text-input></text:span><text:s/>et réceptionné <text:span text:style-name="T167">le</text:span> <text:text-input text:description="">tool.formatDate(opinion.getReceiptDate())</text:text-input>, sous les références <text:span text:style-name="T147">"</text:span><text:span text:style-name="T146"><text:text-input text:description="">opinion.getReceivedDocumentReference()</text:text-input></text:span><text:span text:style-name="T147">"</text:span>, est <text:span text:style-name="T169"><text:text-input text:description="">opinion.getExternalDecision()</text:text-input></text:span><text:span text:style-name="T66"> ;</text:span> qu'il est libellé comme suit :</text:p>
        <text:p text:style-name="P55"><office:annotation><dc:creator>Ngaha </dc:creator><dc:date>2016-06-14T13:44:03</dc:date><text:p text:style-name="P73"><text:span text:style-name="T179">do text</text:span></text:p><text:p text:style-name="P73"><text:span text:style-name="T179">from xhtml(self.portal_urban.decorateHTML('UrbanItaRetrait3', opinion.getDecisionText()))</text:span></text:p></office:annotation></text:p>
      </text:section>
      <text:p text:style-name="P21"><text:span text:style-name="T72">Considérant que le demandeur a produit des plans modificatifs ayant fait l’objet</text:span><text:span text:style-name="T63">, en application de l’article D.IV.43 du Code,</text:span><text:span text:style-name="T72"> d’un accusé de réception daté du </text:span><text:span text:style-name="T73">…</text:span><text:span text:style-name="T72"> ; que ces plans ont été <text:s/>soumis </text:span><text:span text:style-name="T63">à une </text:span><text:span text:style-name="T67">annonce de projet</text:span><text:span text:style-name="T63"> <text:s/></text:span><text:span text:style-name="T67">enquête publique</text:span><text:span text:style-name="T63"> </text:span><text:span text:style-name="T67">et à </text:span><text:span text:style-name="T73">la consultation de</text:span><text:span text:style-name="T74">s</text:span><text:span text:style-name="T73"> service</text:span><text:span text:style-name="T74">s</text:span><text:span text:style-name="T73"> ou commission</text:span><text:span text:style-name="T74">s suivants : ...</text:span><text:span text:style-name="T72"> ; que </text:span><text:span text:style-name="T73">…</text:span><text:span text:style-name="T72"> ;</text:span></text:p>
      <text:p text:style-name="P35"><text:span text:style-name="T136">C</text:span>onsidérant que l'avis du Fonctionnaire délégué sur les plans modifiés a été sollicité en vertu de l’article <text:span text:style-name="T87">D.IV.15</text:span><text:span text:style-name="T144"> </text:span><text:span text:style-name="T145">(avis facultatif)</text:span> - <text:span text:style-name="T87">D.IV.16 </text:span><text:span text:style-name="T145">(écarts)</text:span><text:span text:style-name="T143"> </text:span>- <text:span text:style-name="T87">D.IV.17 </text:span><text:span text:style-name="T145">(avis conforme)</text:span><text:span text:style-name="T143"> </text:span>du Code en date du <text:span text:style-name="T87">…</text:span> ; que son avis <text:span text:style-name="T87">conforme</text:span> est <text:span text:style-name="T87">réputé favorable par défaut en vertu de l'article <text:s/>D. IV.39 du Code</text:span> <text:span text:style-name="T93">favorable</text:span><text:span text:style-name="T143"> </text:span><text:span text:style-name="T93">conditionnel</text:span><text:span text:style-name="T143"> </text:span><text:span text:style-name="T93">défavorable</text:span><text:span text:style-name="T143"> ; qu'il est libellé comme suit (avis complet </text:span>joint en annexe<text:span text:style-name="T143">) : </text:span><text:span text:style-name="T93">…</text:span><text:span text:style-name="T143"> ;</text:span> </text:p>
      <text:p text:style-name="P14"><text:span text:style-name="T135">C</text:span>onsidérant que <text:span text:style-name="T92">ooo</text:span><text:span text:style-name="T136"> ;</text:span></text:p>
      <text:p text:style-name="P14">Considérant que les charges imposées en vertu de l’article D.IV.54 du Code sont justifiées comme suit : <text:span text:style-name="T87">o</text:span><text:span text:style-name="T92">oo</text:span><text:span text:style-name="T136"> ;</text:span></text:p>
      <text:p text:style-name="P30"><office:annotation><dc:creator>Pierre Millecamps</dc:creator><dc:date>2017-09-06T15:07:39</dc:date><text:p text:style-name="P73"><text:span text:style-name="T178">do text if self.getIsInSubdivision() and not </text:span><text:span text:style-name="T176">'per' in licence_helper.divergence</text:span></text:p></office:annotation>Considérant que le projet respecte les prescriptions urbanistiques du lotissement ;</text:p>
      <text:p text:style-name="P30"><office:annotation><dc:creator>Pierre Millecamps</dc:creator><dc:date>2017-09-06T15:07:51</dc:date><text:p text:style-name="P73"><text:span text:style-name="T178">do text if self.getIsInSubdivision() and </text:span><text:span text:style-name="T176">'per' in licence_helper.divergence</text:span></text:p></office:annotation>Considérant qu'en dehors <text:span text:style-name="T87">de la dérogation sollicitée</text:span> <text:span text:style-name="T59">des dérogations sollicitées</text:span>, le projet respecte les prescriptions urbanistiques du lotissement ;</text:p>
      <text:p text:style-name="P30"><text:soft-page-break/>Considérant que le projet de construction respecte le caractère général de la zone ;</text:p>
      <text:p text:style-name="P30">Considérant que le projet d'agrandissement, situé à l'arrière de la construction principale, n'est pas de nature à compromettre l'harmonie du quartier ;</text:p>
      <text:p text:style-name="P31"><text:span text:style-name="T150"><office:annotation><dc:creator>Pierre Millecamps</dc:creator><dc:date>2017-09-19T16:13:43</dc:date><text:p text:style-name="P73"><text:span text:style-name="T176">do </text:span><text:span text:style-name="T177">text</text:span><text:span text:style-name="T176"> if not licence_helper.derogation and not </text:span><text:span text:style-name="T178">licence_helper.natura_2000</text:span><text:span text:style-name="T176"> and 'gio'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régional d'urbanisme et que </text:span>les travaux projetés ne sont pas d'impact limité ;</text:p>
      <text:p text:style-name="P32"><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vel'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e développement communal et que </text:span>les travaux projetés ne sont pas d'impact limité ;</text:p>
      <text:p text:style-name="P33"><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de co'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communal d'urbanisme et que </text:span>les travaux projetés ne sont pas d'impact limité ;</text:p>
      <text:p text:style-name="P33"><text:span text:style-name="T150"><office:annotation><dc:creator>Pierre Millecamps</dc:creator><dc:date>2017-09-19T16:13:43</dc:date><text:p text:style-name="P73"><text:span text:style-name="T176">do </text:span><text:span text:style-name="T177">text</text:span><text:span text:style-name="T176"> if not licence_helper.derogation and not </text:span><text:span text:style-name="T178">licence_helper.natura_2000</text:span><text:span text:style-name="T176"> and 'per'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permis d'urbanisation et que </text:span>les travaux projetés ne sont pas d'impact limité ;</text:p>
      <text:p text:style-name="P33"><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ori'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orientation local et que </text:span>les travaux projetés ne sont pas d'impact limité ;</text:p>
      <text:p text:style-name="P34"><office:annotation><dc:creator>Pierre Millecamps</dc:creator><dc:date>2017-09-19T16:45:49</dc:date><text:p text:style-name="P73"><text:span text:style-name="T176">do </text:span><text:span text:style-name="T177">text</text:span><text:span text:style-name="T176"> if 'pla' in licence_helper.derogation</text:span></text:p></office:annotation>Considérant qu'en application de l'article D.IV.17, alinéa 1<text:span text:style-name="T45">er</text:span>, 1° du Code, l'avis conforme du Fonctionnaire délégué est requis parce que la demande implique une dérogation au plan de secteur ;</text:p>
      <text:p text:style-name="P34"><office:annotation><dc:creator>Pierre Millecamps</dc:creator><dc:date>2017-09-19T16:45:49</dc:date><text:p text:style-name="P73"><text:span text:style-name="T176">do </text:span><text:span text:style-name="T177">text</text:span><text:span text:style-name="T176"> if 'nor' in licence_helper.derogation</text:span></text:p></office:annotation>Considérant qu'en application de l'article D.IV.17, alinéa 1<text:span text:style-name="T45">er</text:span>, 1° du Code, l'avis conforme du Fonctionnaire délégué est requis parce que la demande implique une dérogation <text:span text:style-name="T123">à </text:span><text:span text:style-name="T96">une </text:span><text:span text:style-name="T87">norme</text:span><text:span text:style-name="T123"> </text:span><text:span text:style-name="T96">des normes</text:span><text:span text:style-name="T123"> du guide régional d'urbanisme</text:span> ;</text:p>
      <text:p text:style-name="P34"><office:annotation><dc:creator>Pierre Millecamps</dc:creator><dc:date>2017-09-19T16:45:49</dc:date><text:p text:style-name="P73"><text:span text:style-name="T178">do text if licence_helper.natura_2000</text:span></text:p></office:annotation>Considérant qu'en application de l'article D.IV.17, alinéa 1<text:span text:style-name="T45">er</text:span>, 2° du Code, l'avis conforme du Fonctionnaire délégué est requis parce que la demande concerne un bien inscrit dans un site Natura 2000 ;</text:p>
      <text:p text:style-name="P50"><office:annotation><dc:creator>Auteur inconnu</dc:creator><dc:date>2017-07-05T15:25:01</dc:date><text:p text:style-name="P73"><text:span text:style-name="T178">do text if 'class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 </text:span><text:span text:style-name="T87">inscrit sur la liste de sauvegarde</text:span> - <text:span text:style-name="T87">classé</text:span> - <text:span text:style-name="T87">soumis provisoirement aux effets du classement</text:span> ;</text:p>
      <text:p text:style-name="P50"><office:annotation><dc:creator>Auteur inconnu</dc:creator><dc:date>2017-07-05T15:31:36</dc:date><text:p text:style-name="P73"><text:span text:style-name="T178">do text if 'zoneprotection'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text:span> situé dans une zone de protection <text:span text:style-name="T152">visée à l'article 209</text:span> du Code wallon du patrimoine <text:span text:style-name="T98">(</text:span><text:span text:style-name="T89">...</text:span><text:span text:style-name="T98">)</text:span> ;</text:p>
      <text:p text:style-name="P50"><office:annotation><dc:creator>Auteur inconnu</dc:creator><dc:date>2017-07-05T15:31:36</dc:date><text:p text:style-name="P73"><text:span text:style-name="T178">do text if 'archeologiqu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text:span> bien <text:span text:style-name="T152">localisé dans un site</text:span> repris à l’inventaire du patrimoine archéologique <text:span text:style-name="T152">visée à l'article 233</text:span> du Code wallon du patrimoine <text:span text:style-name="T98">(</text:span><text:span text:style-name="T89">...</text:span><text:span text:style-name="T98">)</text:span> ;</text:p>
      <text:p text:style-name="P20">Pour les motifs précités ;</text:p>
      <text:p text:style-name="P16">Ouï Monsieur Stéphane LACROIX, Échevin de l'urbanisme, en son rapport ;</text:p>
      <text:p text:style-name="P16">À l'unanimité,</text:p>
      <text:p text:style-name="P45"><text:span text:style-name="T25"><office:annotation><dc:creator>Pierre Millecamps</dc:creator><dc:date>2017-09-07T14:17:50</dc:date><text:p text:style-name="P73"><text:span text:style-name="T176">do </text:span><text:span text:style-name="T177">text</text:span><text:span text:style-name="T176"> if licence_helper.divergence and not licence_helper.derogation</text:span></text:p></office:annotation></text:span><text:span text:style-name="T25">Article 1</text:span><text:span text:style-name="T47">er</text:span><text:span text:style-name="T138"> :<text:tab/></text:span><text:span text:style-name="T21">ÉMET L'AVIS QU'IL Y A LIEU D'ACC</text:span><text:span text:style-name="T23">EPT</text:span><text:span text:style-name="T21">ER</text:span><text:span text:style-name="T82"> </text:span><text:span text:style-name="T40">l</text:span><text:span text:style-name="T41">'écart </text:span><text:span text:style-name="T40">sollicité</text:span><text:span text:style-name="T34"> </text:span><text:span text:style-name="T40">les </text:span><text:span text:style-name="T41">écarts sollicités</text:span><text:span text:style-name="T38"> </text:span><text:span text:style-name="T34">(</text:span><text:span text:style-name="T43">liste des écarts</text:span><text:span text:style-name="T34">) <text:s/></text:span><text:span text:style-name="T37">par </text:span><text:span text:style-name="T36"><text:text-input text:description="Demandeur avec adresse">self.getApplicantsSignaletic(withaddress=False)</text:text-input></text:span><text:span text:style-name="T34">.</text:span></text:p>
      <text:p text:style-name="P43"><text:span text:style-name="T25"><office:annotation><dc:creator>Pierre Millecamps</dc:creator><dc:date>2017-09-07T14:17:50</dc:date><text:p text:style-name="P73"><text:span text:style-name="T176">do </text:span><text:span text:style-name="T177">text</text:span><text:span text:style-name="T176"> if not licence_helper.divergence and licence_helper.derogation</text:span></text:p></office:annotation></text:span><text:span text:style-name="T25">Article 1</text:span><text:span text:style-name="T47">er</text:span><text:span text:style-name="T139"> :<text:tab/></text:span><text:span text:style-name="T21">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sollicitée</text:span><text:span text:style-name="T34"> </text:span><text:span text:style-name="T40">les </text:span><text:span text:style-name="T41">dérogations sollicitées</text:span><text:span text:style-name="T38"> </text:span><text:span text:style-name="T34">(</text:span><text:span text:style-name="T43">liste des dérogations</text:span><text:span text:style-name="T34">).</text:span></text:p>
      <text:p text:style-name="P44"><text:span text:style-name="T25"><office:annotation><dc:creator>Pierre Millecamps</dc:creator><dc:date>2017-09-07T14:17:50</dc:date><text:p text:style-name="P73"><text:span text:style-name="T176">do </text:span><text:span text:style-name="T177">text</text:span><text:span text:style-name="T176"> if licence_helper.divergence and licence_helper.derogation</text:span></text:p></office:annotation></text:span><text:span text:style-name="T25">Article 1</text:span><text:span text:style-name="T47">er</text:span><text:span text:style-name="T139"> :<text:tab/></text:span><text:span text:style-name="T22">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text:span><text:span text:style-name="T42">sollicitée</text:span><text:span text:style-name="T39"> </text:span><text:span text:style-name="T40">les </text:span><text:span text:style-name="T41">dérogations </text:span><text:span text:style-name="T42">sollicitées</text:span><text:span text:style-name="T38"> </text:span><text:span text:style-name="T39">(</text:span><text:span text:style-name="T43">liste des dérogations</text:span><text:span text:style-name="T39">) </text:span><text:span text:style-name="T38">et </text:span><text:span text:style-name="T24">D'ACCEPTER </text:span><text:span text:style-name="T41">l'écart </text:span><text:span text:style-name="T42">sollicité</text:span><text:span text:style-name="T39"> </text:span><text:span text:style-name="T38"><text:s/></text:span><text:span text:style-name="T41">les écarts sollicités</text:span><text:span text:style-name="T38"> </text:span><text:span text:style-name="T34">(</text:span><text:span text:style-name="T43">liste des écarts</text:span><text:span text:style-name="T34">).</text:span></text:p>
      <text:p text:style-name="P41"><text:span text:style-name="T62">Article 2</text:span><text:span text:style-name="T170"> :</text:span><text:tab/><text:span text:style-name="T105">ÉMET UN AVIS FAVORABLE</text:span> sur la demande de permis d'urbanisme<text:span text:style-name="T87">, sous réserve</text:span> :</text:p>
      <text:p text:style-name="P38">-<text:tab/>de respecter le niveau du sol naturel sur une largeur d'1 mètre le long des limites mitoyennes de la parcelle, sauf en ce qui concerne la rampe d'accès commune avec la parcelle voisine, qui ne pourra être réalisée qu'avec l'accord explicite du <text:span text:style-name="T148">propriétaire concerné</text:span>, à présenter au collège avant la délivrance du permis d'urbanisme;</text:p>
      <text:p text:style-name="P38">-<text:tab/>de se conformer aux avis susvisés des différents services consultés dont, plus particulièrement, celui d<text:span text:style-name="T148">e la zone de secours </text:span>, favorable à condition de prévoir des modifications qui nécessiteront l'introduction de nouveaux plans, modifiés en conséquence et visés par le Service régional d'Incendie, <text:span text:style-name="T62">avant la délivrance du permis d'urbanisme</text:span>;</text:p>
      <text:p text:style-name="P38">-<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dérogation à solliciter auprès du collège communal au moyen des formulaires ad hoc);</text:p>
      <text:p text:style-name="P38">-<text:tab/>de supprimer le filtre bactérien;</text:p>
      <text:p text:style-name="P38"><text:soft-page-break/>-<text:tab/>de raccorder toutes les évacuations d'eaux usées à la nouvelle fosse septique "toutes eaux";</text:p>
      <text:p text:style-name="P38">-<text:tab/>d'installer une fosse septique toutes eaux (by-passable et munie d'un dégraisseur) pour le traitement des eaux usées et un regard de visite accessible avant le rejet dans l'égout public.</text:p>
      <text:p text:style-name="P38">-<text:tab/>de raccorder l'évacuation des eaux pluviales au réseau d'égouts de l'habitation;</text:p>
      <text:p text:style-name="P38">-<text:tab/>lors des vidanges de la piscine, de faire évacuer les eaux par un vidangeur, tout déversement de celles-ci dans les égouts publics étant interdit;</text:p>
      <text:p text:style-name="P38">-<text:span text:style-name="T137"><text:tab/></text:span>d'introduire, préalablement à la délivrance du permis d'urbanisme,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me;</text:p>
      <text:p text:style-name="P38">-<text:span text:style-name="T13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8">-<text:tab/><text:span text:style-name="T140">d</text:span>e présenter au collège, avant la délivrance du permis d'urbanisme,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8">-<text:tab/>appliquer la peinture extérieure dans les deux ans de la fin de la construction, dans une teinte à soumettre à l'accord préalable du collège, </text:p>
      <text:p text:style-name="P38">-<text:tab/>de présenter au collège, avant la délivrance du permis d'urbanisme, l'autorisation des services de la Division de l'Eau, pour le rejet des eaux pluviales dans le Hain;</text:p>
      <text:p text:style-name="P38">-<text:tab/>d'obtenir, préalablement à la délivrance du permis d'urbanisme, l'autorisation du collège provincial du Brabant wallon pour la dérogation sollicitée;</text:p>
      <text:p text:style-name="P40"><text:span text:style-name="T62"><office:annotation><dc:creator>Pierre Millecamps</dc:creator><dc:date>2017-09-20T10:51:53</dc:date><text:p text:style-name="P73"><text:span text:style-name="T176">do </text:span><text:span text:style-name="T177">text</text:span><text:span text:style-name="T176"> if licence_helper.divergence and not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text:span text:style-name="T83"> </text:span><text:span text:style-name="T94">d'écart</text:span><text:span text:style-name="T85"> </text:span><text:span text:style-name="T97">d'écarts</text:span><text:span text:style-name="T83">.</text:span></text:p>
      <text:p text:style-name="P41"><text:span text:style-name="T62"><office:annotation><dc:creator>Pierre Millecamps</dc:creator><dc:date>2017-09-20T10:51:53</dc:date><text:p text:style-name="P73"><text:span text:style-name="T176">do </text:span><text:span text:style-name="T177">text</text:span><text:span text:style-name="T176"> if not licence_helper.divergence and licence_helper.derogation</text:span></text:p></office:annotation></text:span><text:span text:style-name="T62">Article 3</text:span><text:span text:style-name="T170"> :</text:span><text:tab/><text:span text:style-name="T105">DÉCIDE</text:span> de solliciter l<text:span text:style-name="T153">'avis conforme</text:span> du Fonctionnaire délégué sur la demande <text:span text:style-name="T86">de </text:span><text:span text:style-name="T97">dérogation</text:span><text:span text:style-name="T140"> </text:span><text:span text:style-name="T83"><text:s/></text:span><text:span text:style-name="T87">dérogation</text:span><text:span text:style-name="T97">s</text:span><text:span text:style-name="T83">.</text:span></text:p>
      <text:p text:style-name="P41"><text:span text:style-name="T62"><office:annotation><dc:creator>Pierre Millecamps</dc:creator><dc:date>2017-09-20T10:51:53</dc:date><text:p text:style-name="P73"><text:span text:style-name="T176">do </text:span><text:span text:style-name="T177">text</text:span><text:span text:style-name="T176"> if licence_helper.divergence and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 <text:span text:style-name="T94">d'écart</text:span><text:span text:style-name="T140"> </text:span><text:span text:style-name="T94">d'écarts</text:span><text:span text:style-name="T140"> et son avis conforme sur la demande </text:span><text:span text:style-name="T85">de </text:span><text:span text:style-name="T94">dérogation</text:span><text:span text:style-name="T85"> </text:span><text:span text:style-name="T87">dérogation</text:span><text:span text:style-name="T97">s</text:span><text:span text:style-name="T83">.</text:span></text:p>
      <text:p text:style-name="P42">La présente délibération sera transmise au Fonctionnaire délégué du centre de Wavre de la DGO4 <text:span text:style-name="T155">(</text:span>Aménagement du Territoire, Logement, Patrimoine et Énergie<text:span text:style-name="T155">)</text:span>, accompagnée du dossier d'instruction de la demande.</text:p>
      <text:p text:style-name="Standard"/>
      <text:p text:style-name="Standard"><text:span text:style-name="T63"><office:annotation><dc:creator>Gauthier Bastien</dc:creator><dc:date>2011-01-13T14:56:41</dc:date><text:p text:style-name="P73"><text:span text:style-name="T175">do text</text:span></text:p><text:p text:style-name="P73"><text:span text:style-name="T175">from document(at=signatures, format='odt')</text:span></text:p></office:annotation></text:span><text:span text:style-name="T68">Import depuis signatures.odt</text:span></text:p>
      <text:p text:style-name="Standard"/>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font-charset="x-symbol" style:font-pitch="variable" style:name="Wingdings" svg:font-family="Wingdings"/>
    <style:font-face style:name="Lohit Hindi1" svg:font-family="'Lohit Hindi'"/>
    <style:font-face style:name="OpenSymbol" svg:font-family="OpenSymbol"/>
    <style:font-face style:font-adornments="Normal" style:name="Segoe UI" svg:font-family="'Segoe UI'"/>
    <style:font-face style:name="StarSymbol" svg:font-family="StarSymbol"/>
    <style:font-face style:font-family-generic="modern" style:name="Courier New" svg:font-family="'Courier New'"/>
    <style:font-face style:font-family-generic="swiss" style:name="DejaVu Sans1" svg:font-family="'DejaVu Sans'"/>
    <style:font-face style:font-family-generic="swiss" style:name="Ubuntu1" svg:font-family="Ubuntu"/>
    <style:font-face style:font-family-generic="modern" style:font-pitch="fixed" style:name="Courier New1" svg:font-family="'Courier New'"/>
    <style:font-face style:font-pitch="variable" style:name="DejaVu Sans" svg:font-family="'DejaVu Sans'"/>
    <style:font-face style:font-pitch="variable" style:name="Lucida Sans Unicode" svg:font-family="'Lucida Sans Unicode'"/>
    <style:font-face style:font-pitch="variable" style:name="Tahoma1" svg:font-family="Tahoma"/>
    <style:font-face style:font-family-generic="roman" style:font-pitch="variable" style:name="Liberation Serif" svg:font-family="'Liberation Serif'"/>
    <style:font-face style:font-family-generic="roman" style:font-pitch="variable" style:name="Symbol" svg:font-family="Symbol"/>
    <style:font-face style:font-family-generic="roman" style:font-pitch="variable" style:name="Times" svg:font-family="Times"/>
    <style:font-face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adornments="Gras" style:font-family-generic="swiss" style:font-pitch="variable" style:name="Arial1" svg:font-family="Arial"/>
    <style:font-face style:font-adornments="Normal" style:font-family-generic="swiss" style:font-pitch="variable" style:name="Arial2"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Tahoma" svg:font-family="Tahoma"/>
    <style:font-face style:font-family-generic="swiss" style:font-pitch="variable" style:name="Times New Roman1" svg:font-family="'Times New Roman'"/>
    <style:font-face style:font-family-generic="swiss" style:font-pitch="variable" style:name="Ubuntu" svg:font-family="Ubuntu"/>
    <style:font-face style:font-family-generic="system" style:font-pitch="variable" style:name="DejaVu Sans3" svg:font-family="'DejaVu Sans'"/>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WenQuanYi Micro Hei" svg:font-family="'WenQuanYi Micro Hei'"/>
  </office:font-face-decls>
  <office:automatic-styles>
    <style:style style:family="paragraph" style:name="P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font-size="10pt" style:font-name="Arial" style:font-size-asian="10pt" style:font-size-complex="10pt"/>
    </style:style>
    <style:style style:family="paragraph" style:name="P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size-asian="10pt" style:font-size-complex="10pt"/>
    </style:style>
    <style:style style:family="paragraph" style:name="P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style:font-name="Arial" style:font-size-asian="10pt" style:font-size-complex="10pt"/>
    </style:style>
    <style:style style:family="paragraph" style:name="P4"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4e5865" style:font-name="Arial" style:font-size-asian="10pt" style:font-size-complex="10pt"/>
    </style:style>
    <style:style style:family="paragraph" style:name="P5"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178de4" officeooo:rsid="01178de4" style:font-name="Arial" style:font-size-asian="10pt" style:font-size-complex="10pt"/>
    </style:style>
    <style:style style:family="paragraph" style:name="P6"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042b7" style:font-name="Arial" style:font-name-complex="Calibri" style:font-size-asian="10pt" style:font-size-complex="10pt"/>
    </style:style>
    <style:style style:family="paragraph" style:name="P7"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8"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style:font-name="Arial" style:font-name-complex="Calibri" style:font-size-asian="10pt" style:font-size-complex="10pt"/>
    </style:style>
    <style:style style:family="paragraph" style:name="P9"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name="P10"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2042b7" style:font-name="Arial" style:font-name-complex="Calibri" style:font-size-asian="10pt" style:font-size-complex="10pt"/>
    </style:style>
    <style:style style:family="paragraph" style:name="P11"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ext-properties fo:background-color="transparent" fo:font-size="10pt" officeooo:paragraph-rsid="00b8d081" style:font-name="Arial" style:font-size-asian="10pt" style:font-size-complex="10pt"/>
    </style:style>
    <style:style style:family="paragraph" style:name="P12"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style:font-name="Arial" style:font-size-asian="10pt" style:font-size-complex="10pt"/>
    </style:style>
    <style:style style:family="paragraph" style:name="P13" style:parent-style-name="Standard">
      <style:paragraph-properties fo:line-height="100%" fo:margin-bottom="0cm" fo:margin-left="0cm" fo:margin-right="0cm" fo:margin-top="0.199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family="paragraph" style:name="P14"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name="P15"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7a7a32" style:font-name="Arial" style:font-name-complex="Calibri" style:font-size-asian="10pt" style:font-size-complex="10pt"/>
    </style:style>
    <style:style style:family="paragraph" style:name="P16"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180853" officeooo:rsid="00180853" style:font-name="Arial" style:font-name-complex="Calibri" style:font-size-asian="10pt" style:font-size-complex="10pt"/>
    </style:style>
    <style:style style:family="paragraph" style:name="P17"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font-size="10pt" officeooo:paragraph-rsid="00eade3b" style:font-name="Arial" style:font-size-asian="10pt" style:font-size-complex="10pt"/>
    </style:style>
    <style:style style:family="paragraph" style:name="P18"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fo:country="BE" fo:font-size="10pt" fo:language="fr" officeooo:paragraph-rsid="007a7a32" style:font-name="Arial" style:font-name-complex="Calibri" style:font-size-asian="10pt" style:font-size-complex="10pt"/>
    </style:style>
    <style:style style:family="paragraph" style:name="P19"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7a7a32"/>
    </style:style>
    <style:style style:family="paragraph" style:name="P20"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rial" style:font-name-complex="Calibri" style:font-size-asian="10pt" style:font-size-complex="10pt" style:use-window-font-color="true"/>
    </style:style>
    <style:style style:family="paragraph" style:name="P21"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officeooo:paragraph-rsid="0150c5e6" style:use-window-font-color="true"/>
    </style:style>
    <style:style style:family="paragraph" style:name="P22"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language="fr" officeooo:paragraph-rsid="0139991b" style:font-name="Arial" style:font-name-complex="Calibri" style:font-size-asian="10pt" style:font-size-complex="10pt"/>
    </style:style>
    <style:style style:family="paragraph" style:name="P23" style:parent-style-name="Standard">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lor="#000000" fo:country="BE" fo:font-size="10pt" fo:font-weight="normal" fo:language="fr" officeooo:paragraph-rsid="0139991b" style:font-name="Arial" style:font-name-complex="Calibri" style:font-size-asian="10pt" style:font-size-complex="10pt" style:font-weight-asian="normal" style:font-weight-complex="normal"/>
    </style:style>
    <style:style style:family="paragraph" style:name="P24"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7fc63b"/>
    </style:style>
    <style:style style:family="paragraph" style:name="P25"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08307ff"/>
    </style:style>
    <style:style style:family="paragraph" style:name="P26"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officeooo:paragraph-rsid="0139991b"/>
    </style:style>
    <style:style style:family="paragraph" style:name="P27" style:parent-style-name="UrbanBody">
      <style:paragraph-properties fo:margin-bottom="0cm" fo:margin-left="0cm" fo:margin-right="0cm" fo:margin-top="0.199cm" fo:text-align="justify" fo:text-indent="1.499cm" loext:contextual-spacing="false" style:auto-text-indent="false" style:justify-single-word="false">
        <style:tab-stops/>
      </style:paragraph-properties>
      <style:text-properties fo:background-color="transparent" fo:font-style="normal" fo:font-weight="normal" officeooo:paragraph-rsid="0150c5e6" style:font-style-asian="normal" style:font-weight-asian="normal" style:font-weight-complex="normal" style:use-window-font-color="true"/>
    </style:style>
    <style:style style:family="paragraph" style:master-page-name="" style:name="P28" style:parent-style-name="UrbanBody">
      <style:paragraph-properties fo:margin-bottom="0cm" fo:margin-left="0cm" fo:margin-right="0cm" fo:margin-top="0.199cm" fo:text-align="justify" fo:text-indent="1.499cm" loext:contextual-spacing="false" style:auto-text-indent="false" style:justify-single-word="false" style:page-number="auto">
        <style:tab-stops/>
      </style:paragraph-properties>
    </style:style>
    <style:style style:family="paragraph" style:name="P29" style:parent-style-name="Standard">
      <style:paragraph-properties fo:border-bottom="none" fo:border-left="none" fo:border-right="none" fo:border-top="0.06pt solid #000000" fo:line-height="100%" fo:margin-bottom="0cm" fo:margin-left="0cm" fo:margin-right="0cm" fo:margin-top="0.199cm" fo:padding="0.3cm" fo:text-align="justify" fo:text-indent="1.499cm" loext:contextual-spacing="false" style:auto-text-indent="false" style:justify-single-word="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family="paragraph" style:name="P30"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0d409d3" officeooo:rsid="00ce6fa9" style:font-name="Arial" style:font-name-complex="Calibri" style:font-size-asian="10pt" style:font-size-complex="10pt"/>
    </style:style>
    <style:style style:family="paragraph" style:name="P31"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40da" officeooo:rsid="0015324f" style:font-name="Arial" style:font-name-complex="Calibri" style:font-size-asian="10pt" style:font-size-complex="10pt" style:use-window-font-color="true"/>
    </style:style>
    <style:style style:family="paragraph" style:name="P32"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4d213" officeooo:rsid="0015324f" style:font-name="Arial" style:font-name-complex="Calibri" style:font-size-asian="10pt" style:font-size-complex="10pt" style:use-window-font-color="true"/>
    </style:style>
    <style:style style:family="paragraph" style:name="P33"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a919a" officeooo:rsid="0015324f" style:font-name="Arial" style:font-name-complex="Calibri" style:font-size-asian="10pt" style:font-size-complex="10pt" style:use-window-font-color="true"/>
    </style:style>
    <style:style style:family="paragraph" style:name="P34" style:parent-style-name="Text_20_body">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country="BE" fo:font-size="10pt" fo:language="fr" officeooo:paragraph-rsid="010be8ff" officeooo:rsid="010be8ff" style:font-name="Arial" style:font-name-complex="Calibri" style:font-size-asian="10pt" style:font-size-complex="10pt" style:use-window-font-color="true"/>
    </style:style>
    <style:style style:family="paragraph" style:name="P35" style:parent-style-name="Corps_20_de_20_texte_20_3">
      <style:paragraph-properties fo:line-height="100%" fo:margin-bottom="0cm" fo:margin-left="0cm" fo:margin-right="0cm" fo:margin-top="0.199cm" fo:text-align="justify" fo:text-indent="1.499cm" loext:contextual-spacing="false"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use-window-font-color="true"/>
    </style:style>
    <style:style style:family="paragraph" style:name="P36" style:parent-style-name="UrbanBody">
      <style:paragraph-properties fo:margin-left="2cm" fo:margin-right="0cm" fo:text-align="justify" fo:text-indent="-2cm" style:auto-text-indent="false" style:justify-single-word="false">
        <style:tab-stops>
          <style:tab-stop style:position="2cm"/>
        </style:tab-stops>
      </style:paragraph-properties>
      <style:text-properties officeooo:paragraph-rsid="003d29fa"/>
    </style:style>
    <style:style style:family="paragraph" style:name="P37" style:parent-style-name="UrbanBody">
      <style:paragraph-properties fo:margin-bottom="0cm" fo:margin-left="2cm" fo:margin-right="0cm" fo:margin-top="0.801cm" fo:text-align="justify" fo:text-indent="-2cm" loext:contextual-spacing="false" style:auto-text-indent="false" style:justify-single-word="false" style:shadow="none">
        <style:tab-stops>
          <style:tab-stop style:position="2cm"/>
        </style:tab-stops>
      </style:paragraph-properties>
      <style:text-properties officeooo:paragraph-rsid="002de06a"/>
    </style:style>
    <style:style style:family="paragraph" style:name="P38" style:parent-style-name="Text_20_body">
      <style:paragraph-properties fo:margin-bottom="0cm" fo:margin-left="0.3cm" fo:margin-right="0cm" fo:margin-top="0.101cm" fo:text-align="justify" fo:text-indent="-0.3cm" loext:contextual-spacing="false" style:auto-text-indent="false" style:justify-single-word="false"/>
      <style:text-properties fo:color="#996600" fo:font-size="10pt" officeooo:paragraph-rsid="0115501a" style:font-name="Arial" style:font-size-asian="10pt" style:font-size-complex="10pt"/>
    </style:style>
    <style:style style:family="paragraph" style:master-page-name="" style:name="P39" style:parent-style-name="UrbanTable">
      <style:paragraph-properties fo:margin-bottom="0cm" fo:margin-left="0cm" fo:margin-right="0.3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name="P40"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style:font-name="Arial" style:font-size-asian="10pt" style:font-size-complex="10pt"/>
    </style:style>
    <style:style style:family="paragraph" style:name="P41" style:parent-style-name="Text_20_body">
      <style:paragraph-properties fo:margin-bottom="0cm" fo:margin-top="0.199cm" fo:text-align="justify" loext:contextual-spacing="false" style:justify-single-word="false">
        <style:tab-stops>
          <style:tab-stop style:position="1.588cm"/>
        </style:tab-stops>
      </style:paragraph-properties>
      <style:text-properties fo:font-size="10pt" officeooo:paragraph-rsid="0115501a" style:font-name="Arial" style:font-size-asian="10pt" style:font-size-complex="10pt"/>
    </style:style>
    <style:style style:family="paragraph" style:name="P42" style:parent-style-name="Text_20_body">
      <style:paragraph-properties fo:margin-bottom="0cm" fo:margin-top="0.199cm" loext:contextual-spacing="false"/>
      <style:text-properties fo:font-size="10pt" officeooo:paragraph-rsid="0115501a" style:font-name="Arial" style:font-size-asian="10pt" style:font-size-complex="10pt"/>
    </style:style>
    <style:style style:family="paragraph" style:master-page-name="" style:name="P43"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e373ac" style:font-name="Arial" style:font-size-asian="10pt" style:font-size-complex="10pt" style:text-underline-style="none"/>
    </style:style>
    <style:style style:family="paragraph" style:master-page-name="" style:name="P44"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text-underline-style="none"/>
    </style:style>
    <style:style style:family="paragraph" style:master-page-name="" style:name="P45" style:parent-style-name="Text_20_body">
      <style:paragraph-properties fo:line-height="100%" fo:margin-bottom="0cm" fo:margin-left="0cm" fo:margin-right="0cm" fo:margin-top="0.199cm" fo:text-align="justify" fo:text-indent="0cm" loext:contextual-spacing="false" style:auto-text-indent="false" style:justify-single-word="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3d74f4" style:font-name="Arial" style:font-size-asian="10pt" style:font-size-complex="10pt"/>
    </style:style>
    <style:style style:family="paragraph" style:name="P46"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shadow="none">
        <style:tab-stops/>
      </style:paragraph-properties>
      <style:text-properties fo:font-size="10pt" fo:font-weight="normal" officeooo:paragraph-rsid="00af18cc" officeooo:rsid="00ae6ab1" style:font-name="Arial" style:font-size-asian="10pt" style:font-size-complex="10pt" style:font-weight-asian="normal" style:font-weight-complex="normal"/>
    </style:style>
    <style:style style:family="paragraph" style:name="P47"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weight="bold" fo:language="fr" officeooo:paragraph-rsid="011b98a7" officeooo:rsid="00e373ac" style:font-name="Arial" style:font-name-complex="Calibri" style:font-size-asian="16pt" style:font-size-complex="16pt" style:font-weight-asian="bold"/>
    </style:style>
    <style:style style:family="paragraph" style:name="P48" style:parent-style-name="Standard">
      <style:paragraph-properties fo:border="0.51pt solid #000000" fo:line-height="100%" fo:margin-left="0cm" fo:margin-right="0cm" fo:padding-bottom="0.101cm" fo:padding-left="0.101cm" fo:padding-right="0.101cm" fo:padding-top="0.3cm" fo:text-align="center" fo:text-indent="0cm" style:auto-text-indent="false" style:justify-single-word="false" style:shadow="none">
        <style:tab-stops/>
      </style:paragraph-properties>
      <style:text-properties fo:country="BE" fo:font-size="16pt" fo:font-style="normal" fo:font-weight="bold" fo:language="fr" officeooo:paragraph-rsid="011b98a7" officeooo:rsid="00e373ac" style:font-name="Arial" style:font-name-complex="Times New Roman2" style:font-size-asian="16pt" style:font-size-complex="16pt" style:font-style-asian="normal" style:font-style-complex="normal" style:font-weight-asian="bold" style:font-weight-complex="bold" style:text-underline-style="none"/>
    </style:style>
    <style:style style:family="paragraph" style:name="P49" style:parent-style-name="UrbanBody">
      <style:text-properties fo:color="#000000" officeooo:paragraph-rsid="01178de4"/>
    </style:style>
    <style:style style:family="paragraph" style:name="P50" style:parent-style-name="UrbanBody">
      <style:text-properties officeooo:paragraph-rsid="01136514" style:use-window-font-color="true"/>
    </style:style>
    <style:style style:family="paragraph" style:name="P51" style:parent-style-name="Standard">
      <style:paragraph-properties fo:line-height="100%" fo:margin-bottom="0cm" fo:margin-left="0.238cm" fo:margin-right="0cm" fo:margin-top="0cm" fo:text-align="justify" fo:text-indent="-0.238cm" loext:contextual-spacing="false" style:auto-text-indent="false" style:justify-single-word="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2" style:parent-style-name="Standard">
      <style:paragraph-properties fo:line-height="100%" fo:margin-bottom="0cm" fo:margin-left="0cm" fo:margin-right="0cm" fo:margin-top="0.199cm" fo:text-align="justify" fo:text-indent="1.535cm" loext:contextual-spacing="false" style:auto-text-indent="false" style:justify-single-word="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country="BE" fo:font-size="10pt" fo:language="fr" officeooo:paragraph-rsid="0139991b" style:font-name="Arial" style:font-name-complex="Calibri" style:font-size-asian="10pt" style:font-size-complex="10pt"/>
    </style:style>
    <style:style style:family="paragraph" style:name="P53" style:parent-style-name="UrbanRetrait1">
      <style:text-properties fo:background-color="transparent" officeooo:paragraph-rsid="0150c5e6"/>
    </style:style>
    <style:style style:family="paragraph" style:name="P54" style:parent-style-name="UrbanRetrait1">
      <style:text-properties officeooo:paragraph-rsid="0150c5e6"/>
    </style:style>
    <style:style style:family="paragraph" style:name="P55" style:parent-style-name="UrbanItaRetrait3">
      <style:text-properties officeooo:paragraph-rsid="0150c5e6"/>
    </style:style>
    <style:style style:family="paragraph" style:name="P56" style:parent-style-name="UrbanList1">
      <style:paragraph-properties fo:margin-bottom="0cm" fo:margin-top="0.101cm" loext:contextual-spacing="false"/>
      <style:text-properties officeooo:paragraph-rsid="0150c5e6"/>
    </style:style>
    <style:style style:family="paragraph" style:master-page-name="Standard" style:name="P57" style:parent-style-name="Standard">
      <style:paragraph-properties fo:border="0.51pt solid #000000" fo:line-height="100%" fo:margin-bottom="0cm" fo:margin-left="0cm" fo:margin-right="0cm" fo:margin-top="0.199cm" fo:padding-bottom="0.101cm" fo:padding-left="0.101cm" fo:padding-right="0.101cm" fo:padding-top="0.3cm" fo:text-align="center" fo:text-indent="0cm" loext:contextual-spacing="false" style:auto-text-indent="false" style:justify-single-word="false" style:page-number="auto" style:shadow="none">
        <style:tab-stops/>
      </style:paragraph-properties>
      <style:text-properties officeooo:paragraph-rsid="00aa8d8f" style:font-name="Arial"/>
    </style:style>
    <style:style style:family="paragraph" style:list-style-name="WW8Num6" style:name="P58"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style:font-name="Arial" style:font-name-complex="Calibri" style:font-size-asian="10pt" style:font-size-complex="10pt"/>
    </style:style>
    <style:style style:family="paragraph" style:list-style-name="WW8Num6" style:name="P59"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6f5e8" style:font-name="Arial" style:font-name-complex="Calibri" style:font-size-asian="10pt" style:font-size-complex="10pt"/>
    </style:style>
    <style:style style:family="paragraph" style:list-style-name="WW8Num10" style:name="P60"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299b16" style:font-name="Arial" style:font-name-complex="Calibri" style:font-size-asian="10pt" style:font-size-complex="10pt"/>
    </style:style>
    <style:style style:family="paragraph" style:list-style-name="WW8Num10" style:name="P61"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list-style-name="WW8Num10" style:name="P62"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99ff99" fo:country="BE" fo:font-size="10pt" fo:language="fr" style:font-name="Arial" style:font-name-complex="Calibri" style:font-size-asian="10pt" style:font-size-complex="10pt"/>
    </style:style>
    <style:style style:family="paragraph" style:list-style-name="WW8Num6" style:name="P63"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292f30" style:font-name="Arial" style:font-size-asian="10pt" style:font-size-complex="10pt"/>
    </style:style>
    <style:style style:family="paragraph" style:list-style-name="WW8Num10" style:name="P64"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5c5ed" style:font-name="Arial" style:font-size-asian="10pt" style:font-size-complex="10pt"/>
    </style:style>
    <style:style style:family="paragraph" style:list-style-name="WW8Num6" style:name="P65"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d774f" style:font-name="Arial" style:font-size-asian="10pt" style:font-size-complex="10pt" style:use-window-font-color="true"/>
    </style:style>
    <style:style style:family="paragraph" style:list-style-name="WW8Num6" style:name="P66" style:parent-style-name="Standard">
      <style:paragraph-properties fo:line-height="100%" fo:margin-left="0.3cm" fo:margin-right="0cm" fo:text-align="justify" fo:text-indent="-0.3cm" style:auto-text-indent="false"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4965a6" style:font-name="Arial" style:font-size-asian="10pt" style:font-size-complex="10pt" style:use-window-font-color="true"/>
    </style:style>
    <style:style style:family="paragraph" style:list-style-name="WW8Num6" style:name="P67" style:parent-style-name="Standard">
      <style:paragraph-properties fo:line-height="100%" fo:margin-left="0.3cm" fo:margin-right="0cm" fo:text-align="justify" fo:text-indent="-0.3cm" style:auto-text-indent="false" style:justify-single-wor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057a347" style:font-name="Arial" style:font-size-asian="10pt" style:font-size-complex="10pt" style:use-window-font-color="true"/>
    </style:style>
    <style:style style:family="paragraph" style:list-style-name="WW8Num6" style:master-page-name="" style:name="P68"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background-color="transparent" fo:font-size="10pt" officeooo:paragraph-rsid="0057a347" style:font-name="Arial" style:font-size-asian="10pt" style:font-size-complex="10pt" style:use-window-font-color="true"/>
    </style:style>
    <style:style style:family="paragraph" style:list-style-name="WW8Num10" style:master-page-name="" style:name="P69"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officeooo:paragraph-rsid="01281b10" style:font-name="Arial" style:font-size-asian="10pt" style:font-size-complex="10pt" style:use-window-font-color="true"/>
    </style:style>
    <style:style style:family="paragraph" style:list-style-name="WW8Num10" style:master-page-name="" style:name="P70" style:parent-style-name="Standard">
      <style:paragraph-properties fo:line-height="100%" fo:margin-left="0.3cm" fo:margin-right="0cm" fo:text-align="justify" fo:text-indent="-0.3cm" style:auto-text-indent="false" style:justify-single-word="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untry="BE" fo:font-size="10pt" fo:language="fr" officeooo:paragraph-rsid="003094fb" style:font-name="Arial" style:font-name-complex="Calibri" style:font-size-asian="10pt" style:font-size-complex="10pt"/>
    </style:style>
    <style:style style:family="paragraph" style:list-style-name="L1" style:master-page-name="" style:name="P71" style:parent-style-name="UrbanTable">
      <style:paragraph-properties fo:margin-bottom="0cm" fo:margin-left="0cm" fo:margin-right="0cm" fo:margin-top="0cm" fo:text-align="justify" fo:text-indent="0cm" loext:contextual-spacing="false" style:auto-text-indent="false" style:justify-single-word="false" style:page-number="auto">
        <style:tab-stops>
          <style:tab-stop style:position="0.503cm"/>
        </style:tab-stops>
      </style:paragraph-properties>
    </style:style>
    <style:style style:family="paragraph" style:list-style-name="L2" style:name="P72" style:parent-style-name="UrbanTable">
      <style:paragraph-properties fo:margin-left="0.3cm" fo:margin-right="0cm" fo:text-align="justify" fo:text-indent="-0.3cm" style:auto-text-indent="false" style:justify-single-word="false"/>
      <style:text-properties fo:color="#0066ff"/>
    </style:style>
    <style:style style:family="paragraph" style:name="P7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weight-asian="normal"/>
    </style:style>
    <style:style style:family="text" style:name="T2">
      <style:text-properties fo:font-style="normal" fo:font-weight="normal" officeooo:rsid="01178de4" style:font-style-asian="normal" style:font-weight-asian="normal"/>
    </style:style>
    <style:style style:family="text" style:name="T3">
      <style:text-properties fo:background-color="transparent" fo:font-style="normal" fo:font-weight="normal" loext:char-shading-value="0" style:font-style-asian="normal" style:font-weight-asian="normal"/>
    </style:style>
    <style:style style:family="text" style:name="T4">
      <style:text-properties fo:background-color="transparent" fo:font-style="normal" fo:font-weight="normal" loext:char-shading-value="0" officeooo:rsid="01187c78" style:font-style-asian="normal" style:font-weight-asian="normal"/>
    </style:style>
    <style:style style:family="text" style:name="T5">
      <style:text-properties fo:background-color="#ffff00" fo:font-style="normal" fo:font-weight="normal" loext:char-shading-value="0" style:font-style-asian="normal" style:font-weight-asian="normal"/>
    </style:style>
    <style:style style:family="text" style:name="T6">
      <style:text-properties fo:font-style="normal" fo:font-weight="normal" officeooo:rsid="008a4761" style:font-style-asian="normal" style:font-weight-asian="normal" style:text-underline-style="none"/>
    </style:style>
    <style:style style:family="text" style:name="T7">
      <style:text-properties fo:country="BE" fo:font-size="20pt" fo:font-weight="bold" fo:language="fr" style:font-name-complex="Calibri" style:font-size-asian="20pt" style:font-size-complex="20pt" style:font-weight-asian="bold"/>
    </style:style>
    <style:style style:family="text" style:name="T8">
      <style:text-properties fo:country="BE" fo:font-size="20pt" fo:font-weight="bold" fo:language="fr" officeooo:rsid="0013fc08" style:font-name-complex="Calibri" style:font-size-asian="20pt" style:font-size-complex="20pt" style:font-weight-asian="bold"/>
    </style:style>
    <style:style style:family="text" style:name="T9">
      <style:text-properties fo:country="BE" fo:font-size="20pt" fo:font-weight="bold" fo:language="fr" officeooo:rsid="00e32e40" style:font-name-complex="Calibri" style:font-size-asian="20pt" style:font-size-complex="20pt" style:font-weight-asian="bold"/>
    </style:style>
    <style:style style:family="text" style:name="T10">
      <style:text-properties style:font-name-complex="Calibri"/>
    </style:style>
    <style:style style:family="text" style:name="T11">
      <style:text-properties officeooo:rsid="00b8d081" style:font-name-complex="Calibri"/>
    </style:style>
    <style:style style:family="text" style:name="T12">
      <style:text-properties officeooo:rsid="0133485c" style:font-name-complex="Calibri"/>
    </style:style>
    <style:style style:family="text" style:name="T13">
      <style:text-properties fo:country="BE" fo:language="fr" style:font-name-complex="Calibri"/>
    </style:style>
    <style:style style:family="text" style:name="T14">
      <style:text-properties fo:country="BE" fo:language="fr" officeooo:rsid="00180853" style:font-name-complex="Calibri"/>
    </style:style>
    <style:style style:family="text" style:name="T15">
      <style:text-properties fo:country="BE" fo:language="fr" officeooo:rsid="002f2002" style:font-name-complex="Calibri"/>
    </style:style>
    <style:style style:family="text" style:name="T16">
      <style:text-properties fo:country="BE" fo:language="fr" officeooo:rsid="0045c5ed" style:font-name-complex="Calibri"/>
    </style:style>
    <style:style style:family="text" style:name="T17">
      <style:text-properties fo:country="BE" fo:language="fr" officeooo:rsid="004965a6" style:font-name-complex="Calibri"/>
    </style:style>
    <style:style style:family="text" style:name="T18">
      <style:text-properties fo:country="BE" fo:language="fr" officeooo:rsid="004d774f" style:font-name-complex="Calibri"/>
    </style:style>
    <style:style style:family="text" style:name="T19">
      <style:text-properties fo:country="BE" fo:language="fr" officeooo:rsid="00537b2e" style:font-name-complex="Calibri"/>
    </style:style>
    <style:style style:family="text" style:name="T20">
      <style:text-properties fo:country="BE" fo:language="fr" officeooo:rsid="014e5865" style:font-name-complex="Calibri"/>
    </style:style>
    <style:style style:family="text" style:name="T21">
      <style:text-properties fo:country="BE" fo:font-weight="bold" fo:language="fr" officeooo:rsid="00e32e40" style:font-name-complex="Calibri" style:font-weight-asian="bold"/>
    </style:style>
    <style:style style:family="text" style:name="T22">
      <style:text-properties fo:country="BE" fo:font-weight="bold" fo:language="fr" officeooo:rsid="00e32e40" style:font-name-complex="Calibri" style:font-weight-asian="bold" style:font-weight-complex="normal"/>
    </style:style>
    <style:style style:family="text" style:name="T23">
      <style:text-properties fo:country="BE" fo:font-weight="bold" fo:language="fr" officeooo:rsid="013d74f4" style:font-name-complex="Calibri" style:font-weight-asian="bold"/>
    </style:style>
    <style:style style:family="text" style:name="T24">
      <style:text-properties fo:background-color="transparent" fo:country="BE" fo:font-weight="bold" fo:language="fr" loext:char-shading-value="0" officeooo:rsid="013d74f4" style:font-name-complex="Calibri" style:font-weight-asian="bold" style:font-weight-complex="bold"/>
    </style:style>
    <style:style style:family="text" style:name="T25">
      <style:text-properties fo:country="BE" fo:font-weight="normal" fo:language="fr" officeooo:rsid="00e32e40" style:font-name-complex="Calibri" style:font-weight-asian="normal" style:font-weight-complex="normal" style:text-underline-color="font-color" style:text-underline-style="solid" style:text-underline-width="auto"/>
    </style:style>
    <style:style style:family="text" style:name="T26">
      <style:text-properties fo:country="BE" fo:language="fr" style:font-name-complex="Arial"/>
    </style:style>
    <style:style style:family="text" style:name="T27">
      <style:text-properties fo:background-color="transparent" fo:country="BE" fo:language="fr" loext:char-shading-value="0" style:font-name-complex="Calibri"/>
    </style:style>
    <style:style style:family="text" style:name="T28">
      <style:text-properties fo:background-color="transparent" fo:country="BE" fo:language="fr" loext:char-shading-value="0" officeooo:rsid="004d774f" style:font-name-complex="Calibri"/>
    </style:style>
    <style:style style:family="text" style:name="T29">
      <style:text-properties fo:background-color="transparent" fo:country="BE" fo:language="fr" loext:char-shading-value="0" officeooo:rsid="004965a6" style:font-name-complex="Calibri"/>
    </style:style>
    <style:style style:family="text" style:name="T30">
      <style:text-properties fo:background-color="transparent" fo:country="BE" fo:language="fr" loext:char-shading-value="0" officeooo:rsid="00537b2e" style:font-name-complex="Calibri"/>
    </style:style>
    <style:style style:family="text" style:name="T31">
      <style:text-properties fo:country="BE" fo:language="fr" style:font-name-asian="Arial" style:font-name-complex="Arial"/>
    </style:style>
    <style:style style:family="text" style:name="T32">
      <style:text-properties fo:background-color="#ffff00" fo:country="BE" fo:language="fr" loext:char-shading-value="0" style:font-name-complex="Calibri"/>
    </style:style>
    <style:style style:family="text" style:name="T33">
      <style:text-properties fo:background-color="#ffff00" fo:country="BE" fo:language="fr" loext:char-shading-value="0" officeooo:rsid="004d774f" style:font-name-complex="Calibri"/>
    </style:style>
    <style:style style:family="text" style:name="T34">
      <style:text-properties fo:country="BE" fo:font-weight="normal" fo:language="fr" officeooo:rsid="00e32e40" style:font-name-complex="Calibri" style:font-weight-asian="normal" style:font-weight-complex="normal"/>
    </style:style>
    <style:style style:family="text" style:name="T35">
      <style:text-properties fo:country="BE" fo:font-weight="normal" fo:language="fr" officeooo:rsid="01270123" style:font-name-complex="Calibri" style:font-weight-asian="normal" style:font-weight-complex="normal"/>
    </style:style>
    <style:style style:family="text" style:name="T36">
      <style:text-properties fo:country="BE" fo:font-weight="normal" fo:language="fr" officeooo:rsid="0131966a" style:font-name-complex="Calibri" style:font-weight-asian="normal" style:font-weight-complex="normal"/>
    </style:style>
    <style:style style:family="text" style:name="T37">
      <style:text-properties fo:country="BE" fo:font-weight="normal" fo:language="fr" officeooo:rsid="013d74f4" style:font-name-complex="Calibri" style:font-weight-asian="normal" style:font-weight-complex="normal"/>
    </style:style>
    <style:style style:family="text" style:name="T38">
      <style:text-properties fo:background-color="transparent" fo:country="BE" fo:font-weight="normal" fo:language="fr" loext:char-shading-value="0" officeooo:rsid="00e373ac" style:font-name-complex="Calibri" style:font-weight-asian="normal" style:font-weight-complex="normal"/>
    </style:style>
    <style:style style:family="text" style:name="T39">
      <style:text-properties fo:background-color="transparent" fo:country="BE" fo:font-weight="normal" fo:language="fr" loext:char-shading-value="0" officeooo:rsid="00e32e40" style:font-name-complex="Calibri" style:font-weight-asian="normal" style:font-weight-complex="normal"/>
    </style:style>
    <style:style style:family="text" style:name="T40">
      <style:text-properties fo:background-color="#ffff00" fo:country="BE" fo:font-weight="normal" fo:language="fr" loext:char-shading-value="0" officeooo:rsid="00e32e40" style:font-name-complex="Calibri" style:font-weight-asian="normal" style:font-weight-complex="normal"/>
    </style:style>
    <style:style style:family="text" style:name="T41">
      <style:text-properties fo:background-color="#ffff00" fo:country="BE" fo:font-weight="normal" fo:language="fr" loext:char-shading-value="0" officeooo:rsid="00e373ac" style:font-name-complex="Calibri" style:font-weight-asian="normal" style:font-weight-complex="normal"/>
    </style:style>
    <style:style style:family="text" style:name="T42">
      <style:text-properties fo:background-color="#ffff00" fo:country="BE" fo:font-weight="normal" fo:language="fr" loext:char-shading-value="0" officeooo:rsid="01411998" style:font-name-complex="Calibri" style:font-weight-asian="normal" style:font-weight-complex="normal"/>
    </style:style>
    <style:style style:family="text" style:name="T43">
      <style:text-properties fo:background-color="#ffff00" fo:country="BE" fo:font-style="italic" fo:font-weight="normal" fo:language="fr" loext:char-shading-value="0" officeooo:rsid="00ec8bb2" style:font-name-complex="Calibri" style:font-style-asian="italic" style:font-style-complex="italic" style:font-weight-asian="normal" style:font-weight-complex="normal"/>
    </style:style>
    <style:style style:family="text" style:name="T44">
      <style:text-properties fo:background-color="#99ff99" fo:country="BE" fo:language="fr" loext:char-shading-value="0" style:font-name-complex="Calibri"/>
    </style:style>
    <style:style style:family="text" style:name="T45">
      <style:text-properties style:text-position="super 58%"/>
    </style:style>
    <style:style style:family="text" style:name="T46">
      <style:text-properties fo:country="BE" fo:language="fr" style:font-name-complex="Calibri" style:text-position="super 58%"/>
    </style:style>
    <style:style style:family="text" style:name="T47">
      <style:text-properties fo:country="BE" fo:font-weight="normal" fo:language="fr" officeooo:rsid="00e32e40" style:font-name-complex="Calibri" style:font-weight-asian="normal" style:font-weight-complex="normal" style:text-position="super 58%" style:text-underline-color="font-color" style:text-underline-style="solid" style:text-underline-width="auto"/>
    </style:style>
    <style:style style:family="text" style:name="T48">
      <style:text-properties style:font-name-complex="Calibri" style:text-position="super 58%"/>
    </style:style>
    <style:style style:family="text" style:name="T49">
      <style:text-properties fo:country="none" fo:font-style="normal" fo:font-weight="normal" fo:language="zxx" officeooo:rsid="003515e5" style:font-style-asian="normal" style:font-weight-asian="normal" style:text-position="super 58%" style:text-underline-style="none"/>
    </style:style>
    <style:style style:family="text" style:name="T50">
      <style:text-properties fo:background-color="transparent" fo:country="BE" fo:font-size="10pt" fo:language="fr" loext:char-shading-value="0" officeooo:rsid="010be8ff" style:font-name="Arial" style:font-name-complex="Calibri" style:font-size-asian="10pt" style:font-size-complex="10pt" style:text-position="super 58%"/>
    </style:style>
    <style:style style:family="text" style:name="T51">
      <style:text-properties fo:background-color="#ffff00" fo:color="#000000" fo:country="BE" fo:language="fr" loext:char-shading-value="0" style:font-name-complex="Calibri"/>
    </style:style>
    <style:style style:family="text" style:name="T52">
      <style:text-properties fo:background-color="#99ff99" fo:color="#000000" fo:country="BE" fo:language="fr" loext:char-shading-value="0" style:font-name-complex="Calibri"/>
    </style:style>
    <style:style style:family="text" style:name="T53">
      <style:text-properties fo:background-color="#99ff99" fo:color="#000000" fo:country="BE" fo:language="fr" loext:char-shading-value="0" officeooo:rsid="00292f30" style:font-name-complex="Calibri"/>
    </style:style>
    <style:style style:family="text" style:name="T54">
      <style:text-properties fo:color="#000000" fo:country="BE" fo:language="fr" style:font-name-complex="Calibri"/>
    </style:style>
    <style:style style:family="text" style:name="T55">
      <style:text-properties fo:color="#000000" fo:country="none" fo:font-style="normal" fo:font-weight="normal" fo:language="zxx" style:font-name-complex="Calibri" style:font-style-asian="normal" style:font-weight-asian="normal" style:text-underline-style="none"/>
    </style:style>
    <style:style style:family="text" style:name="T56">
      <style:text-properties fo:background-color="transparent" fo:color="#000000" fo:country="none" fo:font-style="normal" fo:font-weight="normal" fo:language="zxx" loext:char-shading-value="0" style:font-name-complex="Calibri" style:font-style-asian="normal" style:font-weight-asian="normal" style:text-underline-style="none"/>
    </style:style>
    <style:style style:family="text" style:name="T57">
      <style:text-properties fo:color="#000000" fo:font-size="10pt" fo:font-style="normal" fo:font-weight="normal" fo:letter-spacing="normal" fo:text-shadow="none" style:font-name="Liberation Serif" style:font-size-asian="10pt" style:font-style-asian="normal" style:font-weight-asian="normal" style:letter-kerning="true" style:text-emphasize="none" style:text-line-through-style="none" style:text-line-through-type="none" style:text-outline="false" style:text-underline-style="none"/>
    </style:style>
    <style:style style:family="text" style:name="T58">
      <style:text-properties fo:background-color="#ffff00" fo:color="#000000" loext:char-shading-value="0" officeooo:rsid="00e4e391" style:font-name-complex="Calibri"/>
    </style:style>
    <style:style style:family="text" style:name="T59">
      <style:text-properties fo:background-color="#ffff00" fo:color="#000000" loext:char-shading-value="0" officeooo:rsid="00d409d3"/>
    </style:style>
    <style:style style:family="text" style:name="T60">
      <style:text-properties fo:color="#000000" style:font-name-complex="Calibri"/>
    </style:style>
    <style:style style:family="text" style:name="T61">
      <style:text-properties fo:color="#000000" officeooo:rsid="00e4e391" style:font-name-complex="Calibri"/>
    </style:style>
    <style:style style:family="text" style:name="T62">
      <style:text-properties style:text-underline-color="font-color" style:text-underline-style="solid" style:text-underline-width="auto"/>
    </style:style>
    <style:style style:family="text" style:name="T63">
      <style:text-properties fo:country="BE" fo:font-size="10pt" fo:language="fr" style:font-name="Arial" style:font-name-complex="Calibri" style:font-size-asian="10pt" style:font-size-complex="10pt"/>
    </style:style>
    <style:style style:family="text" style:name="T64">
      <style:text-properties fo:country="BE" fo:font-size="10pt" fo:language="fr" officeooo:rsid="003739ce" style:font-name="Arial" style:font-name-complex="Calibri" style:font-size-asian="10pt" style:font-size-complex="10pt"/>
    </style:style>
    <style:style style:family="text" style:name="T65">
      <style:text-properties fo:country="BE" fo:font-size="10pt" fo:language="fr" officeooo:rsid="008307ff" style:font-name="Arial" style:font-name-complex="Calibri" style:font-size-asian="10pt" style:font-size-complex="10pt"/>
    </style:style>
    <style:style style:family="text" style:name="T66">
      <style:text-properties fo:country="BE" fo:font-size="10pt" fo:language="fr" officeooo:rsid="0033b8b4" style:font-name="Arial" style:font-name-complex="Calibri" style:font-size-asian="10pt" style:font-size-complex="10pt"/>
    </style:style>
    <style:style style:family="text" style:name="T67">
      <style:text-properties fo:background-color="#ffff00" fo:country="BE" fo:font-size="10pt" fo:language="fr" loext:char-shading-value="0" style:font-name="Arial" style:font-name-complex="Calibri" style:font-size-asian="10pt" style:font-size-complex="10pt"/>
    </style:style>
    <style:style style:family="text" style:name="T68">
      <style:text-properties fo:country="BE" fo:font-size="10pt" fo:font-style="normal" fo:language="fr" style:font-name="Arial" style:font-name-complex="Calibri" style:font-size-asian="10pt" style:font-size-complex="10pt" style:font-style-asian="normal" style:font-style-complex="normal"/>
    </style:style>
    <style:style style:family="text" style:name="T69">
      <style:text-properties fo:background-color="#99ff99" fo:country="BE" fo:font-size="10pt" fo:language="fr" loext:char-shading-value="0" style:font-name="Arial" style:font-name-complex="Calibri" style:font-size-asian="10pt" style:font-size-complex="10pt"/>
    </style:style>
    <style:style style:family="text" style:name="T70">
      <style:text-properties fo:background-color="transparent" fo:country="BE" fo:font-size="10pt" fo:language="fr" loext:char-shading-value="0" officeooo:rsid="010be8ff" style:font-name="Arial" style:font-name-complex="Calibri" style:font-size-asian="10pt" style:font-size-complex="10pt"/>
    </style:style>
    <style:style style:family="text" style:name="T71">
      <style:text-properties fo:background-color="transparent" fo:country="BE" fo:font-size="10pt" fo:language="fr" loext:char-shading-value="0" officeooo:rsid="01136514" style:font-name="Arial" style:font-name-complex="Calibri" style:font-size-asian="10pt" style:font-size-complex="10pt"/>
    </style:style>
    <style:style style:family="text" style:name="T72">
      <style:text-properties fo:font-size="10pt" style:font-name="Arial" style:font-name-complex="Calibri" style:font-size-asian="10pt" style:font-size-complex="10pt"/>
    </style:style>
    <style:style style:family="text" style:name="T73">
      <style:text-properties fo:background-color="#ffff00" fo:font-size="10pt" loext:char-shading-value="0" style:font-name="Arial" style:font-name-complex="Calibri" style:font-size-asian="10pt" style:font-size-complex="10pt"/>
    </style:style>
    <style:style style:family="text" style:name="T74">
      <style:text-properties fo:background-color="#ffff00" fo:font-size="10pt" loext:char-shading-value="0" officeooo:rsid="00eedfbb" style:font-name="Arial" style:font-name-complex="Calibri" style:font-size-asian="10pt" style:font-size-complex="10pt"/>
    </style:style>
    <style:style style:family="text" style:name="T75">
      <style:text-properties fo:background-color="transparent" fo:country="BE" fo:language="fr" loext:char-shading-value="0" officeooo:rsid="00537b2e" style:font-name="Arial" style:font-name-complex="Calibri"/>
    </style:style>
    <style:style style:family="text" style:name="T76">
      <style:text-properties fo:background-color="transparent" fo:country="BE" fo:language="fr" loext:char-shading-value="0" officeooo:rsid="00511af6" style:font-name="Arial" style:font-name-complex="Calibri"/>
    </style:style>
    <style:style style:family="text" style:name="T77">
      <style:text-properties fo:background-color="transparent" fo:country="BE" fo:language="fr" loext:char-shading-value="0" officeooo:rsid="00570924" style:font-name="Arial" style:font-name-complex="Calibri"/>
    </style:style>
    <style:style style:family="text" style:name="T78">
      <style:text-properties fo:country="BE" fo:language="fr" officeooo:rsid="00537b2e" style:font-name="Arial" style:font-name-complex="Calibri"/>
    </style:style>
    <style:style style:family="text" style:name="T79">
      <style:text-properties fo:country="BE" fo:language="fr" officeooo:rsid="00570924" style:font-name="Arial" style:font-name-complex="Calibri"/>
    </style:style>
    <style:style style:family="text" style:name="T80">
      <style:text-properties fo:country="BE" fo:language="fr" officeooo:rsid="00511af6" style:font-name="Arial" style:font-name-complex="Calibri"/>
    </style:style>
    <style:style style:family="text" style:name="T81">
      <style:text-properties fo:background-color="#ffff00" fo:country="BE" fo:language="fr" loext:char-shading-value="0" officeooo:rsid="00537b2e" style:font-name="Arial" style:font-name-complex="Calibri"/>
    </style:style>
    <style:style style:family="text" style:name="T82">
      <style:text-properties fo:country="BE" fo:font-weight="normal" fo:language="fr" officeooo:rsid="00e32e40" style:font-name="Arial" style:font-name-complex="Calibri" style:font-weight-asian="normal" style:font-weight-complex="normal"/>
    </style:style>
    <style:style style:family="text" style:name="T83">
      <style:text-properties fo:background-color="transparent" loext:char-shading-value="0"/>
    </style:style>
    <style:style style:family="text" style:name="T84">
      <style:text-properties fo:background-color="transparent" loext:char-shading-value="0" officeooo:rsid="00eedfbb"/>
    </style:style>
    <style:style style:family="text" style:name="T85">
      <style:text-properties fo:background-color="transparent" loext:char-shading-value="0" officeooo:rsid="00e373ac"/>
    </style:style>
    <style:style style:family="text" style:name="T86">
      <style:text-properties fo:background-color="transparent" loext:char-shading-value="0" officeooo:rsid="0115501a"/>
    </style:style>
    <style:style style:family="text" style:name="T87">
      <style:text-properties fo:background-color="#ffff00" loext:char-shading-value="0"/>
    </style:style>
    <style:style style:family="text" style:name="T88">
      <style:text-properties fo:background-color="#ffff00" loext:char-shading-value="0" style:font-name-complex="Calibri"/>
    </style:style>
    <style:style style:family="text" style:name="T89">
      <style:text-properties fo:background-color="#ffff00" loext:char-shading-value="0" officeooo:rsid="0026f5e8"/>
    </style:style>
    <style:style style:family="text" style:name="T90">
      <style:text-properties fo:background-color="#ffff00" loext:char-shading-value="0" officeooo:rsid="002fae01"/>
    </style:style>
    <style:style style:family="text" style:name="T91">
      <style:text-properties fo:background-color="#ffff00" loext:char-shading-value="0" officeooo:rsid="00934905"/>
    </style:style>
    <style:style style:family="text" style:name="T92">
      <style:text-properties fo:background-color="#ffff00" loext:char-shading-value="0" officeooo:rsid="00d409d3"/>
    </style:style>
    <style:style style:family="text" style:name="T93">
      <style:text-properties fo:background-color="#ffff00" loext:char-shading-value="0" officeooo:rsid="00eedfbb"/>
    </style:style>
    <style:style style:family="text" style:name="T94">
      <style:text-properties fo:background-color="#ffff00" loext:char-shading-value="0" officeooo:rsid="00e373ac"/>
    </style:style>
    <style:style style:family="text" style:name="T95">
      <style:text-properties fo:background-color="#ffff00" loext:char-shading-value="0" officeooo:rsid="0104d213"/>
    </style:style>
    <style:style style:family="text" style:name="T96">
      <style:text-properties fo:background-color="#ffff00" loext:char-shading-value="0" officeooo:rsid="007a7a32"/>
    </style:style>
    <style:style style:family="text" style:name="T97">
      <style:text-properties fo:background-color="#ffff00" loext:char-shading-value="0" officeooo:rsid="0115501a"/>
    </style:style>
    <style:style style:family="text" style:name="T98">
      <style:text-properties officeooo:rsid="0026f5e8"/>
    </style:style>
    <style:style style:family="text" style:name="T99">
      <style:text-properties fo:country="BE" fo:font-size="10pt" fo:language="fr" style:font-name-complex="Calibri" style:font-size-asian="10pt" style:font-size-complex="10pt"/>
    </style:style>
    <style:style style:family="text" style:name="T100">
      <style:text-properties fo:country="BE" fo:font-size="10pt" fo:language="fr" officeooo:rsid="0013fc08" style:font-name-complex="Calibri" style:font-size-asian="10pt" style:font-size-complex="10pt"/>
    </style:style>
    <style:style style:family="text" style:name="T101">
      <style:text-properties fo:font-weight="bold" fo:letter-spacing="-0.004cm" style:font-name-complex="Times New Roman" style:font-weight-asian="bold" style:font-weight-complex="bold" style:text-underline-color="font-color" style:text-underline-style="solid" style:text-underline-width="auto"/>
    </style:style>
    <style:style style:family="text" style:name="T102">
      <style:text-properties fo:font-weight="bold" fo:letter-spacing="-0.004cm" style:font-name-complex="Times New Roman" style:font-weight-asian="bold" style:font-weight-complex="bold"/>
    </style:style>
    <style:style style:family="text" style:name="T103">
      <style:text-properties fo:font-weight="bold" fo:letter-spacing="-0.004cm" officeooo:rsid="003d29fa" style:font-name-complex="Times New Roman" style:font-weight-asian="bold" style:font-weight-complex="bold"/>
    </style:style>
    <style:style style:family="text" style:name="T104">
      <style:text-properties fo:letter-spacing="-0.004cm" style:font-name-complex="Times New Roman"/>
    </style:style>
    <style:style style:family="text" style:name="T105">
      <style:text-properties fo:font-weight="bold"/>
    </style:style>
    <style:style style:family="text" style:name="T106">
      <style:text-properties officeooo:rsid="002fae01"/>
    </style:style>
    <style:style style:family="text" style:name="T107">
      <style:text-properties officeooo:rsid="0033b8b4"/>
    </style:style>
    <style:style style:family="text" style:name="T108">
      <style:text-properties officeooo:rsid="003515e5"/>
    </style:style>
    <style:style style:family="text" style:name="T109">
      <style:text-properties fo:country="none" fo:font-style="normal" fo:font-weight="normal" fo:language="zxx" officeooo:rsid="003515e5" style:font-style-asian="normal" style:font-weight-asian="normal" style:text-underline-style="none"/>
    </style:style>
    <style:style style:family="text" style:name="T110">
      <style:text-properties fo:country="none" fo:font-style="normal" fo:font-weight="normal" fo:language="zxx" style:font-style-asian="normal" style:font-weight-asian="normal"/>
    </style:style>
    <style:style style:family="text" style:name="T111">
      <style:text-properties fo:background-color="transparent" fo:font-weight="normal" loext:char-shading-value="0" officeooo:rsid="003739ce" style:font-weight-asian="normal" style:font-weight-complex="normal" style:use-window-font-color="true"/>
    </style:style>
    <style:style style:family="text" style:name="T112">
      <style:text-properties fo:background-color="transparent" fo:font-weight="normal" loext:char-shading-value="0" officeooo:rsid="005608f2" style:font-weight-asian="normal" style:font-weight-complex="normal" style:use-window-font-color="true"/>
    </style:style>
    <style:style style:family="text" style:name="T113">
      <style:text-properties fo:background-color="transparent" fo:font-weight="normal" loext:char-shading-value="0" officeooo:rsid="00595919" style:font-weight-asian="normal" style:font-weight-complex="normal" style:use-window-font-color="true"/>
    </style:style>
    <style:style style:family="text" style:name="T114">
      <style:text-properties fo:background-color="transparent" fo:font-weight="normal" loext:char-shading-value="0" officeooo:rsid="005ab6fc" style:font-weight-asian="normal" style:font-weight-complex="normal" style:use-window-font-color="true"/>
    </style:style>
    <style:style style:family="text" style:name="T115">
      <style:text-properties fo:background-color="transparent" fo:font-style="normal" fo:font-weight="normal" loext:char-shading-value="0" style:font-style-asian="normal" style:font-weight-asian="normal" style:font-weight-complex="normal" style:use-window-font-color="true"/>
    </style:style>
    <style:style style:family="text" style:name="T116">
      <style:text-properties fo:background-color="transparent" fo:font-style="normal" fo:font-weight="normal" loext:char-shading-value="0" style:font-style-asian="normal" style:font-weight-asian="normal" style:font-weight-complex="normal" style:text-underline-color="font-color" style:text-underline-style="solid" style:text-underline-width="auto" style:use-window-font-color="true"/>
    </style:style>
    <style:style style:family="text" style:name="T117">
      <style:text-properties fo:background-color="transparent" fo:font-style="normal" fo:font-weight="normal" loext:char-shading-value="0" style:font-style-asian="normal" style:font-weight-asian="normal" style:font-weight-complex="normal" style:text-underline-style="none" style:use-window-font-color="true"/>
    </style:style>
    <style:style style:family="text" style:name="T118">
      <style:text-properties fo:background-color="transparent" fo:font-size="10pt" fo:font-style="normal" fo:font-weight="normal" loext:char-shading-value="0" style:font-name="Arial" style:font-size-asian="10pt" style:font-size-complex="10pt" style:font-style-asian="normal" style:font-weight-asian="normal" style:font-weight-complex="normal" style:use-window-font-color="true"/>
    </style:style>
    <style:style style:family="text" style:name="T119">
      <style:text-properties fo:background-color="transparent" fo:font-size="10pt" fo:font-style="normal" fo:font-weight="normal" loext:char-shading-value="0" officeooo:rsid="00c48d73" style:font-name="Arial" style:font-size-asian="10pt" style:font-size-complex="10pt" style:font-style-asian="normal" style:font-weight-asian="normal" style:font-weight-complex="normal" style:use-window-font-color="true"/>
    </style:style>
    <style:style style:family="text" style:name="T120">
      <style:text-properties fo:background-color="transparent" loext:char-shading-value="0" style:use-window-font-color="true"/>
    </style:style>
    <style:style style:family="text" style:name="T121">
      <style:text-properties officeooo:rsid="00354be2"/>
    </style:style>
    <style:style style:family="text" style:name="T122">
      <style:text-properties officeooo:rsid="00733bf9"/>
    </style:style>
    <style:style style:family="text" style:name="T123">
      <style:text-properties officeooo:rsid="007a7a32"/>
    </style:style>
    <style:style style:family="text" style:name="T124">
      <style:text-properties fo:color="#0066ff"/>
    </style:style>
    <style:style style:family="text" style:name="T125">
      <style:text-properties fo:color="#0066ff" fo:country="none" fo:font-style="normal" fo:font-weight="normal" fo:language="zxx" officeooo:rsid="003515e5" style:font-style-asian="normal" style:font-weight-asian="normal" style:text-underline-style="none"/>
    </style:style>
    <style:style style:family="text" style:name="T126">
      <style:text-properties fo:color="#0066ff" fo:font-style="normal" fo:font-weight="normal" officeooo:rsid="0039110e" style:font-style-asian="normal" style:font-weight-asian="normal"/>
    </style:style>
    <style:style style:family="text" style:name="T127">
      <style:text-properties fo:color="#0066ff" fo:country="BE" fo:font-size="10pt" fo:language="fr" style:font-name="Arial" style:font-name-complex="Calibri" style:font-size-asian="10pt" style:font-size-complex="10pt"/>
    </style:style>
    <style:style style:family="text" style:name="T128">
      <style:text-properties fo:color="#0066ff" fo:country="BE" fo:font-size="10pt" fo:language="fr" officeooo:rsid="003739ce" style:font-name="Arial" style:font-name-complex="Calibri" style:font-size-asian="10pt" style:font-size-complex="10pt"/>
    </style:style>
    <style:style style:family="text" style:name="T129">
      <style:text-properties fo:color="#0066ff" fo:country="BE" fo:font-size="10pt" fo:language="fr" officeooo:rsid="00733bf9" style:font-name="Arial" style:font-name-complex="Calibri" style:font-size-asian="10pt" style:font-size-complex="10pt"/>
    </style:style>
    <style:style style:family="text" style:name="T130">
      <style:text-properties style:text-line-through-style="none" style:text-line-through-type="none"/>
    </style:style>
    <style:style style:family="text" style:name="T131">
      <style:text-properties officeooo:rsid="008307ff"/>
    </style:style>
    <style:style style:family="text" style:name="T132">
      <style:text-properties officeooo:rsid="00870e51"/>
    </style:style>
    <style:style style:family="text" style:name="T133">
      <style:text-properties officeooo:rsid="008b972d"/>
    </style:style>
    <style:style style:family="text" style:name="T134">
      <style:text-properties officeooo:rsid="00934905"/>
    </style:style>
    <style:style style:family="text" style:name="T135">
      <style:text-properties officeooo:rsid="00ce5151"/>
    </style:style>
    <style:style style:family="text" style:name="T136">
      <style:text-properties officeooo:rsid="00d409d3"/>
    </style:style>
    <style:style style:family="text" style:name="T137">
      <style:text-properties fo:font-variant="normal" fo:text-transform="none"/>
    </style:style>
    <style:style style:family="text" style:name="T138">
      <style:text-properties fo:country="BE" fo:font-weight="normal" fo:language="fr" officeooo:rsid="00e32e40" style:font-name-complex="Calibri" style:font-weight-asian="normal" style:font-weight-complex="normal" style:text-position="0% 100%" style:text-underline-style="none"/>
    </style:style>
    <style:style style:family="text" style:name="T139">
      <style:text-properties fo:country="BE" fo:font-weight="normal" fo:language="fr" officeooo:rsid="00e32e40" style:font-name-complex="Calibri" style:font-weight-asian="normal" style:font-weight-complex="normal" style:text-position="0% 100%"/>
    </style:style>
    <style:style style:family="text" style:name="T140">
      <style:text-properties officeooo:rsid="00e373ac"/>
    </style:style>
    <style:style style:family="text" style:name="T141">
      <style:text-properties officeooo:rsid="001e734a"/>
    </style:style>
    <style:style style:family="text" style:name="T142">
      <style:text-properties fo:background-color="#99ff99" loext:char-shading-value="0"/>
    </style:style>
    <style:style style:family="text" style:name="T143">
      <style:text-properties officeooo:rsid="00eedfbb"/>
    </style:style>
    <style:style style:family="text" style:name="T144">
      <style:text-properties fo:background-color="#ffff00" fo:font-style="italic" loext:char-shading-value="0" style:font-style-asian="italic" style:font-style-complex="italic"/>
    </style:style>
    <style:style style:family="text" style:name="T145">
      <style:text-properties fo:background-color="#ffff00" fo:font-style="italic" loext:char-shading-value="0" officeooo:rsid="00eedfbb" style:font-style-asian="italic" style:font-style-complex="italic"/>
    </style:style>
    <style:style style:family="text" style:name="T146">
      <style:text-properties fo:font-style="italic" style:font-style-asian="italic" style:font-style-complex="italic"/>
    </style:style>
    <style:style style:family="text" style:name="T147">
      <style:text-properties fo:font-style="italic" officeooo:rsid="0156bd23" style:font-style-asian="italic" style:font-style-complex="italic"/>
    </style:style>
    <style:style style:family="text" style:name="T148">
      <style:text-properties officeooo:rsid="00effe6b"/>
    </style:style>
    <style:style style:family="text" style:name="T149">
      <style:text-properties officeooo:rsid="0016a292"/>
    </style:style>
    <style:style style:family="text" style:name="T150">
      <style:text-properties officeooo:rsid="010440da"/>
    </style:style>
    <style:style style:family="text" style:name="T151">
      <style:text-properties officeooo:rsid="0104d213"/>
    </style:style>
    <style:style style:family="text" style:name="T152">
      <style:text-properties officeooo:rsid="01136514"/>
    </style:style>
    <style:style style:family="text" style:name="T153">
      <style:text-properties officeooo:rsid="0115501a"/>
    </style:style>
    <style:style style:family="text" style:name="T154">
      <style:text-properties fo:color="#009900" fo:country="BE" fo:font-weight="bold" fo:language="fr" officeooo:rsid="01244a73" style:font-name-complex="Calibri" style:font-weight-asian="bold" style:font-weight-complex="bold"/>
    </style:style>
    <style:style style:family="text" style:name="T155">
      <style:text-properties officeooo:rsid="012cda48"/>
    </style:style>
    <style:style style:family="text" style:name="T156">
      <style:text-properties fo:background-color="transparent" fo:font-weight="normal" loext:char-shading-value="0" style:font-weight-asian="normal" style:font-weight-complex="normal"/>
    </style:style>
    <style:style style:family="text" style:name="T157">
      <style:text-properties fo:background-color="transparent" fo:font-weight="normal" loext:char-shading-value="0" officeooo:rsid="002d4917" style:font-weight-asian="normal" style:font-weight-complex="normal"/>
    </style:style>
    <style:style style:family="text" style:name="T158">
      <style:text-properties fo:background-color="transparent" fo:font-weight="normal" loext:char-shading-value="0" officeooo:rsid="0022f102" style:font-weight-asian="normal" style:font-weight-complex="normal"/>
    </style:style>
    <style:style style:family="text" style:name="T159">
      <style:text-properties fo:background-color="transparent" fo:font-weight="normal" loext:char-shading-value="0" officeooo:rsid="00299f87" style:font-weight-asian="normal" style:font-weight-complex="normal"/>
    </style:style>
    <style:style style:family="text" style:name="T160">
      <style:text-properties fo:background-color="transparent" fo:font-weight="normal" loext:char-shading-value="0" officeooo:rsid="002eb459" style:font-weight-asian="normal" style:font-weight-complex="normal"/>
    </style:style>
    <style:style style:family="text" style:name="T161">
      <style:text-properties fo:font-weight="normal" style:font-weight-asian="normal" style:font-weight-complex="normal"/>
    </style:style>
    <style:style style:family="text" style:name="T162">
      <style:text-properties fo:font-weight="normal" officeooo:rsid="002d4917" style:font-weight-asian="normal" style:font-weight-complex="normal"/>
    </style:style>
    <style:style style:family="text" style:name="T163">
      <style:text-properties fo:font-weight="normal" officeooo:rsid="0022f102" style:font-weight-asian="normal" style:font-weight-complex="normal"/>
    </style:style>
    <style:style style:family="text" style:name="T164">
      <style:text-properties fo:font-weight="normal" officeooo:rsid="00299f87" style:font-weight-asian="normal" style:font-weight-complex="normal"/>
    </style:style>
    <style:style style:family="text" style:name="T165">
      <style:text-properties fo:font-weight="normal" officeooo:rsid="002df77d" style:font-weight-asian="normal" style:font-weight-complex="normal"/>
    </style:style>
    <style:style style:family="text" style:name="T166">
      <style:text-properties fo:background-color="#99ccff" loext:char-shading-value="0"/>
    </style:style>
    <style:style style:family="text" style:name="T167">
      <style:text-properties officeooo:rsid="01560b52"/>
    </style:style>
    <style:style style:family="text" style:name="T168">
      <style:text-properties officeooo:rsid="0155dc2f"/>
    </style:style>
    <style:style style:family="text" style:name="T169">
      <style:text-properties fo:color="#3399ff"/>
    </style:style>
    <style:style style:family="text" style:name="T170">
      <style:text-properties style:text-underline-style="none"/>
    </style:style>
    <style:style style:family="text" style:name="T171">
      <style:text-properties fo:background-color="#fff200" fo:color="#ce181e" fo:font-weight="bold" fo:letter-spacing="-0.004cm" loext:char-shading-value="0" officeooo:rsid="0165d73b" style:font-name-complex="Times New Roman" style:font-weight-asian="bold" style:font-weight-complex="bold"/>
    </style:style>
    <style:style style:family="text" style:name="T172">
      <style:text-properties officeooo:rsid="01724ddc"/>
    </style:style>
    <style:style style:family="text" style:name="T173">
      <style:text-properties officeooo:rsid="01732614"/>
    </style:style>
    <style:style style:family="text" style:name="T174">
      <style:text-properties fo:color="#000000" fo:country="BE" fo:font-size="10pt" fo:font-style="normal" fo:font-weight="normal" fo:language="fr" fo:letter-spacing="normal" fo:text-shadow="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5">
      <style:text-properties fo:country="FR" fo:font-size="10pt" fo:font-style="normal" fo:font-weight="normal" fo:language="fr" fo:letter-spacing="normal" fo:text-shadow="none" style:country-asian="none" style:country-complex="none" style:font-name="DejaVu Sans1"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6">
      <style:text-properties fo:color="#000000" fo:country="BE" fo:font-size="10pt" fo:font-style="normal" fo:font-variant="normal" fo:font-weight="normal" fo:language="fr" fo:letter-spacing="normal" fo:text-shadow="none" fo:text-transform="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7">
      <style:text-properties fo:color="#000000" fo:country="US" fo:font-size="10pt" fo:font-style="normal" fo:font-variant="normal" fo:font-weight="normal" fo:language="en" fo:letter-spacing="normal" fo:text-shadow="none" fo:text-transform="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8">
      <style:text-properties fo:color="#000000" fo:country="BE" fo:font-size="10pt" fo:font-style="normal" fo:font-variant="normal" fo:font-weight="normal" fo:language="fr" fo:letter-spacing="normal" fo:text-shadow="none" fo:text-transform="none" style:country-asian="CN" style:country-complex="IN" style:font-name="DejaVu Sans2"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79">
      <style:text-properties fo:country="BE" fo:font-size="10pt" fo:font-style="normal" fo:font-weight="normal" fo:language="fr" fo:letter-spacing="normal" fo:text-shadow="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80">
      <style:text-properties fo:color="#000000" fo:country="BE" fo:font-size="10pt" fo:font-style="normal" fo:font-weight="normal" fo:language="fr" fo:letter-spacing="normal" fo:text-shadow="none" style:country-asian="CN" style:country-complex="IN" style:font-name="DejaVu Sans2"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1">
      <style:text-properties fo:color="#000000" fo:country="US" fo:font-size="10pt" fo:font-style="normal" fo:font-weight="normal" fo:language="en" fo:letter-spacing="normal" fo:text-shadow="none" style:country-asian="CN" style:country-complex="IN" style:font-name="Ubuntu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2">
      <style:text-properties fo:color="#000000"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3">
      <style:text-properties fo:country="BE" fo:font-size="10pt" fo:font-style="normal" fo:font-variant="normal" fo:font-weight="normal" fo:language="fr" fo:letter-spacing="normal" fo:text-shadow="none" fo:text-transform="none" style:country-asian="CN" style:country-complex="IN" style:font-name="DejaVu Sans2"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84">
      <style:text-properties fo:color="#000000" fo:country="BE" fo:font-size="10pt" fo:font-style="normal" fo:font-variant="normal" fo:font-weight="normal" fo:language="fr" fo:letter-spacing="normal" fo:text-shadow="none" fo:text-transform="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5">
      <style:text-properties fo:color="#000000" fo:country="BE" fo:font-size="10pt" fo:font-style="normal" fo:font-weight="normal" fo:language="fr" fo:letter-spacing="normal" fo:text-shadow="none" style:country-asian="CN" style:country-complex="IN" style:font-name="Arial"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86">
      <style:text-properties fo:color="#000000" fo:country="FR" fo:font-size="10pt" fo:font-style="normal" fo:font-variant="normal" fo:font-weight="normal" fo:language="fr" fo:letter-spacing="normal" fo:text-shadow="none" fo:text-transform="none" style:country-asian="none" style:country-complex="none" style:font-name="DejaVu Sans1" style:font-name-asian="Lucida Sans Unicode" style:font-name-complex="Tahoma1"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style:text-properties style:font-name="Segoe UI"/>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9">RAPPORT DU</text:span><text:span text:style-name="T7"> </text:span><text:span text:style-name="T8">COLLÈGE</text:span><text:span text:style-name="T7"> COMMUNAL</text:span></text:p>
      <text:p text:style-name="P47">sur la demande de permis <text:span text:style-name="T172">unique</text:span></text:p>
      <text:p text:style-name="P48"><text:text-input text:description="">self.getReference()</text:text-input></text:p>
      <text:p text:style-name="P46"><text:span text:style-name="T13">Séance du </text:span><text:span text:style-name="T13"><text:text-input text:description="Date">urbanEventObj.getFormattedDate(withCityNamePrefix=False)</text:text-input></text:span></text:p>
      <text:p text:style-name="P37"><text:span text:style-name="T101">Présents</text:span><text:span text:style-name="T102">: <text:s/><text:tab/></text:span><text:span text:style-name="T171">A COMPLÉTER</text:span></text:p>
      <text:p text:style-name="P36"><text:span text:style-name="T101"><office:annotation><dc:creator>Pierre Millecamps</dc:creator><dc:date>2016-03-22T12:42:49</dc:date><text:p text:style-name="P73"><text:span text:style-name="T174">do text if not licence_helper.divergence and not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p>
      <text:p text:style-name="P36"><text:span text:style-name="T101"><office:annotation><dc:creator>Pierre Millecamps</dc:creator><dc:date>2016-03-22T12:42:49</dc:date><text:p text:style-name="P73"><text:span text:style-name="T174">do text if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span text:style-name="T102"> après enquête publique.</text:span></text:p>
      <text:p text:style-name="P29"><text:span text:style-name="T99">Le <text:s/>Collège communal de </text:span><text:span text:style-name="T100"><text:text-input text:description="">tool.getCityName()</text:text-input></text:span><text:span text:style-name="T99">,</text:span></text:p>
      <text:p text:style-name="P2"><text:span text:style-name="T13">Vu le Code du Développement Territorial </text:span><text:span text:style-name="T10">(ci-après, le Code) ;</text:span></text:p>
      <text:p text:style-name="P2"><text:span text:style-name="T13">Vu le livre I</text:span><text:span text:style-name="T46">er</text:span><text:span text:style-name="T13"> du Code de l’environnement ;</text:span></text:p>
      <text:p text:style-name="P3"><text:span text:style-name="T13"><office:annotation><dc:creator>Auteur inconnu</dc:creator><dc:date>2017-07-05T13:27:38</dc:date><text:p text:style-name="P73"><text:span text:style-name="T182">do text if self.hasSingleApplicant()</text:span></text:p></office:annotation></text:span><text:span text:style-name="T13">Considérant que </text:span><text:span text:style-name="T13"><text:text-input text:description="Demandeur avec adresse">self.getApplicantsSignaletic(withaddress=True)</text:text-input></text:span><text:span text:style-name="T13">, a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3"><text:span text:style-name="T13"><office:annotation><dc:creator>Auteur inconnu</dc:creator><dc:date>2017-07-05T13:27:38</dc:date><text:p text:style-name="P73"><text:span text:style-name="T182">do text if self.hasMultipleApplicants()</text:span></text:p></office:annotation></text:span><text:span text:style-name="T13">Considérant que </text:span><text:span text:style-name="T13"><text:text-input text:description="Demandeur avec adresse">self.getApplicantsSignaletic(withaddress=True)</text:text-input></text:span><text:span text:style-name="T13">, </text:span><text:span text:style-name="T14">ont</text:span><text:span text:style-name="T13">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49"><text:span text:style-name="T1"><office:annotation><dc:creator>Auteur inconnu</dc:creator><dc:date>2016-09-20T11:52:32</dc:date><text:p text:style-name="P73"><text:span text:style-name="T186">do text if self.getLastDeposit().getEventDate() &lt;&gt; self.getFirstDeposit().getEventDate()</text:span></text:p></office:annotation></text:span><text:span text:style-name="T2">Considérant</text:span><text:span text:style-name="T1"> que cette demande a été introduite le </text:span><text:span text:style-name="T3"><text:text-input text:description="DatePremierDépôt">tool.formatDate(self.getFirstDeposit().getEventDate())</text:text-input></text:span><text:span text:style-name="T3"><text:s/></text:span><text:span text:style-name="T4">et qu'elle a été</text:span><text:span text:style-name="T1"> </text:span><text:span text:style-name="T5">complétée/modifiée</text:span><text:span text:style-name="T1"> le</text:span><text:span text:style-name="T110"> </text:span><text:span text:style-name="T110"><text:text-input text:description="Date du récépissé">tool.formatDate(self.getLastDeposit().getEventDate())</text:text-input></text:span><text:span text:style-name="T110"> ;</text:span></text:p>
      <text:p text:style-name="P5"><text:span text:style-name="T55"><office:annotation><dc:creator>Auteur inconnu</dc:creator><dc:date>2016-09-20T11:52:32</dc:date><text:p text:style-name="P73"><text:span text:style-name="T186">do text if self.getLastDeposit().getEventDate() == self.getFirstDeposit().getEventDate()</text:span></text:p></office:annotation></text:span><text:span text:style-name="T55">Considérant que cette demande a été introduite le </text:span><text:span text:style-name="T56"><text:text-input text:description="DatePremierDépôt">tool.formatDate(self.getFirstDeposit().getEventDate())</text:text-input></text:span><text:span text:style-name="T56"> ;</text:span></text:p>
      <text:p text:style-name="P4"><text:span text:style-name="T13">Considérant qu</text:span><text:span text:style-name="T20">'en application de l’article D.IV.33 du Code,</text:span><text:span text:style-name="T13"> la demande complète </text:span><text:span text:style-name="T15">a </text:span><text:span text:style-name="T13">fait l’objet d’un accusé de réception envoyé en date du</text:span><text:span text:style-name="T55"> </text:span><text:span text:style-name="T55"><text:text-input text:description="Date du récépissé">tool.formatDate(self.getLastAcknowledgment().getEventDate())</text:text-input></text:span><text:span text:style-name="T55"> ;</text:span></text:p>
      <text:p text:style-name="P9">Considérant qu’à défaut de l’envoi de l’accusé de réception visé à l’article D.IV.33 du Code, la demande est considérée comme recevable ;</text:p>
      <text:p text:style-name="P13"><text:span text:style-name="T69">Considérant que préalablement à l’introduction de la demande, une réunion de projet s’est tenue le </text:span><text:span text:style-name="T67">…</text:span><text:span text:style-name="T69"> ;</text:span></text:p>
      <text:p text:style-name="P8"><text:span text:style-name="T142">Considérant qu’un certificat d’urbanisme n° 2 non périmé relatif à l’objet de la demande a été délivré en date du </text:span><text:span text:style-name="T87">...</text:span><text:span text:style-name="T142"> ;</text:span></text:p>
      <text:p text:style-name="P7"><office:annotation><dc:creator>Auteur inconnu</dc:creator><dc:date>2017-07-05T15:21:13</dc:date><text:p text:style-name="P73"><text:span text:style-name="T178">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7"><office:annotation><dc:creator>Auteur inconnu</dc:creator><dc:date>2017-08-03T15:34:50</dc:date><text:p text:style-name="P73"><text:span text:style-name="T176">do text if licence_helper.prorogation</text:span></text:p></office:annotation>Considérant que le délai de décision imparti au Collège communal pour statuer sur la présente demande a été prorogé de <text:span text:style-name="T90">30</text:span><text:span text:style-name="T106"> </text:span>jours ; </text:p>
      <text:p text:style-name="P7"><office:annotation><dc:creator>Auteur inconnu</dc:creator><dc:date>2017-07-05T14:59:01</dc:date><text:p text:style-name="P73"><text:span text:style-name="T178">do text if self.getImpactStudy() is not True</text:span></text:p></office:annotation>Considérant que la demande de permis comprend une notice d'évaluation des incidences sur l'environnement ;</text:p>
      <text:p text:style-name="P12"><text:span text:style-name="T13"><office:annotation><dc:creator>Auteur inconnu</dc:creator><dc:date>2017-07-05T14:43:31</dc:date><text:p text:style-name="P73"><text:span text:style-name="T178">do text if self.getImpactStudy () is True</text:span></text:p></office:annotation></text:span><text:span text:style-name="T13">Considérant qu’une étude d'incidences sur l’environnement a été réalisée pour le motif <text:line-break/>suivant :</text:span></text:p>
      <text:p text:style-name="P1"><text:span text:style-name="T10"><office:annotation><dc:creator>Auteur inconnu</dc:creator><dc:date>2017-07-05T15:06:54</dc:date><text:p text:style-name="P73"><text:span text:style-name="T178">do text if self.getImpactStudy() is not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n'est pas susceptible d'avoir des incidences notables sur l'environnement pour les motifs suivants :</text:span></text:p>
      <text:p text:style-name="P11"><text:span text:style-name="T10"><office:annotation><dc:creator>Auteur inconnu</dc:creator><dc:date>2017-07-05T15:06:47</dc:date><text:p text:style-name="P73"><text:span text:style-name="T178">do text if self.getImpactStudy() is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est susceptible d'avoir des incidences notables sur l'environnement pour les motifs suivants :</text:span></text:p>
      <text:p text:style-name="P10"><office:annotation><dc:creator>Auteur inconnu</dc:creator><dc:date>2017-07-05T15:09:46</dc:date><text:p><text:span text:style-name="T184">do text</text:span></text:p><text:p><text:span text:style-name="T185">from xhtml(self.portal_urban.decorateHTML('UrbanTable', self.getValueForTemplate('description')))</text:span></text:p></office:annotation></text:p>
      <text:p text:style-name="P6">Considérant que la demande se rapporte :</text:p>
      <text:list text:style-name="WW8Num6" xml:id="list3607795961">
        <text:list-item>
          <text:p text:style-name="P58"><office:annotation><dc:creator>Auteur inconnu</dc:creator><dc:date>2017-07-05T15:25:01</dc:date><text:p text:style-name="P73"><text:span text:style-name="T178">do text if 'classe' in self.getProtectedBuilding()</text:span></text:p></office:annotation>à un <text:s/><text:span text:style-name="T87">site</text:span> <text:span text:style-name="T87">monument</text:span> <text:span text:style-name="T87">ensemble architectural</text:span> - <text:span text:style-name="T87">inscrit sur la liste de sauvegarde</text:span> - <text:span text:style-name="T87">classé</text:span> - <text:span text:style-name="T87">soumis provisoirement </text:span><text:soft-page-break/><text:span text:style-name="T87">aux effets du classement en vertu de l’article 208 du Code wallon du patrimoine</text:span> - <text:span text:style-name="T87">figurant sur la liste du patrimoine immobilier exceptionnel visée à l’article 187,12° du Code wallon du patrimoine</text:span> <text:span text:style-name="T98">(</text:span><text:span text:style-name="T89">...</text:span><text:span text:style-name="T98">)</text:span> ;</text:p>
        </text:list-item>
        <text:list-item>
          <text:p text:style-name="P59"><office:annotation><dc:creator>Auteur inconnu</dc:creator><dc:date>2017-07-05T15:31:36</dc:date><text:p text:style-name="P73"><text:span text:style-name="T178">do text if 'zoneprotection' in self.getProtectedBuilding()</text:span></text:p></office:annotation>à un bien immobilier situé dans une zone de protection en vertu du Code wallon du patrimoine <text:span text:style-name="T98">(</text:span><text:span text:style-name="T89">...</text:span><text:span text:style-name="T98">)</text:span> ;</text:p>
        </text:list-item>
        <text:list-item>
          <text:p text:style-name="P59"><office:annotation><dc:creator>Auteur inconnu</dc:creator><dc:date>2017-07-05T15:31:36</dc:date><text:p text:style-name="P73"><text:span text:style-name="T178">do text if 'reprisinventaire' in self.getProtectedBuilding()</text:span></text:p></office:annotation>à un bien immobilier repris en page <text:span text:style-name="T87">...</text:span> du "Patrimoine Monumental de la Belgique" (<text:span text:style-name="T83">Volume </text:span><text:span text:style-name="T84">2</text:span>, Province du Brabant, arrondissement de Nivelles) en vertu du Code wallon du patrimoine ;</text:p>
        </text:list-item>
        <text:list-item>
          <text:p text:style-name="P59"><office:annotation><dc:creator>Auteur inconnu</dc:creator><dc:date>2017-07-05T15:31:36</dc:date><text:p text:style-name="P73"><text:span text:style-name="T178">do text if 'archeologique' in self.getProtectedBuilding()</text:span></text:p></office:annotation>à un bien immobilier repris à l’inventaire du patrimoine archéologique en vertu du Code wallon du patrimoine <text:span text:style-name="T98">(</text:span><text:span text:style-name="T89">...</text:span><text:span text:style-name="T98">)</text:span> ;</text:p>
        </text:list-item>
        <text:list-item>
          <text:p text:style-name="P63"><text:span text:style-name="T44">à un bien comportant </text:span><text:span text:style-name="T32">un arbre</text:span><text:span text:style-name="T44"> - </text:span><text:span text:style-name="T32">arbuste</text:span><text:span text:style-name="T44"> - </text:span><text:span text:style-name="T32">une haie remarquable</text:span><text:span text:style-name="T44"> ;</text:span></text:p>
        </text:list-item>
        <text:list-item>
          <text:p text:style-name="P65"><text:span text:style-name="T27"><office:annotation><dc:creator>Auteur inconnu</dc:creator><dc:date>2017-08-03T16:08:25</dc:date><text:p text:style-name="P73"><text:span text:style-name="T178">do text if 'tr'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très faible</text:span><text:span text:style-name="T29"> ;</text:span></text:p>
        </text:list-item>
        <text:list-item>
          <text:p text:style-name="P65"><text:span text:style-name="T27"><office:annotation><dc:creator>Auteur inconnu</dc:creator><dc:date>2017-08-03T16:08:25</dc:date><text:p text:style-name="P73"><text:span text:style-name="T178">do text if not 'Non' in licence_helper.floodingLevel and not 'tr' in licence_helper.floodingLevel and not 'moy' in licence_helper.floodingLevel and not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faible</text:span><text:span text:style-name="T29">;</text:span></text:p>
        </text:list-item>
        <text:list-item>
          <text:p text:style-name="P66"><text:span text:style-name="T13"><office:annotation><dc:creator>Auteur inconnu</dc:creator><dc:date>2017-08-03T16:08:25</dc:date><text:p text:style-name="P73"><text:span text:style-name="T178">do text if 'moyen' in licence_helper.floodingLevel</text:span></text:p></office:annotation></text:span><text:span text:style-name="T13">à un bien immobilier exposé à un risque naturel majeur : <text:s/>l’inondation comprise dans les zones soumises à l’aléa </text:span><text:span text:style-name="T19">d'</text:span><text:span text:style-name="T13">inondation au sens de l’article D.53 du Code de l’eau : </text:span><text:span text:style-name="T18">bien situé </text:span><text:span text:style-name="T33">pour partie</text:span><text:span text:style-name="T18"> en zone d'</text:span><text:span text:style-name="T17">aléa moyen ;</text:span></text:p>
        </text:list-item>
        <text:list-item>
          <text:p text:style-name="P65"><text:span text:style-name="T27"><office:annotation><dc:creator>Auteur inconnu</dc:creator><dc:date>2017-08-03T16:08:25</dc:date><text:p text:style-name="P73"><text:span text:style-name="T178">do text if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élevé</text:span><text:span text:style-name="T29">;</text:span></text:p>
        </text:list-item>
        <text:list-item>
          <text:p text:style-name="P67"><text:span text:style-name="T75"><office:annotation><dc:creator>Auteur inconnu</dc:creator><dc:date>2017-08-03T16:08:25</dc:date><text:p text:style-name="P73"><text:span text:style-name="T178">do text if licence_helper.concentratedRunoffSRisk and len(licence_helper.concentratedRunoffSRisk) &lt; 50 </text:span></text:p></office:annotation></text:span><text:span text:style-name="T75">à un bien immobilier exposé à un risque naturel majeur : le bien est parcouru par </text:span><text:span text:style-name="T77">un</text:span><text:span text:style-name="T76"> </text:span><text:span text:style-name="T75"><text:text-input text:description="Natura2000">self.concentratedRunoffSRisk</text:text-input></text:span><text:span text:style-name="T75"> ;</text:span></text:p>
        </text:list-item>
        <text:list-item>
          <text:p text:style-name="P68"><text:span text:style-name="T78"><office:annotation><dc:creator>Auteur inconnu</dc:creator><dc:date>2017-08-03T16:08:25</dc:date><text:p text:style-name="P73"><text:span text:style-name="T178">do text if len(licence_helper.concentratedRunoffSRisk) &gt; 50</text:span></text:p></office:annotation></text:span><text:span text:style-name="T78">à un bien immobilier exposé à un risque naturel majeur : le bien est parcouru par </text:span><text:span text:style-name="T79">un</text:span><text:span text:style-name="T80"> </text:span><text:span text:style-name="T81"><text:text-input text:description="Natura2000">self.concentratedRunoffSRisk</text:text-input></text:span><text:span text:style-name="T78"> ;</text:span></text:p>
        </text:list-item>
      </text:list>
      <text:list text:style-name="WW8Num10" xml:id="list869823433">
        <text:list-item>
          <text:p text:style-name="P69"><text:span text:style-name="T13"><office:annotation><dc:creator>Auteur inconnu</dc:creator><dc:date>2017-07-05T15:53:15</dc:date><text:p text:style-name="P73"><text:span text:style-name="T178">do text if licence_helper.natura_2000</text:span></text:p></office:annotation></text:span><text:span text:style-name="T13">à un bien immobilier</text:span><text:span text:style-name="T154"> </text:span><text:span text:style-name="T35"><text:text-input text:description="Avis FD">licence_helper.natura_2000</text:text-input></text:span><text:span text:style-name="T16"><text:s/></text:span><text:span text:style-name="T13">arrêté en application de la loi du 12 juillet 1973 sur la conservation de la nature ;</text:span></text:p>
        </text:list-item>
        <text:list-item>
          <text:p text:style-name="P64"><text:span text:style-name="T52">à un bien immobilier </text:span><text:span text:style-name="T53">situé dans ou à proximité</text:span><text:span text:style-name="T52"> </text:span><text:span text:style-name="T51">d’une réserve naturelle agréée</text:span><text:span text:style-name="T52"> - </text:span><text:span text:style-name="T51">d’une zone humide d’intérêt biologique</text:span><text:span text:style-name="T52"> </text:span><text:span text:style-name="T53">v</text:span><text:span text:style-name="T52">isée par la loi du 12 juillet 1973 sur la conservation de la nature… ;</text:span></text:p>
        </text:list-item>
        <text:list-item>
          <text:p text:style-name="P62">à la <text:span text:style-name="T87">création</text:span> - <text:span text:style-name="T87">modification</text:span> - d’un établissement présentant un risque d’accident majeur au sens du décret du 11 mars 1999 relatif au permis d’environnement… ; </text:p>
        </text:list-item>
        <text:list-item>
          <text:p text:style-name="P60"><office:annotation><dc:creator>Auteur inconnu</dc:creator><dc:date>2017-08-03T15:45:08</dc:date><text:p text:style-name="P73"><text:span text:style-name="T183">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span text:style-name="T107">bien </text:span><text:span text:style-name="T107"><text:text-input text:description="SEVESO">self.sevesoSite</text:text-input></text:span> ;</text:p>
        </text:list-item>
        <text:list-item>
          <text:p text:style-name="P70"><office:annotation><dc:creator>Auteur inconnu</dc:creator><dc:date>2017-08-03T15:45:08</dc:date><text:p text:style-name="P73"><text:span text:style-name="T183">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61">à un bien situé dans le périmètre du Plan d’Assainissement par Sous-bassin Hydrographique de la Senne approuvé par le Gouvernement wallon en date du 22 décembre 2005 qui reprend celui-ci en <text:span text:style-name="T173"><text:text-input text:description="Zone PASH">self.pash</text:text-input></text:span> ;</text:p>
        </text:list-item>
      </text:list>
      <text:p text:style-name="P17"><text:span text:style-name="T54">Considérant que le schéma </text:span><text:span text:style-name="T60">de développement du territoire s’applique à la localisation du projet en vertu de l’article D.II.16 pour le motif suivant : </text:span><text:span text:style-name="T58">demande de permis d'urbanisme relative à une infrastructure linéaire visée par la structure territoriale du schéma du développement du territoire</text:span><text:span text:style-name="T61"> ou </text:span><text:span text:style-name="T58">demande de permis d'urbanisme visant à urbaniser un terrain de plus de quinze hectares et portant sur …</text:span><text:span text:style-name="T61"> ;</text:span></text:p>
      <text:p text:style-name="P14">Considérant que le bien est soumis à l’application :</text:p>
      <text:p text:style-name="UrbanList1">-<text:tab/>du plan de secteur d<text:span text:style-name="T108">e Nivelles </text:span><text:span text:style-name="T109">approuvé par arrêté royal du 1</text:span><text:span text:style-name="T49">er</text:span><text:span text:style-name="T109"> décembre 1981 et qui n'a pas cessé de produire ses effets pour le bien précité : </text:span><text:span text:style-name="T125"><text:text-input text:description="Bien-Parcelles">licence_helper.folderZone</text:text-input></text:span><text:span text:style-name="T108"> ;</text:span></text:p>
      <text:p text:style-name="UrbanList1">-<text:tab/>du schéma de développement communal <text:span text:style-name="T108">entré en vigueur le 13 novembre 2012 qui situe le bien </text:span><text:span text:style-name="T126"><text:text-input text:description="Bien-Parcelles">self.SDC</text:text-input></text:span><text:span text:style-name="T108"> ;</text:span></text:p>
      <text:p text:style-name="UrbanList1">-<text:tab/>du guide régional d'urbanisme, <text:span text:style-name="T141">étant situé sur une partie du territoire communal o</text:span>ù s'appliquent<text:span text:style-name="T121"> ses dispositions relatives :</text:span></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pan text:style-name="T87">-<text:tab/>à la "zone protégée en matière d'urbanisme"</text:span> ;</text:p>
      <text:p text:style-name="UrbanList1"><text:span text:style-name="T63">-<text:tab/>du guide communal d’urbanisme </text:span><text:span text:style-name="T64">entré en vigueur le 15 mars 2017 : </text:span><text:span text:style-name="T128"><text:text-input text:description="GCU">self.township_guide</text:text-input></text:span> ;</text:p>
      <text:p text:style-name="UrbanList1">-<text:tab/><office:annotation><dc:creator>Auteur inconnu</dc:creator><dc:date>2017-08-03T16:52:57</dc:date><text:p text:style-name="P73"><text:span text:style-name="T178">do text if self.getIsInSubdivision()</text:span></text:p></office:annotation>d’un permis d’urbanisation :<text:span text:style-name="T111"> </text:span><text:span text:style-name="T112"><text:text-input text:description="RéfLotissement">self.getParcellings().getLabel()</text:text-input></text:span><text:span text:style-name="T112"><text:s/>(</text:span><text:span text:style-name="T113">déli</text:span><text:span text:style-name="T114">v</text:span><text:span text:style-name="T113">ré le</text:span><text:span text:style-name="T112"> </text:span><text:span text:style-name="T112"><text:text-input text:description="Date lotissement">tool.formatDate(self.getParcellings().getAuthorizationDate())</text:text-input></text:span><text:span text:style-name="T112"><text:s/></text:span><text:span text:style-name="T113">à </text:span><text:span text:style-name="T112"><text:text-input text:description="Lotisseur">self.getParcellings().getSubdividerName()</text:text-input></text:span><text:span text:style-name="T112">)</text:span><text:span text:style-name="T111"> - </text:span><text:span text:style-name="T111"><text:text-input text:description="">licence_view.display_html_as_text('subdivisionDetails')</text:text-input></text:span><text:span text:style-name="T111">;</text:span></text:p>
      <text:p text:style-name="P19"><text:span text:style-name="T127"><office:annotation><dc:creator>Auteur inconnu</dc:creator><dc:date>2017-08-04T08:58:29</dc:date><text:p text:style-name="P73"><text:span text:style-name="T176">do </text:span><text:span text:style-name="T177">text</text:span><text:span text:style-name="T176"> if 'gio' in licence_helper.divergence</text:span></text:p></office:annotation></text:span><text:span text:style-name="T127">Considérant que la demande s’écarte d</text:span><text:span text:style-name="T129">u guide régional d'urbanisme </text:span><text:span text:style-name="T127">pour le(s) motif(s) suivant(s) :</text:span></text:p>
      <text:p text:style-name="P18"><office:annotation><dc:creator>Auteur inconnu</dc:creator><dc:date>2017-08-04T08:58:29</dc:date><text:p text:style-name="P73"><text:span text:style-name="T176">do </text:span><text:span text:style-name="T177">text</text:span><text:span text:style-name="T176"> if 'vel' in licence_helper.divergence</text:span></text:p></office:annotation>Considérant que la demande s’écarte d<text:span text:style-name="T122">u schéma de développement communal </text:span>pour le(s) motif(s) suivant(s) :</text:p>
      <text:p text:style-name="P18"><office:annotation><dc:creator>Auteur inconnu</dc:creator><dc:date>2017-08-04T08:58:29</dc:date><text:p text:style-name="P73"><text:span text:style-name="T176">do </text:span><text:span text:style-name="T177">text</text:span><text:span text:style-name="T176"> if 'de co' in licence_helper.divergence</text:span></text:p></office:annotation>Considérant que la demande s’écarte d<text:span text:style-name="T122">u guide communal d'urbanisme </text:span>pour le(s) motif(s) suivant(s) :</text:p>
      <text:p text:style-name="P18"><office:annotation><dc:creator>Auteur inconnu</dc:creator><dc:date>2017-08-04T08:58:29</dc:date><text:p text:style-name="P73"><text:span text:style-name="T176">do </text:span><text:span text:style-name="T177">text</text:span><text:span text:style-name="T176"> if 'per' in licence_helper.divergence</text:span></text:p></office:annotation>Considérant que la demande s’écarte d<text:span text:style-name="T122">u permis d'urbanisation </text:span>pour le(s) motif(s) suivant(s) :</text:p>
      <text:p text:style-name="P18"><office:annotation><dc:creator>Auteur inconnu</dc:creator><dc:date>2017-08-04T08:58:29</dc:date><text:p text:style-name="P73"><text:span text:style-name="T176">do </text:span><text:span text:style-name="T177">text</text:span><text:span text:style-name="T176"> if 'ori' in licence_helper.divergence</text:span></text:p></office:annotation>Considérant que la demande s’écarte d<text:span text:style-name="T122">u schéma d'orientation local </text:span>pour le(s) motif(s) suivant(s) :</text:p>
      <text:list text:style-name="L1" xml:id="list4133597347">
        <text:list-header>
          <text:p text:style-name="P71"><text:span text:style-name="T124"><office:annotation><dc:creator>Auteur inconnu</dc:creator><dc:date>2017-08-09T13:20:52</dc:date><text:p text:style-name="P73"><text:span text:style-name="T176">do </text:span><text:span text:style-name="T177">text</text:span><text:span text:style-name="T176"> if licence_helper.divergence</text:span></text:p></office:annotation></text:span><text:span text:style-name="T120"><text:text-input text:description="">licence_helper.divergenceDetails</text:text-input></text:span></text:p>
        </text:list-header>
      </text:list>
      <text:p text:style-name="P15"><office:annotation><dc:creator>Auteur inconnu</dc:creator><dc:date>2017-08-09T13:22:01</dc:date><text:p text:style-name="P73"><text:span text:style-name="T176">do </text:span><text:span text:style-name="T177">text</text:span><text:span text:style-name="T176"> if 'pla' in licence_helper.derogation</text:span></text:p></office:annotation>Considérant que la demande déroge <text:span text:style-name="T123">au plan de secteur </text:span>pour le(s) motif(s) suivant(s) :</text:p>
      <text:p text:style-name="P15"><office:annotation><dc:creator>Auteur inconnu</dc:creator><dc:date>2017-08-04T08:58:29</dc:date><text:p text:style-name="P73"><text:span text:style-name="T176">do </text:span><text:span text:style-name="T177">text</text:span><text:span text:style-name="T176"> if 'nor' in licence_helper.derogation</text:span></text:p></office:annotation>Considérant que la demande déroge <text:span text:style-name="T123">à une ou des norme(s) du guide régional d'urbanisme </text:span>pour le(s) <text:soft-page-break/>motif(s) suivant(s) :</text:p>
      <text:p text:style-name="P39"><office:annotation><dc:creator>Auteur inconnu</dc:creator><dc:date>2017-08-09T13:28:22</dc:date><text:p text:style-name="P73"><text:span text:style-name="T176">do </text:span><text:span text:style-name="T177">text</text:span><text:span text:style-name="T176"> if licence_helper.derogation</text:span></text:p></office:annotation><text:text-input text:description="">licence_helper.derogationDetails</text:text-input></text:p>
      <text:p text:style-name="P25"><text:span text:style-name="T45"><office:annotation><dc:creator>Auteur inconnu</dc:creator><dc:date>2017-07-31T11:34:40</dc:date><text:p text:style-name="P73"><text:span text:style-name="T178">do text if hasattr(self, 'getRoadAdaptation') and 'odification' in </text:span><text:span text:style-name="T176">licence_helper.r</text:span><text:span text:style-name="T178">oadAdaptation</text:span></text:p></office:annotation></text:span><text:span text:style-name="T13">Considérant que la demande comporte </text:span>une demande <text:span text:style-name="T83">de modification</text:span> de la voirie communale <text:span text:style-name="T131">portant sur :</text:span></text:p>
      <text:p text:style-name="P39"><office:annotation><dc:creator>Auteur inconnu</dc:creator><dc:date>2017-08-09T13:58:06</dc:date><text:p text:style-name="P73"><text:span text:style-name="T178">do text if hasattr(self, 'getRoadAdaptation') and 'odification' in </text:span><text:span text:style-name="T176">licence_helper.r</text:span><text:span text:style-name="T178">oadAdaptation</text:span></text:p></office:annotation><text:span text:style-name="T57"><office:annotation><dc:creator>Auteur inconnu</dc:creator><dc:date>2017-08-09T13:58:56</dc:date><text:p><text:span text:style-name="T182">do text</text:span></text:p><text:p><text:span text:style-name="T182">from xhtml(self.portal_urban.decorateHTML('UrbanTable', self.getRoadModificationSubject()))</text:span></text:p></office:annotation></text:span></text:p>
      <text:p text:style-name="P25"><text:span text:style-name="T65"><office:annotation><dc:creator>Auteur inconnu</dc:creator><dc:date>2017-08-09T14:00:23</dc:date><text:p text:style-name="P73"><text:span text:style-name="T178">do text if hasattr(self, 'getRoadAdaptation') and 'odification' in </text:span><text:span text:style-name="T176">licence_helper.r</text:span><text:span text:style-name="T178">oadAdaptation</text:span></text:p></office:annotation></text:span><text:span text:style-name="T65">Considérant que </text:span><text:span text:style-name="T63">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8">do text if hasattr(self, 'getRoadAdaptation') and 'ture' in </text:span><text:span text:style-name="T176">licence_helper.r</text:span><text:span text:style-name="T178">oadAdaptation</text:span></text:p></office:annotation></text:span><text:span text:style-name="T13">Considérant que la demande comporte</text:span> une demande<text:span text:style-name="T83"> de création </text:span>de <text:span text:style-name="T134">voirie</text:span>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8">do text if hasattr(self, 'getRoadAdaptation') and 'press' in </text:span><text:span text:style-name="T176">licence_helper.r</text:span><text:span text:style-name="T178">oadAdaptation</text:span></text:p></office:annotation></text:span><text:span text:style-name="T13">Considérant que la demande comporte</text:span> une demande<text:span text:style-name="T83"> </text:span><text:span text:style-name="T130">de suppression</text:span> <text:span text:style-name="T91">partielle</text:span><text:span text:style-name="T134"> </text:span>d<text:span text:style-name="T134">'une</text:span> voirie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8"><text:span text:style-name="T132"><office:annotation><dc:creator>Auteur inconnu</dc:creator><dc:date>2017-08-09T15:33:48</dc:date><text:p text:style-name="P73"><text:span text:style-name="T176">do text if licence_helper.derogation</text:span></text:p></office:annotation></text:span><text:span text:style-name="T132">C</text:span>onsidérant que la demande est soumise à une <text:span text:style-name="T133">enquête publique </text:span>pour le<text:span text:style-name="T132">(</text:span>s<text:span text:style-name="T132">)</text:span> motif<text:span text:style-name="T132">(</text:span>s<text:span text:style-name="T132">)</text:span> suivant<text:span text:style-name="T132">(</text:span>s<text:span text:style-name="T132">)</text:span> :</text:p>
      <text:list text:style-name="L2" xml:id="list2654447044">
        <text:list-item>
          <text:p text:style-name="P72"><text:span text:style-name="T6"><office:annotation><dc:creator>Auteur inconnu</dc:creator><dc:date>2017-08-09T16:14:54</dc:date><text:p text:style-name="P73"><text:span text:style-name="T176">do text if licence_helper.derogation</text:span></text:p></office:annotation></text:span><text:span text:style-name="T6"><text:text-input text:description="Bien-Parcelles">self.investigationArticles</text:text-input></text:span></text:p>
        </text:list-item>
      </text:list>
      <text:p text:style-name="P22"/>
      <text:p text:style-name="P22"><office:annotation><dc:creator>Auteur inconnu</dc:creator><dc:date>2017-08-10T11:11:29</dc:date><text:p text:style-name="P73"><text:span text:style-name="T174">do </text:span><text:span text:style-name="T181">text</text:span><text:span text:style-name="T174"> if licence_helper.derogation and len(licence_helper.getLastInquiry().getClaimants())&lt;1</text:span></text:p></office:annotation>Considérant que l’enquête publique a eu lieu <text:span text:style-name="T161">du <text:s/></text:span><text:span text:style-name="T162"><text:text-input text:description="">licence_view.format_date(licence_helper.getLastInquiry().getInvestigationStart())</text:text-input></text:span><text:span text:style-name="T163"><text:s/></text:span><text:span text:style-name="T164">au </text:span><text:span text:style-name="T165"><text:text-input text:description="">licence_view.format_date(licence_helper.getLastInquiry().getInvestigationEnd())</text:text-input></text:span><text:span text:style-name="T163"><text:s text:c="2"/></text:span>, conformément aux articles D.VIII.6 et suivants du Code; qu'aucune réclamation n'a été introduite;</text:p>
      <text:p text:style-name="P52"><office:annotation><dc:creator>Auteur inconnu</dc:creator><dc:date>2017-08-10T11:11:29</dc:date><text:p text:style-name="P73"><text:span text:style-name="T174">do </text:span><text:span text:style-name="T181">text</text:span><text:span text:style-name="T174"> if licence_helper.derogation and len(licence_helper.getLastInquiry().getClaimants())&gt;0</text:span></text:p></office:annotation>Considérant que l’enquête publique a eu lieu <text:span text:style-name="T156">du </text:span><text:span text:style-name="T157"><text:text-input text:description="">licence_view.format_date(licence_helper.getLastInquiry().getInvestigationStart())</text:text-input></text:span><text:span text:style-name="T158"><text:s/></text:span><text:span text:style-name="T159">au </text:span><text:span text:style-name="T160"><text:text-input text:description="">licence_view.format_date(licence_helper.getLastInquiry().getInvestigationEnd())</text:text-input></text:span><text:span text:style-name="T158"><text:s/></text:span>, conformément aux articles D.VIII.6 et suivants du Code; qu'elle a donné lieu à l'introduction de :</text:p>
      <text:p text:style-name="P51"><office:annotation><dc:creator>Auteur inconnu</dc:creator><dc:date>2017-09-26T14:32:54</dc:date><text:p text:style-name="P73"><text:span text:style-name="T174">do </text:span><text:span text:style-name="T181">text</text:span><text:span text:style-name="T174"> if licence_helper.derogation and licence_helper.getLastInquiry().getNumberOfWrittenComplaint()==1</text:span></text:p></office:annotation>-<text:tab/><text:text-input text:description="NbRéclamationsOrales">licence_helper.getLastInquiry().getNumberOfWrittenComplaint()</text:text-input> <text:span text:style-name="T166">réclamation</text:span> <text:span text:style-name="T166">observation</text:span> écrite ;</text:p>
      <text:p text:style-name="P51"><office:annotation><dc:creator>Auteur inconnu</dc:creator><dc:date>2017-09-26T14:32:54</dc:date><text:p text:style-name="P73"><text:span text:style-name="T174">do </text:span><text:span text:style-name="T181">text</text:span><text:span text:style-name="T174">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51"><office:annotation><dc:creator>Auteur inconnu</dc:creator><dc:date>2017-09-26T14:35:51</dc:date><text:p text:style-name="P73"><text:span text:style-name="T174">do </text:span><text:span text:style-name="T181">text</text:span><text:span text:style-name="T174"> if licence_helper.derogation and licence_helper.getLastInquiry().getNumberOfOralComplaint()==1</text:span></text:p></office:annotation>-<text:tab/><text:text-input text:description="NbRéclamationsOrales">licence_helper.getLastInquiry().getNumberOfOralComplaint()</text:text-input> <text:span text:style-name="T166">réclamation</text:span> <text:span text:style-name="T166">observation</text:span> orale ;</text:p>
      <text:p text:style-name="P51"><office:annotation><dc:creator>Auteur inconnu</dc:creator><dc:date>2017-09-26T14:35:51</dc:date><text:p text:style-name="P73"><text:span text:style-name="T174">do </text:span><text:span text:style-name="T181">text</text:span><text:span text:style-name="T174">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51"><office:annotation><dc:creator>Auteur inconnu</dc:creator><dc:date>2017-09-26T14:36:11</dc:date><text:p text:style-name="P73"><text:span text:style-name="T174">do </text:span><text:span text:style-name="T181">text</text:span><text:span text:style-name="T174">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51"><office:annotation><dc:creator>Auteur inconnu</dc:creator><dc:date>2017-09-26T14:36:11</dc:date><text:p text:style-name="P73"><text:span text:style-name="T174">do </text:span><text:span text:style-name="T181">text</text:span><text:span text:style-name="T174">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3"><office:annotation><dc:creator>Auteur inconnu</dc:creator><dc:date>2017-08-22T16:19:15</dc:date><text:p text:style-name="P73"><text:span text:style-name="T176">do text if licence_helper.derogation and len(licence_helper.getLastInquiry().getClaimants())&gt;0</text:span></text:p></office:annotation>Considérant que les réclamations et observations suscitées par <text:s/>l'enquête publique peuvent être résumées comme suit : <text:span text:style-name="T87">ooo</text:span></text:p>
      <text:p text:style-name="P26"><text:span text:style-name="T115"><office:annotation><dc:creator>Auteur inconnu</dc:creator><dc:date>2016-06-14T17:02:33</dc:date><text:p text:style-name="P73"><text:span text:style-name="T180">do text if len(self.solicitOpinionsTo) == 1</text:span></text:p></office:annotation></text:span><text:span text:style-name="T115">Considérant que le service visé ci-après a été consulté :</text:span></text:p>
      <text:p text:style-name="P27"><office:annotation><dc:creator>Auteur inconnu</dc:creator><dc:date>2016-06-14T17:02:33</dc:date><text:p text:style-name="P73"><text:span text:style-name="T180">do text if len(self.solicitOpinionsTo) &gt; 1</text:span></text:p></office:annotation>Considérant que les services visés ci-après ont été consultés :</text:p>
      <text:section text:name="Section2" text:style-name="Sect1">
        <text:p text:style-name="P56"><text:span text:style-name="T115"><office:annotation><dc:creator>Ngaha </dc:creator><dc:date>2016-06-14T11:01:56</dc:date><text:p text:style-name="P73"><text:span text:style-name="T179">do section- for opinion in self.getUrbanEventOpinionRequests()</text:span></text:p></office:annotation></text:span><text:span text:style-name="T115">- </text:span><text:span text:style-name="T116"><text:text-input text:description="">opinion.Title()</text:text-input></text:span><text:span text:style-name="T117">,</text:span><text:span text:style-name="T115"> </text:span><text:span text:style-name="T119">pour le(s)</text:span><text:span text:style-name="T118"> </text:span><text:span text:style-name="T119">motif(s) suivant(s) :</text:span></text:p>
        <text:p text:style-name="P54"><office:annotation><dc:creator>Ngaha </dc:creator><dc:date>2016-06-14T13:45:07</dc:date><text:p text:style-name="P73"><text:span text:style-name="T179">do text</text:span></text:p><text:p text:style-name="P73"><text:span text:style-name="T179">from xhtml(self.portal_urban.decorateHTML('UrbanRetrait1', opinion.getOpinionText()))</text:span></text:p></office:annotation></text:p>
        <text:p text:style-name="P53">que son avis sollicité <text:span text:style-name="T167">le</text:span> <text:text-input text:description="">tool.formatDate(opinion.getEventDate())</text:text-input>, <text:span text:style-name="T168">émis en date du </text:span><text:span text:style-name="T168"><text:text-input text:description="">tool.formatDate(opinion.getDecisionDate())</text:text-input></text:span><text:s/>et réceptionné <text:span text:style-name="T167">le</text:span> <text:text-input text:description="">tool.formatDate(opinion.getReceiptDate())</text:text-input>, sous les références <text:span text:style-name="T147">"</text:span><text:span text:style-name="T146"><text:text-input text:description="">opinion.getReceivedDocumentReference()</text:text-input></text:span><text:span text:style-name="T147">"</text:span>, est <text:span text:style-name="T169"><text:text-input text:description="">opinion.getExternalDecision()</text:text-input></text:span><text:span text:style-name="T66"> ;</text:span> qu'il est libellé comme suit :</text:p>
        <text:p text:style-name="P55"><office:annotation><dc:creator>Ngaha </dc:creator><dc:date>2016-06-14T13:44:03</dc:date><text:p text:style-name="P73"><text:span text:style-name="T179">do text</text:span></text:p><text:p text:style-name="P73"><text:span text:style-name="T179">from xhtml(self.portal_urban.decorateHTML('UrbanItaRetrait3', opinion.getDecisionText()))</text:span></text:p></office:annotation></text:p>
      </text:section>
      <text:p text:style-name="P21"><text:span text:style-name="T72">Considérant que le demandeur a produit des plans modificatifs ayant fait l’objet</text:span><text:span text:style-name="T63">, en application de l’article D.IV.43 du Code,</text:span><text:span text:style-name="T72"> d’un accusé de réception daté du </text:span><text:span text:style-name="T73">…</text:span><text:span text:style-name="T72"> ; que ces plans ont été <text:s/>soumis </text:span><text:span text:style-name="T63">à une </text:span><text:span text:style-name="T67">annonce de projet</text:span><text:span text:style-name="T63"> <text:s/></text:span><text:span text:style-name="T67">enquête publique</text:span><text:span text:style-name="T63"> </text:span><text:span text:style-name="T67">et à </text:span><text:span text:style-name="T73">la consultation de</text:span><text:span text:style-name="T74">s</text:span><text:span text:style-name="T73"> service</text:span><text:span text:style-name="T74">s</text:span><text:span text:style-name="T73"> ou commission</text:span><text:span text:style-name="T74">s suivants : ...</text:span><text:span text:style-name="T72"> ; que </text:span><text:span text:style-name="T73">…</text:span><text:span text:style-name="T72"> ;</text:span></text:p>
      <text:p text:style-name="P35"><text:span text:style-name="T136">C</text:span>onsidérant que l'avis du Fonctionnaire délégué sur les plans modifiés a été sollicité en vertu de l’article <text:span text:style-name="T87">D.IV.15</text:span><text:span text:style-name="T144"> </text:span><text:span text:style-name="T145">(avis facultatif)</text:span> - <text:span text:style-name="T87">D.IV.16 </text:span><text:span text:style-name="T145">(écarts)</text:span><text:span text:style-name="T143"> </text:span>- <text:span text:style-name="T87">D.IV.17 </text:span><text:span text:style-name="T145">(avis conforme)</text:span><text:span text:style-name="T143"> </text:span>du Code en date du <text:span text:style-name="T87">…</text:span> ; que son avis <text:span text:style-name="T87">conforme</text:span> est <text:span text:style-name="T87">réputé favorable par défaut en vertu de l'article <text:s/>D. IV.39 du Code</text:span> <text:span text:style-name="T93">favorable</text:span><text:span text:style-name="T143"> </text:span><text:span text:style-name="T93">conditionnel</text:span><text:span text:style-name="T143"> </text:span><text:span text:style-name="T93">défavorable</text:span><text:span text:style-name="T143"> ; qu'il est libellé comme suit (avis complet </text:span>joint en annexe<text:span text:style-name="T143">) : </text:span><text:span text:style-name="T93">…</text:span><text:span text:style-name="T143"> ;</text:span> </text:p>
      <text:p text:style-name="P14"><text:span text:style-name="T135">C</text:span>onsidérant que <text:span text:style-name="T92">ooo</text:span><text:span text:style-name="T136"> ;</text:span></text:p>
      <text:p text:style-name="P14">Considérant que les charges imposées en vertu de l’article D.IV.54 du Code sont justifiées comme suit : <text:span text:style-name="T87">o</text:span><text:span text:style-name="T92">oo</text:span><text:span text:style-name="T136"> ;</text:span></text:p>
      <text:p text:style-name="P30"><office:annotation><dc:creator>Pierre Millecamps</dc:creator><dc:date>2017-09-06T15:07:39</dc:date><text:p text:style-name="P73"><text:span text:style-name="T178">do text if self.getIsInSubdivision() and not </text:span><text:span text:style-name="T176">'per' in licence_helper.divergence</text:span></text:p></office:annotation>Considérant que le projet respecte les prescriptions urbanistiques du lotissement ;</text:p>
      <text:p text:style-name="P30"><office:annotation><dc:creator>Pierre Millecamps</dc:creator><dc:date>2017-09-06T15:07:51</dc:date><text:p text:style-name="P73"><text:span text:style-name="T178">do text if self.getIsInSubdivision() and </text:span><text:span text:style-name="T176">'per' in licence_helper.divergence</text:span></text:p></office:annotation>Considérant qu'en dehors <text:span text:style-name="T87">de la dérogation sollicitée</text:span> <text:span text:style-name="T59">des dérogations sollicitées</text:span>, le projet respecte les prescriptions urbanistiques du lotissement ;</text:p>
      <text:p text:style-name="P30"><text:soft-page-break/>Considérant que le projet de construction respecte le caractère général de la zone ;</text:p>
      <text:p text:style-name="P30">Considérant que le projet d'agrandissement, situé à l'arrière de la construction principale, n'est pas de nature à compromettre l'harmonie du quartier ;</text:p>
      <text:p text:style-name="P31"><text:span text:style-name="T150"><office:annotation><dc:creator>Pierre Millecamps</dc:creator><dc:date>2017-09-19T16:13:43</dc:date><text:p text:style-name="P73"><text:span text:style-name="T176">do </text:span><text:span text:style-name="T177">text</text:span><text:span text:style-name="T176"> if not licence_helper.derogation and not </text:span><text:span text:style-name="T178">licence_helper.natura_2000</text:span><text:span text:style-name="T176"> and 'gio'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régional d'urbanisme et que </text:span>les travaux projetés ne sont pas d'impact limité ;</text:p>
      <text:p text:style-name="P32"><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vel'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e développement communal et que </text:span>les travaux projetés ne sont pas d'impact limité ;</text:p>
      <text:p text:style-name="P33"><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de co'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communal d'urbanisme et que </text:span>les travaux projetés ne sont pas d'impact limité ;</text:p>
      <text:p text:style-name="P33"><text:span text:style-name="T150"><office:annotation><dc:creator>Pierre Millecamps</dc:creator><dc:date>2017-09-19T16:13:43</dc:date><text:p text:style-name="P73"><text:span text:style-name="T176">do </text:span><text:span text:style-name="T177">text</text:span><text:span text:style-name="T176"> if not licence_helper.derogation and not </text:span><text:span text:style-name="T178">licence_helper.natura_2000</text:span><text:span text:style-name="T176"> and 'per'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permis d'urbanisation et que </text:span>les travaux projetés ne sont pas d'impact limité ;</text:p>
      <text:p text:style-name="P33"><text:span text:style-name="T150"><office:annotation><dc:creator>Pierre Millecamps</dc:creator><dc:date>2017-09-19T16:18:12</dc:date><text:p text:style-name="P73"><text:span text:style-name="T176">do </text:span><text:span text:style-name="T177">text</text:span><text:span text:style-name="T176"> if not licence_helper.derogation and not </text:span><text:span text:style-name="T178">licence_helper.natura_2000</text:span><text:span text:style-name="T176"> and 'ori'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orientation local et que </text:span>les travaux projetés ne sont pas d'impact limité ;</text:p>
      <text:p text:style-name="P34"><office:annotation><dc:creator>Pierre Millecamps</dc:creator><dc:date>2017-09-19T16:45:49</dc:date><text:p text:style-name="P73"><text:span text:style-name="T176">do </text:span><text:span text:style-name="T177">text</text:span><text:span text:style-name="T176"> if 'pla' in licence_helper.derogation</text:span></text:p></office:annotation>Considérant qu'en application de l'article D.IV.17, alinéa 1<text:span text:style-name="T45">er</text:span>, 1° du Code, l'avis conforme du Fonctionnaire délégué est requis parce que la demande implique une dérogation au plan de secteur ;</text:p>
      <text:p text:style-name="P34"><office:annotation><dc:creator>Pierre Millecamps</dc:creator><dc:date>2017-09-19T16:45:49</dc:date><text:p text:style-name="P73"><text:span text:style-name="T176">do </text:span><text:span text:style-name="T177">text</text:span><text:span text:style-name="T176"> if 'nor' in licence_helper.derogation</text:span></text:p></office:annotation>Considérant qu'en application de l'article D.IV.17, alinéa 1<text:span text:style-name="T45">er</text:span>, 1° du Code, l'avis conforme du Fonctionnaire délégué est requis parce que la demande implique une dérogation <text:span text:style-name="T123">à </text:span><text:span text:style-name="T96">une </text:span><text:span text:style-name="T87">norme</text:span><text:span text:style-name="T123"> </text:span><text:span text:style-name="T96">des normes</text:span><text:span text:style-name="T123"> du guide régional d'urbanisme</text:span> ;</text:p>
      <text:p text:style-name="P34"><office:annotation><dc:creator>Pierre Millecamps</dc:creator><dc:date>2017-09-19T16:45:49</dc:date><text:p text:style-name="P73"><text:span text:style-name="T178">do text if licence_helper.natura_2000</text:span></text:p></office:annotation>Considérant qu'en application de l'article D.IV.17, alinéa 1<text:span text:style-name="T45">er</text:span>, 2° du Code, l'avis conforme du Fonctionnaire délégué est requis parce que la demande concerne un bien inscrit dans un site Natura 2000 ;</text:p>
      <text:p text:style-name="P50"><office:annotation><dc:creator>Auteur inconnu</dc:creator><dc:date>2017-07-05T15:25:01</dc:date><text:p text:style-name="P73"><text:span text:style-name="T178">do text if 'class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 </text:span><text:span text:style-name="T87">inscrit sur la liste de sauvegarde</text:span> - <text:span text:style-name="T87">classé</text:span> - <text:span text:style-name="T87">soumis provisoirement aux effets du classement</text:span> ;</text:p>
      <text:p text:style-name="P50"><office:annotation><dc:creator>Auteur inconnu</dc:creator><dc:date>2017-07-05T15:31:36</dc:date><text:p text:style-name="P73"><text:span text:style-name="T178">do text if 'zoneprotection'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text:span> situé dans une zone de protection <text:span text:style-name="T152">visée à l'article 209</text:span> du Code wallon du patrimoine <text:span text:style-name="T98">(</text:span><text:span text:style-name="T89">...</text:span><text:span text:style-name="T98">)</text:span> ;</text:p>
      <text:p text:style-name="P50"><office:annotation><dc:creator>Auteur inconnu</dc:creator><dc:date>2017-07-05T15:31:36</dc:date><text:p text:style-name="P73"><text:span text:style-name="T178">do text if 'archeologiqu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text:span> bien <text:span text:style-name="T152">localisé dans un site</text:span> repris à l’inventaire du patrimoine archéologique <text:span text:style-name="T152">visée à l'article 233</text:span> du Code wallon du patrimoine <text:span text:style-name="T98">(</text:span><text:span text:style-name="T89">...</text:span><text:span text:style-name="T98">)</text:span> ;</text:p>
      <text:p text:style-name="P20">Pour les motifs précités ;</text:p>
      <text:p text:style-name="P16">Ouï Monsieur Stéphane LACROIX, Échevin de l'urbanisme, en son rapport ;</text:p>
      <text:p text:style-name="P16">À l'unanimité,</text:p>
      <text:p text:style-name="P45"><text:span text:style-name="T25"><office:annotation><dc:creator>Pierre Millecamps</dc:creator><dc:date>2017-09-07T14:17:50</dc:date><text:p text:style-name="P73"><text:span text:style-name="T176">do </text:span><text:span text:style-name="T177">text</text:span><text:span text:style-name="T176"> if licence_helper.divergence and not licence_helper.derogation</text:span></text:p></office:annotation></text:span><text:span text:style-name="T25">Article 1</text:span><text:span text:style-name="T47">er</text:span><text:span text:style-name="T138"> :<text:tab/></text:span><text:span text:style-name="T21">ÉMET L'AVIS QU'IL Y A LIEU D'ACC</text:span><text:span text:style-name="T23">EPT</text:span><text:span text:style-name="T21">ER</text:span><text:span text:style-name="T82"> </text:span><text:span text:style-name="T40">l</text:span><text:span text:style-name="T41">'écart </text:span><text:span text:style-name="T40">sollicité</text:span><text:span text:style-name="T34"> </text:span><text:span text:style-name="T40">les </text:span><text:span text:style-name="T41">écarts sollicités</text:span><text:span text:style-name="T38"> </text:span><text:span text:style-name="T34">(</text:span><text:span text:style-name="T43">liste des écarts</text:span><text:span text:style-name="T34">) <text:s/></text:span><text:span text:style-name="T37">par </text:span><text:span text:style-name="T36"><text:text-input text:description="Demandeur avec adresse">self.getApplicantsSignaletic(withaddress=False)</text:text-input></text:span><text:span text:style-name="T34">.</text:span></text:p>
      <text:p text:style-name="P43"><text:span text:style-name="T25"><office:annotation><dc:creator>Pierre Millecamps</dc:creator><dc:date>2017-09-07T14:17:50</dc:date><text:p text:style-name="P73"><text:span text:style-name="T176">do </text:span><text:span text:style-name="T177">text</text:span><text:span text:style-name="T176"> if not licence_helper.divergence and licence_helper.derogation</text:span></text:p></office:annotation></text:span><text:span text:style-name="T25">Article 1</text:span><text:span text:style-name="T47">er</text:span><text:span text:style-name="T139"> :<text:tab/></text:span><text:span text:style-name="T21">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sollicitée</text:span><text:span text:style-name="T34"> </text:span><text:span text:style-name="T40">les </text:span><text:span text:style-name="T41">dérogations sollicitées</text:span><text:span text:style-name="T38"> </text:span><text:span text:style-name="T34">(</text:span><text:span text:style-name="T43">liste des dérogations</text:span><text:span text:style-name="T34">).</text:span></text:p>
      <text:p text:style-name="P44"><text:span text:style-name="T25"><office:annotation><dc:creator>Pierre Millecamps</dc:creator><dc:date>2017-09-07T14:17:50</dc:date><text:p text:style-name="P73"><text:span text:style-name="T176">do </text:span><text:span text:style-name="T177">text</text:span><text:span text:style-name="T176"> if licence_helper.divergence and licence_helper.derogation</text:span></text:p></office:annotation></text:span><text:span text:style-name="T25">Article 1</text:span><text:span text:style-name="T47">er</text:span><text:span text:style-name="T139"> :<text:tab/></text:span><text:span text:style-name="T22">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text:span><text:span text:style-name="T42">sollicitée</text:span><text:span text:style-name="T39"> </text:span><text:span text:style-name="T40">les </text:span><text:span text:style-name="T41">dérogations </text:span><text:span text:style-name="T42">sollicitées</text:span><text:span text:style-name="T38"> </text:span><text:span text:style-name="T39">(</text:span><text:span text:style-name="T43">liste des dérogations</text:span><text:span text:style-name="T39">) </text:span><text:span text:style-name="T38">et </text:span><text:span text:style-name="T24">D'ACCEPTER </text:span><text:span text:style-name="T41">l'écart </text:span><text:span text:style-name="T42">sollicité</text:span><text:span text:style-name="T39"> </text:span><text:span text:style-name="T38"><text:s/></text:span><text:span text:style-name="T41">les écarts sollicités</text:span><text:span text:style-name="T38"> </text:span><text:span text:style-name="T34">(</text:span><text:span text:style-name="T43">liste des écarts</text:span><text:span text:style-name="T34">).</text:span></text:p>
      <text:p text:style-name="P41"><text:span text:style-name="T62">Article 2</text:span><text:span text:style-name="T170"> :</text:span><text:tab/><text:span text:style-name="T105">ÉMET UN AVIS FAVORABLE</text:span> sur la demande de permis d'urbanisme<text:span text:style-name="T87">, sous réserve</text:span> :</text:p>
      <text:p text:style-name="P38">-<text:tab/>de respecter le niveau du sol naturel sur une largeur d'1 mètre le long des limites mitoyennes de la parcelle, sauf en ce qui concerne la rampe d'accès commune avec la parcelle voisine, qui ne pourra être réalisée qu'avec l'accord explicite du <text:span text:style-name="T148">propriétaire concerné</text:span>, à présenter au collège avant la délivrance du permis d'urbanisme;</text:p>
      <text:p text:style-name="P38">-<text:tab/>de se conformer aux avis susvisés des différents services consultés dont, plus particulièrement, celui d<text:span text:style-name="T148">e la zone de secours </text:span>, favorable à condition de prévoir des modifications qui nécessiteront l'introduction de nouveaux plans, modifiés en conséquence et visés par le Service régional d'Incendie, <text:span text:style-name="T62">avant la délivrance du permis d'urbanisme</text:span>;</text:p>
      <text:p text:style-name="P38">-<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dérogation à solliciter auprès du collège communal au moyen des formulaires ad hoc);</text:p>
      <text:p text:style-name="P38">-<text:tab/>de supprimer le filtre bactérien;</text:p>
      <text:p text:style-name="P38"><text:soft-page-break/>-<text:tab/>de raccorder toutes les évacuations d'eaux usées à la nouvelle fosse septique "toutes eaux";</text:p>
      <text:p text:style-name="P38">-<text:tab/>d'installer une fosse septique toutes eaux (by-passable et munie d'un dégraisseur) pour le traitement des eaux usées et un regard de visite accessible avant le rejet dans l'égout public.</text:p>
      <text:p text:style-name="P38">-<text:tab/>de raccorder l'évacuation des eaux pluviales au réseau d'égouts de l'habitation;</text:p>
      <text:p text:style-name="P38">-<text:tab/>lors des vidanges de la piscine, de faire évacuer les eaux par un vidangeur, tout déversement de celles-ci dans les égouts publics étant interdit;</text:p>
      <text:p text:style-name="P38">-<text:span text:style-name="T137"><text:tab/></text:span>d'introduire, préalablement à la délivrance du permis d'urbanisme,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me;</text:p>
      <text:p text:style-name="P38">-<text:span text:style-name="T13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8">-<text:tab/><text:span text:style-name="T140">d</text:span>e présenter au collège, avant la délivrance du permis d'urbanisme,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8">-<text:tab/>appliquer la peinture extérieure dans les deux ans de la fin de la construction, dans une teinte à soumettre à l'accord préalable du collège, </text:p>
      <text:p text:style-name="P38">-<text:tab/>de présenter au collège, avant la délivrance du permis d'urbanisme, l'autorisation des services de la Division de l'Eau, pour le rejet des eaux pluviales dans le Hain;</text:p>
      <text:p text:style-name="P38">-<text:tab/>d'obtenir, préalablement à la délivrance du permis d'urbanisme, l'autorisation du collège provincial du Brabant wallon pour la dérogation sollicitée;</text:p>
      <text:p text:style-name="P40"><text:span text:style-name="T62"><office:annotation><dc:creator>Pierre Millecamps</dc:creator><dc:date>2017-09-20T10:51:53</dc:date><text:p text:style-name="P73"><text:span text:style-name="T176">do </text:span><text:span text:style-name="T177">text</text:span><text:span text:style-name="T176"> if licence_helper.divergence and not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text:span text:style-name="T83"> </text:span><text:span text:style-name="T94">d'écart</text:span><text:span text:style-name="T85"> </text:span><text:span text:style-name="T97">d'écarts</text:span><text:span text:style-name="T83">.</text:span></text:p>
      <text:p text:style-name="P41"><text:span text:style-name="T62"><office:annotation><dc:creator>Pierre Millecamps</dc:creator><dc:date>2017-09-20T10:51:53</dc:date><text:p text:style-name="P73"><text:span text:style-name="T176">do </text:span><text:span text:style-name="T177">text</text:span><text:span text:style-name="T176"> if not licence_helper.divergence and licence_helper.derogation</text:span></text:p></office:annotation></text:span><text:span text:style-name="T62">Article 3</text:span><text:span text:style-name="T170"> :</text:span><text:tab/><text:span text:style-name="T105">DÉCIDE</text:span> de solliciter l<text:span text:style-name="T153">'avis conforme</text:span> du Fonctionnaire délégué sur la demande <text:span text:style-name="T86">de </text:span><text:span text:style-name="T97">dérogation</text:span><text:span text:style-name="T140"> </text:span><text:span text:style-name="T83"><text:s/></text:span><text:span text:style-name="T87">dérogation</text:span><text:span text:style-name="T97">s</text:span><text:span text:style-name="T83">.</text:span></text:p>
      <text:p text:style-name="P41"><text:span text:style-name="T62"><office:annotation><dc:creator>Pierre Millecamps</dc:creator><dc:date>2017-09-20T10:51:53</dc:date><text:p text:style-name="P73"><text:span text:style-name="T176">do </text:span><text:span text:style-name="T177">text</text:span><text:span text:style-name="T176"> if licence_helper.divergence and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 <text:span text:style-name="T94">d'écart</text:span><text:span text:style-name="T140"> </text:span><text:span text:style-name="T94">d'écarts</text:span><text:span text:style-name="T140"> et son avis conforme sur la demande </text:span><text:span text:style-name="T85">de </text:span><text:span text:style-name="T94">dérogation</text:span><text:span text:style-name="T85"> </text:span><text:span text:style-name="T87">dérogation</text:span><text:span text:style-name="T97">s</text:span><text:span text:style-name="T83">.</text:span></text:p>
      <text:p text:style-name="P42">La présente délibération sera transmise au Fonctionnaire délégué du centre de Wavre de la DGO4 <text:span text:style-name="T155">(</text:span>Aménagement du Territoire, Logement, Patrimoine et Énergie<text:span text:style-name="T155">)</text:span>, accompagnée du dossier d'instruction de la demande.</text:p>
      <text:p text:style-name="Standard"/>
      <text:p text:style-name="Standard"><text:span text:style-name="T63"><office:annotation><dc:creator>Gauthier Bastien</dc:creator><dc:date>2011-01-13T14:56:41</dc:date><text:p text:style-name="P73"><text:span text:style-name="T175">do text</text:span></text:p><text:p text:style-name="P73"><text:span text:style-name="T175">from document(at=signatures, format='odt')</text:span></text:p></office:annotation></text:span><text:span text:style-name="T68">Import depuis signatures.odt</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1" svg:font-family="'DejaVu Sans'" style:font-family-generic="swiss"/>
    <style:font-face style:name="Ubuntu1" svg:font-family="Ubuntu" style:font-family-generic="swiss"/>
    <style:font-face style:name="Courier New1" svg:font-family="'Courier New'" style:font-family-generic="modern" style:font-pitch="fixed"/>
    <style:font-face style:name="DejaVu Sans" svg:font-family="'DejaVu Sans'" style:font-pitch="variable"/>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 svg:font-family="Ubuntu" style:font-family-generic="swiss" style:font-pitch="variable"/>
    <style:font-face style:name="DejaVu Sans3"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3" style:font-size-asian="10.5pt" style:language-asian="zxx" style:country-asian="none" style:font-name-complex="DejaVu Sans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BE"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etrait_20_corps_20_de_20_texte_20_2" style:display-name="Retrait corps de texte 2" style:family="paragraph" style:parent-style-name="Standard">
      <style:paragraph-properties fo:margin-left="2.251cm" fo:margin-right="0cm"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tyle="italic" style:font-style-asian="italic"/>
    </style:style>
    <style:style style:name="Corps_20_de_20_texte_20_2" style:display-name="Corps de texte 2" style:family="paragraph" style:parent-style-name="Standard">
      <style:paragraph-properties fo:text-align="justify" style:justify-single-word="false"/>
      <style:text-properties fo:language="fr" fo:country="BE" fo:font-style="italic" style:font-style-asian="italic"/>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text-properties fo:font-size="10pt" style:font-size-asian="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Pa4"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5"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6"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a7"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Style_20_Première_20_ligne_20__3a__20_063_20_cm" style:display-name="Style Première ligne : 063 cm" style:family="paragraph" style:parent-style-name="Standard">
      <style:paragraph-properties fo:margin-left="0cm" fo:margin-right="0cm" fo:text-align="justify" style:justify-single-word="false" fo:text-indent="0.635cm" style:auto-text-indent="false"/>
      <style:text-properties fo:font-size="15pt" style:font-size-asian="15pt"/>
    </style:style>
    <style:style style:name="Numérotation" style:family="paragraph" style:parent-style-name="Standard">
      <style:paragraph-properties fo:margin-top="0cm" fo:margin-bottom="0.212cm" loext: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Paragraphe_20_de_20_liste" style:display-name="Paragraphe de liste"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none" fo:country="non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Text_20_body" style:class="extra"/>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3pt" style:text-underline-style="solid" style:text-underline-width="auto" style:text-underline-color="font-color" fo:font-weight="bold" style:font-size-asian="10.5pt"/>
    </style:style>
    <style:style style:name="UrbanTitle2" style:family="paragraph" style:parent-style-name="Standard" style:default-outline-level="">
      <style:paragraph-properties fo:text-align="start" style:justify-single-word="false"/>
      <style:text-properties style:font-name="Arial" fo:font-family="Arial" style:font-family-generic="swiss" style:font-pitch="variable" fo:font-size="12pt" style:text-underline-style="solid" style:text-underline-width="auto" style:text-underline-color="font-color" fo:font-weight="bold"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Body" style:family="paragraph" style:parent-style-name="Standard" style:master-page-name="">
      <loext:graphic-properties draw:fill="none" draw:fill-color="#99ccff"/>
      <style:paragraph-properties fo:margin-left="0cm" fo:margin-right="0cm" fo:margin-top="0.199cm" fo:margin-bottom="0cm" loext:contextual-spacing="false" fo:text-align="justify" style:justify-single-word="false" fo:text-indent="1.499cm" style:auto-text-indent="false" style:page-number="auto" fo:background-color="transparent">
        <style:tab-stops/>
      </style:paragraph-properties>
      <style:text-properties style:font-name="Arial2" fo:font-family="Arial" style:font-style-name="Normal" style:font-family-generic="swiss" style:font-pitch="variable" fo:font-size="10pt" style:text-underline-style="none" fo:font-weight="normal" style:font-size-asian="10.5pt"/>
    </style:style>
    <style:style style:name="UrbanTitle3" style:family="paragraph" style:parent-style-name="Standard">
      <style:paragraph-properties fo:text-align="start" style:justify-single-word="false"/>
      <style:text-properties style:font-name="Arial" fo:font-family="Arial" style:font-family-generic="swiss" style:font-pitch="variable" fo:font-size="11pt" style:text-underline-style="none" fo:font-weight="bold" style:font-size-asian="10.5pt" style:font-weight-asian="bold" style:font-weight-complex="bold"/>
    </style:style>
    <style:style style:name="UrbanTable" style:family="paragraph" style:parent-style-name="Standard" style:master-page-name="">
      <loext:graphic-properties draw:fill="none" draw:fill-color="#99ccff"/>
      <style:paragraph-properties fo:margin-left="0.499cm" fo:margin-right="0.3cm" fo:margin-top="0cm" fo:margin-bottom="0cm" loext:contextual-spacing="false" fo:text-align="justify" style:justify-single-word="false" fo:text-indent="-0.199cm" style:auto-text-indent="false" style:page-number="auto" fo:background-color="transparent">
        <style:tab-stops/>
      </style:paragraph-properties>
      <style:text-properties style:font-name="Arial2" fo:font-family="Arial" style:font-style-name="Normal" style:font-family-generic="swiss" style:font-pitch="variable" fo:font-size="10pt" style:font-size-asian="10.5pt"/>
    </style:style>
    <style:style style:name="UrbanAddress" style:family="paragraph" style:parent-style-name="Standard" style:master-page-name="">
      <loext:graphic-properties draw:fill="none" draw:fill-color="#99ccff"/>
      <style:paragraph-properties fo:margin-left="0cm" fo:margin-right="0cm" fo:margin-top="0.101cm" fo:margin-bottom="0cm" loext:contextual-spacing="false" fo:text-align="start" style:justify-single-word="false" fo:text-indent="0cm" style:auto-text-indent="false" style:page-number="auto" fo:background-color="transparent"/>
      <style:text-properties style:font-name="Arial2" fo:font-family="Arial" style:font-style-name="Normal" style:font-family-generic="swiss" style:font-pitch="variable" fo:font-size="11pt" style:font-size-asian="10.5pt"/>
    </style:style>
    <style:style style:name="UrbanBrut" style:family="paragraph" style:parent-style-name="Standard" style:class="text">
      <style:paragraph-properties fo:margin-left="0cm" fo:margin-right="0cm" fo:text-indent="0cm" style:auto-text-indent="false"/>
      <style:text-properties style:font-name="Arial" fo:font-family="Arial" style:font-family-generic="swiss" style:font-pitch="variable" fo:font-size="10pt" style:font-size-asian="10pt" style:font-size-complex="10pt"/>
    </style:style>
    <style:style style:name="UrbanEtiquettePUR" style:family="paragraph" style:parent-style-name="Standard">
      <style:paragraph-properties fo:text-align="center" style:justify-single-word="false"/>
      <style:text-properties style:font-name="Times New Roman" fo:font-family="'Times New Roman'"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UrbanTableCadre"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fo:padding-left="0cm" fo:padding-right="0.199cm" fo:padding-top="0.101cm" fo:padding-bottom="0.101cm" fo:border="0.06pt solid #000000" style:shadow="none">
        <style:tab-stops/>
      </style:paragraph-properties>
      <style:text-properties style:font-name="Arial" fo:font-family="Arial" style:font-family-generic="swiss" style:font-pitch="variable" fo:font-size="10pt" style:font-size-asian="10pt" style:font-size-complex="10pt"/>
    </style:style>
    <style:style style:name="UrbanTableEP"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style:tab-stops/>
      </style:paragraph-properties>
      <style:text-properties style:font-name="Arial" fo:font-family="Arial"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UrbanRetrait1" style:family="paragraph" style:parent-style-name="Standard">
      <loext:graphic-properties draw:fill="none" draw:fill-color="#99ccff"/>
      <style:paragraph-properties fo:margin-left="0.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UrbanRetrait2" style:family="paragraph" style:parent-style-name="Standard">
      <loext:graphic-properties draw:fill="none" draw:fill-color="#99ccff"/>
      <style:paragraph-properties fo:margin-left="1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UrbanRetrait3" style:family="paragraph" style:parent-style-name="Standard">
      <loext:graphic-properties draw:fill="none" draw:fill-color="#99ccff"/>
      <style:paragraph-properties fo:margin-left="1.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UrbanItaRetrait1" style:family="paragraph" style:parent-style-name="Standard">
      <loext:graphic-properties draw:fill="none" draw:fill-color="#99ccff"/>
      <style:paragraph-properties fo:margin-left="0.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2" style:family="paragraph" style:parent-style-name="Standard">
      <loext:graphic-properties draw:fill="none" draw:fill-color="#99ccff"/>
      <style:paragraph-properties fo:margin-left="1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3" style:family="paragraph" style:parent-style-name="Standard">
      <loext:graphic-properties draw:fill="none" draw:fill-color="#99ccff"/>
      <style:paragraph-properties fo:margin-left="1.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Appy_20_Standard" style:display-name="Appy Standard" style:family="paragraph" style:parent-style-name="Standard" style:class="text" style:master-page-name="">
      <style:paragraph-properties fo:margin-left="0cm" fo:margin-right="0cm" fo:margin-top="0.049cm" fo:margin-bottom="0.101cm" loext:contextual-spacing="false" fo:text-indent="0cm" style:auto-text-indent="false" style:page-number="auto"/>
    </style:style>
    <style:style style:name="ParaKWN" style:family="paragraph" style:parent-style-name="Appy_20_Standard" style:class="text" style:master-page-name="">
      <style:paragraph-properties style:page-number="auto" fo:keep-with-next="always"/>
    </style:style>
    <style:style style:name="Heading_20_4" style:display-name="Heading 4" style:family="paragraph" style:parent-style-name="Heading" style:next-style-name="Standard"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Appy_20_Standard"/>
    <style:style style:name="podNumberItem" style:family="paragraph" style:parent-style-name="Appy_20_Standard"/>
    <style:style style:name="podBulletItemKeepWithNext" style:family="paragraph" style:parent-style-name="Appy_20_Standard">
      <style:paragraph-properties fo:keep-with-next="always"/>
    </style:style>
    <style:style style:name="podNumberItemKeepWithNext" style:family="paragraph" style:parent-style-name="Appy_20_Standard">
      <style:paragraph-properties fo:keep-with-next="always"/>
    </style:style>
    <style:style style:name="Table_20_cell" style:display-name="Table cell" style:family="paragraph" style:parent-style-name="Appy_20_Standard" style:class="extra">
      <style:paragraph-properties fo:margin-top="0cm" fo:margin-bottom="0cm" loext:contextual-spacing="false" text:number-lines="false" text:line-number="0"/>
    </style:style>
    <style:style style:name="Table_20_heading" style:display-name="Table heading" style:family="paragraph" style:parent-style-name="Table_20_cell"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Table_20_cell">
      <style:text-properties fo:font-size="8pt" fo:font-weight="normal" style:font-weight-asian="normal" style:font-weight-complex="normal"/>
    </style:style>
    <style:style style:name="podTableParaBold" style:family="paragraph" style:parent-style-name="Table_20_cell">
      <style:text-properties fo:font-size="8pt" fo:font-weight="bold" style:font-weight-asian="bold" style:font-weight-complex="bold"/>
    </style:style>
    <style:style style:name="podTableParaRight" style:family="paragraph" style:parent-style-name="Table_20_cell">
      <style:paragraph-properties fo:text-align="end" style:justify-single-word="false"/>
      <style:text-properties fo:font-size="8pt" fo:font-weight="normal" style:font-weight-asian="normal" style:font-weight-complex="normal"/>
    </style:style>
    <style:style style:name="podTableParaBoldRight" style:family="paragraph" style:parent-style-name="Table_20_cell">
      <style:paragraph-properties fo:text-align="end" style:justify-single-word="false"/>
      <style:text-properties fo:font-size="8pt" fo:font-weight="bold" style:font-weight-asian="bold" style:font-weight-complex="bold"/>
    </style:style>
    <style:style style:name="CS1" style:family="paragraph" style:parent-style-name="UrbanBody">
      <style:paragraph-properties fo:text-align="justify" style:justify-single-word="false"/>
    </style:style>
    <style:style style:name="UrbanHeader" style:family="paragraph" style:master-page-name="">
      <style:paragraph-properties fo:text-align="center" style:justify-single-word="false" style:page-number="auto"/>
      <style:text-properties fo:font-weight="bold" style:font-size-asian="10.5pt"/>
    </style:style>
    <style:style style:name="UrbanSignature" style:family="paragraph" style:parent-style-name="Standard">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Gauche" style:family="paragraph" style:parent-style-name="Standard">
      <style:paragraph-properties fo:text-align="start"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Droite" style:family="paragraph" style:parent-style-name="Standard">
      <style:paragraph-properties fo:text-align="end" style:justify-single-word="false">
        <style:tab-stops>
          <style:tab-stop style:position="16.999cm" style:type="right"/>
        </style:tab-stops>
      </style:paragraph-properties>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Centre" style:family="paragraph" style:parent-style-name="Standard">
      <style:paragraph-properties fo:text-align="center" style:justify-single-word="false"/>
      <style:text-properties style:font-name="Arial" fo:font-family="Arial" style:font-family-generic="swiss" style:font-pitch="variable" fo:font-size="10pt" fo:font-weight="normal" officeooo:rsid="001e0718" style:font-size-asian="10pt" style:font-weight-asian="normal" style:font-size-complex="10pt" style:font-weight-complex="normal"/>
    </style:style>
    <style:style style:name="UrbanList1" style:family="paragraph" style:parent-style-name="Standard">
      <loext:graphic-properties draw:fill="none" draw:fill-color="#99ccff"/>
      <style:paragraph-properties fo:margin-left="0.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2" style:family="paragraph" style:parent-style-name="Standard">
      <loext:graphic-properties draw:fill="none" draw:fill-color="#99ccff"/>
      <style:paragraph-properties fo:margin-left="0.801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3" style:family="paragraph" style:parent-style-name="Standard">
      <loext:graphic-properties draw:fill="none" draw:fill-color="#99ccff"/>
      <style:paragraph-properties fo:margin-left="1.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4" style:family="paragraph" style:parent-style-name="Standard">
      <loext:graphic-properties draw:fill="none" draw:fill-color="#99ccff"/>
      <style:paragraph-properties fo:margin-left="1.799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5" style:family="paragraph" style:parent-style-name="Standard">
      <loext:graphic-properties draw:fill="none" draw:fill-color="#99ccff"/>
      <style:paragraph-properties fo:margin-left="2.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ItaCentre12" style:family="paragraph" style:parent-style-name="Standard">
      <loext:graphic-properties draw:fill="none" draw:fill-color="#99ccff"/>
      <style:paragraph-properties fo:margin-left="0cm" fo:margin-right="0cm" fo:text-align="center" style:justify-single-word="false" fo:text-indent="0cm" style:auto-text-indent="false" fo:background-color="transparent">
        <style:tab-stops/>
      </style:paragraph-properties>
      <style:text-properties style:font-name="Arial" fo:font-family="Arial" style:font-family-generic="swiss" style:font-pitch="variable" fo:font-size="12pt" fo:font-style="italic" officeooo:rsid="002a8151" style:font-size-asian="10.5pt" style:font-style-asian="italic" style:font-size-complex="12pt" style:font-style-complex="italic"/>
    </style:style>
    <style:style style:name="WW8Num1z0"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style style:name="WW8Num6z0" style:family="text">
      <style:text-properties style:use-window-font-color="tru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style:font-name="Arial" fo:font-family="Arial" style:font-family-generic="swiss" style:font-pitch="variable" fo:font-size="11pt" fo:font-style="normal" style:text-underline-style="solid" style:text-underline-width="auto" style:text-underline-color="font-color" fo:font-weight="bold" style:font-size-asian="11pt" style:font-style-asian="normal" style:font-weight-asian="bold" style:font-name-complex="Arial" style:font-family-complex="Arial" style:font-family-generic-complex="swiss" style:font-pitch-complex="variable"/>
    </style:style>
    <style:style style:name="WW8Num9z1" style:family="text"/>
    <style:style style:name="WW8Num9z3"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name-complex="Arial" style:font-family-complex="Arial" style:font-family-generic-complex="swiss" style:font-pitch-complex="variable" style:font-style-complex="normal" style:font-weight-complex="normal" style:text-emphasize="none" text:display="true"/>
    </style:style>
    <style:style style:name="WW8Num10z0" style:family="text">
      <style:text-properties fo:color="#000000"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text-underline-style="none"/>
    </style:style>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underline-style="none"/>
    </style:style>
    <style:style style:name="WW8Num25z0" style:family="text"/>
    <style:style style:name="WW8Num26z0" style:family="text"/>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text-line-through-style="none" style:text-line-through-type="non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Calibri" fo:font-family="Calibri" style:font-family-generic="swiss" style:font-pitch="variable" fo:language="fr" fo:country="BE" style:font-name-complex="Calibri" style:font-family-complex="Calibri" style:font-family-generic-complex="swiss" style:font-pitch-complex="variable"/>
    </style:style>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Police_20_par_20_défaut" style:display-name="Police par défaut" style:family="text"/>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fo:language="fr" fo:country="FR" style:font-size-asian="8pt" style:font-name-complex="Tahoma" style:font-family-complex="Tahoma" style:font-family-generic-complex="swiss" style:font-pitch-complex="variable" style:font-size-complex="8pt"/>
    </style:style>
    <style:style style:name="En-tête_20_Car" style:display-name="En-tête Car" style:family="text">
      <style:text-properties fo:font-size="12pt" fo:language="fr" fo:country="FR" style:font-size-asian="12pt"/>
    </style:style>
    <style:style style:name="Pied_20_de_20_page_20_Car" style:display-name="Pied de page Car" style:family="text">
      <style:text-properties fo:font-size="12pt" fo:language="fr" fo:country="FR" style:font-size-asian="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language="fr" fo:country="FR"/>
    </style:style>
    <style:style style:name="Objet_20_du_20_commentaire_20_Car" style:display-name="Objet du commentaire Car" style:family="text">
      <style:text-properties fo:language="fr" fo:country="FR" fo:font-weight="bold" style:font-weight-asian="bold" style:font-weight-complex="bold"/>
    </style:style>
    <style:style style:name="Corps_20_de_20_texte_20_3_20_Car" style:display-name="Corps de texte 3 Car" style:family="text">
      <style:text-properties fo:font-size="12pt" fo:language="fr" fo:country="FR" style:font-size-asian="12pt"/>
    </style:style>
    <style:style style:name="Note_20_de_20_bas_20_de_20_page_20_Car" style:display-name="Note de bas de page Car" style:family="text">
      <style:text-properties fo:language="fr" fo:country="FR"/>
    </style:style>
    <style:style style:name="Footnote_20_Symbol" style:display-name="Footnote Symbol" style:family="text"/>
    <style:style style:name="A6" style:family="text">
      <style:text-properties fo:color="#000000" fo:font-size="5.5pt" style:font-size-asian="5.5pt" style:font-size-complex="5.5pt"/>
    </style:style>
    <style:style style:name="Style_20_135_20_pt" style:display-name="Style 135 pt" style:family="text">
      <style:text-properties fo:font-size="14pt" style:font-size-asian="14pt"/>
    </style:style>
    <style:style style:name="Paragraphe_20_de_20_liste_20_Car" style:display-name="Paragraphe de liste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style:font-pitch="variable" fo:font-size="10pt" fo:font-weight="bold" style:font-size-asian="8.75pt" style:font-weight-asian="bold" style:font-size-complex="10pt" style:font-weight-complex="bold"/>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type="single"/>
    </style:style>
    <style:style style:name="podSup" style:family="text">
      <style:text-properties style:text-position="super 58%"/>
    </style:style>
    <style:style style:name="podSub" style:family="text">
      <style:text-properties style:text-position="sub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text:style-name="WW8Num9z1"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text:style-name="WW8Num9z1"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WW8Num9z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text:style-name="WW8Num9z1"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9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9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199cm" fo:margin-left="1.501cm" fo:margin-right="1.50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ORMULAIRE D’OCTROI OU DE REFUS DU PERMIS/CERTIFICAT D’URBANISME N 2 PAR LE COLLEGE COMMUNAL/ LE FONCTIONNAIRE DELEGUE/LE GOUVERNEMENT</dc:title>
    <meta:initial-creator>WARNOTTE</meta:initial-creator>
    <meta:creation-date>2017-06-26T11:27:00</meta:creation-date>
    <dc:date>2021-01-18T14:11:32.728374010</dc:date>
    <meta:print-date>2016-08-23T16:12:00</meta:print-date>
    <meta:editing-cycles>256</meta:editing-cycles>
    <meta:editing-duration>P1DT19H3M11S</meta:editing-duration>
    <meta:generator>LibreOffice/6.4.6.2$Linux_X86_64 LibreOffice_project/40$Build-2</meta:generator>
    <meta:document-statistic meta:table-count="0" meta:image-count="0" meta:object-count="0" meta:page-count="5" meta:paragraph-count="129" meta:word-count="3237" meta:character-count="21210" meta:non-whitespace-character-count="18224"/>
  </office:meta>
</office:document-meta>
</file>